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7272in"/>
    </style:style>
    <style:style style:name="co2" style:family="table-column">
      <style:table-column-properties fo:break-before="auto" style:column-width="3.01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2.6673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2.7in"/>
    </style:style>
    <style:style style:name="co8" style:family="table-column">
      <style:table-column-properties fo:break-before="auto" style:column-width="1.9457in"/>
    </style:style>
    <style:style style:name="co9" style:family="table-column">
      <style:table-column-properties fo:break-before="auto" style:column-width="2.6016in"/>
    </style:style>
    <style:style style:name="co10" style:family="table-column">
      <style:table-column-properties fo:break-before="auto" style:column-width="1.8035in"/>
    </style:style>
    <style:style style:name="co11" style:family="table-column">
      <style:table-column-properties fo:break-before="auto" style:column-width="2.1311in"/>
    </style:style>
    <style:style style:name="co12" style:family="table-column">
      <style:table-column-properties fo:break-before="auto" style:column-width="2.2189in"/>
    </style:style>
    <style:style style:name="co13" style:family="table-column">
      <style:table-column-properties fo:break-before="auto" style:column-width="1.5083in"/>
    </style:style>
    <style:style style:name="co14" style:family="table-column">
      <style:table-column-properties fo:break-before="auto" style:column-width="1.5299in"/>
    </style:style>
    <style:style style:name="co15" style:family="table-column">
      <style:table-column-properties fo:break-before="auto" style:column-width="2.4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put_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6378" table:default-cell-style-name="ce1"/>
        <table:table-row table:style-name="ro1">
          <table:table-cell table:style-name="Default" office:value-type="float" office:value="0.111109791978521" calcext:value-type="float">
            <text:p>0.111109791978521</text:p>
          </table:table-cell>
          <table:table-cell table:style-name="Default" office:value-type="float" office:value="0.451813130126501" calcext:value-type="float">
            <text:p>0.451813130126501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office:value-type="float" office:value="0.688599100248087" calcext:value-type="float">
            <text:p>0.688599100248087</text:p>
          </table:table-cell>
          <table:table-cell table:style-name="Default" office:value-type="float" office:value="-0.710104194945701" calcext:value-type="float">
            <text:p>-0.710104194945701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office:value-type="float" office:value="0.836854142318781" calcext:value-type="float">
            <text:p>0.836854142318781</text:p>
          </table:table-cell>
          <table:table-cell table:style-name="Default" office:value-type="float" office:value="0.125465502028214" calcext:value-type="float">
            <text:p>0.125465502028214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office:value-type="float" office:value="-0.608405497636609" calcext:value-type="float">
            <text:p>-0.608405497636609</text:p>
          </table:table-cell>
          <table:table-cell table:style-name="Default" office:value-type="float" office:value="-0.84091789389624" calcext:value-type="float">
            <text:p>-0.84091789389624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office:value-type="float" office:value="0.360905446324185" calcext:value-type="float">
            <text:p>0.360905446324185</text:p>
          </table:table-cell>
          <table:table-cell table:style-name="Default" office:value-type="float" office:value="0.114794391863328" calcext:value-type="float">
            <text:p>0.114794391863328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office:value-type="float" office:value="0.529786158492623" calcext:value-type="float">
            <text:p>0.529786158492623</text:p>
          </table:table-cell>
          <table:table-cell table:style-name="Default" office:value-type="float" office:value="-0.0664146754607276" calcext:value-type="float">
            <text:p>-0.0664146754607276</text:p>
          </table:table-cell>
          <table:table-cell table:style-name="Default" table:number-columns-repeated="4"/>
          <table:table-cell table:number-columns-repeated="16378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eights_init" table:style-name="ta1">
        <table:table-column table:style-name="co3" table:number-columns-repeated="3" table:default-cell-style-name="ce1"/>
        <table:table-column table:style-name="co4" table:number-columns-repeated="16381" table:default-cell-style-name="ce1"/>
        <table:table-row table:style-name="ro1">
          <table:table-cell table:style-name="Default" office:value-type="float" office:value="0.29958858853215" calcext:value-type="float">
            <text:p>0.29958858853215</text:p>
          </table:table-cell>
          <table:table-cell table:style-name="Default" office:value-type="float" office:value="0.921384549363679" calcext:value-type="float">
            <text:p>0.921384549363679</text:p>
          </table:table-cell>
          <table:table-cell table:style-name="Default" office:value-type="float" office:value="0.481349445754425" calcext:value-type="float">
            <text:p>0.481349445754425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710126674411187" calcext:value-type="float">
            <text:p>0.710126674411187</text:p>
          </table:table-cell>
          <table:table-cell table:style-name="Default" office:value-type="float" office:value="0.676536175650993" calcext:value-type="float">
            <text:p>0.676536175650993</text:p>
          </table:table-cell>
          <table:table-cell table:style-name="Default" office:value-type="float" office:value="0.458977516738955" calcext:value-type="float">
            <text:p>0.458977516738955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float" office:value="0.554917690160218" calcext:value-type="float">
            <text:p>0.554917690160218</text:p>
          </table:table-cell>
          <table:table-cell table:style-name="Default" office:value-type="float" office:value="0.300658330304891" calcext:value-type="float">
            <text:p>0.300658330304891</text:p>
          </table:table-cell>
          <table:table-cell table:style-name="Default" office:value-type="float" office:value="0.851414649045376" calcext:value-type="float">
            <text:p>0.851414649045376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846399391320794" calcext:value-type="float">
            <text:p>0.846399391320794</text:p>
          </table:table-cell>
          <table:table-cell table:style-name="Default" office:value-type="float" office:value="0.890238407159074" calcext:value-type="float">
            <text:p>0.890238407159074</text:p>
          </table:table-cell>
          <table:table-cell table:style-name="Default" office:value-type="float" office:value="0.18852743360062" calcext:value-type="float">
            <text:p>0.18852743360062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167332715326401" calcext:value-type="float">
            <text:p>0.167332715326401</text:p>
          </table:table-cell>
          <table:table-cell table:style-name="Default" office:value-type="float" office:value="0.406276430359808" calcext:value-type="float">
            <text:p>0.406276430359808</text:p>
          </table:table-cell>
          <table:table-cell table:style-name="Default" office:value-type="float" office:value="0.598456774228674" calcext:value-type="float">
            <text:p>0.598456774228674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float" office:value="0.814166145244106" calcext:value-type="float">
            <text:p>0.814166145244106</text:p>
          </table:table-cell>
          <table:table-cell table:style-name="Default" office:value-type="float" office:value="0.920676527086523" calcext:value-type="float">
            <text:p>0.920676527086523</text:p>
          </table:table-cell>
          <table:table-cell table:style-name="Default" office:value-type="float" office:value="0.0809311557634369" calcext:value-type="float">
            <text:p>0.0809311557634369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648263451250989" calcext:value-type="float">
            <text:p>0.648263451250989</text:p>
          </table:table-cell>
          <table:table-cell table:style-name="Default" office:value-type="float" office:value="0.23910093352679" calcext:value-type="float">
            <text:p>0.23910093352679</text:p>
          </table:table-cell>
          <table:table-cell table:style-name="Default" office:value-type="float" office:value="0.570400831049233" calcext:value-type="float">
            <text:p>0.570400831049233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259596034078637" calcext:value-type="float">
            <text:p>0.259596034078637</text:p>
          </table:table-cell>
          <table:table-cell table:style-name="Default" office:value-type="float" office:value="0.977018843637911" calcext:value-type="float">
            <text:p>0.977018843637911</text:p>
          </table:table-cell>
          <table:table-cell table:style-name="Default" office:value-type="float" office:value="0.979356592707453" calcext:value-type="float">
            <text:p>0.979356592707453</text:p>
          </table:table-cell>
          <table:table-cell table:number-columns-repeated="16381"/>
        </table:table-row>
        <table:table-row table:style-name="ro2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xpected_params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4" table:number-columns-repeated="16378" table:default-cell-style-name="ce1"/>
        <table:table-row table:style-name="ro1">
          <table:table-cell table:style-name="Default" office:value-type="float" office:value="0.29958858853215" calcext:value-type="float">
            <text:p>0.29958858853215</text:p>
          </table:table-cell>
          <table:table-cell table:style-name="Default" office:value-type="float" office:value="0.921384549363679" calcext:value-type="float">
            <text:p>0.921384549363679</text:p>
          </table:table-cell>
          <table:table-cell table:style-name="Default" office:value-type="float" office:value="0.481349445754425" calcext:value-type="float">
            <text:p>0.481349445754425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710126674411187" calcext:value-type="float">
            <text:p>0.710126674411187</text:p>
          </table:table-cell>
          <table:table-cell table:style-name="Default" office:value-type="float" office:value="0.676536175650993" calcext:value-type="float">
            <text:p>0.676536175650993</text:p>
          </table:table-cell>
          <table:table-cell table:style-name="Default" office:value-type="float" office:value="0.458977516738955" calcext:value-type="float">
            <text:p>0.458977516738955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float" office:value="0.554917690160218" calcext:value-type="float">
            <text:p>0.554917690160218</text:p>
          </table:table-cell>
          <table:table-cell table:style-name="Default" office:value-type="float" office:value="0.300658330304891" calcext:value-type="float">
            <text:p>0.300658330304891</text:p>
          </table:table-cell>
          <table:table-cell table:style-name="Default" office:value-type="float" office:value="0.851414649045376" calcext:value-type="float">
            <text:p>0.851414649045376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846399391320794" calcext:value-type="float">
            <text:p>0.846399391320794</text:p>
          </table:table-cell>
          <table:table-cell table:style-name="Default" office:value-type="float" office:value="0.890238407159074" calcext:value-type="float">
            <text:p>0.890238407159074</text:p>
          </table:table-cell>
          <table:table-cell table:style-name="Default" office:value-type="float" office:value="0.18852743360062" calcext:value-type="float">
            <text:p>0.18852743360062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167332715326401" calcext:value-type="float">
            <text:p>0.167332715326401</text:p>
          </table:table-cell>
          <table:table-cell table:style-name="Default" office:value-type="float" office:value="0.406276430359808" calcext:value-type="float">
            <text:p>0.406276430359808</text:p>
          </table:table-cell>
          <table:table-cell table:style-name="Default" office:value-type="float" office:value="0.598456774228674" calcext:value-type="float">
            <text:p>0.598456774228674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float" office:value="0.814166145244106" calcext:value-type="float">
            <text:p>0.814166145244106</text:p>
          </table:table-cell>
          <table:table-cell table:style-name="Default" office:value-type="float" office:value="0.920676527086523" calcext:value-type="float">
            <text:p>0.920676527086523</text:p>
          </table:table-cell>
          <table:table-cell table:style-name="Default" office:value-type="float" office:value="0.0809311557634369" calcext:value-type="float">
            <text:p>0.0809311557634369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648263451250989" calcext:value-type="float">
            <text:p>0.648263451250989</text:p>
          </table:table-cell>
          <table:table-cell table:style-name="Default" office:value-type="float" office:value="0.23910093352679" calcext:value-type="float">
            <text:p>0.23910093352679</text:p>
          </table:table-cell>
          <table:table-cell table:style-name="Default" office:value-type="float" office:value="0.570400831049233" calcext:value-type="float">
            <text:p>0.570400831049233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259596034078637" calcext:value-type="float">
            <text:p>0.259596034078637</text:p>
          </table:table-cell>
          <table:table-cell table:style-name="Default" office:value-type="float" office:value="0.977018843637911" calcext:value-type="float">
            <text:p>0.977018843637911</text:p>
          </table:table-cell>
          <table:table-cell table:style-name="Default" office:value-type="float" office:value="0.979356592707453" calcext:value-type="float">
            <text:p>0.979356592707453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float" office:value="0.354131781302987" calcext:value-type="float">
            <text:p>0.354131781302987</text:p>
          </table:table-cell>
          <table:table-cell table:style-name="Default" office:value-type="float" office:value="0.408042772776709" calcext:value-type="float">
            <text:p>0.408042772776709</text:p>
          </table:table-cell>
          <table:table-cell table:style-name="Default" office:value-type="float" office:value="0.260854705282266" calcext:value-type="float">
            <text:p>0.260854705282266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54053395312027" calcext:value-type="float">
            <text:p>0.154053395312027</text:p>
          </table:table-cell>
          <table:table-cell table:style-name="Default" office:value-type="float" office:value="0.0055349352293198" calcext:value-type="float">
            <text:p>0.0055349352293198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339808351013192" calcext:value-type="float">
            <text:p>0.339808351013192</text:p>
          </table:table-cell>
          <table:table-cell table:style-name="Default" office:value-type="float" office:value="0.855946427721818" calcext:value-type="float">
            <text:p>0.855946427721818</text:p>
          </table:table-cell>
          <table:table-cell table:style-name="Default" office:value-type="float" office:value="0.460405122139756" calcext:value-type="float">
            <text:p>0.460405122139756</text:p>
          </table:table-cell>
          <table:table-cell table:number-columns-repeated="16381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189641712992788" calcext:value-type="float">
            <text:p>0.189641712992788</text:p>
          </table:table-cell>
          <table:table-cell table:style-name="Default" office:value-type="float" office:value="0.410195260881704" calcext:value-type="float">
            <text:p>0.410195260881704</text:p>
          </table:table-cell>
          <table:table-cell table:style-name="Default" office:value-type="float" office:value="0.226409681470889" calcext:value-type="float">
            <text:p>0.226409681470889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11155505482965" calcext:value-type="float">
            <text:p>0.11155505482965</text:p>
          </table:table-cell>
          <table:table-cell table:style-name="Default" office:value-type="float" office:value="0.443204850358538" calcext:value-type="float">
            <text:p>0.443204850358538</text:p>
          </table:table-cell>
          <table:table-cell table:style-name="Default" office:value-type="float" office:value="0.224529430940802" calcext:value-type="float">
            <text:p>0.224529430940802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float" office:value="0.585530670744582" calcext:value-type="float">
            <text:p>0.585530670744582</text:p>
          </table:table-cell>
          <table:table-cell table:style-name="Default" office:value-type="float" office:value="0.575707136668601" calcext:value-type="float">
            <text:p>0.575707136668601</text:p>
          </table:table-cell>
          <table:table-cell table:style-name="Default" office:value-type="float" office:value="0.534550508510367" calcext:value-type="float">
            <text:p>0.534550508510367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131316875764079" calcext:value-type="float">
            <text:p>0.131316875764079</text:p>
          </table:table-cell>
          <table:table-cell table:style-name="Default" office:value-type="float" office:value="0.139392962987267" calcext:value-type="float">
            <text:p>0.139392962987267</text:p>
          </table:table-cell>
          <table:table-cell table:style-name="Default" office:value-type="float" office:value="0.0323557107385416" calcext:value-type="float">
            <text:p>0.0323557107385416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990079039906177" calcext:value-type="float">
            <text:p>0.990079039906177</text:p>
          </table:table-cell>
          <table:table-cell table:style-name="Default" office:value-type="float" office:value="1.05121434541017" calcext:value-type="float">
            <text:p>1.05121434541017</text:p>
          </table:table-cell>
          <table:table-cell table:style-name="Default" office:value-type="float" office:value="0.726219755472715" calcext:value-type="float">
            <text:p>0.726219755472715</text:p>
          </table:table-cell>
          <table:table-cell table:number-columns-repeated="16381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490310307241643" calcext:value-type="float">
            <text:p>0.490310307241643</text:p>
          </table:table-cell>
          <table:table-cell table:style-name="Default" office:value-type="float" office:value="0.514173853642994" calcext:value-type="float">
            <text:p>0.514173853642994</text:p>
          </table:table-cell>
          <table:table-cell table:style-name="Default" office:value-type="float" office:value="0.374293199948493" calcext:value-type="float">
            <text:p>0.374293199948493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474603308275672" calcext:value-type="float">
            <text:p>0.474603308275672</text:p>
          </table:table-cell>
          <table:table-cell table:style-name="Default" office:value-type="float" office:value="0.519318952263861" calcext:value-type="float">
            <text:p>0.519318952263861</text:p>
          </table:table-cell>
          <table:table-cell table:style-name="Default" office:value-type="float" office:value="0.312907039814698" calcext:value-type="float">
            <text:p>0.312907039814698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float" office:value="0.988696336472935" calcext:value-type="float">
            <text:p>0.988696336472935</text:p>
          </table:table-cell>
          <table:table-cell table:style-name="Default" office:value-type="float" office:value="1.19900237795012" calcext:value-type="float">
            <text:p>1.19900237795012</text:p>
          </table:table-cell>
          <table:table-cell table:style-name="Default" office:value-type="float" office:value="0.899287067759793" calcext:value-type="float">
            <text:p>0.899287067759793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205676532000087" calcext:value-type="float">
            <text:p>0.205676532000087</text:p>
          </table:table-cell>
          <table:table-cell table:style-name="Default" office:value-type="float" office:value="0.185841491794498" calcext:value-type="float">
            <text:p>0.185841491794498</text:p>
          </table:table-cell>
          <table:table-cell table:style-name="Default" office:value-type="float" office:value="0.121825267080708" calcext:value-type="float">
            <text:p>0.121825267080708</text:p>
          </table:table-cell>
          <table:table-cell table:number-columns-repeated="16381"/>
        </table:table-row>
        <table:table-row table:style-name="ro1">
          <table:table-cell table:style-name="Default" office:value-type="float" office:value="1.67607644335782" calcext:value-type="float">
            <text:p>1.67607644335782</text:p>
          </table:table-cell>
          <table:table-cell table:style-name="Default" office:value-type="float" office:value="1.87241924904526" calcext:value-type="float">
            <text:p>1.87241924904526</text:p>
          </table:table-cell>
          <table:table-cell table:style-name="Default" office:value-type="float" office:value="1.39096988250619" calcext:value-type="float">
            <text:p>1.39096988250619</text:p>
          </table:table-cell>
          <table:table-cell table:number-columns-repeated="16381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829679200015241" calcext:value-type="float">
            <text:p>0.829679200015241</text:p>
          </table:table-cell>
          <table:table-cell table:style-name="Default" office:value-type="float" office:value="0.940048148662278" calcext:value-type="float">
            <text:p>0.940048148662278</text:p>
          </table:table-cell>
          <table:table-cell table:style-name="Default" office:value-type="float" office:value="0.699533086244667" calcext:value-type="float">
            <text:p>0.699533086244667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804290868884704" calcext:value-type="float">
            <text:p>0.804290868884704</text:p>
          </table:table-cell>
          <table:table-cell table:style-name="Default" office:value-type="float" office:value="0.866841846097382" calcext:value-type="float">
            <text:p>0.866841846097382</text:p>
          </table:table-cell>
          <table:table-cell table:style-name="Default" office:value-type="float" office:value="0.641077728565922" calcext:value-type="float">
            <text:p>0.641077728565922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float" office:value="0.413241582062849" calcext:value-type="float">
            <text:p>0.413241582062849</text:p>
          </table:table-cell>
          <table:table-cell table:style-name="Default" office:value-type="float" office:value="0.509963119239582" calcext:value-type="float">
            <text:p>0.509963119239582</text:p>
          </table:table-cell>
          <table:table-cell table:style-name="Default" office:value-type="float" office:value="0.377897538874264" calcext:value-type="float">
            <text:p>0.377897538874264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188861239322658" calcext:value-type="float">
            <text:p>0.188861239322658</text:p>
          </table:table-cell>
          <table:table-cell table:style-name="Default" office:value-type="float" office:value="0.185152076352573" calcext:value-type="float">
            <text:p>0.185152076352573</text:p>
          </table:table-cell>
          <table:table-cell table:style-name="Default" office:value-type="float" office:value="0.173670755511048" calcext:value-type="float">
            <text:p>0.173670755511048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821730492503159" calcext:value-type="float">
            <text:p>0.82173049250315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17887197477047" calcext:value-type="float">
            <text:p>0.617887197477047</text:p>
          </table:table-cell>
          <table:table-cell table:number-columns-repeated="16381"/>
        </table:table-row>
        <table:table-row table:style-name="ro1">
          <table:table-cell table:number-columns-repeated="3" table:style-name="Default" office:value-type="float" office:value="0.390609027603588" calcext:value-type="float">
            <text:p>0.390609027603588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843394212343319" calcext:value-type="float">
            <text:p>0.843394212343319</text:p>
          </table:table-cell>
          <table:table-cell table:style-name="Default" office:value-type="float" office:value="0.941809879378383" calcext:value-type="float">
            <text:p>0.941809879378383</text:p>
          </table:table-cell>
          <table:table-cell table:style-name="Default" office:value-type="float" office:value="0.740472403204032" calcext:value-type="float">
            <text:p>0.740472403204032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822251367236525" calcext:value-type="float">
            <text:p>0.822251367236525</text:p>
          </table:table-cell>
          <table:table-cell table:style-name="Default" office:value-type="float" office:value="0.875326644836125" calcext:value-type="float">
            <text:p>0.875326644836125</text:p>
          </table:table-cell>
          <table:table-cell table:style-name="Default" office:value-type="float" office:value="0.69842863709813" calcext:value-type="float">
            <text:p>0.69842863709813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float" office:value="0.317608846793415" calcext:value-type="float">
            <text:p>0.317608846793415</text:p>
          </table:table-cell>
          <table:table-cell table:style-name="Default" office:value-type="float" office:value="0.391946999622664" calcext:value-type="float">
            <text:p>0.391946999622664</text:p>
          </table:table-cell>
          <table:table-cell table:style-name="Default" office:value-type="float" office:value="0.290444153583921" calcext:value-type="float">
            <text:p>0.290444153583921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344836100333512" calcext:value-type="float">
            <text:p>0.344836100333512</text:p>
          </table:table-cell>
          <table:table-cell table:style-name="Default" office:value-type="float" office:value="0.33806365036605" calcext:value-type="float">
            <text:p>0.33806365036605</text:p>
          </table:table-cell>
          <table:table-cell table:style-name="Default" office:value-type="float" office:value="0.317100249300438" calcext:value-type="float">
            <text:p>0.317100249300438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336827567646399" calcext:value-type="float">
            <text:p>0.336827567646399</text:p>
          </table:table-cell>
          <table:table-cell table:style-name="Default" office:value-type="float" office:value="0.409900290568935" calcext:value-type="float">
            <text:p>0.409900290568935</text:p>
          </table:table-cell>
          <table:table-cell table:style-name="Default" office:value-type="float" office:value="0.253272141784666" calcext:value-type="float">
            <text:p>0.253272141784666</text:p>
          </table:table-cell>
          <table:table-cell table:number-columns-repeated="16381"/>
        </table:table-row>
        <table:table-row table:style-name="ro1">
          <table:table-cell table:number-columns-repeated="3" table:style-name="Default" office:value-type="float" office:value="0.333333333333333" calcext:value-type="float">
            <text:p>0.333333333333333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333928044243892" calcext:value-type="float">
            <text:p>0.333928044243892</text:p>
          </table:table-cell>
          <table:table-cell table:style-name="Default" office:value-type="float" office:value="0.372894106300054" calcext:value-type="float">
            <text:p>0.372894106300054</text:p>
          </table:table-cell>
          <table:table-cell table:style-name="Default" office:value-type="float" office:value="0.293177849456054" calcext:value-type="float">
            <text:p>0.293177849456054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343175745159594" calcext:value-type="float">
            <text:p>0.343175745159594</text:p>
          </table:table-cell>
          <table:table-cell table:style-name="Default" office:value-type="float" office:value="0.365327302050293" calcext:value-type="float">
            <text:p>0.365327302050293</text:p>
          </table:table-cell>
          <table:table-cell table:style-name="Default" office:value-type="float" office:value="0.291496952790112" calcext:value-type="float">
            <text:p>0.291496952790112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float" office:value="0.317608846793415" calcext:value-type="float">
            <text:p>0.317608846793415</text:p>
          </table:table-cell>
          <table:table-cell table:style-name="Default" office:value-type="float" office:value="-0.608053000377336" calcext:value-type="float">
            <text:p>-0.608053000377336</text:p>
          </table:table-cell>
          <table:table-cell table:style-name="Default" office:value-type="float" office:value="0.290444153583921" calcext:value-type="float">
            <text:p>0.290444153583921</text:p>
          </table:table-cell>
          <table:table-cell table:number-columns-repeated="16381"/>
        </table:table-row>
        <table:table-row table:style-name="ro1">
          <table:table-cell table:style-name="Default" office:value-type="float" office:value="-0.655163899666488" calcext:value-type="float">
            <text:p>-0.655163899666488</text:p>
          </table:table-cell>
          <table:table-cell table:style-name="Default" office:value-type="float" office:value="0.33806365036605" calcext:value-type="float">
            <text:p>0.33806365036605</text:p>
          </table:table-cell>
          <table:table-cell table:style-name="Default" office:value-type="float" office:value="0.317100249300438" calcext:value-type="float">
            <text:p>0.317100249300438</text:p>
          </table:table-cell>
          <table:table-cell table:number-columns-repeated="16381"/>
        </table:table-row>
        <table:table-row table:style-name="ro1">
          <table:table-cell table:style-name="Default" office:value-type="float" office:value="-0.663172432353601" calcext:value-type="float">
            <text:p>-0.663172432353601</text:p>
          </table:table-cell>
          <table:table-cell table:style-name="Default" office:value-type="float" office:value="0.409900290568935" calcext:value-type="float">
            <text:p>0.409900290568935</text:p>
          </table:table-cell>
          <table:table-cell table:style-name="Default" office:value-type="float" office:value="0.253272141784666" calcext:value-type="float">
            <text:p>0.253272141784666</text:p>
          </table:table-cell>
          <table:table-cell table:number-columns-repeated="16381"/>
        </table:table-row>
        <table:table-row table:style-name="ro1">
          <table:table-cell table:number-columns-repeated="2" table:style-name="Default" office:value-type="float" office:value="0.333333333333333" calcext:value-type="float">
            <text:p>0.333333333333333</text:p>
          </table:table-cell>
          <table:table-cell table:style-name="Default" office:value-type="float" office:value="-0.666666666666667" calcext:value-type="float">
            <text:p>-0.666666666666667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333928044243892" calcext:value-type="float">
            <text:p>0.333928044243892</text:p>
          </table:table-cell>
          <table:table-cell table:style-name="Default" office:value-type="float" office:value="0.372894106300054" calcext:value-type="float">
            <text:p>0.372894106300054</text:p>
          </table:table-cell>
          <table:table-cell table:style-name="Default" office:value-type="float" office:value="-0.706822150543946" calcext:value-type="float">
            <text:p>-0.706822150543946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343175745159594" calcext:value-type="float">
            <text:p>0.343175745159594</text:p>
          </table:table-cell>
          <table:table-cell table:style-name="Default" office:value-type="float" office:value="-0.634672697949707" calcext:value-type="float">
            <text:p>-0.634672697949707</text:p>
          </table:table-cell>
          <table:table-cell table:style-name="Default" office:value-type="float" office:value="0.291496952790112" calcext:value-type="float">
            <text:p>0.291496952790112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office:value-type="float" office:value="-0.229242608349369" calcext:value-type="float">
            <text:p>-0.229242608349369</text:p>
          </table:table-cell>
          <table:table-cell office:value-type="float" office:value="-0.0232697944034872" calcext:value-type="float">
            <text:p>-0.0232697944034872</text:p>
          </table:table-cell>
          <table:table-cell office:value-type="float" office:value="0.254328176580951" calcext:value-type="float">
            <text:p>0.254328176580951</text:p>
          </table:table-cell>
          <table:table-cell table:number-columns-repeated="16381"/>
        </table:table-row>
        <table:table-row table:style-name="ro1">
          <table:table-cell office:value-type="float" office:value="-0.255048930601158" calcext:value-type="float">
            <text:p>-0.255048930601158</text:p>
          </table:table-cell>
          <table:table-cell office:value-type="float" office:value="-0.00966975221244741" calcext:value-type="float">
            <text:p>-0.00966975221244741</text:p>
          </table:table-cell>
          <table:table-cell office:value-type="float" office:value="0.266176448029432" calcext:value-type="float">
            <text:p>0.266176448029432</text:p>
          </table:table-cell>
          <table:table-cell table:number-columns-repeated="16381"/>
        </table:table-row>
        <table:table-row table:style-name="ro1">
          <table:table-cell office:value-type="float" office:value="-0.100400545902452" calcext:value-type="float">
            <text:p>-0.100400545902452</text:p>
          </table:table-cell>
          <table:table-cell office:value-type="float" office:value="-0.0744638701193658" calcext:value-type="float">
            <text:p>-0.0744638701193658</text:p>
          </table:table-cell>
          <table:table-cell office:value-type="float" office:value="0.177080387492241" calcext:value-type="float">
            <text:p>0.177080387492241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float" office:value="0.00970963751014531" calcext:value-type="float">
            <text:p>0.00970963751014531</text:p>
          </table:table-cell>
          <table:table-cell table:style-name="Default" office:value-type="float" office:value="0.211465682241329" calcext:value-type="float">
            <text:p>0.211465682241329</text:p>
          </table:table-cell>
          <table:table-cell table:style-name="Default" office:value-type="float" office:value="-0.221175319751474" calcext:value-type="float">
            <text:p>-0.221175319751474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float" office:value="-0.277727773148446" calcext:value-type="float">
            <text:p>-0.277727773148446</text:p>
          </table:table-cell>
          <table:table-cell table:style-name="Default" office:value-type="float" office:value="0.226177753723819" calcext:value-type="float">
            <text:p>0.226177753723819</text:p>
          </table:table-cell>
          <table:table-cell table:style-name="Default" office:value-type="float" office:value="-0.227180845657618" calcext:value-type="float">
            <text:p>-0.227180845657618</text:p>
          </table:table-cell>
          <table:table-cell table:number-columns-repeated="16381"/>
        </table:table-row>
        <table:table-row table:style-name="ro1">
          <table:table-cell table:style-name="Default" office:value-type="float" office:value="-0.196501709472595" calcext:value-type="float">
            <text:p>-0.196501709472595</text:p>
          </table:table-cell>
          <table:table-cell table:style-name="Default" office:value-type="float" office:value="-0.163013230611968" calcext:value-type="float">
            <text:p>-0.163013230611968</text:p>
          </table:table-cell>
          <table:table-cell table:style-name="Default" office:value-type="float" office:value="0.470770826433296" calcext:value-type="float">
            <text:p>0.470770826433296</text:p>
          </table:table-cell>
          <table:table-cell table:number-columns-repeated="16381"/>
        </table:table-row>
        <table:table-row table:style-name="ro1">
          <table:table-cell table:style-name="Default" office:value-type="float" office:value="-0.142049359751411" calcext:value-type="float">
            <text:p>-0.142049359751411</text:p>
          </table:table-cell>
          <table:table-cell table:style-name="Default" office:value-type="float" office:value="-0.187436267488531" calcext:value-type="float">
            <text:p>-0.187436267488531</text:p>
          </table:table-cell>
          <table:table-cell table:style-name="Default" office:value-type="float" office:value="0.476367116355176" calcext:value-type="float">
            <text:p>0.476367116355176</text:p>
          </table:table-cell>
          <table:table-cell table:number-columns-repeated="16381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557983825767599" calcext:value-type="float">
            <text:p>0.557983825767599</text:p>
          </table:table-cell>
          <table:table-cell table:style-name="Default" office:value-type="float" office:value="-0.0975392667202534" calcext:value-type="float">
            <text:p>-0.0975392667202534</text:p>
          </table:table-cell>
          <table:table-cell table:style-name="Default" office:value-type="float" office:value="-0.241219968516852" calcext:value-type="float">
            <text:p>-0.241219968516852</text:p>
          </table:table-cell>
          <table:table-cell table:number-columns-repeated="16381"/>
        </table:table-row>
        <table:table-row table:style-name="ro1">
          <table:table-cell table:style-name="Default" office:value-type="float" office:value="-0.281334996516285" calcext:value-type="float">
            <text:p>-0.281334996516285</text:p>
          </table:table-cell>
          <table:table-cell table:style-name="Default" office:value-type="float" office:value="0.236987562498846" calcext:value-type="float">
            <text:p>0.236987562498846</text:p>
          </table:table-cell>
          <table:table-cell table:style-name="Default" office:value-type="float" office:value="-0.245520660534834" calcext:value-type="float">
            <text:p>-0.245520660534834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office:value-type="float" office:value="-0.0716342044528543" calcext:value-type="float">
            <text:p>-0.0716342044528543</text:p>
          </table:table-cell>
          <table:table-cell office:value-type="float" office:value="0.0246446270758985" calcext:value-type="float">
            <text:p>0.0246446270758985</text:p>
          </table:table-cell>
          <table:table-cell office:value-type="float" office:value="0.00913854259857835" calcext:value-type="float">
            <text:p>0.00913854259857835</text:p>
          </table:table-cell>
          <table:table-cell table:number-columns-repeated="16381"/>
        </table:table-row>
        <table:table-row table:style-name="ro1">
          <table:table-cell office:value-type="float" office:value="-0.160143522862643" calcext:value-type="float">
            <text:p>-0.160143522862643</text:p>
          </table:table-cell>
          <table:table-cell office:value-type="float" office:value="-0.0273438168462302" calcext:value-type="float">
            <text:p>-0.0273438168462302</text:p>
          </table:table-cell>
          <table:table-cell office:value-type="float" office:value="0.179994365476046" calcext:value-type="float">
            <text:p>0.179994365476046</text:p>
          </table:table-cell>
          <table:table-cell table:number-columns-repeated="16381"/>
        </table:table-row>
        <table:table-row table:style-name="ro1">
          <table:table-cell office:value-type="float" office:value="-0.0756021871721996" calcext:value-type="float">
            <text:p>-0.0756021871721996</text:p>
          </table:table-cell>
          <table:table-cell office:value-type="float" office:value="0.00333377065883214" calcext:value-type="float">
            <text:p>0.00333377065883214</text:p>
          </table:table-cell>
          <table:table-cell office:value-type="float" office:value="0.0535236602250501" calcext:value-type="float">
            <text:p>0.0535236602250501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float" office:value="-0.339630013121138" calcext:value-type="float">
            <text:p>-0.339630013121138</text:p>
          </table:table-cell>
          <table:table-cell table:style-name="Default" office:value-type="float" office:value="0.0151765514019125" calcext:value-type="float">
            <text:p>0.0151765514019125</text:p>
          </table:table-cell>
          <table:table-cell table:style-name="Default" office:value-type="float" office:value="0.233216468079167" calcext:value-type="float">
            <text:p>0.233216468079167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float" office:value="-0.279538928557575" calcext:value-type="float">
            <text:p>-0.279538928557575</text:p>
          </table:table-cell>
          <table:table-cell table:style-name="Default" office:value-type="float" office:value="-0.0765463167308634" calcext:value-type="float">
            <text:p>-0.0765463167308634</text:p>
          </table:table-cell>
          <table:table-cell table:style-name="Default" office:value-type="float" office:value="-0.0905401680515717" calcext:value-type="float">
            <text:p>-0.0905401680515717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22686350335441" calcext:value-type="float">
            <text:p>-0.222686350335441</text:p>
          </table:table-cell>
          <table:table-cell table:style-name="Default" office:value-type="float" office:value="0.182626392141458" calcext:value-type="float">
            <text:p>0.182626392141458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270405963364626" calcext:value-type="float">
            <text:p>0.270405963364626</text:p>
          </table:table-cell>
          <table:table-cell table:style-name="Default" office:value-type="float" office:value="-0.197285185945766" calcext:value-type="float">
            <text:p>-0.197285185945766</text:p>
          </table:table-cell>
          <table:table-cell table:style-name="Default" office:value-type="float" office:value="0.185164685049747" calcext:value-type="float">
            <text:p>0.185164685049747</text:p>
          </table:table-cell>
          <table:table-cell table:number-columns-repeated="16381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0749308878329304" calcext:value-type="float">
            <text:p>0.0749308878329304</text:p>
          </table:table-cell>
          <table:table-cell table:style-name="Default" office:value-type="float" office:value="0.339967387458337" calcext:value-type="float">
            <text:p>0.339967387458337</text:p>
          </table:table-cell>
          <table:table-cell table:style-name="Default" office:value-type="float" office:value="-0.0906186806672497" calcext:value-type="float">
            <text:p>-0.0906186806672497</text:p>
          </table:table-cell>
          <table:table-cell table:number-columns-repeated="16381"/>
        </table:table-row>
        <table:table-row table:style-name="ro1">
          <table:table-cell table:style-name="Default" office:value-type="float" office:value="-0.293905368606776" calcext:value-type="float">
            <text:p>-0.293905368606776</text:p>
          </table:table-cell>
          <table:table-cell table:style-name="Default" office:value-type="float" office:value="-0.0734337196796986" calcext:value-type="float">
            <text:p>-0.0734337196796986</text:p>
          </table:table-cell>
          <table:table-cell table:style-name="Default" office:value-type="float" office:value="-0.0977275904618806" calcext:value-type="float">
            <text:p>-0.0977275904618806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office:value-type="float" office:value="0.0668663962582587" calcext:value-type="float">
            <text:p>0.0668663962582587</text:p>
          </table:table-cell>
          <table:table-cell office:value-type="float" office:value="-0.242232292881298" calcext:value-type="float">
            <text:p>-0.242232292881298</text:p>
          </table:table-cell>
          <table:table-cell office:value-type="float" office:value="0.186654153091977" calcext:value-type="float">
            <text:p>0.186654153091977</text:p>
          </table:table-cell>
          <table:table-cell table:number-columns-repeated="16381"/>
        </table:table-row>
        <table:table-row table:style-name="ro1">
          <table:table-cell office:value-type="float" office:value="-0.0635413363116844" calcext:value-type="float">
            <text:p>-0.0635413363116844</text:p>
          </table:table-cell>
          <table:table-cell office:value-type="float" office:value="0.1433733580038" calcext:value-type="float">
            <text:p>0.1433733580038</text:p>
          </table:table-cell>
          <table:table-cell office:value-type="float" office:value="-0.150812216347175" calcext:value-type="float">
            <text:p>-0.150812216347175</text:p>
          </table:table-cell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office:value-type="float" office:value="-0.228107445966794" calcext:value-type="float">
            <text:p>-0.228107445966794</text:p>
          </table:table-cell>
          <table:table-cell table:style-name="Default" office:value-type="float" office:value="-0.229984185233432" calcext:value-type="float">
            <text:p>-0.229984185233432</text:p>
          </table:table-cell>
          <table:table-cell table:style-name="Default" office:value-type="float" office:value="0.0889046380105029" calcext:value-type="float">
            <text:p>0.0889046380105029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float" office:value="0.292901948906324" calcext:value-type="float">
            <text:p>0.292901948906324</text:p>
          </table:table-cell>
          <table:table-cell office:value-type="float" office:value="0.945607778651809" calcext:value-type="float">
            <text:p>0.945607778651809</text:p>
          </table:table-cell>
          <table:table-cell office:value-type="float" office:value="0.462684030445227" calcext:value-type="float">
            <text:p>0.462684030445227</text:p>
          </table:table-cell>
          <table:table-cell table:number-columns-repeated="16381"/>
        </table:table-row>
        <table:table-row table:style-name="ro1">
          <table:table-cell office:value-type="float" office:value="0.716480808042356" calcext:value-type="float">
            <text:p>0.716480808042356</text:p>
          </table:table-cell>
          <table:table-cell office:value-type="float" office:value="0.662198839850613" calcext:value-type="float">
            <text:p>0.662198839850613</text:p>
          </table:table-cell>
          <table:table-cell office:value-type="float" office:value="0.474058738373673" calcext:value-type="float">
            <text:p>0.47405873837367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228107445966794" calcext:value-type="float">
            <text:p>0.0228107445966794</text:p>
          </table:table-cell>
          <table:table-cell office:value-type="float" office:value="0.0229984185233432" calcext:value-type="float">
            <text:p>0.0229984185233432</text:p>
          </table:table-cell>
          <table:table-cell office:value-type="float" office:value="-0.00889046380105029" calcext:value-type="float">
            <text:p>-0.0088904638010502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562081110605503" calcext:value-type="float">
            <text:p>0.562081110605503</text:p>
          </table:table-cell>
          <table:table-cell office:value-type="float" office:value="0.298193867597301" calcext:value-type="float">
            <text:p>0.298193867597301</text:p>
          </table:table-cell>
          <table:table-cell office:value-type="float" office:value="0.850500794785518" calcext:value-type="float">
            <text:p>0.850500794785518</text:p>
          </table:table-cell>
          <table:table-cell table:number-columns-repeated="16381"/>
        </table:table-row>
        <table:table-row table:style-name="ro1">
          <table:table-cell office:value-type="float" office:value="0.862413743607058" calcext:value-type="float">
            <text:p>0.862413743607058</text:p>
          </table:table-cell>
          <table:table-cell office:value-type="float" office:value="0.892972788843697" calcext:value-type="float">
            <text:p>0.892972788843697</text:p>
          </table:table-cell>
          <table:table-cell office:value-type="float" office:value="0.170527997053015" calcext:value-type="float">
            <text:p>0.170527997053015</text:p>
          </table:table-cell>
          <table:table-cell table:number-columns-repeated="16381"/>
        </table:table-row>
        <table:table-row table:style-name="ro1">
          <table:table-cell office:value-type="float" office:value="0.174892934043621" calcext:value-type="float">
            <text:p>0.174892934043621</text:p>
          </table:table-cell>
          <table:table-cell office:value-type="float" office:value="0.405943053293925" calcext:value-type="float">
            <text:p>0.405943053293925</text:p>
          </table:table-cell>
          <table:table-cell office:value-type="float" office:value="0.593104408206169" calcext:value-type="float">
            <text:p>0.59310440820616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339630013121138" calcext:value-type="float">
            <text:p>0.0339630013121138</text:p>
          </table:table-cell>
          <table:table-cell office:value-type="float" office:value="-0.00151765514019125" calcext:value-type="float">
            <text:p>-0.00151765514019125</text:p>
          </table:table-cell>
          <table:table-cell office:value-type="float" office:value="-0.0233216468079167" calcext:value-type="float">
            <text:p>-0.023321646807916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837090406079043" calcext:value-type="float">
            <text:p>0.837090406079043</text:p>
          </table:table-cell>
          <table:table-cell office:value-type="float" office:value="0.923003506526872" calcext:value-type="float">
            <text:p>0.923003506526872</text:p>
          </table:table-cell>
          <table:table-cell office:value-type="float" office:value="0.0554983381053418" calcext:value-type="float">
            <text:p>0.0554983381053418</text:p>
          </table:table-cell>
          <table:table-cell table:number-columns-repeated="16381"/>
        </table:table-row>
        <table:table-row table:style-name="ro1">
          <table:table-cell office:value-type="float" office:value="0.673768344311105" calcext:value-type="float">
            <text:p>0.673768344311105</text:p>
          </table:table-cell>
          <table:table-cell office:value-type="float" office:value="0.240067908748035" calcext:value-type="float">
            <text:p>0.240067908748035</text:p>
          </table:table-cell>
          <table:table-cell office:value-type="float" office:value="0.54378318624629" calcext:value-type="float">
            <text:p>0.54378318624629</text:p>
          </table:table-cell>
          <table:table-cell table:number-columns-repeated="16381"/>
        </table:table-row>
        <table:table-row table:style-name="ro1">
          <table:table-cell office:value-type="float" office:value="0.269636088668882" calcext:value-type="float">
            <text:p>0.269636088668882</text:p>
          </table:table-cell>
          <table:table-cell office:value-type="float" office:value="0.984465230649848" calcext:value-type="float">
            <text:p>0.984465230649848</text:p>
          </table:table-cell>
          <table:table-cell office:value-type="float" office:value="0.961648553958229" calcext:value-type="float">
            <text:p>0.96164855395822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00970963751014531" calcext:value-type="float">
            <text:p>-0.000970963751014531</text:p>
          </table:table-cell>
          <table:table-cell office:value-type="float" office:value="-0.0211465682241329" calcext:value-type="float">
            <text:p>-0.0211465682241329</text:p>
          </table:table-cell>
          <table:table-cell office:value-type="float" office:value="0.0221175319751474" calcext:value-type="float">
            <text:p>0.022117531975147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79070455766946" calcext:value-type="float">
            <text:p>0.379070455766946</text:p>
          </table:table-cell>
          <table:table-cell office:value-type="float" office:value="0.42725483270166" calcext:value-type="float">
            <text:p>0.42725483270166</text:p>
          </table:table-cell>
          <table:table-cell office:value-type="float" office:value="0.256704225021932" calcext:value-type="float">
            <text:p>0.256704225021932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3912910024474" calcext:value-type="float">
            <text:p>0.203912910024474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57820578106795" calcext:value-type="float">
            <text:p>0.357820578106795</text:p>
          </table:table-cell>
          <table:table-cell office:value-type="float" office:value="0.897417314981328" calcext:value-type="float">
            <text:p>0.897417314981328</text:p>
          </table:table-cell>
          <table:table-cell office:value-type="float" office:value="0.437786601262702" calcext:value-type="float">
            <text:p>0.437786601262702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10768631836908" calcext:value-type="float">
            <text:p>0.210768631836908</text:p>
          </table:table-cell>
          <table:table-cell office:value-type="float" office:value="0.440290129038548" calcext:value-type="float">
            <text:p>0.440290129038548</text:p>
          </table:table-cell>
          <table:table-cell office:value-type="float" office:value="0.21251400729296" calcext:value-type="float">
            <text:p>0.21251400729296</text:p>
          </table:table-cell>
          <table:table-cell table:number-columns-repeated="16381"/>
        </table:table-row>
        <table:table-row table:style-name="ro1">
          <table:table-cell office:value-type="float" office:value="0.13040130258279" calcext:value-type="float">
            <text:p>0.13040130258279</text:p>
          </table:table-cell>
          <table:table-cell office:value-type="float" office:value="0.479988609976879" calcext:value-type="float">
            <text:p>0.479988609976879</text:p>
          </table:table-cell>
          <table:table-cell office:value-type="float" office:value="0.204748674026001" calcext:value-type="float">
            <text:p>0.20474867402600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660397538927259" calcext:value-type="float">
            <text:p>0.660397538927259</text:p>
          </table:table-cell>
          <table:table-cell office:value-type="float" office:value="0.597253066560228" calcext:value-type="float">
            <text:p>0.597253066560228</text:p>
          </table:table-cell>
          <table:table-cell office:value-type="float" office:value="0.524189395419071" calcext:value-type="float">
            <text:p>0.524189395419071</text:p>
          </table:table-cell>
          <table:table-cell table:number-columns-repeated="16381"/>
        </table:table-row>
        <table:table-row table:style-name="ro1">
          <table:table-cell office:value-type="float" office:value="0.20982029741613" calcext:value-type="float">
            <text:p>0.20982029741613</text:p>
          </table:table-cell>
          <table:table-cell office:value-type="float" office:value="0.180571024805597" calcext:value-type="float">
            <text:p>0.180571024805597</text:p>
          </table:table-cell>
          <table:table-cell office:value-type="float" office:value="0.0114512133118086" calcext:value-type="float">
            <text:p>0.0114512133118086</text:p>
          </table:table-cell>
          <table:table-cell table:number-columns-repeated="16381"/>
        </table:table-row>
        <table:table-row table:style-name="ro1">
          <table:table-cell office:value-type="float" office:value="1.08559799862255" calcext:value-type="float">
            <text:p>1.08559799862255</text:p>
          </table:table-cell>
          <table:table-cell office:value-type="float" office:value="1.08426791907463" calcext:value-type="float">
            <text:p>1.08426791907463</text:p>
          </table:table-cell>
          <table:table-cell office:value-type="float" office:value="0.693692979569492" calcext:value-type="float">
            <text:p>0.693692979569492</text:p>
          </table:table-cell>
          <table:table-cell table:number-columns-repeated="16381"/>
        </table:table-row>
        <table:table-row table:style-name="ro1">
          <table:table-cell office:value-type="float" office:value="0.0339630013121138" calcext:value-type="float">
            <text:p>0.03396300131211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569311524694007" calcext:value-type="float">
            <text:p>0.569311524694007</text:p>
          </table:table-cell>
          <table:table-cell office:value-type="float" office:value="0.540767947771583" calcext:value-type="float">
            <text:p>0.540767947771583</text:p>
          </table:table-cell>
          <table:table-cell office:value-type="float" office:value="0.357062030443399" calcext:value-type="float">
            <text:p>0.357062030443399</text:p>
          </table:table-cell>
          <table:table-cell table:number-columns-repeated="16381"/>
        </table:table-row>
        <table:table-row table:style-name="ro1">
          <table:table-cell office:value-type="float" office:value="0.557016980653109" calcext:value-type="float">
            <text:p>0.557016980653109</text:p>
          </table:table-cell>
          <table:table-cell office:value-type="float" office:value="0.549100283172957" calcext:value-type="float">
            <text:p>0.549100283172957</text:p>
          </table:table-cell>
          <table:table-cell office:value-type="float" office:value="0.290873602086621" calcext:value-type="float">
            <text:p>0.29087360208662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09559206837672" calcext:value-type="float">
            <text:p>1.09559206837672</text:p>
          </table:table-cell>
          <table:table-cell office:value-type="float" office:value="1.24783020465535" calcext:value-type="float">
            <text:p>1.24783020465535</text:p>
          </table:table-cell>
          <table:table-cell office:value-type="float" office:value="0.887630647508944" calcext:value-type="float">
            <text:p>0.887630647508944</text:p>
          </table:table-cell>
          <table:table-cell table:number-columns-repeated="16381"/>
        </table:table-row>
        <table:table-row table:style-name="ro1">
          <table:table-cell office:value-type="float" office:value="0.299418294998415" calcext:value-type="float">
            <text:p>0.299418294998415</text:p>
          </table:table-cell>
          <table:table-cell office:value-type="float" office:value="0.227140931691266" calcext:value-type="float">
            <text:p>0.227140931691266</text:p>
          </table:table-cell>
          <table:table-cell office:value-type="float" office:value="0.142965739717425" calcext:value-type="float">
            <text:p>0.142965739717425</text:p>
          </table:table-cell>
          <table:table-cell table:number-columns-repeated="16381"/>
        </table:table-row>
        <table:table-row table:style-name="ro1">
          <table:table-cell office:value-type="float" office:value="1.82536276812727" calcext:value-type="float">
            <text:p>1.82536276812727</text:p>
          </table:table-cell>
          <table:table-cell office:value-type="float" office:value="1.92407874216992" calcext:value-type="float">
            <text:p>1.92407874216992</text:p>
          </table:table-cell>
          <table:table-cell office:value-type="float" office:value="1.3390619312222" calcext:value-type="float">
            <text:p>1.3390619312222</text:p>
          </table:table-cell>
          <table:table-cell table:number-columns-repeated="16381"/>
        </table:table-row>
        <table:table-row table:style-name="ro1">
          <table:table-cell office:value-type="float" office:value="0.0274591388090059" calcext:value-type="float">
            <text:p>0.0274591388090059</text:p>
          </table:table-cell>
          <table:table-cell office:value-type="float" office:value="0.0102014010791249" calcext:value-type="float">
            <text:p>0.0102014010791249</text:p>
          </table:table-cell>
          <table:table-cell office:value-type="float" office:value="0.0240024221050393" calcext:value-type="float">
            <text:p>0.0240024221050393</text:p>
          </table:table-cell>
          <table:table-cell table:number-columns-repeated="16381"/>
        </table:table-row>
        <table:table-row table:style-name="ro1">
          <table:table-cell office:value-type="float" office:value="0.936223385768072" calcext:value-type="float">
            <text:p>0.936223385768072</text:p>
          </table:table-cell>
          <table:table-cell office:value-type="float" office:value="0.98566614987085" calcext:value-type="float">
            <text:p>0.98566614987085</text:p>
          </table:table-cell>
          <table:table-cell office:value-type="float" office:value="0.691142078368266" calcext:value-type="float">
            <text:p>0.691142078368266</text:p>
          </table:table-cell>
          <table:table-cell table:number-columns-repeated="16381"/>
        </table:table-row>
        <table:table-row table:style-name="ro1">
          <table:table-cell office:value-type="float" office:value="0.913699015794687" calcext:value-type="float">
            <text:p>0.913699015794687</text:p>
          </table:table-cell>
          <table:table-cell office:value-type="float" office:value="0.91115836255614" calcext:value-type="float">
            <text:p>0.91115836255614</text:p>
          </table:table-cell>
          <table:table-cell office:value-type="float" office:value="0.631340729081601" calcext:value-type="float">
            <text:p>0.63134072908160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436709670696443" calcext:value-type="float">
            <text:p>0.436709670696443</text:p>
          </table:table-cell>
          <table:table-cell office:value-type="float" office:value="0.508521116398733" calcext:value-type="float">
            <text:p>0.508521116398733</text:p>
          </table:table-cell>
          <table:table-cell office:value-type="float" office:value="0.354712351770559" calcext:value-type="float">
            <text:p>0.354712351770559</text:p>
          </table:table-cell>
          <table:table-cell table:number-columns-repeated="16381"/>
        </table:table-row>
        <table:table-row table:style-name="ro1">
          <table:table-cell office:value-type="float" office:value="0.196978548473335" calcext:value-type="float">
            <text:p>0.196978548473335</text:p>
          </table:table-cell>
          <table:table-cell office:value-type="float" office:value="0.183243793012877" calcext:value-type="float">
            <text:p>0.183243793012877</text:p>
          </table:table-cell>
          <table:table-cell office:value-type="float" office:value="0.168450557010675" calcext:value-type="float">
            <text:p>0.168450557010675</text:p>
          </table:table-cell>
          <table:table-cell table:number-columns-repeated="16381"/>
        </table:table-row>
        <table:table-row table:style-name="ro1">
          <table:table-cell office:value-type="float" office:value="0.905999999000234" calcext:value-type="float">
            <text:p>0.905999999000234</text:p>
          </table:table-cell>
          <table:table-cell office:value-type="float" office:value="1" calcext:value-type="float">
            <text:p>1</text:p>
          </table:table-cell>
          <table:table-cell office:value-type="float" office:value="0.557096496413375" calcext:value-type="float">
            <text:p>0.557096496413375</text:p>
          </table:table-cell>
          <table:table-cell table:number-columns-repeated="16381"/>
        </table:table-row>
        <table:table-row table:style-name="ro1">
          <table:table-cell office:value-type="float" office:value="0.150075076010503" calcext:value-type="float">
            <text:p>0.150075076010503</text:p>
          </table:table-cell>
          <table:table-cell office:value-type="float" office:value="0.147507340094069" calcext:value-type="float">
            <text:p>0.147507340094069</text:p>
          </table:table-cell>
          <table:table-cell office:value-type="float" office:value="0.149557204571501" calcext:value-type="float">
            <text:p>0.149557204571501</text:p>
          </table:table-cell>
          <table:table-cell table:number-columns-repeated="16381"/>
        </table:table-row>
        <table:table-row table:style-name="ro1">
          <table:table-cell office:value-type="float" office:value="0.372374445737668" calcext:value-type="float">
            <text:p>0.372374445737668</text:p>
          </table:table-cell>
          <table:table-cell office:value-type="float" office:value="0.391248413417448" calcext:value-type="float">
            <text:p>0.391248413417448</text:p>
          </table:table-cell>
          <table:table-cell office:value-type="float" office:value="0.291435471780401" calcext:value-type="float">
            <text:p>0.291435471780401</text:p>
          </table:table-cell>
          <table:table-cell table:number-columns-repeated="16381"/>
        </table:table-row>
        <table:table-row table:style-name="ro1">
          <table:table-cell office:value-type="float" office:value="0.36408070227405" calcext:value-type="float">
            <text:p>0.36408070227405</text:p>
          </table:table-cell>
          <table:table-cell office:value-type="float" office:value="0.36315687351992" calcext:value-type="float">
            <text:p>0.36315687351992</text:p>
          </table:table-cell>
          <table:table-cell office:value-type="float" office:value="0.274518118955156" calcext:value-type="float">
            <text:p>0.27451811895515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35945209940101" calcext:value-type="float">
            <text:p>0.335945209940101</text:p>
          </table:table-cell>
          <table:table-cell office:value-type="float" office:value="0.391187199805095" calcext:value-type="float">
            <text:p>0.391187199805095</text:p>
          </table:table-cell>
          <table:table-cell office:value-type="float" office:value="0.272867590254804" calcext:value-type="float">
            <text:p>0.272867590254804</text:p>
          </table:table-cell>
          <table:table-cell table:number-columns-repeated="16381"/>
        </table:table-row>
        <table:table-row table:style-name="ro1">
          <table:table-cell office:value-type="float" office:value="0.359009072642308" calcext:value-type="float">
            <text:p>0.359009072642308</text:p>
          </table:table-cell>
          <table:table-cell office:value-type="float" office:value="0.333976388326964" calcext:value-type="float">
            <text:p>0.333976388326964</text:p>
          </table:table-cell>
          <table:table-cell office:value-type="float" office:value="0.307014539030728" calcext:value-type="float">
            <text:p>0.307014539030728</text:p>
          </table:table-cell>
          <table:table-cell table:number-columns-repeated="16381"/>
        </table:table-row>
        <table:table-row table:style-name="ro1">
          <table:table-cell office:value-type="float" office:value="0.367829681332926" calcext:value-type="float">
            <text:p>0.367829681332926</text:p>
          </table:table-cell>
          <table:table-cell office:value-type="float" office:value="0.405993026201792" calcext:value-type="float">
            <text:p>0.405993026201792</text:p>
          </table:table-cell>
          <table:table-cell office:value-type="float" office:value="0.226177292465282" calcext:value-type="float">
            <text:p>0.226177292465282</text:p>
          </table:table-cell>
          <table:table-cell table:number-columns-repeated="16381"/>
        </table:table-row>
        <table:table-row table:style-name="ro1">
          <table:table-cell office:value-type="float" office:value="0.335633589757915" calcext:value-type="float">
            <text:p>0.335633589757915</text:p>
          </table:table-cell>
          <table:table-cell office:value-type="float" office:value="0.329891007804316" calcext:value-type="float">
            <text:p>0.329891007804316</text:p>
          </table:table-cell>
          <table:table-cell office:value-type="float" office:value="0.334475402437769" calcext:value-type="float">
            <text:p>0.334475402437769</text:p>
          </table:table-cell>
          <table:table-cell table:number-columns-repeated="16381"/>
        </table:table-row>
        <table:table-row table:style-name="ro1">
          <table:table-cell office:value-type="float" office:value="0.352942045780052" calcext:value-type="float">
            <text:p>0.352942045780052</text:p>
          </table:table-cell>
          <table:table-cell office:value-type="float" office:value="0.370831073454042" calcext:value-type="float">
            <text:p>0.370831073454042</text:p>
          </table:table-cell>
          <table:table-cell office:value-type="float" office:value="0.276226880765906" calcext:value-type="float">
            <text:p>0.276226880765906</text:p>
          </table:table-cell>
          <table:table-cell table:number-columns-repeated="16381"/>
        </table:table-row>
        <table:table-row table:style-name="ro1">
          <table:table-cell office:value-type="float" office:value="0.363442607995584" calcext:value-type="float">
            <text:p>0.363442607995584</text:p>
          </table:table-cell>
          <table:table-cell office:value-type="float" office:value="0.362520398360068" calcext:value-type="float">
            <text:p>0.362520398360068</text:p>
          </table:table-cell>
          <table:table-cell office:value-type="float" office:value="0.274036993644348" calcext:value-type="float">
            <text:p>0.27403699364434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35945209940101" calcext:value-type="float">
            <text:p>0.335945209940101</text:p>
          </table:table-cell>
          <table:table-cell office:value-type="float" office:value="-0.608812800194905" calcext:value-type="float">
            <text:p>-0.608812800194905</text:p>
          </table:table-cell>
          <table:table-cell office:value-type="float" office:value="0.272867590254804" calcext:value-type="float">
            <text:p>0.272867590254804</text:p>
          </table:table-cell>
          <table:table-cell table:number-columns-repeated="16381"/>
        </table:table-row>
        <table:table-row table:style-name="ro1">
          <table:table-cell office:value-type="float" office:value="-0.640990927357692" calcext:value-type="float">
            <text:p>-0.640990927357692</text:p>
          </table:table-cell>
          <table:table-cell office:value-type="float" office:value="0.333976388326964" calcext:value-type="float">
            <text:p>0.333976388326964</text:p>
          </table:table-cell>
          <table:table-cell office:value-type="float" office:value="0.307014539030728" calcext:value-type="float">
            <text:p>0.307014539030728</text:p>
          </table:table-cell>
          <table:table-cell table:number-columns-repeated="16381"/>
        </table:table-row>
        <table:table-row table:style-name="ro1">
          <table:table-cell office:value-type="float" office:value="-0.632170318667074" calcext:value-type="float">
            <text:p>-0.632170318667074</text:p>
          </table:table-cell>
          <table:table-cell office:value-type="float" office:value="0.405993026201792" calcext:value-type="float">
            <text:p>0.405993026201792</text:p>
          </table:table-cell>
          <table:table-cell office:value-type="float" office:value="0.226177292465282" calcext:value-type="float">
            <text:p>0.226177292465282</text:p>
          </table:table-cell>
          <table:table-cell table:number-columns-repeated="16381"/>
        </table:table-row>
        <table:table-row table:style-name="ro1">
          <table:table-cell office:value-type="float" office:value="0.335633589757915" calcext:value-type="float">
            <text:p>0.335633589757915</text:p>
          </table:table-cell>
          <table:table-cell office:value-type="float" office:value="0.329891007804316" calcext:value-type="float">
            <text:p>0.329891007804316</text:p>
          </table:table-cell>
          <table:table-cell office:value-type="float" office:value="-0.665524597562231" calcext:value-type="float">
            <text:p>-0.665524597562231</text:p>
          </table:table-cell>
          <table:table-cell table:number-columns-repeated="16381"/>
        </table:table-row>
        <table:table-row table:style-name="ro1">
          <table:table-cell office:value-type="float" office:value="0.352942045780052" calcext:value-type="float">
            <text:p>0.352942045780052</text:p>
          </table:table-cell>
          <table:table-cell office:value-type="float" office:value="0.370831073454042" calcext:value-type="float">
            <text:p>0.370831073454042</text:p>
          </table:table-cell>
          <table:table-cell office:value-type="float" office:value="-0.723773119234094" calcext:value-type="float">
            <text:p>-0.723773119234094</text:p>
          </table:table-cell>
          <table:table-cell table:number-columns-repeated="16381"/>
        </table:table-row>
        <table:table-row table:style-name="ro1">
          <table:table-cell office:value-type="float" office:value="0.363442607995584" calcext:value-type="float">
            <text:p>0.363442607995584</text:p>
          </table:table-cell>
          <table:table-cell office:value-type="float" office:value="-0.637479601639932" calcext:value-type="float">
            <text:p>-0.637479601639932</text:p>
          </table:table-cell>
          <table:table-cell office:value-type="float" office:value="0.274036993644348" calcext:value-type="float">
            <text:p>0.27403699364434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183304457080469" calcext:value-type="float">
            <text:p>-0.183304457080469</text:p>
          </table:table-cell>
          <table:table-cell office:value-type="float" office:value="-0.0230796999519698" calcext:value-type="float">
            <text:p>-0.0230796999519698</text:p>
          </table:table-cell>
          <table:table-cell office:value-type="float" office:value="0.20819974928315" calcext:value-type="float">
            <text:p>0.20819974928315</text:p>
          </table:table-cell>
          <table:table-cell table:number-columns-repeated="16381"/>
        </table:table-row>
        <table:table-row table:style-name="ro1">
          <table:table-cell office:value-type="float" office:value="-0.209442124642429" calcext:value-type="float">
            <text:p>-0.209442124642429</text:p>
          </table:table-cell>
          <table:table-cell office:value-type="float" office:value="-0.0123702428048741" calcext:value-type="float">
            <text:p>-0.0123702428048741</text:p>
          </table:table-cell>
          <table:table-cell office:value-type="float" office:value="0.223269986886609" calcext:value-type="float">
            <text:p>0.223269986886609</text:p>
          </table:table-cell>
          <table:table-cell table:number-columns-repeated="16381"/>
        </table:table-row>
        <table:table-row table:style-name="ro1">
          <table:table-cell office:value-type="float" office:value="-0.0377656191760584" calcext:value-type="float">
            <text:p>-0.0377656191760584</text:p>
          </table:table-cell>
          <table:table-cell office:value-type="float" office:value="-0.0857060934794588" calcext:value-type="float">
            <text:p>-0.0857060934794588</text:p>
          </table:table-cell>
          <table:table-cell office:value-type="float" office:value="0.125687462528794" calcext:value-type="float">
            <text:p>0.12568746252879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114802207448885" calcext:value-type="float">
            <text:p>0.114802207448885</text:p>
          </table:table-cell>
          <table:table-cell office:value-type="float" office:value="0.194399093952277" calcext:value-type="float">
            <text:p>0.194399093952277</text:p>
          </table:table-cell>
          <table:table-cell office:value-type="float" office:value="-0.309201301401163" calcext:value-type="float">
            <text:p>-0.30920130140116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65576139407322" calcext:value-type="float">
            <text:p>-0.265576139407322</text:p>
          </table:table-cell>
          <table:table-cell office:value-type="float" office:value="0.228573639770867" calcext:value-type="float">
            <text:p>0.228573639770867</text:p>
          </table:table-cell>
          <table:table-cell office:value-type="float" office:value="-0.246369357760563" calcext:value-type="float">
            <text:p>-0.246369357760563</text:p>
          </table:table-cell>
          <table:table-cell table:number-columns-repeated="16381"/>
        </table:table-row>
        <table:table-row table:style-name="ro1">
          <table:table-cell office:value-type="float" office:value="-0.211267181461482" calcext:value-type="float">
            <text:p>-0.211267181461482</text:p>
          </table:table-cell>
          <table:table-cell office:value-type="float" office:value="-0.184753038469291" calcext:value-type="float">
            <text:p>-0.184753038469291</text:p>
          </table:table-cell>
          <table:table-cell office:value-type="float" office:value="0.451193943143992" calcext:value-type="float">
            <text:p>0.451193943143992</text:p>
          </table:table-cell>
          <table:table-cell table:number-columns-repeated="16381"/>
        </table:table-row>
        <table:table-row table:style-name="ro1">
          <table:table-cell office:value-type="float" office:value="-0.14189825810544" calcext:value-type="float">
            <text:p>-0.14189825810544</text:p>
          </table:table-cell>
          <table:table-cell office:value-type="float" office:value="-0.205479043411058" calcext:value-type="float">
            <text:p>-0.205479043411058</text:p>
          </table:table-cell>
          <table:table-cell office:value-type="float" office:value="0.446733152321452" calcext:value-type="float">
            <text:p>0.446733152321452</text:p>
          </table:table-cell>
          <table:table-cell table:number-columns-repeated="16381"/>
        </table:table-row>
        <table:table-row table:style-name="ro1">
          <table:table-cell office:value-type="float" office:value="0.548510705786357" calcext:value-type="float">
            <text:p>0.5485107057863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597554576268785" calcext:value-type="float">
            <text:p>0.597554576268785</text:p>
          </table:table-cell>
          <table:table-cell office:value-type="float" office:value="-0.0667498347706309" calcext:value-type="float">
            <text:p>-0.0667498347706309</text:p>
          </table:table-cell>
          <table:table-cell office:value-type="float" office:value="-0.235779162494312" calcext:value-type="float">
            <text:p>-0.235779162494312</text:p>
          </table:table-cell>
          <table:table-cell table:number-columns-repeated="16381"/>
        </table:table-row>
        <table:table-row table:style-name="ro1">
          <table:table-cell office:value-type="float" office:value="-0.268952989612916" calcext:value-type="float">
            <text:p>-0.268952989612916</text:p>
          </table:table-cell>
          <table:table-cell office:value-type="float" office:value="0.240854438959343" calcext:value-type="float">
            <text:p>0.240854438959343</text:p>
          </table:table-cell>
          <table:table-cell office:value-type="float" office:value="-0.266051981118334" calcext:value-type="float">
            <text:p>-0.26605198111833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600101635339945" calcext:value-type="float">
            <text:p>-0.0600101635339945</text:p>
          </table:table-cell>
          <table:table-cell office:value-type="float" office:value="0.0307580387928734" calcext:value-type="float">
            <text:p>0.0307580387928734</text:p>
          </table:table-cell>
          <table:table-cell office:value-type="float" office:value="-0.0170789055025286" calcext:value-type="float">
            <text:p>-0.0170789055025286</text:p>
          </table:table-cell>
          <table:table-cell table:number-columns-repeated="16381"/>
        </table:table-row>
        <table:table-row table:style-name="ro1">
          <table:table-cell office:value-type="float" office:value="-0.149025324962883" calcext:value-type="float">
            <text:p>-0.149025324962883</text:p>
          </table:table-cell>
          <table:table-cell office:value-type="float" office:value="-0.0373037221254719" calcext:value-type="float">
            <text:p>-0.0373037221254719</text:p>
          </table:table-cell>
          <table:table-cell office:value-type="float" office:value="0.156305206787814" calcext:value-type="float">
            <text:p>0.156305206787814</text:p>
          </table:table-cell>
          <table:table-cell table:number-columns-repeated="16381"/>
        </table:table-row>
        <table:table-row table:style-name="ro1">
          <table:table-cell office:value-type="float" office:value="-0.058199830677355" calcext:value-type="float">
            <text:p>-0.058199830677355</text:p>
          </table:table-cell>
          <table:table-cell office:value-type="float" office:value="0.00425514220243049" calcext:value-type="float">
            <text:p>0.00425514220243049</text:p>
          </table:table-cell>
          <table:table-cell office:value-type="float" office:value="0.0283426727674976" calcext:value-type="float">
            <text:p>0.028342672767497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258370713467983" calcext:value-type="float">
            <text:p>0.258370713467983</text:p>
          </table:table-cell>
          <table:table-cell office:value-type="float" office:value="0.0124461620792304" calcext:value-type="float">
            <text:p>0.0124461620792304</text:p>
          </table:table-cell>
          <table:table-cell office:value-type="float" office:value="0.149726594092235" calcext:value-type="float">
            <text:p>0.14972659409223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90653408300479" calcext:value-type="float">
            <text:p>-0.290653408300479</text:p>
          </table:table-cell>
          <table:table-cell office:value-type="float" office:value="-0.0669393451507794" calcext:value-type="float">
            <text:p>-0.0669393451507794</text:p>
          </table:table-cell>
          <table:table-cell office:value-type="float" office:value="-0.0997822611365453" calcext:value-type="float">
            <text:p>-0.0997822611365453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70237957467981" calcext:value-type="float">
            <text:p>-0.270237957467981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38915979932606" calcext:value-type="float">
            <text:p>0.238915979932606</text:p>
          </table:table-cell>
          <table:table-cell office:value-type="float" office:value="-0.229681692745184" calcext:value-type="float">
            <text:p>-0.229681692745184</text:p>
          </table:table-cell>
          <table:table-cell office:value-type="float" office:value="0.156729608967752" calcext:value-type="float">
            <text:p>0.156729608967752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15439383389548" calcext:value-type="float">
            <text:p>0.115439383389548</text:p>
          </table:table-cell>
          <table:table-cell office:value-type="float" office:value="0.415526544692513" calcext:value-type="float">
            <text:p>0.415526544692513</text:p>
          </table:table-cell>
          <table:table-cell office:value-type="float" office:value="-0.0624302192773498" calcext:value-type="float">
            <text:p>-0.0624302192773498</text:p>
          </table:table-cell>
          <table:table-cell table:number-columns-repeated="16381"/>
        </table:table-row>
        <table:table-row table:style-name="ro1">
          <table:table-cell office:value-type="float" office:value="-0.305629499816438" calcext:value-type="float">
            <text:p>-0.305629499816438</text:p>
          </table:table-cell>
          <table:table-cell office:value-type="float" office:value="-0.0622416060155722" calcext:value-type="float">
            <text:p>-0.0622416060155722</text:p>
          </table:table-cell>
          <table:table-cell office:value-type="float" office:value="-0.107061393935923" calcext:value-type="float">
            <text:p>-0.10706139393592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476807132433649" calcext:value-type="float">
            <text:p>0.0476807132433649</text:p>
          </table:table-cell>
          <table:table-cell office:value-type="float" office:value="-0.267796647567762" calcext:value-type="float">
            <text:p>-0.267796647567762</text:p>
          </table:table-cell>
          <table:table-cell office:value-type="float" office:value="0.0412846694724964" calcext:value-type="float">
            <text:p>0.0412846694724964</text:p>
          </table:table-cell>
          <table:table-cell table:number-columns-repeated="16381"/>
        </table:table-row>
        <table:table-row table:style-name="ro1">
          <table:table-cell office:value-type="float" office:value="-0.0670787541585118" calcext:value-type="float">
            <text:p>-0.0670787541585118</text:p>
          </table:table-cell>
          <table:table-cell office:value-type="float" office:value="0.185331975187991" calcext:value-type="float">
            <text:p>0.185331975187991</text:p>
          </table:table-cell>
          <table:table-cell office:value-type="float" office:value="-0.0250009092482142" calcext:value-type="float">
            <text:p>-0.025000909248214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41927544794763" calcext:value-type="float">
            <text:p>-0.241927544794763</text:p>
          </table:table-cell>
          <table:table-cell office:value-type="float" office:value="-0.213574056687003" calcext:value-type="float">
            <text:p>-0.213574056687003</text:p>
          </table:table-cell>
          <table:table-cell office:value-type="float" office:value="-0.112544265382066" calcext:value-type="float">
            <text:p>-0.112544265382066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float" office:value="0.288133877581988" calcext:value-type="float">
            <text:p>0.288133877581988</text:p>
          </table:table-cell>
          <table:table-cell office:value-type="float" office:value="0.972387443408585" calcext:value-type="float">
            <text:p>0.972387443408585</text:p>
          </table:table-cell>
          <table:table-cell office:value-type="float" office:value="0.458555563497978" calcext:value-type="float">
            <text:p>0.458555563497978</text:p>
          </table:table-cell>
          <table:table-cell table:number-columns-repeated="16381"/>
        </table:table-row>
        <table:table-row table:style-name="ro1">
          <table:table-cell office:value-type="float" office:value="0.723188683458207" calcext:value-type="float">
            <text:p>0.723188683458207</text:p>
          </table:table-cell>
          <table:table-cell office:value-type="float" office:value="0.643665642331814" calcext:value-type="float">
            <text:p>0.643665642331814</text:p>
          </table:table-cell>
          <table:table-cell office:value-type="float" office:value="0.476558829298494" calcext:value-type="float">
            <text:p>0.47655882929849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470034990761557" calcext:value-type="float">
            <text:p>0.0470034990761557</text:p>
          </table:table-cell>
          <table:table-cell office:value-type="float" office:value="0.0443558241920434" calcext:value-type="float">
            <text:p>0.0443558241920434</text:p>
          </table:table-cell>
          <table:table-cell office:value-type="float" office:value="0.00236396273715635" calcext:value-type="float">
            <text:p>0.0023639627371563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568082126958903" calcext:value-type="float">
            <text:p>0.568082126958903</text:p>
          </table:table-cell>
          <table:table-cell office:value-type="float" office:value="0.295118063718014" calcext:value-type="float">
            <text:p>0.295118063718014</text:p>
          </table:table-cell>
          <table:table-cell office:value-type="float" office:value="0.852208685335771" calcext:value-type="float">
            <text:p>0.852208685335771</text:p>
          </table:table-cell>
          <table:table-cell table:number-columns-repeated="16381"/>
        </table:table-row>
        <table:table-row table:style-name="ro1">
          <table:table-cell office:value-type="float" office:value="0.877316276103347" calcext:value-type="float">
            <text:p>0.877316276103347</text:p>
          </table:table-cell>
          <table:table-cell office:value-type="float" office:value="0.896703161056244" calcext:value-type="float">
            <text:p>0.896703161056244</text:p>
          </table:table-cell>
          <table:table-cell office:value-type="float" office:value="0.154897476374234" calcext:value-type="float">
            <text:p>0.154897476374234</text:p>
          </table:table-cell>
          <table:table-cell table:number-columns-repeated="16381"/>
        </table:table-row>
        <table:table-row table:style-name="ro1">
          <table:table-cell office:value-type="float" office:value="0.180712917111356" calcext:value-type="float">
            <text:p>0.180712917111356</text:p>
          </table:table-cell>
          <table:table-cell office:value-type="float" office:value="0.405517539073682" calcext:value-type="float">
            <text:p>0.405517539073682</text:p>
          </table:table-cell>
          <table:table-cell office:value-type="float" office:value="0.590270140929419" calcext:value-type="float">
            <text:p>0.59027014092941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0812592996531552" calcext:value-type="float">
            <text:p>0.00812592996531552</text:p>
          </table:table-cell>
          <table:table-cell office:value-type="float" office:value="-0.00276227134811429" calcext:value-type="float">
            <text:p>-0.00276227134811429</text:p>
          </table:table-cell>
          <table:table-cell office:value-type="float" office:value="-0.0382943062171402" calcext:value-type="float">
            <text:p>-0.038294306217140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85542085178709" calcext:value-type="float">
            <text:p>0.85542085178709</text:p>
          </table:table-cell>
          <table:table-cell office:value-type="float" office:value="0.925311476522069" calcext:value-type="float">
            <text:p>0.925311476522069</text:p>
          </table:table-cell>
          <table:table-cell office:value-type="float" office:value="0.0346783631770269" calcext:value-type="float">
            <text:p>0.0346783631770269</text:p>
          </table:table-cell>
          <table:table-cell table:number-columns-repeated="16381"/>
        </table:table-row>
        <table:table-row table:style-name="ro1">
          <table:table-cell office:value-type="float" office:value="0.694712556775348" calcext:value-type="float">
            <text:p>0.694712556775348</text:p>
          </table:table-cell>
          <table:table-cell office:value-type="float" office:value="0.241304933028522" calcext:value-type="float">
            <text:p>0.241304933028522</text:p>
          </table:table-cell>
          <table:table-cell office:value-type="float" office:value="0.521456187557629" calcext:value-type="float">
            <text:p>0.521456187557629</text:p>
          </table:table-cell>
          <table:table-cell table:number-columns-repeated="16381"/>
        </table:table-row>
        <table:table-row table:style-name="ro1">
          <table:table-cell office:value-type="float" office:value="0.273412650586488" calcext:value-type="float">
            <text:p>0.273412650586488</text:p>
          </table:table-cell>
          <table:table-cell office:value-type="float" office:value="0.993035839997793" calcext:value-type="float">
            <text:p>0.993035839997793</text:p>
          </table:table-cell>
          <table:table-cell office:value-type="float" office:value="0.94907980770535" calcext:value-type="float">
            <text:p>0.9490798077053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124511844959031" calcext:value-type="float">
            <text:p>-0.0124511844959031</text:p>
          </table:table-cell>
          <table:table-cell office:value-type="float" office:value="-0.0405864776193606" calcext:value-type="float">
            <text:p>-0.0405864776193606</text:p>
          </table:table-cell>
          <table:table-cell office:value-type="float" office:value="0.0530376621152637" calcext:value-type="float">
            <text:p>0.053037662115263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81571382542094" calcext:value-type="float">
            <text:p>0.381571382542094</text:p>
          </table:table-cell>
          <table:table-cell office:value-type="float" office:value="0.421856773699819" calcext:value-type="float">
            <text:p>0.421856773699819</text:p>
          </table:table-cell>
          <table:table-cell office:value-type="float" office:value="0.257375085824577" calcext:value-type="float">
            <text:p>0.257375085824577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5513864384792" calcext:value-type="float">
            <text:p>0.235513864384792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54672004824745" calcext:value-type="float">
            <text:p>0.354672004824745</text:p>
          </table:table-cell>
          <table:table-cell office:value-type="float" office:value="0.917502711432061" calcext:value-type="float">
            <text:p>0.917502711432061</text:p>
          </table:table-cell>
          <table:table-cell office:value-type="float" office:value="0.434645351759469" calcext:value-type="float">
            <text:p>0.434645351759469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0981783540655" calcext:value-type="float">
            <text:p>0.20981783540655</text:p>
          </table:table-cell>
          <table:table-cell office:value-type="float" office:value="0.447827548761551" calcext:value-type="float">
            <text:p>0.447827548761551</text:p>
          </table:table-cell>
          <table:table-cell office:value-type="float" office:value="0.211311017504046" calcext:value-type="float">
            <text:p>0.211311017504046</text:p>
          </table:table-cell>
          <table:table-cell table:number-columns-repeated="16381"/>
        </table:table-row>
        <table:table-row table:style-name="ro1">
          <table:table-cell office:value-type="float" office:value="0.127429743023677" calcext:value-type="float">
            <text:p>0.127429743023677</text:p>
          </table:table-cell>
          <table:table-cell office:value-type="float" office:value="0.495406981992552" calcext:value-type="float">
            <text:p>0.495406981992552</text:p>
          </table:table-cell>
          <table:table-cell office:value-type="float" office:value="0.20239542665416" calcext:value-type="float">
            <text:p>0.2023954266541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667339700195718" calcext:value-type="float">
            <text:p>0.667339700195718</text:p>
          </table:table-cell>
          <table:table-cell office:value-type="float" office:value="0.593741366357913" calcext:value-type="float">
            <text:p>0.593741366357913</text:p>
          </table:table-cell>
          <table:table-cell office:value-type="float" office:value="0.519122177288907" calcext:value-type="float">
            <text:p>0.519122177288907</text:p>
          </table:table-cell>
          <table:table-cell table:number-columns-repeated="16381"/>
        </table:table-row>
        <table:table-row table:style-name="ro1">
          <table:table-cell office:value-type="float" office:value="0.240583147784888" calcext:value-type="float">
            <text:p>0.240583147784888</text:p>
          </table:table-cell>
          <table:table-cell office:value-type="float" office:value="0.209668371526224" calcext:value-type="float">
            <text:p>0.209668371526224</text:p>
          </table:table-cell>
          <table:table-cell office:value-type="float" office:value="0.0131588564364312" calcext:value-type="float">
            <text:p>0.0131588564364312</text:p>
          </table:table-cell>
          <table:table-cell table:number-columns-repeated="16381"/>
        </table:table-row>
        <table:table-row table:style-name="ro1">
          <table:table-cell office:value-type="float" office:value="1.11893191971938" calcext:value-type="float">
            <text:p>1.11893191971938</text:p>
          </table:table-cell>
          <table:table-cell office:value-type="float" office:value="1.10213635521279" calcext:value-type="float">
            <text:p>1.10213635521279</text:p>
          </table:table-cell>
          <table:table-cell office:value-type="float" office:value="0.677609943753904" calcext:value-type="float">
            <text:p>0.677609943753904</text:p>
          </table:table-cell>
          <table:table-cell table:number-columns-repeated="16381"/>
        </table:table-row>
        <table:table-row table:style-name="ro1">
          <table:table-cell office:value-type="float" office:value="0.0339630013121138" calcext:value-type="float">
            <text:p>0.03396300131211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584229791330678" calcext:value-type="float">
            <text:p>0.584229791330678</text:p>
          </table:table-cell>
          <table:table-cell office:value-type="float" office:value="0.547662080558443" calcext:value-type="float">
            <text:p>0.547662080558443</text:p>
          </table:table-cell>
          <table:table-cell office:value-type="float" office:value="0.349584876099972" calcext:value-type="float">
            <text:p>0.349584876099972</text:p>
          </table:table-cell>
          <table:table-cell table:number-columns-repeated="16381"/>
        </table:table-row>
        <table:table-row table:style-name="ro1">
          <table:table-cell office:value-type="float" office:value="0.577557637324805" calcext:value-type="float">
            <text:p>0.577557637324805</text:p>
          </table:table-cell>
          <table:table-cell office:value-type="float" office:value="0.562397065979658" calcext:value-type="float">
            <text:p>0.562397065979658</text:p>
          </table:table-cell>
          <table:table-cell office:value-type="float" office:value="0.281480355270409" calcext:value-type="float">
            <text:p>0.28148035527040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12429948417833" calcext:value-type="float">
            <text:p>1.12429948417833</text:p>
          </table:table-cell>
          <table:table-cell office:value-type="float" office:value="1.25513016313659" calcext:value-type="float">
            <text:p>1.25513016313659</text:p>
          </table:table-cell>
          <table:table-cell office:value-type="float" office:value="0.847558265954176" calcext:value-type="float">
            <text:p>0.847558265954176</text:p>
          </table:table-cell>
          <table:table-cell table:number-columns-repeated="16381"/>
        </table:table-row>
        <table:table-row table:style-name="ro1">
          <table:table-cell office:value-type="float" office:value="0.354085925727632" calcext:value-type="float">
            <text:p>0.354085925727632</text:p>
          </table:table-cell>
          <table:table-cell office:value-type="float" office:value="0.265129007883126" calcext:value-type="float">
            <text:p>0.265129007883126</text:p>
          </table:table-cell>
          <table:table-cell office:value-type="float" office:value="0.152282236352096" calcext:value-type="float">
            <text:p>0.152282236352096</text:p>
          </table:table-cell>
          <table:table-cell table:number-columns-repeated="16381"/>
        </table:table-row>
        <table:table-row table:style-name="ro1">
          <table:table-cell office:value-type="float" office:value="1.90712182813756" calcext:value-type="float">
            <text:p>1.90712182813756</text:p>
          </table:table-cell>
          <table:table-cell office:value-type="float" office:value="1.95305587760851" calcext:value-type="float">
            <text:p>1.95305587760851</text:p>
          </table:table-cell>
          <table:table-cell office:value-type="float" office:value="1.27874199653265" calcext:value-type="float">
            <text:p>1.27874199653265</text:p>
          </table:table-cell>
          <table:table-cell table:number-columns-repeated="16381"/>
        </table:table-row>
        <table:table-row table:style-name="ro1">
          <table:table-cell office:value-type="float" office:value="0.0280816957606399" calcext:value-type="float">
            <text:p>0.0280816957606399</text:p>
          </table:table-cell>
          <table:table-cell office:value-type="float" office:value="0.0102797866671001" calcext:value-type="float">
            <text:p>0.0102797866671001</text:p>
          </table:table-cell>
          <table:table-cell office:value-type="float" office:value="0.0232953132692307" calcext:value-type="float">
            <text:p>0.0232953132692307</text:p>
          </table:table-cell>
          <table:table-cell table:number-columns-repeated="16381"/>
        </table:table-row>
        <table:table-row table:style-name="ro1">
          <table:table-cell office:value-type="float" office:value="0.974840033801573" calcext:value-type="float">
            <text:p>0.974840033801573</text:p>
          </table:table-cell>
          <table:table-cell office:value-type="float" office:value="0.998751835380114" calcext:value-type="float">
            <text:p>0.998751835380114</text:p>
          </table:table-cell>
          <table:table-cell office:value-type="float" office:value="0.659743392441296" calcext:value-type="float">
            <text:p>0.659743392441296</text:p>
          </table:table-cell>
          <table:table-cell table:number-columns-repeated="16381"/>
        </table:table-row>
        <table:table-row table:style-name="ro1">
          <table:table-cell office:value-type="float" office:value="0.9607484759777" calcext:value-type="float">
            <text:p>0.9607484759777</text:p>
          </table:table-cell>
          <table:table-cell office:value-type="float" office:value="0.928503409325966" calcext:value-type="float">
            <text:p>0.928503409325966</text:p>
          </table:table-cell>
          <table:table-cell office:value-type="float" office:value="0.602559036850184" calcext:value-type="float">
            <text:p>0.60255903685018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449428160843238" calcext:value-type="float">
            <text:p>0.449428160843238</text:p>
          </table:table-cell>
          <table:table-cell office:value-type="float" office:value="0.512246881856557" calcext:value-type="float">
            <text:p>0.512246881856557</text:p>
          </table:table-cell>
          <table:table-cell office:value-type="float" office:value="0.340779214495951" calcext:value-type="float">
            <text:p>0.340779214495951</text:p>
          </table:table-cell>
          <table:table-cell table:number-columns-repeated="16381"/>
        </table:table-row>
        <table:table-row table:style-name="ro1">
          <table:table-cell office:value-type="float" office:value="0.208046676866963" calcext:value-type="float">
            <text:p>0.208046676866963</text:p>
          </table:table-cell>
          <table:table-cell office:value-type="float" office:value="0.190338781456956" calcext:value-type="float">
            <text:p>0.190338781456956</text:p>
          </table:table-cell>
          <table:table-cell office:value-type="float" office:value="0.170027259324657" calcext:value-type="float">
            <text:p>0.170027259324657</text:p>
          </table:table-cell>
          <table:table-cell table:number-columns-repeated="16381"/>
        </table:table-row>
        <table:table-row table:style-name="ro1">
          <table:table-cell office:value-type="float" office:value="0.983186045244456" calcext:value-type="float">
            <text:p>0.983186045244456</text:p>
          </table:table-cell>
          <table:table-cell office:value-type="float" office:value="1.02940105740236" calcext:value-type="float">
            <text:p>1.02940105740236</text:p>
          </table:table-cell>
          <table:table-cell office:value-type="float" office:value="0.524485894028906" calcext:value-type="float">
            <text:p>0.524485894028906</text:p>
          </table:table-cell>
          <table:table-cell table:number-columns-repeated="16381"/>
        </table:table-row>
        <table:table-row table:style-name="ro1">
          <table:table-cell office:value-type="float" office:value="0.150168535381212" calcext:value-type="float">
            <text:p>0.150168535381212</text:p>
          </table:table-cell>
          <table:table-cell office:value-type="float" office:value="0.14751890299683" calcext:value-type="float">
            <text:p>0.14751890299683</text:p>
          </table:table-cell>
          <table:table-cell office:value-type="float" office:value="0.149451488731397" calcext:value-type="float">
            <text:p>0.149451488731397</text:p>
          </table:table-cell>
          <table:table-cell table:number-columns-repeated="16381"/>
        </table:table-row>
        <table:table-row table:style-name="ro1">
          <table:table-cell office:value-type="float" office:value="0.38703555825849" calcext:value-type="float">
            <text:p>0.38703555825849</text:p>
          </table:table-cell>
          <table:table-cell office:value-type="float" office:value="0.396401811447687" calcext:value-type="float">
            <text:p>0.396401811447687</text:p>
          </table:table-cell>
          <table:table-cell office:value-type="float" office:value="0.282426948920124" calcext:value-type="float">
            <text:p>0.282426948920124</text:p>
          </table:table-cell>
          <table:table-cell table:number-columns-repeated="16381"/>
        </table:table-row>
        <table:table-row table:style-name="ro1">
          <table:table-cell office:value-type="float" office:value="0.38161987165653" calcext:value-type="float">
            <text:p>0.38161987165653</text:p>
          </table:table-cell>
          <table:table-cell office:value-type="float" office:value="0.369510791682187" calcext:value-type="float">
            <text:p>0.369510791682187</text:p>
          </table:table-cell>
          <table:table-cell office:value-type="float" office:value="0.266729643345218" calcext:value-type="float">
            <text:p>0.26672964334521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45062529728208" calcext:value-type="float">
            <text:p>0.345062529728208</text:p>
          </table:table-cell>
          <table:table-cell office:value-type="float" office:value="0.393293567913434" calcext:value-type="float">
            <text:p>0.393293567913434</text:p>
          </table:table-cell>
          <table:table-cell office:value-type="float" office:value="0.261643902358358" calcext:value-type="float">
            <text:p>0.261643902358358</text:p>
          </table:table-cell>
          <table:table-cell table:number-columns-repeated="16381"/>
        </table:table-row>
        <table:table-row table:style-name="ro1">
          <table:table-cell office:value-type="float" office:value="0.366013409635899" calcext:value-type="float">
            <text:p>0.366013409635899</text:p>
          </table:table-cell>
          <table:table-cell office:value-type="float" office:value="0.334860173861616" calcext:value-type="float">
            <text:p>0.334860173861616</text:p>
          </table:table-cell>
          <table:table-cell office:value-type="float" office:value="0.299126416502485" calcext:value-type="float">
            <text:p>0.299126416502485</text:p>
          </table:table-cell>
          <table:table-cell table:number-columns-repeated="16381"/>
        </table:table-row>
        <table:table-row table:style-name="ro1">
          <table:table-cell office:value-type="float" office:value="0.387527692948805" calcext:value-type="float">
            <text:p>0.387527692948805</text:p>
          </table:table-cell>
          <table:table-cell office:value-type="float" office:value="0.405743570938308" calcext:value-type="float">
            <text:p>0.405743570938308</text:p>
          </table:table-cell>
          <table:table-cell office:value-type="float" office:value="0.206728736112887" calcext:value-type="float">
            <text:p>0.206728736112887</text:p>
          </table:table-cell>
          <table:table-cell table:number-columns-repeated="16381"/>
        </table:table-row>
        <table:table-row table:style-name="ro1">
          <table:table-cell office:value-type="float" office:value="0.335843126770437" calcext:value-type="float">
            <text:p>0.335843126770437</text:p>
          </table:table-cell>
          <table:table-cell office:value-type="float" office:value="0.329917379259453" calcext:value-type="float">
            <text:p>0.329917379259453</text:p>
          </table:table-cell>
          <table:table-cell office:value-type="float" office:value="0.33423949397011" calcext:value-type="float">
            <text:p>0.33423949397011</text:p>
          </table:table-cell>
          <table:table-cell table:number-columns-repeated="16381"/>
        </table:table-row>
        <table:table-row table:style-name="ro1">
          <table:table-cell office:value-type="float" office:value="0.363118974427539" calcext:value-type="float">
            <text:p>0.363118974427539</text:p>
          </table:table-cell>
          <table:table-cell office:value-type="float" office:value="0.371906446740402" calcext:value-type="float">
            <text:p>0.371906446740402</text:p>
          </table:table-cell>
          <table:table-cell office:value-type="float" office:value="0.264974578832059" calcext:value-type="float">
            <text:p>0.264974578832059</text:p>
          </table:table-cell>
          <table:table-cell table:number-columns-repeated="16381"/>
        </table:table-row>
        <table:table-row table:style-name="ro1">
          <table:table-cell office:value-type="float" office:value="0.374923620805886" calcext:value-type="float">
            <text:p>0.374923620805886</text:p>
          </table:table-cell>
          <table:table-cell office:value-type="float" office:value="0.363027017809554" calcext:value-type="float">
            <text:p>0.363027017809554</text:p>
          </table:table-cell>
          <table:table-cell office:value-type="float" office:value="0.262049361384561" calcext:value-type="float">
            <text:p>0.26204936138456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45062529728208" calcext:value-type="float">
            <text:p>0.345062529728208</text:p>
          </table:table-cell>
          <table:table-cell office:value-type="float" office:value="-0.606706432086566" calcext:value-type="float">
            <text:p>-0.606706432086566</text:p>
          </table:table-cell>
          <table:table-cell office:value-type="float" office:value="0.261643902358358" calcext:value-type="float">
            <text:p>0.261643902358358</text:p>
          </table:table-cell>
          <table:table-cell table:number-columns-repeated="16381"/>
        </table:table-row>
        <table:table-row table:style-name="ro1">
          <table:table-cell office:value-type="float" office:value="-0.633986590364101" calcext:value-type="float">
            <text:p>-0.633986590364101</text:p>
          </table:table-cell>
          <table:table-cell office:value-type="float" office:value="0.334860173861616" calcext:value-type="float">
            <text:p>0.334860173861616</text:p>
          </table:table-cell>
          <table:table-cell office:value-type="float" office:value="0.299126416502485" calcext:value-type="float">
            <text:p>0.299126416502485</text:p>
          </table:table-cell>
          <table:table-cell table:number-columns-repeated="16381"/>
        </table:table-row>
        <table:table-row table:style-name="ro1">
          <table:table-cell office:value-type="float" office:value="-0.612472307051195" calcext:value-type="float">
            <text:p>-0.612472307051195</text:p>
          </table:table-cell>
          <table:table-cell office:value-type="float" office:value="0.405743570938308" calcext:value-type="float">
            <text:p>0.405743570938308</text:p>
          </table:table-cell>
          <table:table-cell office:value-type="float" office:value="0.206728736112887" calcext:value-type="float">
            <text:p>0.206728736112887</text:p>
          </table:table-cell>
          <table:table-cell table:number-columns-repeated="16381"/>
        </table:table-row>
        <table:table-row table:style-name="ro1">
          <table:table-cell office:value-type="float" office:value="0.335843126770437" calcext:value-type="float">
            <text:p>0.335843126770437</text:p>
          </table:table-cell>
          <table:table-cell office:value-type="float" office:value="0.329917379259453" calcext:value-type="float">
            <text:p>0.329917379259453</text:p>
          </table:table-cell>
          <table:table-cell office:value-type="float" office:value="-0.66576050602989" calcext:value-type="float">
            <text:p>-0.66576050602989</text:p>
          </table:table-cell>
          <table:table-cell table:number-columns-repeated="16381"/>
        </table:table-row>
        <table:table-row table:style-name="ro1">
          <table:table-cell office:value-type="float" office:value="0.363118974427539" calcext:value-type="float">
            <text:p>0.363118974427539</text:p>
          </table:table-cell>
          <table:table-cell office:value-type="float" office:value="0.371906446740402" calcext:value-type="float">
            <text:p>0.371906446740402</text:p>
          </table:table-cell>
          <table:table-cell office:value-type="float" office:value="-0.735025421167941" calcext:value-type="float">
            <text:p>-0.735025421167941</text:p>
          </table:table-cell>
          <table:table-cell table:number-columns-repeated="16381"/>
        </table:table-row>
        <table:table-row table:style-name="ro1">
          <table:table-cell office:value-type="float" office:value="0.374923620805886" calcext:value-type="float">
            <text:p>0.374923620805886</text:p>
          </table:table-cell>
          <table:table-cell office:value-type="float" office:value="-0.636972982190446" calcext:value-type="float">
            <text:p>-0.636972982190446</text:p>
          </table:table-cell>
          <table:table-cell office:value-type="float" office:value="0.262049361384561" calcext:value-type="float">
            <text:p>0.26204936138456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16662079405448" calcext:value-type="float">
            <text:p>-0.16662079405448</text:p>
          </table:table-cell>
          <table:table-cell office:value-type="float" office:value="-0.00879763005501345" calcext:value-type="float">
            <text:p>-0.00879763005501345</text:p>
          </table:table-cell>
          <table:table-cell office:value-type="float" office:value="0.177233834800979" calcext:value-type="float">
            <text:p>0.177233834800979</text:p>
          </table:table-cell>
          <table:table-cell table:number-columns-repeated="16381"/>
        </table:table-row>
        <table:table-row table:style-name="ro1">
          <table:table-cell office:value-type="float" office:value="-0.192659884363824" calcext:value-type="float">
            <text:p>-0.192659884363824</text:p>
          </table:table-cell>
          <table:table-cell office:value-type="float" office:value="0.0028562488380654" calcext:value-type="float">
            <text:p>0.0028562488380654</text:p>
          </table:table-cell>
          <table:table-cell office:value-type="float" office:value="0.19126110920312" calcext:value-type="float">
            <text:p>0.19126110920312</text:p>
          </table:table-cell>
          <table:table-cell table:number-columns-repeated="16381"/>
        </table:table-row>
        <table:table-row table:style-name="ro1">
          <table:table-cell office:value-type="float" office:value="-0.0114823040045866" calcext:value-type="float">
            <text:p>-0.0114823040045866</text:p>
          </table:table-cell>
          <table:table-cell office:value-type="float" office:value="-0.0839019851439203" calcext:value-type="float">
            <text:p>-0.0839019851439203</text:p>
          </table:table-cell>
          <table:table-cell office:value-type="float" office:value="0.0975998174467966" calcext:value-type="float">
            <text:p>0.097599817446796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172489354316773" calcext:value-type="float">
            <text:p>0.172489354316773</text:p>
          </table:table-cell>
          <table:table-cell office:value-type="float" office:value="0.198748156522767" calcext:value-type="float">
            <text:p>0.198748156522767</text:p>
          </table:table-cell>
          <table:table-cell office:value-type="float" office:value="-0.37123751083954" calcext:value-type="float">
            <text:p>-0.3712375108395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Default" office:value-type="float" office:value="-0.257145359120507" calcext:value-type="float">
            <text:p>-0.257145359120507</text:p>
          </table:table-cell>
          <table:table-cell table:style-name="Default" office:value-type="float" office:value="0.22975384913372" calcext:value-type="float">
            <text:p>0.22975384913372</text:p>
          </table:table-cell>
          <table:table-cell table:style-name="Default" office:value-type="float" office:value="-0.259815826010531" calcext:value-type="float">
            <text:p>-0.259815826010531</text:p>
          </table:table-cell>
          <table:table-cell table:number-columns-repeated="16381"/>
        </table:table-row>
        <table:table-row table:style-name="ro1">
          <table:table-cell table:style-name="Default" office:value-type="float" office:value="-0.222102172739208" calcext:value-type="float">
            <text:p>-0.222102172739208</text:p>
          </table:table-cell>
          <table:table-cell table:style-name="Default" office:value-type="float" office:value="-0.203653712578372" calcext:value-type="float">
            <text:p>-0.203653712578372</text:p>
          </table:table-cell>
          <table:table-cell table:style-name="Default" office:value-type="float" office:value="0.443083041778507" calcext:value-type="float">
            <text:p>0.443083041778507</text:p>
          </table:table-cell>
          <table:table-cell table:number-columns-repeated="16381"/>
        </table:table-row>
        <table:table-row table:style-name="ro1">
          <table:table-cell table:style-name="Default" office:value-type="float" office:value="-0.141313385689424" calcext:value-type="float">
            <text:p>-0.141313385689424</text:p>
          </table:table-cell>
          <table:table-cell table:style-name="Default" office:value-type="float" office:value="-0.219784298581577" calcext:value-type="float">
            <text:p>-0.219784298581577</text:p>
          </table:table-cell>
          <table:table-cell table:style-name="Default" office:value-type="float" office:value="0.431662300025927" calcext:value-type="float">
            <text:p>0.431662300025927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569476066284637" calcext:value-type="float">
            <text:p>0.5694760662846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629259367266688" calcext:value-type="float">
            <text:p>0.629259367266688</text:p>
          </table:table-cell>
          <table:table-cell table:style-name="Default" office:value-type="float" office:value="-0.0412773825184089" calcext:value-type="float">
            <text:p>-0.0412773825184089</text:p>
          </table:table-cell>
          <table:table-cell table:style-name="Default" office:value-type="float" office:value="-0.229000033364683" calcext:value-type="float">
            <text:p>-0.229000033364683</text:p>
          </table:table-cell>
          <table:table-cell table:number-columns-repeated="16381"/>
        </table:table-row>
        <table:table-row table:style-name="ro1">
          <table:table-cell table:style-name="Default" office:value-type="float" office:value="-0.259593484666035" calcext:value-type="float">
            <text:p>-0.259593484666035</text:p>
          </table:table-cell>
          <table:table-cell table:style-name="Default" office:value-type="float" office:value="0.243406685336588" calcext:value-type="float">
            <text:p>0.243406685336588</text:p>
          </table:table-cell>
          <table:table-cell table:style-name="Default" office:value-type="float" office:value="-0.2813223819812" calcext:value-type="float">
            <text:p>-0.281322381981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487212225703983" calcext:value-type="float">
            <text:p>-0.0487212225703983</text:p>
          </table:table-cell>
          <table:table-cell office:value-type="float" office:value="0.0323677944265369" calcext:value-type="float">
            <text:p>0.0323677944265369</text:p>
          </table:table-cell>
          <table:table-cell office:value-type="float" office:value="-0.0290846720456411" calcext:value-type="float">
            <text:p>-0.0290846720456411</text:p>
          </table:table-cell>
          <table:table-cell table:number-columns-repeated="16381"/>
        </table:table-row>
        <table:table-row table:style-name="ro1">
          <table:table-cell office:value-type="float" office:value="-0.13636949562116" calcext:value-type="float">
            <text:p>-0.13636949562116</text:p>
          </table:table-cell>
          <table:table-cell office:value-type="float" office:value="-0.0496958196758117" calcext:value-type="float">
            <text:p>-0.0496958196758117</text:p>
          </table:table-cell>
          <table:table-cell office:value-type="float" office:value="0.149031765636549" calcext:value-type="float">
            <text:p>0.149031765636549</text:p>
          </table:table-cell>
          <table:table-cell table:number-columns-repeated="16381"/>
        </table:table-row>
        <table:table-row table:style-name="ro1">
          <table:table-cell office:value-type="float" office:value="-0.0469943991017683" calcext:value-type="float">
            <text:p>-0.0469943991017683</text:p>
          </table:table-cell>
          <table:table-cell office:value-type="float" office:value="0.00455224463949931" calcext:value-type="float">
            <text:p>0.00455224463949931</text:p>
          </table:table-cell>
          <table:table-cell office:value-type="float" office:value="0.0160115682717549" calcext:value-type="float">
            <text:p>0.016011568271754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18581031336151" calcext:value-type="float">
            <text:p>0.318581031336151</text:p>
          </table:table-cell>
          <table:table-cell office:value-type="float" office:value="0.00844514079195133" calcext:value-type="float">
            <text:p>0.00844514079195133</text:p>
          </table:table-cell>
          <table:table-cell office:value-type="float" office:value="0.10460710044802" calcext:value-type="float">
            <text:p>0.1046071004480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Default" office:value-type="float" office:value="-0.299692474972547" calcext:value-type="float">
            <text:p>-0.299692474972547</text:p>
          </table:table-cell>
          <table:table-cell table:style-name="Default" office:value-type="float" office:value="-0.0598216218689329" calcext:value-type="float">
            <text:p>-0.0598216218689329</text:p>
          </table:table-cell>
          <table:table-cell table:style-name="Default" office:value-type="float" office:value="-0.106661796709832" calcext:value-type="float">
            <text:p>-0.106661796709832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0883833393618" calcext:value-type="float">
            <text:p>-0.308838333936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222726435870882" calcext:value-type="float">
            <text:p>0.222726435870882</text:p>
          </table:table-cell>
          <table:table-cell table:style-name="Default" office:value-type="float" office:value="-0.254194407665317" calcext:value-type="float">
            <text:p>-0.254194407665317</text:p>
          </table:table-cell>
          <table:table-cell table:style-name="Default" office:value-type="float" office:value="0.140133824627567" calcext:value-type="float">
            <text:p>0.140133824627567</text:p>
          </table:table-cell>
          <table:table-cell table:number-columns-repeated="16381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150133481185929" calcext:value-type="float">
            <text:p>0.150133481185929</text:p>
          </table:table-cell>
          <table:table-cell table:style-name="Default" office:value-type="float" office:value="0.479574398151369" calcext:value-type="float">
            <text:p>0.479574398151369</text:p>
          </table:table-cell>
          <table:table-cell table:style-name="Default" office:value-type="float" office:value="-0.0381952886668714" calcext:value-type="float">
            <text:p>-0.0381952886668714</text:p>
          </table:table-cell>
          <table:table-cell table:number-columns-repeated="16381"/>
        </table:table-row>
        <table:table-row table:style-name="ro1">
          <table:table-cell table:style-name="Default" office:value-type="float" office:value="-0.315382086544927" calcext:value-type="float">
            <text:p>-0.315382086544927</text:p>
          </table:table-cell>
          <table:table-cell table:style-name="Default" office:value-type="float" office:value="-0.0530581721208319" calcext:value-type="float">
            <text:p>-0.0530581721208319</text:p>
          </table:table-cell>
          <table:table-cell table:style-name="Default" office:value-type="float" office:value="-0.114262417903969" calcext:value-type="float">
            <text:p>-0.11426241790396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404778327358866" calcext:value-type="float">
            <text:p>0.0404778327358866</text:p>
          </table:table-cell>
          <table:table-cell office:value-type="float" office:value="-0.286092295371891" calcext:value-type="float">
            <text:p>-0.286092295371891</text:p>
          </table:table-cell>
          <table:table-cell office:value-type="float" office:value="0.0315594219923454" calcext:value-type="float">
            <text:p>0.0315594219923454</text:p>
          </table:table-cell>
          <table:table-cell table:number-columns-repeated="16381"/>
        </table:table-row>
        <table:table-row table:style-name="ro1">
          <table:table-cell office:value-type="float" office:value="-0.0685568418226795" calcext:value-type="float">
            <text:p>-0.0685568418226795</text:p>
          </table:table-cell>
          <table:table-cell office:value-type="float" office:value="0.219606531605067" calcext:value-type="float">
            <text:p>0.219606531605067</text:p>
          </table:table-cell>
          <table:table-cell office:value-type="float" office:value="-0.0269285842811634" calcext:value-type="float">
            <text:p>-0.026928584281163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42214644460662" calcext:value-type="float">
            <text:p>-0.242214644460662</text:p>
          </table:table-cell>
          <table:table-cell office:value-type="float" office:value="-0.196338137439892" calcext:value-type="float">
            <text:p>-0.196338137439892</text:p>
          </table:table-cell>
          <table:table-cell office:value-type="float" office:value="-0.118985678653105" calcext:value-type="float">
            <text:p>-0.118985678653105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float" office:value="0.284086094308399" calcext:value-type="float">
            <text:p>0.284086094308399</text:p>
          </table:table-cell>
          <table:table-cell office:value-type="float" office:value="1.00099667294577" calcext:value-type="float">
            <text:p>1.00099667294577</text:p>
          </table:table-cell>
          <table:table-cell office:value-type="float" office:value="0.455399621298743" calcext:value-type="float">
            <text:p>0.455399621298743</text:p>
          </table:table-cell>
          <table:table-cell table:number-columns-repeated="16381"/>
        </table:table-row>
        <table:table-row table:style-name="ro1">
          <table:table-cell office:value-type="float" office:value="0.730044367640475" calcext:value-type="float">
            <text:p>0.730044367640475</text:p>
          </table:table-cell>
          <table:table-cell office:value-type="float" office:value="0.621704989171307" calcext:value-type="float">
            <text:p>0.621704989171307</text:p>
          </table:table-cell>
          <table:table-cell office:value-type="float" office:value="0.47925168772661" calcext:value-type="float">
            <text:p>0.4792516877266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712249635222219" calcext:value-type="float">
            <text:p>0.0712249635222219</text:p>
          </table:table-cell>
          <table:table-cell office:value-type="float" office:value="0.0639896379360327" calcext:value-type="float">
            <text:p>0.0639896379360327</text:p>
          </table:table-cell>
          <table:table-cell office:value-type="float" office:value="0.0142625306024669" calcext:value-type="float">
            <text:p>0.014262530602466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572954249215943" calcext:value-type="float">
            <text:p>0.572954249215943</text:p>
          </table:table-cell>
          <table:table-cell office:value-type="float" office:value="0.29188128427536" calcext:value-type="float">
            <text:p>0.29188128427536</text:p>
          </table:table-cell>
          <table:table-cell office:value-type="float" office:value="0.855117152540335" calcext:value-type="float">
            <text:p>0.855117152540335</text:p>
          </table:table-cell>
          <table:table-cell table:number-columns-repeated="16381"/>
        </table:table-row>
        <table:table-row table:style-name="ro1">
          <table:table-cell office:value-type="float" office:value="0.890953225665463" calcext:value-type="float">
            <text:p>0.890953225665463</text:p>
          </table:table-cell>
          <table:table-cell office:value-type="float" office:value="0.901672743023825" calcext:value-type="float">
            <text:p>0.901672743023825</text:p>
          </table:table-cell>
          <table:table-cell office:value-type="float" office:value="0.139994299810579" calcext:value-type="float">
            <text:p>0.139994299810579</text:p>
          </table:table-cell>
          <table:table-cell table:number-columns-repeated="16381"/>
        </table:table-row>
        <table:table-row table:style-name="ro1">
          <table:table-cell office:value-type="float" office:value="0.185412357021533" calcext:value-type="float">
            <text:p>0.185412357021533</text:p>
          </table:table-cell>
          <table:table-cell office:value-type="float" office:value="0.405062314609732" calcext:value-type="float">
            <text:p>0.405062314609732</text:p>
          </table:table-cell>
          <table:table-cell office:value-type="float" office:value="0.588668984102244" calcext:value-type="float">
            <text:p>0.58866898410224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237321731682996" calcext:value-type="float">
            <text:p>-0.0237321731682996</text:p>
          </table:table-cell>
          <table:table-cell office:value-type="float" office:value="-0.00360678542730942" calcext:value-type="float">
            <text:p>-0.00360678542730942</text:p>
          </table:table-cell>
          <table:table-cell office:value-type="float" office:value="-0.0487550162619422" calcext:value-type="float">
            <text:p>-0.048755016261942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872082931192538" calcext:value-type="float">
            <text:p>0.872082931192538</text:p>
          </table:table-cell>
          <table:table-cell office:value-type="float" office:value="0.92619123952757" calcext:value-type="float">
            <text:p>0.92619123952757</text:p>
          </table:table-cell>
          <table:table-cell office:value-type="float" office:value="0.0169549796969289" calcext:value-type="float">
            <text:p>0.0169549796969289</text:p>
          </table:table-cell>
          <table:table-cell table:number-columns-repeated="16381"/>
        </table:table-row>
        <table:table-row table:style-name="ro1">
          <table:table-cell office:value-type="float" office:value="0.71397854521173" calcext:value-type="float">
            <text:p>0.71397854521173</text:p>
          </table:table-cell>
          <table:table-cell office:value-type="float" office:value="0.241019308144716" calcext:value-type="float">
            <text:p>0.241019308144716</text:p>
          </table:table-cell>
          <table:table-cell office:value-type="float" office:value="0.502330076637317" calcext:value-type="float">
            <text:p>0.502330076637317</text:p>
          </table:table-cell>
          <table:table-cell table:number-columns-repeated="16381"/>
        </table:table-row>
        <table:table-row table:style-name="ro1">
          <table:table-cell office:value-type="float" office:value="0.274560880986947" calcext:value-type="float">
            <text:p>0.274560880986947</text:p>
          </table:table-cell>
          <table:table-cell office:value-type="float" office:value="1.00142603851219" calcext:value-type="float">
            <text:p>1.00142603851219</text:p>
          </table:table-cell>
          <table:table-cell office:value-type="float" office:value="0.93931982596067" calcext:value-type="float">
            <text:p>0.9393198259606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297001199275804" calcext:value-type="float">
            <text:p>-0.0297001199275804</text:p>
          </table:table-cell>
          <table:table-cell office:value-type="float" office:value="-0.0604612932716373" calcext:value-type="float">
            <text:p>-0.0604612932716373</text:p>
          </table:table-cell>
          <table:table-cell office:value-type="float" office:value="0.0901614131992178" calcext:value-type="float">
            <text:p>0.090161413199217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84219122314141" calcext:value-type="float">
            <text:p>0.384219122314141</text:p>
          </table:table-cell>
          <table:table-cell office:value-type="float" office:value="0.41511342779829" calcext:value-type="float">
            <text:p>0.41511342779829</text:p>
          </table:table-cell>
          <table:table-cell office:value-type="float" office:value="0.258241098538718" calcext:value-type="float">
            <text:p>0.258241098538718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0808506035915" calcext:value-type="float">
            <text:p>0.270808506035915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52144752482709" calcext:value-type="float">
            <text:p>0.352144752482709</text:p>
          </table:table-cell>
          <table:table-cell office:value-type="float" office:value="0.938689159305156" calcext:value-type="float">
            <text:p>0.938689159305156</text:p>
          </table:table-cell>
          <table:table-cell office:value-type="float" office:value="0.432342149291695" calcext:value-type="float">
            <text:p>0.432342149291695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09143962474083" calcext:value-type="float">
            <text:p>0.209143962474083</text:p>
          </table:table-cell>
          <table:table-cell office:value-type="float" office:value="0.455631815692179" calcext:value-type="float">
            <text:p>0.455631815692179</text:p>
          </table:table-cell>
          <table:table-cell office:value-type="float" office:value="0.210481145821687" calcext:value-type="float">
            <text:p>0.210481145821687</text:p>
          </table:table-cell>
          <table:table-cell table:number-columns-repeated="16381"/>
        </table:table-row>
        <table:table-row table:style-name="ro1">
          <table:table-cell office:value-type="float" office:value="0.124829965432725" calcext:value-type="float">
            <text:p>0.124829965432725</text:p>
          </table:table-cell>
          <table:table-cell office:value-type="float" office:value="0.512022265459054" calcext:value-type="float">
            <text:p>0.512022265459054</text:p>
          </table:table-cell>
          <table:table-cell office:value-type="float" office:value="0.200544606841437" calcext:value-type="float">
            <text:p>0.20054460684143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671830718345849" calcext:value-type="float">
            <text:p>0.671830718345849</text:p>
          </table:table-cell>
          <table:table-cell office:value-type="float" office:value="0.589528915934372" calcext:value-type="float">
            <text:p>0.589528915934372</text:p>
          </table:table-cell>
          <table:table-cell office:value-type="float" office:value="0.515362753813724" calcext:value-type="float">
            <text:p>0.515362753813724</text:p>
          </table:table-cell>
          <table:table-cell table:number-columns-repeated="16381"/>
        </table:table-row>
        <table:table-row table:style-name="ro1">
          <table:table-cell office:value-type="float" office:value="0.275240713302457" calcext:value-type="float">
            <text:p>0.275240713302457</text:p>
          </table:table-cell>
          <table:table-cell office:value-type="float" office:value="0.242662993331396" calcext:value-type="float">
            <text:p>0.242662993331396</text:p>
          </table:table-cell>
          <table:table-cell office:value-type="float" office:value="0.0145900003773302" calcext:value-type="float">
            <text:p>0.0145900003773302</text:p>
          </table:table-cell>
          <table:table-cell table:number-columns-repeated="16381"/>
        </table:table-row>
        <table:table-row table:style-name="ro1">
          <table:table-cell office:value-type="float" office:value="1.15221554490624" calcext:value-type="float">
            <text:p>1.15221554490624</text:p>
          </table:table-cell>
          <table:table-cell office:value-type="float" office:value="1.12278274827814" calcext:value-type="float">
            <text:p>1.12278274827814</text:p>
          </table:table-cell>
          <table:table-cell office:value-type="float" office:value="0.663720916621948" calcext:value-type="float">
            <text:p>0.663720916621948</text:p>
          </table:table-cell>
          <table:table-cell table:number-columns-repeated="16381"/>
        </table:table-row>
        <table:table-row table:style-name="ro1">
          <table:table-cell office:value-type="float" office:value="0.0339630013121138" calcext:value-type="float">
            <text:p>0.03396300131211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59876536457165" calcext:value-type="float">
            <text:p>0.59876536457165</text:p>
          </table:table-cell>
          <table:table-cell office:value-type="float" office:value="0.555616322397516" calcext:value-type="float">
            <text:p>0.555616322397516</text:p>
          </table:table-cell>
          <table:table-cell office:value-type="float" office:value="0.343210522146702" calcext:value-type="float">
            <text:p>0.343210522146702</text:p>
          </table:table-cell>
          <table:table-cell table:number-columns-repeated="16381"/>
        </table:table-row>
        <table:table-row table:style-name="ro1">
          <table:table-cell office:value-type="float" office:value="0.598856197701982" calcext:value-type="float">
            <text:p>0.598856197701982</text:p>
          </table:table-cell>
          <table:table-cell office:value-type="float" office:value="0.577827458701791" calcext:value-type="float">
            <text:p>0.577827458701791</text:p>
          </table:table-cell>
          <table:table-cell office:value-type="float" office:value="0.273157186301523" calcext:value-type="float">
            <text:p>0.27315718630152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14733058784325" calcext:value-type="float">
            <text:p>1.14733058784325</text:p>
          </table:table-cell>
          <table:table-cell office:value-type="float" office:value="1.25928268995152" calcext:value-type="float">
            <text:p>1.25928268995152</text:p>
          </table:table-cell>
          <table:table-cell office:value-type="float" office:value="0.813736965904621" calcext:value-type="float">
            <text:p>0.813736965904621</text:p>
          </table:table-cell>
          <table:table-cell table:number-columns-repeated="16381"/>
        </table:table-row>
        <table:table-row table:style-name="ro1">
          <table:table-cell office:value-type="float" office:value="0.416323778601991" calcext:value-type="float">
            <text:p>0.416323778601991</text:p>
          </table:table-cell>
          <table:table-cell office:value-type="float" office:value="0.306876242242742" calcext:value-type="float">
            <text:p>0.306876242242742</text:p>
          </table:table-cell>
          <table:table-cell office:value-type="float" office:value="0.16238582933336" calcext:value-type="float">
            <text:p>0.16238582933336</text:p>
          </table:table-cell>
          <table:table-cell table:number-columns-repeated="16381"/>
        </table:table-row>
        <table:table-row table:style-name="ro1">
          <table:table-cell office:value-type="float" office:value="1.98773113881806" calcext:value-type="float">
            <text:p>1.98773113881806</text:p>
          </table:table-cell>
          <table:table-cell office:value-type="float" office:value="1.98130510491272" calcext:value-type="float">
            <text:p>1.98130510491272</text:p>
          </table:table-cell>
          <table:table-cell office:value-type="float" office:value="1.22910708302292" calcext:value-type="float">
            <text:p>1.22910708302292</text:p>
          </table:table-cell>
          <table:table-cell table:number-columns-repeated="16381"/>
        </table:table-row>
        <table:table-row table:style-name="ro1">
          <table:table-cell office:value-type="float" office:value="0.0286475899853497" calcext:value-type="float">
            <text:p>0.0286475899853497</text:p>
          </table:table-cell>
          <table:table-cell office:value-type="float" office:value="0.0103096660592103" calcext:value-type="float">
            <text:p>0.0103096660592103</text:p>
          </table:table-cell>
          <table:table-cell office:value-type="float" office:value="0.0226933739728411" calcext:value-type="float">
            <text:p>0.0226933739728411</text:p>
          </table:table-cell>
          <table:table-cell table:number-columns-repeated="16381"/>
        </table:table-row>
        <table:table-row table:style-name="ro1">
          <table:table-cell office:value-type="float" office:value="1.01213240736706" calcext:value-type="float">
            <text:p>1.01213240736706</text:p>
          </table:table-cell>
          <table:table-cell office:value-type="float" office:value="1.01103888216189" calcext:value-type="float">
            <text:p>1.01103888216189</text:p>
          </table:table-cell>
          <table:table-cell office:value-type="float" office:value="0.633756824316283" calcext:value-type="float">
            <text:p>0.633756824316283</text:p>
          </table:table-cell>
          <table:table-cell table:number-columns-repeated="16381"/>
        </table:table-row>
        <table:table-row table:style-name="ro1">
          <table:table-cell office:value-type="float" office:value="1.00883599056991" calcext:value-type="float">
            <text:p>1.00883599056991</text:p>
          </table:table-cell>
          <table:table-cell office:value-type="float" office:value="0.946323089116628" calcext:value-type="float">
            <text:p>0.946323089116628</text:p>
          </table:table-cell>
          <table:table-cell office:value-type="float" office:value="0.579113198958034" calcext:value-type="float">
            <text:p>0.57911319895803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459899103246274" calcext:value-type="float">
            <text:p>0.459899103246274</text:p>
          </table:table-cell>
          <table:table-cell office:value-type="float" office:value="0.514378423347998" calcext:value-type="float">
            <text:p>0.514378423347998</text:p>
          </table:table-cell>
          <table:table-cell office:value-type="float" office:value="0.329446344890143" calcext:value-type="float">
            <text:p>0.329446344890143</text:p>
          </table:table-cell>
          <table:table-cell table:number-columns-repeated="16381"/>
        </table:table-row>
        <table:table-row table:style-name="ro1">
          <table:table-cell office:value-type="float" office:value="0.221406486038928" calcext:value-type="float">
            <text:p>0.221406486038928</text:p>
          </table:table-cell>
          <table:table-cell office:value-type="float" office:value="0.198453095809594" calcext:value-type="float">
            <text:p>0.198453095809594</text:p>
          </table:table-cell>
          <table:table-cell office:value-type="float" office:value="0.17175385326188" calcext:value-type="float">
            <text:p>0.17175385326188</text:p>
          </table:table-cell>
          <table:table-cell table:number-columns-repeated="16381"/>
        </table:table-row>
        <table:table-row table:style-name="ro1">
          <table:table-cell office:value-type="float" office:value="1.0657218858698" calcext:value-type="float">
            <text:p>1.0657218858698</text:p>
          </table:table-cell>
          <table:table-cell office:value-type="float" office:value="1.05889547775328" calcext:value-type="float">
            <text:p>1.05889547775328</text:p>
          </table:table-cell>
          <table:table-cell office:value-type="float" office:value="0.499088592381133" calcext:value-type="float">
            <text:p>0.499088592381133</text:p>
          </table:table-cell>
          <table:table-cell table:number-columns-repeated="16381"/>
        </table:table-row>
        <table:table-row table:style-name="ro1">
          <table:table-cell office:value-type="float" office:value="0.15025353893736" calcext:value-type="float">
            <text:p>0.15025353893736</text:p>
          </table:table-cell>
          <table:table-cell office:value-type="float" office:value="0.147523310837828" calcext:value-type="float">
            <text:p>0.147523310837828</text:p>
          </table:table-cell>
          <table:table-cell office:value-type="float" office:value="0.149361555077441" calcext:value-type="float">
            <text:p>0.149361555077441</text:p>
          </table:table-cell>
          <table:table-cell table:number-columns-repeated="16381"/>
        </table:table-row>
        <table:table-row table:style-name="ro1">
          <table:table-cell office:value-type="float" office:value="0.40174153905799" calcext:value-type="float">
            <text:p>0.40174153905799</text:p>
          </table:table-cell>
          <table:table-cell office:value-type="float" office:value="0.401302464672276" calcext:value-type="float">
            <text:p>0.401302464672276</text:p>
          </table:table-cell>
          <table:table-cell office:value-type="float" office:value="0.275182182771869" calcext:value-type="float">
            <text:p>0.275182182771869</text:p>
          </table:table-cell>
          <table:table-cell table:number-columns-repeated="16381"/>
        </table:table-row>
        <table:table-row table:style-name="ro1">
          <table:table-cell office:value-type="float" office:value="0.400419411838938" calcext:value-type="float">
            <text:p>0.400419411838938</text:p>
          </table:table-cell>
          <table:table-cell office:value-type="float" office:value="0.376154373116212" calcext:value-type="float">
            <text:p>0.376154373116212</text:p>
          </table:table-cell>
          <table:table-cell office:value-type="float" office:value="0.260548685376152" calcext:value-type="float">
            <text:p>0.26054868537615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5275805966691" calcext:value-type="float">
            <text:p>0.35275805966691</text:p>
          </table:table-cell>
          <table:table-cell office:value-type="float" office:value="0.394545528082054" calcext:value-type="float">
            <text:p>0.394545528082054</text:p>
          </table:table-cell>
          <table:table-cell office:value-type="float" office:value="0.252696412251037" calcext:value-type="float">
            <text:p>0.252696412251037</text:p>
          </table:table-cell>
          <table:table-cell table:number-columns-repeated="16381"/>
        </table:table-row>
        <table:table-row table:style-name="ro1">
          <table:table-cell office:value-type="float" office:value="0.374241815515246" calcext:value-type="float">
            <text:p>0.374241815515246</text:p>
          </table:table-cell>
          <table:table-cell office:value-type="float" office:value="0.335443862549471" calcext:value-type="float">
            <text:p>0.335443862549471</text:p>
          </table:table-cell>
          <table:table-cell office:value-type="float" office:value="0.290314321935283" calcext:value-type="float">
            <text:p>0.290314321935283</text:p>
          </table:table-cell>
          <table:table-cell table:number-columns-repeated="16381"/>
        </table:table-row>
        <table:table-row table:style-name="ro1">
          <table:table-cell office:value-type="float" office:value="0.406189528758339" calcext:value-type="float">
            <text:p>0.406189528758339</text:p>
          </table:table-cell>
          <table:table-cell office:value-type="float" office:value="0.4035877097165" calcext:value-type="float">
            <text:p>0.4035877097165</text:p>
          </table:table-cell>
          <table:table-cell office:value-type="float" office:value="0.19022276152516" calcext:value-type="float">
            <text:p>0.19022276152516</text:p>
          </table:table-cell>
          <table:table-cell table:number-columns-repeated="16381"/>
        </table:table-row>
        <table:table-row table:style-name="ro1">
          <table:table-cell office:value-type="float" office:value="0.336033624727184" calcext:value-type="float">
            <text:p>0.336033624727184</text:p>
          </table:table-cell>
          <table:table-cell office:value-type="float" office:value="0.329927622491853" calcext:value-type="float">
            <text:p>0.329927622491853</text:p>
          </table:table-cell>
          <table:table-cell office:value-type="float" office:value="0.334038752780962" calcext:value-type="float">
            <text:p>0.334038752780962</text:p>
          </table:table-cell>
          <table:table-cell table:number-columns-repeated="16381"/>
        </table:table-row>
        <table:table-row table:style-name="ro1">
          <table:table-cell office:value-type="float" office:value="0.37259486375607" calcext:value-type="float">
            <text:p>0.37259486375607</text:p>
          </table:table-cell>
          <table:table-cell office:value-type="float" office:value="0.372187644574037" calcext:value-type="float">
            <text:p>0.372187644574037</text:p>
          </table:table-cell>
          <table:table-cell office:value-type="float" office:value="0.255217491669893" calcext:value-type="float">
            <text:p>0.255217491669893</text:p>
          </table:table-cell>
          <table:table-cell table:number-columns-repeated="16381"/>
        </table:table-row>
        <table:table-row table:style-name="ro1">
          <table:table-cell office:value-type="float" office:value="0.386086911906389" calcext:value-type="float">
            <text:p>0.386086911906389</text:p>
          </table:table-cell>
          <table:table-cell office:value-type="float" office:value="0.362690409162625" calcext:value-type="float">
            <text:p>0.362690409162625</text:p>
          </table:table-cell>
          <table:table-cell office:value-type="float" office:value="0.251222678930986" calcext:value-type="float">
            <text:p>0.25122267893098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5275805966691" calcext:value-type="float">
            <text:p>0.35275805966691</text:p>
          </table:table-cell>
          <table:table-cell office:value-type="float" office:value="-0.605454471917946" calcext:value-type="float">
            <text:p>-0.605454471917946</text:p>
          </table:table-cell>
          <table:table-cell office:value-type="float" office:value="0.252696412251037" calcext:value-type="float">
            <text:p>0.252696412251037</text:p>
          </table:table-cell>
          <table:table-cell table:number-columns-repeated="16381"/>
        </table:table-row>
        <table:table-row table:style-name="ro1">
          <table:table-cell office:value-type="float" office:value="-0.625758184484754" calcext:value-type="float">
            <text:p>-0.625758184484754</text:p>
          </table:table-cell>
          <table:table-cell office:value-type="float" office:value="0.335443862549471" calcext:value-type="float">
            <text:p>0.335443862549471</text:p>
          </table:table-cell>
          <table:table-cell office:value-type="float" office:value="0.290314321935283" calcext:value-type="float">
            <text:p>0.290314321935283</text:p>
          </table:table-cell>
          <table:table-cell table:number-columns-repeated="16381"/>
        </table:table-row>
        <table:table-row table:style-name="ro1">
          <table:table-cell office:value-type="float" office:value="-0.593810471241661" calcext:value-type="float">
            <text:p>-0.593810471241661</text:p>
          </table:table-cell>
          <table:table-cell office:value-type="float" office:value="0.4035877097165" calcext:value-type="float">
            <text:p>0.4035877097165</text:p>
          </table:table-cell>
          <table:table-cell office:value-type="float" office:value="0.19022276152516" calcext:value-type="float">
            <text:p>0.19022276152516</text:p>
          </table:table-cell>
          <table:table-cell table:number-columns-repeated="16381"/>
        </table:table-row>
        <table:table-row table:style-name="ro1">
          <table:table-cell office:value-type="float" office:value="0.336033624727184" calcext:value-type="float">
            <text:p>0.336033624727184</text:p>
          </table:table-cell>
          <table:table-cell office:value-type="float" office:value="0.329927622491853" calcext:value-type="float">
            <text:p>0.329927622491853</text:p>
          </table:table-cell>
          <table:table-cell office:value-type="float" office:value="-0.665961247219038" calcext:value-type="float">
            <text:p>-0.665961247219038</text:p>
          </table:table-cell>
          <table:table-cell table:number-columns-repeated="16381"/>
        </table:table-row>
        <table:table-row table:style-name="ro1">
          <table:table-cell office:value-type="float" office:value="0.37259486375607" calcext:value-type="float">
            <text:p>0.37259486375607</text:p>
          </table:table-cell>
          <table:table-cell office:value-type="float" office:value="0.372187644574037" calcext:value-type="float">
            <text:p>0.372187644574037</text:p>
          </table:table-cell>
          <table:table-cell office:value-type="float" office:value="-0.744782508330107" calcext:value-type="float">
            <text:p>-0.744782508330107</text:p>
          </table:table-cell>
          <table:table-cell table:number-columns-repeated="16381"/>
        </table:table-row>
        <table:table-row table:style-name="ro1">
          <table:table-cell office:value-type="float" office:value="0.386086911906389" calcext:value-type="float">
            <text:p>0.386086911906389</text:p>
          </table:table-cell>
          <table:table-cell office:value-type="float" office:value="-0.637309590837375" calcext:value-type="float">
            <text:p>-0.637309590837375</text:p>
          </table:table-cell>
          <table:table-cell office:value-type="float" office:value="0.251222678930986" calcext:value-type="float">
            <text:p>0.25122267893098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152845851266962" calcext:value-type="float">
            <text:p>-0.152845851266962</text:p>
          </table:table-cell>
          <table:table-cell office:value-type="float" office:value="0.00391272395484622" calcext:value-type="float">
            <text:p>0.00391272395484622</text:p>
          </table:table-cell>
          <table:table-cell office:value-type="float" office:value="0.150748356462533" calcext:value-type="float">
            <text:p>0.150748356462533</text:p>
          </table:table-cell>
          <table:table-cell table:number-columns-repeated="16381"/>
        </table:table-row>
        <table:table-row table:style-name="ro1">
          <table:table-cell office:value-type="float" office:value="-0.179782044868739" calcext:value-type="float">
            <text:p>-0.179782044868739</text:p>
          </table:table-cell>
          <table:table-cell office:value-type="float" office:value="0.0163877795385937" calcext:value-type="float">
            <text:p>0.0163877795385937</text:p>
          </table:table-cell>
          <table:table-cell office:value-type="float" office:value="0.164851593260139" calcext:value-type="float">
            <text:p>0.164851593260139</text:p>
          </table:table-cell>
          <table:table-cell table:number-columns-repeated="16381"/>
        </table:table-row>
        <table:table-row table:style-name="ro1">
          <table:table-cell office:value-type="float" office:value="0.0121595757840291" calcext:value-type="float">
            <text:p>0.0121595757840291</text:p>
          </table:table-cell>
          <table:table-cell office:value-type="float" office:value="-0.0846105060117027" calcext:value-type="float">
            <text:p>-0.0846105060117027</text:p>
          </table:table-cell>
          <table:table-cell office:value-type="float" office:value="0.0746662369731334" calcext:value-type="float">
            <text:p>0.074666236973133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227904804330138" calcext:value-type="float">
            <text:p>0.227904804330138</text:p>
          </table:table-cell>
          <table:table-cell office:value-type="float" office:value="0.19838277657654" calcext:value-type="float">
            <text:p>0.19838277657654</text:p>
          </table:table-cell>
          <table:table-cell office:value-type="float" office:value="-0.426287580906679" calcext:value-type="float">
            <text:p>-0.42628758090667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Default" office:value-type="float" office:value="-0.248847882607879" calcext:value-type="float">
            <text:p>-0.248847882607879</text:p>
          </table:table-cell>
          <table:table-cell table:style-name="Default" office:value-type="float" office:value="0.232872476449944" calcext:value-type="float">
            <text:p>0.232872476449944</text:p>
          </table:table-cell>
          <table:table-cell table:style-name="Default" office:value-type="float" office:value="-0.272101559698354" calcext:value-type="float">
            <text:p>-0.272101559698354</text:p>
          </table:table-cell>
          <table:table-cell table:number-columns-repeated="16381"/>
        </table:table-row>
        <table:table-row table:style-name="ro1">
          <table:table-cell table:style-name="Default" office:value-type="float" office:value="-0.230105591462434" calcext:value-type="float">
            <text:p>-0.230105591462434</text:p>
          </table:table-cell>
          <table:table-cell table:style-name="Default" office:value-type="float" office:value="-0.220095854953032" calcext:value-type="float">
            <text:p>-0.220095854953032</text:p>
          </table:table-cell>
          <table:table-cell table:style-name="Default" office:value-type="float" office:value="0.436811498353357" calcext:value-type="float">
            <text:p>0.436811498353357</text:p>
          </table:table-cell>
          <table:table-cell table:number-columns-repeated="16381"/>
        </table:table-row>
        <table:table-row table:style-name="ro1">
          <table:table-cell table:style-name="Default" office:value-type="float" office:value="-0.140827352153278" calcext:value-type="float">
            <text:p>-0.140827352153278</text:p>
          </table:table-cell>
          <table:table-cell table:style-name="Default" office:value-type="float" office:value="-0.231140891441936" calcext:value-type="float">
            <text:p>-0.231140891441936</text:p>
          </table:table-cell>
          <table:table-cell table:style-name="Default" office:value-type="float" office:value="0.419806126459788" calcext:value-type="float">
            <text:p>0.419806126459788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58733390263591" calcext:value-type="float">
            <text:p>0.587333902635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657022784489187" calcext:value-type="float">
            <text:p>0.657022784489187</text:p>
          </table:table-cell>
          <table:table-cell table:style-name="Default" office:value-type="float" office:value="-0.0183975071144283" calcext:value-type="float">
            <text:p>-0.0183975071144283</text:p>
          </table:table-cell>
          <table:table-cell table:style-name="Default" office:value-type="float" office:value="-0.22457060357015" calcext:value-type="float">
            <text:p>-0.22457060357015</text:p>
          </table:table-cell>
          <table:table-cell table:number-columns-repeated="16381"/>
        </table:table-row>
        <table:table-row table:style-name="ro1">
          <table:table-cell table:style-name="Default" office:value-type="float" office:value="-0.249311278649395" calcext:value-type="float">
            <text:p>-0.249311278649395</text:p>
          </table:table-cell>
          <table:table-cell table:style-name="Default" office:value-type="float" office:value="0.248250562591031" calcext:value-type="float">
            <text:p>0.248250562591031</text:p>
          </table:table-cell>
          <table:table-cell table:style-name="Default" office:value-type="float" office:value="-0.296235613136719" calcext:value-type="float">
            <text:p>-0.29623561313671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383399435748958" calcext:value-type="float">
            <text:p>-0.0383399435748958</text:p>
          </table:table-cell>
          <table:table-cell office:value-type="float" office:value="0.0355122694008763" calcext:value-type="float">
            <text:p>0.0355122694008763</text:p>
          </table:table-cell>
          <table:table-cell office:value-type="float" office:value="-0.0398056480358195" calcext:value-type="float">
            <text:p>-0.0398056480358195</text:p>
          </table:table-cell>
          <table:table-cell table:number-columns-repeated="16381"/>
        </table:table-row>
        <table:table-row table:style-name="ro1">
          <table:table-cell office:value-type="float" office:value="-0.125209246029039" calcext:value-type="float">
            <text:p>-0.125209246029039</text:p>
          </table:table-cell>
          <table:table-cell office:value-type="float" office:value="-0.0602757881625786" calcext:value-type="float">
            <text:p>-0.0602757881625786</text:p>
          </table:table-cell>
          <table:table-cell office:value-type="float" office:value="0.145545970746569" calcext:value-type="float">
            <text:p>0.145545970746569</text:p>
          </table:table-cell>
          <table:table-cell table:number-columns-repeated="16381"/>
        </table:table-row>
        <table:table-row table:style-name="ro1">
          <table:table-cell office:value-type="float" office:value="-0.0366700621733174" calcext:value-type="float">
            <text:p>-0.0366700621733174</text:p>
          </table:table-cell>
          <table:table-cell office:value-type="float" office:value="0.00652333975254669" calcext:value-type="float">
            <text:p>0.00652333975254669</text:p>
          </table:table-cell>
          <table:table-cell office:value-type="float" office:value="0.00514441376669788" calcext:value-type="float">
            <text:p>0.0051444137666978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7526458225211" calcext:value-type="float">
            <text:p>0.37526458225211</text:p>
          </table:table-cell>
          <table:table-cell office:value-type="float" office:value="0.0114887855315788" calcext:value-type="float">
            <text:p>0.0114887855315788</text:p>
          </table:table-cell>
          <table:table-cell office:value-type="float" office:value="0.0637098484079208" calcext:value-type="float">
            <text:p>0.063709848407920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Default" office:value-type="float" office:value="-0.307286045181022" calcext:value-type="float">
            <text:p>-0.307286045181022</text:p>
          </table:table-cell>
          <table:table-cell table:style-name="Default" office:value-type="float" office:value="-0.0498297264214761" calcext:value-type="float">
            <text:p>-0.0498297264214761</text:p>
          </table:table-cell>
          <table:table-cell table:style-name="Default" office:value-type="float" office:value="-0.111989356854696" calcext:value-type="float">
            <text:p>-0.111989356854696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42316632359601" calcext:value-type="float">
            <text:p>-0.3423166323596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210830089412608" calcext:value-type="float">
            <text:p>0.210830089412608</text:p>
          </table:table-cell>
          <table:table-cell table:style-name="Default" office:value-type="float" office:value="-0.275113560544382" calcext:value-type="float">
            <text:p>-0.275113560544382</text:p>
          </table:table-cell>
          <table:table-cell table:style-name="Default" office:value-type="float" office:value="0.127389250198714" calcext:value-type="float">
            <text:p>0.127389250198714</text:p>
          </table:table-cell>
          <table:table-cell table:number-columns-repeated="16381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Default" office:value-type="float" office:value="0.179039933131575" calcext:value-type="float">
            <text:p>0.179039933131575</text:p>
          </table:table-cell>
          <table:table-cell table:style-name="Default" office:value-type="float" office:value="0.537349434066836" calcext:value-type="float">
            <text:p>0.537349434066836</text:p>
          </table:table-cell>
          <table:table-cell table:style-name="Default" office:value-type="float" office:value="-0.0178297427886963" calcext:value-type="float">
            <text:p>-0.0178297427886963</text:p>
          </table:table-cell>
          <table:table-cell table:number-columns-repeated="16381"/>
        </table:table-row>
        <table:table-row table:style-name="ro1">
          <table:table-cell table:style-name="Default" office:value-type="float" office:value="-0.323700417434992" calcext:value-type="float">
            <text:p>-0.323700417434992</text:p>
          </table:table-cell>
          <table:table-cell table:style-name="Default" office:value-type="float" office:value="-0.0397552194188292" calcext:value-type="float">
            <text:p>-0.0397552194188292</text:p>
          </table:table-cell>
          <table:table-cell table:style-name="Default" office:value-type="float" office:value="-0.120053161760243" calcext:value-type="float">
            <text:p>-0.12005316176024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357001175080825" calcext:value-type="float">
            <text:p>0.0357001175080825</text:p>
          </table:table-cell>
          <table:table-cell office:value-type="float" office:value="-0.297613849298496" calcext:value-type="float">
            <text:p>-0.297613849298496</text:p>
          </table:table-cell>
          <table:table-cell office:value-type="float" office:value="0.0245811525301895" calcext:value-type="float">
            <text:p>0.0245811525301895</text:p>
          </table:table-cell>
          <table:table-cell table:number-columns-repeated="16381"/>
        </table:table-row>
        <table:table-row table:style-name="ro1">
          <table:table-cell office:value-type="float" office:value="-0.0696026841254474" calcext:value-type="float">
            <text:p>-0.0696026841254474</text:p>
          </table:table-cell>
          <table:table-cell office:value-type="float" office:value="0.250996227468482" calcext:value-type="float">
            <text:p>0.250996227468482</text:p>
          </table:table-cell>
          <table:table-cell office:value-type="float" office:value="-0.0282095166486353" calcext:value-type="float">
            <text:p>-0.028209516648635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41116440071832" calcext:value-type="float">
            <text:p>-0.241116440071832</text:p>
          </table:table-cell>
          <table:table-cell office:value-type="float" office:value="-0.169665704677453" calcext:value-type="float">
            <text:p>-0.169665704677453</text:p>
          </table:table-cell>
          <table:table-cell office:value-type="float" office:value="-0.122483011204923" calcext:value-type="float">
            <text:p>-0.122483011204923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float" office:value="0.280516082557591" calcext:value-type="float">
            <text:p>0.280516082557591</text:p>
          </table:table-cell>
          <table:table-cell office:value-type="float" office:value="1.03075805787562" calcext:value-type="float">
            <text:p>1.03075805787562</text:p>
          </table:table-cell>
          <table:table-cell office:value-type="float" office:value="0.452941506045724" calcext:value-type="float">
            <text:p>0.452941506045724</text:p>
          </table:table-cell>
          <table:table-cell table:number-columns-repeated="16381"/>
        </table:table-row>
        <table:table-row table:style-name="ro1">
          <table:table-cell office:value-type="float" office:value="0.737004636053019" calcext:value-type="float">
            <text:p>0.737004636053019</text:p>
          </table:table-cell>
          <table:table-cell office:value-type="float" office:value="0.596605366424459" calcext:value-type="float">
            <text:p>0.596605366424459</text:p>
          </table:table-cell>
          <table:table-cell office:value-type="float" office:value="0.482072639391474" calcext:value-type="float">
            <text:p>0.48207263939147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953366075294051" calcext:value-type="float">
            <text:p>0.0953366075294051</text:p>
          </table:table-cell>
          <table:table-cell office:value-type="float" office:value="0.0809562084037779" calcext:value-type="float">
            <text:p>0.0809562084037779</text:p>
          </table:table-cell>
          <table:table-cell office:value-type="float" office:value="0.0265108317229591" calcext:value-type="float">
            <text:p>0.026510831722959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576788243573432" calcext:value-type="float">
            <text:p>0.576788243573432</text:p>
          </table:table-cell>
          <table:table-cell office:value-type="float" office:value="0.288330057335272" calcext:value-type="float">
            <text:p>0.288330057335272</text:p>
          </table:table-cell>
          <table:table-cell office:value-type="float" office:value="0.859097717343917" calcext:value-type="float">
            <text:p>0.859097717343917</text:p>
          </table:table-cell>
          <table:table-cell table:number-columns-repeated="16381"/>
        </table:table-row>
        <table:table-row table:style-name="ro1">
          <table:table-cell office:value-type="float" office:value="0.903474150268366" calcext:value-type="float">
            <text:p>0.903474150268366</text:p>
          </table:table-cell>
          <table:table-cell office:value-type="float" office:value="0.907700321840083" calcext:value-type="float">
            <text:p>0.907700321840083</text:p>
          </table:table-cell>
          <table:table-cell office:value-type="float" office:value="0.125439702735922" calcext:value-type="float">
            <text:p>0.125439702735922</text:p>
          </table:table-cell>
          <table:table-cell table:number-columns-repeated="16381"/>
        </table:table-row>
        <table:table-row table:style-name="ro1">
          <table:table-cell office:value-type="float" office:value="0.189079363238865" calcext:value-type="float">
            <text:p>0.189079363238865</text:p>
          </table:table-cell>
          <table:table-cell office:value-type="float" office:value="0.404409980634477" calcext:value-type="float">
            <text:p>0.404409980634477</text:p>
          </table:table-cell>
          <table:table-cell office:value-type="float" office:value="0.588154542725574" calcext:value-type="float">
            <text:p>0.58815454272557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612586313935106" calcext:value-type="float">
            <text:p>-0.0612586313935106</text:p>
          </table:table-cell>
          <table:table-cell office:value-type="float" office:value="-0.0047556639804673" calcext:value-type="float">
            <text:p>-0.0047556639804673</text:p>
          </table:table-cell>
          <table:table-cell office:value-type="float" office:value="-0.0551260011027343" calcext:value-type="float">
            <text:p>-0.055126001102734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887367516319234" calcext:value-type="float">
            <text:p>0.887367516319234</text:p>
          </table:table-cell>
          <table:table-cell office:value-type="float" office:value="0.925799967132086" calcext:value-type="float">
            <text:p>0.925799967132086</text:p>
          </table:table-cell>
          <table:table-cell office:value-type="float" office:value="0.00188014405067567" calcext:value-type="float">
            <text:p>0.00188014405067567</text:p>
          </table:table-cell>
          <table:table-cell table:number-columns-repeated="16381"/>
        </table:table-row>
        <table:table-row table:style-name="ro1">
          <table:table-cell office:value-type="float" office:value="0.731956749698604" calcext:value-type="float">
            <text:p>0.731956749698604</text:p>
          </table:table-cell>
          <table:table-cell office:value-type="float" office:value="0.239380530190856" calcext:value-type="float">
            <text:p>0.239380530190856</text:p>
          </table:table-cell>
          <table:table-cell office:value-type="float" office:value="0.485844917311303" calcext:value-type="float">
            <text:p>0.485844917311303</text:p>
          </table:table-cell>
          <table:table-cell table:number-columns-repeated="16381"/>
        </table:table-row>
        <table:table-row table:style-name="ro1">
          <table:table-cell office:value-type="float" office:value="0.273344923408544" calcext:value-type="float">
            <text:p>0.273344923408544</text:p>
          </table:table-cell>
          <table:table-cell office:value-type="float" office:value="1.00988708911336" calcext:value-type="float">
            <text:p>1.00988708911336</text:p>
          </table:table-cell>
          <table:table-cell office:value-type="float" office:value="0.931853202263357" calcext:value-type="float">
            <text:p>0.931853202263357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524906003605942" calcext:value-type="float">
            <text:p>-0.0524906003605942</text:p>
          </table:table-cell>
          <table:table-cell office:value-type="float" office:value="-0.0802995709292914" calcext:value-type="float">
            <text:p>-0.0802995709292914</text:p>
          </table:table-cell>
          <table:table-cell office:value-type="float" office:value="0.132790171289886" calcext:value-type="float">
            <text:p>0.13279017128988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8696719970914" calcext:value-type="float">
            <text:p>0.38696719970914</text:p>
          </table:table-cell>
          <table:table-cell office:value-type="float" office:value="0.407079869968591" calcext:value-type="float">
            <text:p>0.407079869968591</text:p>
          </table:table-cell>
          <table:table-cell office:value-type="float" office:value="0.259242520865934" calcext:value-type="float">
            <text:p>0.259242520865934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9125516324838" calcext:value-type="float">
            <text:p>0.309125516324838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5003044693155" calcext:value-type="float">
            <text:p>0.35003044693155</text:p>
          </table:table-cell>
          <table:table-cell office:value-type="float" office:value="0.960445960796192" calcext:value-type="float">
            <text:p>0.960445960796192</text:p>
          </table:table-cell>
          <table:table-cell office:value-type="float" office:value="0.430638997476739" calcext:value-type="float">
            <text:p>0.430638997476739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08654525569398" calcext:value-type="float">
            <text:p>0.208654525569398</text:p>
          </table:table-cell>
          <table:table-cell office:value-type="float" office:value="0.463491565674289" calcext:value-type="float">
            <text:p>0.463491565674289</text:p>
          </table:table-cell>
          <table:table-cell office:value-type="float" office:value="0.209917828070024" calcext:value-type="float">
            <text:p>0.209917828070024</text:p>
          </table:table-cell>
          <table:table-cell table:number-columns-repeated="16381"/>
        </table:table-row>
        <table:table-row table:style-name="ro1">
          <table:table-cell office:value-type="float" office:value="0.122476358653752" calcext:value-type="float">
            <text:p>0.122476358653752</text:p>
          </table:table-cell>
          <table:table-cell office:value-type="float" office:value="0.529456418551378" calcext:value-type="float">
            <text:p>0.529456418551378</text:p>
          </table:table-cell>
          <table:table-cell office:value-type="float" office:value="0.199054978815096" calcext:value-type="float">
            <text:p>0.19905497881509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673964683133877" calcext:value-type="float">
            <text:p>0.673964683133877</text:p>
          </table:table-cell>
          <table:table-cell office:value-type="float" office:value="0.58440341156695" calcext:value-type="float">
            <text:p>0.58440341156695</text:p>
          </table:table-cell>
          <table:table-cell office:value-type="float" office:value="0.51265963534274" calcext:value-type="float">
            <text:p>0.51265963534274</text:p>
          </table:table-cell>
          <table:table-cell table:number-columns-repeated="16381"/>
        </table:table-row>
        <table:table-row table:style-name="ro1">
          <table:table-cell office:value-type="float" office:value="0.313249914499967" calcext:value-type="float">
            <text:p>0.313249914499967</text:p>
          </table:table-cell>
          <table:table-cell office:value-type="float" office:value="0.279075675516846" calcext:value-type="float">
            <text:p>0.279075675516846</text:p>
          </table:table-cell>
          <table:table-cell office:value-type="float" office:value="0.0154549660679594" calcext:value-type="float">
            <text:p>0.0154549660679594</text:p>
          </table:table-cell>
          <table:table-cell table:number-columns-repeated="16381"/>
        </table:table-row>
        <table:table-row table:style-name="ro1">
          <table:table-cell office:value-type="float" office:value="1.18501949373273" calcext:value-type="float">
            <text:p>1.18501949373273</text:p>
          </table:table-cell>
          <table:table-cell office:value-type="float" office:value="1.1453584600474" calcext:value-type="float">
            <text:p>1.1453584600474</text:p>
          </table:table-cell>
          <table:table-cell office:value-type="float" office:value="0.651149049608771" calcext:value-type="float">
            <text:p>0.651149049608771</text:p>
          </table:table-cell>
          <table:table-cell table:number-columns-repeated="16381"/>
        </table:table-row>
        <table:table-row table:style-name="ro1">
          <table:table-cell office:value-type="float" office:value="0.0339630013121138" calcext:value-type="float">
            <text:p>0.03396300131211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612756256347034" calcext:value-type="float">
            <text:p>0.612756256347034</text:p>
          </table:table-cell>
          <table:table-cell office:value-type="float" office:value="0.564248024297844" calcext:value-type="float">
            <text:p>0.564248024297844</text:p>
          </table:table-cell>
          <table:table-cell office:value-type="float" office:value="0.337537348219492" calcext:value-type="float">
            <text:p>0.337537348219492</text:p>
          </table:table-cell>
          <table:table-cell table:number-columns-repeated="16381"/>
        </table:table-row>
        <table:table-row table:style-name="ro1">
          <table:table-cell office:value-type="float" office:value="0.620593301598004" calcext:value-type="float">
            <text:p>0.620593301598004</text:p>
          </table:table-cell>
          <table:table-cell office:value-type="float" office:value="0.594883542019853" calcext:value-type="float">
            <text:p>0.594883542019853</text:p>
          </table:table-cell>
          <table:table-cell office:value-type="float" office:value="0.265387459137069" calcext:value-type="float">
            <text:p>0.26538745913706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16497433360911" calcext:value-type="float">
            <text:p>1.16497433360911</text:p>
          </table:table-cell>
          <table:table-cell office:value-type="float" office:value="1.26043305861783" calcext:value-type="float">
            <text:p>1.26043305861783</text:p>
          </table:table-cell>
          <table:table-cell office:value-type="float" office:value="0.785037632698992" calcext:value-type="float">
            <text:p>0.785037632698992</text:p>
          </table:table-cell>
          <table:table-cell table:number-columns-repeated="16381"/>
        </table:table-row>
        <table:table-row table:style-name="ro1">
          <table:table-cell office:value-type="float" office:value="0.485492695753414" calcext:value-type="float">
            <text:p>0.485492695753414</text:p>
          </table:table-cell>
          <table:table-cell office:value-type="float" office:value="0.351273246187376" calcext:value-type="float">
            <text:p>0.351273246187376</text:p>
          </table:table-cell>
          <table:table-cell office:value-type="float" office:value="0.172695745054647" calcext:value-type="float">
            <text:p>0.172695745054647</text:p>
          </table:table-cell>
          <table:table-cell table:number-columns-repeated="16381"/>
        </table:table-row>
        <table:table-row table:style-name="ro1">
          <table:table-cell office:value-type="float" office:value="2.06691798394143" calcext:value-type="float">
            <text:p>2.06691798394143</text:p>
          </table:table-cell>
          <table:table-cell office:value-type="float" office:value="2.00770797383757" calcext:value-type="float">
            <text:p>2.00770797383757</text:p>
          </table:table-cell>
          <table:table-cell office:value-type="float" office:value="1.18758745266843" calcext:value-type="float">
            <text:p>1.18758745266843</text:p>
          </table:table-cell>
          <table:table-cell table:number-columns-repeated="16381"/>
        </table:table-row>
        <table:table-row table:style-name="ro1">
          <table:table-cell office:value-type="float" office:value="0.0291667003700628" calcext:value-type="float">
            <text:p>0.0291667003700628</text:p>
          </table:table-cell>
          <table:table-cell office:value-type="float" office:value="0.0102963772743291" calcext:value-type="float">
            <text:p>0.0102963772743291</text:p>
          </table:table-cell>
          <table:table-cell office:value-type="float" office:value="0.0221813873100075" calcext:value-type="float">
            <text:p>0.0221813873100075</text:p>
          </table:table-cell>
          <table:table-cell table:number-columns-repeated="16381"/>
        </table:table-row>
        <table:table-row table:style-name="ro1">
          <table:table-cell office:value-type="float" office:value="1.04803830403821" calcext:value-type="float">
            <text:p>1.04803830403821</text:p>
          </table:table-cell>
          <table:table-cell office:value-type="float" office:value="1.02208775503792" calcext:value-type="float">
            <text:p>1.02208775503792</text:p>
          </table:table-cell>
          <table:table-cell office:value-type="float" office:value="0.6119418955349" calcext:value-type="float">
            <text:p>0.6119418955349</text:p>
          </table:table-cell>
          <table:table-cell table:number-columns-repeated="16381"/>
        </table:table-row>
        <table:table-row table:style-name="ro1">
          <table:table-cell office:value-type="float" office:value="1.05769471148981" calcext:value-type="float">
            <text:p>1.05769471148981</text:p>
          </table:table-cell>
          <table:table-cell office:value-type="float" office:value="0.963813596283342" calcext:value-type="float">
            <text:p>0.963813596283342</text:p>
          </table:table-cell>
          <table:table-cell office:value-type="float" office:value="0.55960763569894" calcext:value-type="float">
            <text:p>0.5596076356989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468085452668223" calcext:value-type="float">
            <text:p>0.468085452668223</text:p>
          </table:table-cell>
          <table:table-cell office:value-type="float" office:value="0.514970488650237" calcext:value-type="float">
            <text:p>0.514970488650237</text:p>
          </table:table-cell>
          <table:table-cell office:value-type="float" office:value="0.320125840326513" calcext:value-type="float">
            <text:p>0.320125840326513</text:p>
          </table:table-cell>
          <table:table-cell table:number-columns-repeated="16381"/>
        </table:table-row>
        <table:table-row table:style-name="ro1">
          <table:table-cell office:value-type="float" office:value="0.237263000487863" calcext:value-type="float">
            <text:p>0.237263000487863</text:p>
          </table:table-cell>
          <table:table-cell office:value-type="float" office:value="0.207462330410421" calcext:value-type="float">
            <text:p>0.207462330410421</text:p>
          </table:table-cell>
          <table:table-cell office:value-type="float" office:value="0.17353378069842" calcext:value-type="float">
            <text:p>0.17353378069842</text:p>
          </table:table-cell>
          <table:table-cell table:number-columns-repeated="16381"/>
        </table:table-row>
        <table:table-row table:style-name="ro1">
          <table:table-cell office:value-type="float" office:value="1.15354434501418" calcext:value-type="float">
            <text:p>1.15354434501418</text:p>
          </table:table-cell>
          <table:table-cell office:value-type="float" office:value="1.08722571020613" calcext:value-type="float">
            <text:p>1.08722571020613</text:p>
          </table:table-cell>
          <table:table-cell office:value-type="float" office:value="0.478790910449801" calcext:value-type="float">
            <text:p>0.478790910449801</text:p>
          </table:table-cell>
          <table:table-cell table:number-columns-repeated="16381"/>
        </table:table-row>
        <table:table-row table:style-name="ro1">
          <table:table-cell office:value-type="float" office:value="0.150331557358096" calcext:value-type="float">
            <text:p>0.150331557358096</text:p>
          </table:table-cell>
          <table:table-cell office:value-type="float" office:value="0.147521350445311" calcext:value-type="float">
            <text:p>0.147521350445311</text:p>
          </table:table-cell>
          <table:table-cell office:value-type="float" office:value="0.149285103526059" calcext:value-type="float">
            <text:p>0.149285103526059</text:p>
          </table:table-cell>
          <table:table-cell table:number-columns-repeated="16381"/>
        </table:table-row>
        <table:table-row table:style-name="ro1">
          <table:table-cell office:value-type="float" office:value="0.41642852608831" calcext:value-type="float">
            <text:p>0.41642852608831</text:p>
          </table:table-cell>
          <table:table-cell office:value-type="float" office:value="0.405760990072377" calcext:value-type="float">
            <text:p>0.405760990072377</text:p>
          </table:table-cell>
          <table:table-cell office:value-type="float" office:value="0.269244107881105" calcext:value-type="float">
            <text:p>0.269244107881105</text:p>
          </table:table-cell>
          <table:table-cell table:number-columns-repeated="16381"/>
        </table:table-row>
        <table:table-row table:style-name="ro1">
          <table:table-cell office:value-type="float" office:value="0.420469207445337" calcext:value-type="float">
            <text:p>0.420469207445337</text:p>
          </table:table-cell>
          <table:table-cell office:value-type="float" office:value="0.38279137695934" calcext:value-type="float">
            <text:p>0.38279137695934</text:p>
          </table:table-cell>
          <table:table-cell office:value-type="float" office:value="0.255515780899952" calcext:value-type="float">
            <text:p>0.25551578089995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59186614838469" calcext:value-type="float">
            <text:p>0.359186614838469</text:p>
          </table:table-cell>
          <table:table-cell office:value-type="float" office:value="0.395163971675696" calcext:value-type="float">
            <text:p>0.395163971675696</text:p>
          </table:table-cell>
          <table:table-cell office:value-type="float" office:value="0.245649413485835" calcext:value-type="float">
            <text:p>0.245649413485835</text:p>
          </table:table-cell>
          <table:table-cell table:number-columns-repeated="16381"/>
        </table:table-row>
        <table:table-row table:style-name="ro1">
          <table:table-cell office:value-type="float" office:value="0.383759812087706" calcext:value-type="float">
            <text:p>0.383759812087706</text:p>
          </table:table-cell>
          <table:table-cell office:value-type="float" office:value="0.335558872516464" calcext:value-type="float">
            <text:p>0.335558872516464</text:p>
          </table:table-cell>
          <table:table-cell office:value-type="float" office:value="0.28068131539583" calcext:value-type="float">
            <text:p>0.28068131539583</text:p>
          </table:table-cell>
          <table:table-cell table:number-columns-repeated="16381"/>
        </table:table-row>
        <table:table-row table:style-name="ro1">
          <table:table-cell office:value-type="float" office:value="0.424165650108874" calcext:value-type="float">
            <text:p>0.424165650108874</text:p>
          </table:table-cell>
          <table:table-cell office:value-type="float" office:value="0.399779862974403" calcext:value-type="float">
            <text:p>0.399779862974403</text:p>
          </table:table-cell>
          <table:table-cell office:value-type="float" office:value="0.176054486916724" calcext:value-type="float">
            <text:p>0.176054486916724</text:p>
          </table:table-cell>
          <table:table-cell table:number-columns-repeated="16381"/>
        </table:table-row>
        <table:table-row table:style-name="ro1">
          <table:table-cell office:value-type="float" office:value="0.336208404450158" calcext:value-type="float">
            <text:p>0.336208404450158</text:p>
          </table:table-cell>
          <table:table-cell office:value-type="float" office:value="0.329923528547011" calcext:value-type="float">
            <text:p>0.329923528547011</text:p>
          </table:table-cell>
          <table:table-cell office:value-type="float" office:value="0.333868067002831" calcext:value-type="float">
            <text:p>0.333868067002831</text:p>
          </table:table-cell>
          <table:table-cell table:number-columns-repeated="16381"/>
        </table:table-row>
        <table:table-row table:style-name="ro1">
          <table:table-cell office:value-type="float" office:value="0.381542694778079" calcext:value-type="float">
            <text:p>0.381542694778079</text:p>
          </table:table-cell>
          <table:table-cell office:value-type="float" office:value="0.371768819591396" calcext:value-type="float">
            <text:p>0.371768819591396</text:p>
          </table:table-cell>
          <table:table-cell office:value-type="float" office:value="0.246688485630525" calcext:value-type="float">
            <text:p>0.246688485630525</text:p>
          </table:table-cell>
          <table:table-cell table:number-columns-repeated="16381"/>
        </table:table-row>
        <table:table-row table:style-name="ro1">
          <table:table-cell office:value-type="float" office:value="0.397127496630849" calcext:value-type="float">
            <text:p>0.397127496630849</text:p>
          </table:table-cell>
          <table:table-cell office:value-type="float" office:value="0.361541293802118" calcext:value-type="float">
            <text:p>0.361541293802118</text:p>
          </table:table-cell>
          <table:table-cell office:value-type="float" office:value="0.241331209567032" calcext:value-type="float">
            <text:p>0.24133120956703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359186614838469" calcext:value-type="float">
            <text:p>0.359186614838469</text:p>
          </table:table-cell>
          <table:table-cell office:value-type="float" office:value="-0.604836028324304" calcext:value-type="float">
            <text:p>-0.604836028324304</text:p>
          </table:table-cell>
          <table:table-cell office:value-type="float" office:value="0.245649413485835" calcext:value-type="float">
            <text:p>0.245649413485835</text:p>
          </table:table-cell>
          <table:table-cell table:number-columns-repeated="16381"/>
        </table:table-row>
        <table:table-row table:style-name="ro1">
          <table:table-cell office:value-type="float" office:value="-0.616240187912294" calcext:value-type="float">
            <text:p>-0.616240187912294</text:p>
          </table:table-cell>
          <table:table-cell office:value-type="float" office:value="0.335558872516464" calcext:value-type="float">
            <text:p>0.335558872516464</text:p>
          </table:table-cell>
          <table:table-cell office:value-type="float" office:value="0.28068131539583" calcext:value-type="float">
            <text:p>0.28068131539583</text:p>
          </table:table-cell>
          <table:table-cell table:number-columns-repeated="16381"/>
        </table:table-row>
        <table:table-row table:style-name="ro1">
          <table:table-cell office:value-type="float" office:value="-0.575834349891127" calcext:value-type="float">
            <text:p>-0.575834349891127</text:p>
          </table:table-cell>
          <table:table-cell office:value-type="float" office:value="0.399779862974403" calcext:value-type="float">
            <text:p>0.399779862974403</text:p>
          </table:table-cell>
          <table:table-cell office:value-type="float" office:value="0.176054486916724" calcext:value-type="float">
            <text:p>0.176054486916724</text:p>
          </table:table-cell>
          <table:table-cell table:number-columns-repeated="16381"/>
        </table:table-row>
        <table:table-row table:style-name="ro1">
          <table:table-cell office:value-type="float" office:value="0.336208404450158" calcext:value-type="float">
            <text:p>0.336208404450158</text:p>
          </table:table-cell>
          <table:table-cell office:value-type="float" office:value="0.329923528547011" calcext:value-type="float">
            <text:p>0.329923528547011</text:p>
          </table:table-cell>
          <table:table-cell office:value-type="float" office:value="-0.666131932997169" calcext:value-type="float">
            <text:p>-0.666131932997169</text:p>
          </table:table-cell>
          <table:table-cell table:number-columns-repeated="16381"/>
        </table:table-row>
        <table:table-row table:style-name="ro1">
          <table:table-cell office:value-type="float" office:value="0.381542694778079" calcext:value-type="float">
            <text:p>0.381542694778079</text:p>
          </table:table-cell>
          <table:table-cell office:value-type="float" office:value="0.371768819591396" calcext:value-type="float">
            <text:p>0.371768819591396</text:p>
          </table:table-cell>
          <table:table-cell office:value-type="float" office:value="-0.753311514369475" calcext:value-type="float">
            <text:p>-0.753311514369475</text:p>
          </table:table-cell>
          <table:table-cell table:number-columns-repeated="16381"/>
        </table:table-row>
        <table:table-row table:style-name="ro1">
          <table:table-cell office:value-type="float" office:value="0.397127496630849" calcext:value-type="float">
            <text:p>0.397127496630849</text:p>
          </table:table-cell>
          <table:table-cell office:value-type="float" office:value="-0.638458706197882" calcext:value-type="float">
            <text:p>-0.638458706197882</text:p>
          </table:table-cell>
          <table:table-cell office:value-type="float" office:value="0.241331209567032" calcext:value-type="float">
            <text:p>0.24133120956703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140779671325265" calcext:value-type="float">
            <text:p>-0.140779671325265</text:p>
          </table:table-cell>
          <table:table-cell office:value-type="float" office:value="0.0149340636805316" calcext:value-type="float">
            <text:p>0.0149340636805316</text:p>
          </table:table-cell>
          <table:table-cell office:value-type="float" office:value="0.127660655272235" calcext:value-type="float">
            <text:p>0.127660655272235</text:p>
          </table:table-cell>
          <table:table-cell table:number-columns-repeated="16381"/>
        </table:table-row>
        <table:table-row table:style-name="ro1">
          <table:table-cell office:value-type="float" office:value="-0.169343227562422" calcext:value-type="float">
            <text:p>-0.169343227562422</text:p>
          </table:table-cell>
          <table:table-cell office:value-type="float" office:value="0.0282699547499686" calcext:value-type="float">
            <text:p>0.0282699547499686</text:p>
          </table:table-cell>
          <table:table-cell office:value-type="float" office:value="0.142530455009655" calcext:value-type="float">
            <text:p>0.142530455009655</text:p>
          </table:table-cell>
          <table:table-cell table:number-columns-repeated="16381"/>
        </table:table-row>
        <table:table-row table:style-name="ro1">
          <table:table-cell office:value-type="float" office:value="0.0341134297611402" calcext:value-type="float">
            <text:p>0.0341134297611402</text:p>
          </table:table-cell>
          <table:table-cell office:value-type="float" office:value="-0.0875158741029494" calcext:value-type="float">
            <text:p>-0.0875158741029494</text:p>
          </table:table-cell>
          <table:table-cell office:value-type="float" office:value="0.0556175295565944" calcext:value-type="float">
            <text:p>0.055617529556594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281990672894135" calcext:value-type="float">
            <text:p>0.281990672894135</text:p>
          </table:table-cell>
          <table:table-cell office:value-type="float" office:value="0.193736349107088" calcext:value-type="float">
            <text:p>0.193736349107088</text:p>
          </table:table-cell>
          <table:table-cell office:value-type="float" office:value="-0.475727022001223" calcext:value-type="float">
            <text:p>-0.47572702200122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40764784555299" calcext:value-type="float">
            <text:p>-0.240764784555299</text:p>
          </table:table-cell>
          <table:table-cell office:value-type="float" office:value="0.237470616976202" calcext:value-type="float">
            <text:p>0.237470616976202</text:p>
          </table:table-cell>
          <table:table-cell office:value-type="float" office:value="-0.283725065722028" calcext:value-type="float">
            <text:p>-0.283725065722028</text:p>
          </table:table-cell>
          <table:table-cell table:number-columns-repeated="16381"/>
        </table:table-row>
        <table:table-row table:style-name="ro1">
          <table:table-cell office:value-type="float" office:value="-0.235643410551931" calcext:value-type="float">
            <text:p>-0.235643410551931</text:p>
          </table:table-cell>
          <table:table-cell office:value-type="float" office:value="-0.234367313695388" calcext:value-type="float">
            <text:p>-0.234367313695388</text:p>
          </table:table-cell>
          <table:table-cell office:value-type="float" office:value="0.431984228592754" calcext:value-type="float">
            <text:p>0.431984228592754</text:p>
          </table:table-cell>
          <table:table-cell table:number-columns-repeated="16381"/>
        </table:table-row>
        <table:table-row table:style-name="ro1">
          <table:table-cell office:value-type="float" office:value="-0.140529505076247" calcext:value-type="float">
            <text:p>-0.140529505076247</text:p>
          </table:table-cell>
          <table:table-cell office:value-type="float" office:value="-0.240251145914338" calcext:value-type="float">
            <text:p>-0.240251145914338</text:p>
          </table:table-cell>
          <table:table-cell office:value-type="float" office:value="0.410388063244538" calcext:value-type="float">
            <text:p>0.410388063244538</text:p>
          </table:table-cell>
          <table:table-cell table:number-columns-repeated="16381"/>
        </table:table-row>
        <table:table-row table:style-name="ro1">
          <table:table-cell office:value-type="float" office:value="0.602531184716724" calcext:value-type="float">
            <text:p>0.6025311847167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681335820231373" calcext:value-type="float">
            <text:p>0.681335820231373</text:p>
          </table:table-cell>
          <table:table-cell office:value-type="float" office:value="0.00227439747473657" calcext:value-type="float">
            <text:p>0.00227439747473657</text:p>
          </table:table-cell>
          <table:table-cell office:value-type="float" office:value="-0.222238457245588" calcext:value-type="float">
            <text:p>-0.222238457245588</text:p>
          </table:table-cell>
          <table:table-cell table:number-columns-repeated="16381"/>
        </table:table-row>
        <table:table-row table:style-name="ro1">
          <table:table-cell office:value-type="float" office:value="-0.238233271427891" calcext:value-type="float">
            <text:p>-0.238233271427891</text:p>
          </table:table-cell>
          <table:table-cell office:value-type="float" office:value="0.255095109611974" calcext:value-type="float">
            <text:p>0.255095109611974</text:p>
          </table:table-cell>
          <table:table-cell office:value-type="float" office:value="-0.311333158730143" calcext:value-type="float">
            <text:p>-0.31133315873014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0287950329641181" calcext:value-type="float">
            <text:p>-0.0287950329641181</text:p>
          </table:table-cell>
          <table:table-cell office:value-type="float" office:value="0.0398041372033072" calcext:value-type="float">
            <text:p>0.0398041372033072</text:p>
          </table:table-cell>
          <table:table-cell office:value-type="float" office:value="-0.049786890728834" calcext:value-type="float">
            <text:p>-0.049786890728834</text:p>
          </table:table-cell>
          <table:table-cell table:number-columns-repeated="16381"/>
        </table:table-row>
        <table:table-row table:style-name="ro1">
          <table:table-cell office:value-type="float" office:value="-0.115262138119073" calcext:value-type="float">
            <text:p>-0.115262138119073</text:p>
          </table:table-cell>
          <table:table-cell office:value-type="float" office:value="-0.0695040441523024" calcext:value-type="float">
            <text:p>-0.0695040441523024</text:p>
          </table:table-cell>
          <table:table-cell office:value-type="float" office:value="0.144476592552548" calcext:value-type="float">
            <text:p>0.144476592552548</text:p>
          </table:table-cell>
          <table:table-cell table:number-columns-repeated="16381"/>
        </table:table-row>
        <table:table-row table:style-name="ro1">
          <table:table-cell office:value-type="float" office:value="-0.0271418587304091" calcext:value-type="float">
            <text:p>-0.0271418587304091</text:p>
          </table:table-cell>
          <table:table-cell office:value-type="float" office:value="0.00976076695565646" calcext:value-type="float">
            <text:p>0.00976076695565646</text:p>
          </table:table-cell>
          <table:table-cell office:value-type="float" office:value="-0.00486057216994969" calcext:value-type="float">
            <text:p>-0.0048605721699496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428696033336729" calcext:value-type="float">
            <text:p>0.428696033336729</text:p>
          </table:table-cell>
          <table:table-cell office:value-type="float" office:value="0.0202216644531872" calcext:value-type="float">
            <text:p>0.0202216644531872</text:p>
          </table:table-cell>
          <table:table-cell office:value-type="float" office:value="0.0250756101395332" calcext:value-type="float">
            <text:p>0.025075610139533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314147936904843" calcext:value-type="float">
            <text:p>-0.314147936904843</text:p>
          </table:table-cell>
          <table:table-cell office:value-type="float" office:value="-0.0375629915866843" calcext:value-type="float">
            <text:p>-0.0375629915866843</text:p>
          </table:table-cell>
          <table:table-cell office:value-type="float" office:value="-0.116362350830978" calcext:value-type="float">
            <text:p>-0.116362350830978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71445042963563" calcext:value-type="float">
            <text:p>-0.371445042963563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02236055279056" calcext:value-type="float">
            <text:p>0.202236055279056</text:p>
          </table:table-cell>
          <table:table-cell office:value-type="float" office:value="-0.293561860995524" calcext:value-type="float">
            <text:p>-0.293561860995524</text:p>
          </table:table-cell>
          <table:table-cell office:value-type="float" office:value="0.117640413074908" calcext:value-type="float">
            <text:p>0.117640413074908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02717716863493" calcext:value-type="float">
            <text:p>0.202717716863493</text:p>
          </table:table-cell>
          <table:table-cell office:value-type="float" office:value="0.589756246537375" calcext:value-type="float">
            <text:p>0.589756246537375</text:p>
          </table:table-cell>
          <table:table-cell office:value-type="float" office:value="-0.000964226117424356" calcext:value-type="float">
            <text:p>-0.000964226117424356</text:p>
          </table:table-cell>
          <table:table-cell table:number-columns-repeated="16381"/>
        </table:table-row>
        <table:table-row table:style-name="ro1">
          <table:table-cell office:value-type="float" office:value="-0.331324168605816" calcext:value-type="float">
            <text:p>-0.331324168605816</text:p>
          </table:table-cell>
          <table:table-cell office:value-type="float" office:value="-0.0227412282572916" calcext:value-type="float">
            <text:p>-0.0227412282572916</text:p>
          </table:table-cell>
          <table:table-cell office:value-type="float" office:value="-0.124993998534005" calcext:value-type="float">
            <text:p>-0.12499399853400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0322486543300686" calcext:value-type="float">
            <text:p>0.0322486543300686</text:p>
          </table:table-cell>
          <table:table-cell office:value-type="float" office:value="-0.303789786479435" calcext:value-type="float">
            <text:p>-0.303789786479435</text:p>
          </table:table-cell>
          <table:table-cell office:value-type="float" office:value="0.0194037271216833" calcext:value-type="float">
            <text:p>0.0194037271216833</text:p>
          </table:table-cell>
          <table:table-cell table:number-columns-repeated="16381"/>
        </table:table-row>
        <table:table-row table:style-name="ro1">
          <table:table-cell office:value-type="float" office:value="-0.0705498656983967" calcext:value-type="float">
            <text:p>-0.0705498656983967</text:p>
          </table:table-cell>
          <table:table-cell office:value-type="float" office:value="0.279769010457945" calcext:value-type="float">
            <text:p>0.279769010457945</text:p>
          </table:table-cell>
          <table:table-cell office:value-type="float" office:value="-0.029141403736775" calcext:value-type="float">
            <text:p>-0.02914140373677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-0.240518333368109" calcext:value-type="float">
            <text:p>-0.240518333368109</text:p>
          </table:table-cell>
          <table:table-cell office:value-type="float" office:value="-0.135554877265688" calcext:value-type="float">
            <text:p>-0.135554877265688</text:p>
          </table:table-cell>
          <table:table-cell office:value-type="float" office:value="-0.1246801624075" calcext:value-type="float">
            <text:p>-0.1246801624075</text:p>
          </table:table-cell>
          <table:table-cell table:number-columns-repeated="16381"/>
        </table:table-row>
        <table:table-row table:style-name="ro2" table:number-rows-repeated="104812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4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4" table:default-cell-style-name="ce1"/>
        <table:table-column table:style-name="co15" table:default-cell-style-name="ce1"/>
        <table:table-column table:style-name="co3" table:number-columns-repeated="5" table:default-cell-style-name="ce1"/>
        <table:table-column table:style-name="co4" table:number-columns-repeated="16366" table:default-cell-style-name="ce1"/>
        <table:table-row table:style-name="ro1">
          <table:table-cell table:style-name="Default" office:value-type="float" office:value="0.29958858853215" calcext:value-type="float">
            <text:p>0.29958858853215</text:p>
          </table:table-cell>
          <table:table-cell table:style-name="Default" office:value-type="float" office:value="0.921384549363679" calcext:value-type="float">
            <text:p>0.921384549363679</text:p>
          </table:table-cell>
          <table:table-cell table:style-name="Default" office:value-type="float" office:value="0.481349445754425" calcext:value-type="float">
            <text:p>0.481349445754425</text:p>
          </table:table-cell>
          <table:table-cell table:style-name="Default" office:value-type="string" calcext:value-type="string">
            <text:p>w1</text:p>
          </table:table-cell>
          <table:table-cell table:style-name="Default"/>
          <table:table-cell table:style-name="Default" office:value-type="float" office:value="0.111109791978521" calcext:value-type="float">
            <text:p>0.111109791978521</text:p>
          </table:table-cell>
          <table:table-cell table:style-name="Default" office:value-type="float" office:value="0.451813130126501" calcext:value-type="float">
            <text:p>0.45181313012650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eg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/>
          <table:table-cell table:number-columns-repeated="16366"/>
        </table:table-row>
        <table:table-row table:style-name="ro1">
          <table:table-cell table:style-name="Default" office:value-type="float" office:value="0.710126674411187" calcext:value-type="float">
            <text:p>0.710126674411187</text:p>
          </table:table-cell>
          <table:table-cell table:style-name="Default" office:value-type="float" office:value="0.676536175650993" calcext:value-type="float">
            <text:p>0.676536175650993</text:p>
          </table:table-cell>
          <table:table-cell table:style-name="Default" office:value-type="float" office:value="0.458977516738955" calcext:value-type="float">
            <text:p>0.458977516738955</text:p>
          </table:table-cell>
          <table:table-cell table:style-name="Default" table:number-columns-repeated="2"/>
          <table:table-cell table:style-name="Default" office:value-type="float" office:value="0.688599100248087" calcext:value-type="float">
            <text:p>0.688599100248087</text:p>
          </table:table-cell>
          <table:table-cell table:style-name="Default" office:value-type="float" office:value="-0.710104194945701" calcext:value-type="float">
            <text:p>-0.71010419494570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step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office:value-type="float" office:value="0.836854142318781" calcext:value-type="float">
            <text:p>0.836854142318781</text:p>
          </table:table-cell>
          <table:table-cell table:style-name="Default" office:value-type="float" office:value="0.125465502028214" calcext:value-type="float">
            <text:p>0.12546550202821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1</text:p>
          </table:table-cell>
          <table:table-cell table:style-name="Default"/>
          <table:table-cell table:style-name="Default" office:value-type="float" office:value="-0.608405497636609" calcext:value-type="float">
            <text:p>-0.608405497636609</text:p>
          </table:table-cell>
          <table:table-cell table:style-name="Default" office:value-type="float" office:value="-0.84091789389624" calcext:value-type="float">
            <text:p>-0.84091789389624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office:value-type="float" office:value="0.360905446324185" calcext:value-type="float">
            <text:p>0.360905446324185</text:p>
          </table:table-cell>
          <table:table-cell table:style-name="Default" office:value-type="float" office:value="0.114794391863328" calcext:value-type="float">
            <text:p>0.114794391863328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office:value-type="float" office:value="0.554917690160218" calcext:value-type="float">
            <text:p>0.554917690160218</text:p>
          </table:table-cell>
          <table:table-cell table:style-name="Default" office:value-type="float" office:value="0.300658330304891" calcext:value-type="float">
            <text:p>0.300658330304891</text:p>
          </table:table-cell>
          <table:table-cell table:style-name="Default" office:value-type="float" office:value="0.851414649045376" calcext:value-type="float">
            <text:p>0.851414649045376</text:p>
          </table:table-cell>
          <table:table-cell table:style-name="Default" office:value-type="string" calcext:value-type="string">
            <text:p>w2</text:p>
          </table:table-cell>
          <table:table-cell table:style-name="Default"/>
          <table:table-cell table:style-name="Default" office:value-type="float" office:value="0.529786158492623" calcext:value-type="float">
            <text:p>0.529786158492623</text:p>
          </table:table-cell>
          <table:table-cell table:style-name="Default" office:value-type="float" office:value="-0.0664146754607276" calcext:value-type="float">
            <text:p>-0.0664146754607276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office:value-type="float" office:value="0.846399391320794" calcext:value-type="float">
            <text:p>0.846399391320794</text:p>
          </table:table-cell>
          <table:table-cell table:style-name="Default" office:value-type="float" office:value="0.890238407159074" calcext:value-type="float">
            <text:p>0.890238407159074</text:p>
          </table:table-cell>
          <table:table-cell table:style-name="Default" office:value-type="float" office:value="0.18852743360062" calcext:value-type="float">
            <text:p>0.18852743360062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office:value-type="float" office:value="0.167332715326401" calcext:value-type="float">
            <text:p>0.167332715326401</text:p>
          </table:table-cell>
          <table:table-cell table:style-name="Default" office:value-type="float" office:value="0.406276430359808" calcext:value-type="float">
            <text:p>0.406276430359808</text:p>
          </table:table-cell>
          <table:table-cell table:style-name="Default" office:value-type="float" office:value="0.598456774228674" calcext:value-type="float">
            <text:p>0.598456774228674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2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W.X + b</text:p>
          </table:table-cell>
          <table:table-cell table:style-name="Default" table:number-columns-repeated="4"/>
          <table:table-cell table:style-name="Default" office:value-type="string" calcext:value-type="string">
            <text:p>W.X</text:p>
          </table:table-cell>
          <table:table-cell table:style-name="Default" table:number-columns-repeated="4"/>
          <table:table-cell table:style-name="Default" office:value-type="string" calcext:value-type="string">
            <text:p>W1 ^ 2</text:p>
          </table:table-cell>
          <table:table-cell table:style-name="Default" table:number-columns-repeated="2"/>
          <table:table-cell table:number-columns-repeated="16366"/>
        </table:table-row>
        <table:table-row table:style-name="ro1">
          <table:table-cell table:style-name="Default" office:value-type="float" office:value="0.814166145244106" calcext:value-type="float">
            <text:p>0.814166145244106</text:p>
          </table:table-cell>
          <table:table-cell table:style-name="Default" office:value-type="float" office:value="0.920676527086523" calcext:value-type="float">
            <text:p>0.920676527086523</text:p>
          </table:table-cell>
          <table:table-cell table:style-name="Default" office:value-type="float" office:value="0.0809311557634369" calcext:value-type="float">
            <text:p>0.0809311557634369</text:p>
          </table:table-cell>
          <table:table-cell table:style-name="Default" office:value-type="string" calcext:value-type="string">
            <text:p>w3</text:p>
          </table:table-cell>
          <table:table-cell table:style-name="Default"/>
          <table:table-cell table:style-name="Default" table:formula="of:=[.K12]+[.A$4]" office:value-type="float" office:value="0.354131781302987" calcext:value-type="float">
            <text:p>0.354131781302987</text:p>
          </table:table-cell>
          <table:table-cell table:style-name="Default" table:formula="of:=[.L12]+[.B$4]" office:value-type="float" office:value="0.408042772776709" calcext:value-type="float">
            <text:p>0.408042772776709</text:p>
          </table:table-cell>
          <table:table-cell table:style-name="Default" table:formula="of:=[.M12]+[.C$4]" office:value-type="float" office:value="0.260854705282266" calcext:value-type="float">
            <text:p>0.260854705282266</text:p>
          </table:table-cell>
          <table:table-cell table:style-name="Default" table:number-columns-repeated="2"/>
          <table:table-cell table:style-name="Default" table:number-matrix-columns-spanned="3" table:number-matrix-rows-spanned="6" table:formula="of:=MMULT([.F1:.G6];[.A1:.C2] )" office:value-type="float" office:value="0.354131781302987" calcext:value-type="float">
            <text:p>0.354131781302987</text:p>
          </table:table-cell>
          <table:table-cell table:style-name="Default" office:value-type="float" office:value="0.408042772776709" calcext:value-type="float">
            <text:p>0.408042772776709</text:p>
          </table:table-cell>
          <table:table-cell table:style-name="Default" office:value-type="float" office:value="0.260854705282266" calcext:value-type="float">
            <text:p>0.260854705282266</text:p>
          </table:table-cell>
          <table:table-cell table:style-name="Default" table:number-columns-repeated="2"/>
          <table:table-cell table:style-name="Default" table:formula="of:=POWER([.A1];2)" office:value-type="float" office:value="0.0897533223786859" calcext:value-type="float">
            <text:p>0.0897533223786859</text:p>
          </table:table-cell>
          <table:table-cell table:style-name="Default" table:formula="of:=POWER([.B1];2)" office:value-type="float" office:value="0.84894948780611" calcext:value-type="float">
            <text:p>0.84894948780611</text:p>
          </table:table-cell>
          <table:table-cell table:style-name="Default" table:formula="of:=POWER([.C1];2)" office:value-type="float" office:value="0.231697288928092" calcext:value-type="float">
            <text:p>0.231697288928092</text:p>
          </table:table-cell>
          <table:table-cell table:number-columns-repeated="16366"/>
        </table:table-row>
        <table:table-row table:style-name="ro1">
          <table:table-cell table:style-name="Default" office:value-type="float" office:value="0.648263451250989" calcext:value-type="float">
            <text:p>0.648263451250989</text:p>
          </table:table-cell>
          <table:table-cell table:style-name="Default" office:value-type="float" office:value="0.23910093352679" calcext:value-type="float">
            <text:p>0.23910093352679</text:p>
          </table:table-cell>
          <table:table-cell table:style-name="Default" office:value-type="float" office:value="0.570400831049233" calcext:value-type="float">
            <text:p>0.570400831049233</text:p>
          </table:table-cell>
          <table:table-cell table:style-name="Default" table:number-columns-repeated="2"/>
          <table:table-cell table:style-name="Default" table:formula="of:=[.K13]+[.A$4]" office:value-type="float" office:value="-0.297967497934391" calcext:value-type="float">
            <text:p>-0.297967497934391</text:p>
          </table:table-cell>
          <table:table-cell table:style-name="Default" table:formula="of:=[.L13]+[.B$4]" office:value-type="float" office:value="0.154053395312027" calcext:value-type="float">
            <text:p>0.154053395312027</text:p>
          </table:table-cell>
          <table:table-cell table:style-name="Default" table:formula="of:=[.M13]+[.C$4]" office:value-type="float" office:value="0.0055349352293198" calcext:value-type="float">
            <text:p>0.0055349352293198</text:p>
          </table:table-cell>
          <table:table-cell table:style-name="Default" table:number-columns-repeated="2"/>
          <table:table-cell table:style-name="Default" office:value-type="float" office:value="-0.297967497934391" calcext:value-type="float">
            <text:p>-0.297967497934391</text:p>
          </table:table-cell>
          <table:table-cell table:style-name="Default" office:value-type="float" office:value="0.154053395312027" calcext:value-type="float">
            <text:p>0.154053395312027</text:p>
          </table:table-cell>
          <table:table-cell table:style-name="Default" office:value-type="float" office:value="0.0055349352293198" calcext:value-type="float">
            <text:p>0.0055349352293198</text:p>
          </table:table-cell>
          <table:table-cell table:style-name="Default" table:number-columns-repeated="2"/>
          <table:table-cell table:style-name="Default" table:formula="of:=POWER([.A2];2)" office:value-type="float" office:value="0.504279893710292" calcext:value-type="float">
            <text:p>0.504279893710292</text:p>
          </table:table-cell>
          <table:table-cell table:style-name="Default" table:formula="of:=POWER([.B2];2)" office:value-type="float" office:value="0.457701196964471" calcext:value-type="float">
            <text:p>0.457701196964471</text:p>
          </table:table-cell>
          <table:table-cell table:style-name="Default" table:formula="of:=POWER([.C2];2)" office:value-type="float" office:value="0.210660360871858" calcext:value-type="float">
            <text:p>0.210660360871858</text:p>
          </table:table-cell>
          <table:table-cell table:number-columns-repeated="16366"/>
        </table:table-row>
        <table:table-row table:style-name="ro1">
          <table:table-cell table:style-name="Default" office:value-type="float" office:value="0.259596034078637" calcext:value-type="float">
            <text:p>0.259596034078637</text:p>
          </table:table-cell>
          <table:table-cell table:style-name="Default" office:value-type="float" office:value="0.977018843637911" calcext:value-type="float">
            <text:p>0.977018843637911</text:p>
          </table:table-cell>
          <table:table-cell table:style-name="Default" office:value-type="float" office:value="0.979356592707453" calcext:value-type="float">
            <text:p>0.979356592707453</text:p>
          </table:table-cell>
          <table:table-cell table:style-name="Default" table:number-columns-repeated="2"/>
          <table:table-cell table:style-name="Default" table:formula="of:=[.K14]+[.A$4]" office:value-type="float" office:value="0.339808351013192" calcext:value-type="float">
            <text:p>0.339808351013192</text:p>
          </table:table-cell>
          <table:table-cell table:style-name="Default" table:formula="of:=[.L14]+[.B$4]" office:value-type="float" office:value="0.855946427721818" calcext:value-type="float">
            <text:p>0.855946427721818</text:p>
          </table:table-cell>
          <table:table-cell table:style-name="Default" table:formula="of:=[.M14]+[.C$4]" office:value-type="float" office:value="0.460405122139756" calcext:value-type="float">
            <text:p>0.460405122139756</text:p>
          </table:table-cell>
          <table:table-cell table:style-name="Default" table:number-columns-repeated="2"/>
          <table:table-cell table:style-name="Default" office:value-type="float" office:value="0.339808351013192" calcext:value-type="float">
            <text:p>0.339808351013192</text:p>
          </table:table-cell>
          <table:table-cell table:style-name="Default" office:value-type="float" office:value="0.855946427721818" calcext:value-type="float">
            <text:p>0.855946427721818</text:p>
          </table:table-cell>
          <table:table-cell table:style-name="Default" office:value-type="float" office:value="0.460405122139756" calcext:value-type="float">
            <text:p>0.460405122139756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table:formula="of:=[.K15]+[.A$4]" office:value-type="float" office:value="-0.779429571737548" calcext:value-type="float">
            <text:p>-0.779429571737548</text:p>
          </table:table-cell>
          <table:table-cell table:style-name="Default" table:formula="of:=[.L15]+[.B$4]" office:value-type="float" office:value="-1.12948680124334" calcext:value-type="float">
            <text:p>-1.12948680124334</text:p>
          </table:table-cell>
          <table:table-cell table:style-name="Default" table:formula="of:=[.M15]+[.C$4]" office:value-type="float" office:value="-0.678818055803175" calcext:value-type="float">
            <text:p>-0.678818055803175</text:p>
          </table:table-cell>
          <table:table-cell table:style-name="Default" table:number-columns-repeated="2"/>
          <table:table-cell table:style-name="Default" office:value-type="float" office:value="-0.779429571737548" calcext:value-type="float">
            <text:p>-0.779429571737548</text:p>
          </table:table-cell>
          <table:table-cell table:style-name="Default" office:value-type="float" office:value="-1.12948680124334" calcext:value-type="float">
            <text:p>-1.12948680124334</text:p>
          </table:table-cell>
          <table:table-cell table:style-name="Default" office:value-type="float" office:value="-0.678818055803175" calcext:value-type="float">
            <text:p>-0.678818055803175</text:p>
          </table:table-cell>
          <table:table-cell table:style-name="Default" table:number-columns-repeated="2"/>
          <table:table-cell table:style-name="Default" office:value-type="string" calcext:value-type="string">
            <text:p>W2 ^ 2</text:p>
          </table:table-cell>
          <table:table-cell table:style-name="Default" table:number-columns-repeated="2"/>
          <table:table-cell table:number-columns-repeated="16366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3</text:p>
          </table:table-cell>
          <table:table-cell table:style-name="Default"/>
          <table:table-cell table:style-name="Default" table:formula="of:=[.K16]+[.A$4]" office:value-type="float" office:value="0.189641712992788" calcext:value-type="float">
            <text:p>0.189641712992788</text:p>
          </table:table-cell>
          <table:table-cell table:style-name="Default" table:formula="of:=[.L16]+[.B$4]" office:value-type="float" office:value="0.410195260881704" calcext:value-type="float">
            <text:p>0.410195260881704</text:p>
          </table:table-cell>
          <table:table-cell table:style-name="Default" table:formula="of:=[.M16]+[.C$4]" office:value-type="float" office:value="0.226409681470889" calcext:value-type="float">
            <text:p>0.226409681470889</text:p>
          </table:table-cell>
          <table:table-cell table:style-name="Default" table:number-columns-repeated="2"/>
          <table:table-cell table:style-name="Default" office:value-type="float" office:value="0.189641712992788" calcext:value-type="float">
            <text:p>0.189641712992788</text:p>
          </table:table-cell>
          <table:table-cell table:style-name="Default" office:value-type="float" office:value="0.410195260881704" calcext:value-type="float">
            <text:p>0.410195260881704</text:p>
          </table:table-cell>
          <table:table-cell table:style-name="Default" office:value-type="float" office:value="0.226409681470889" calcext:value-type="float">
            <text:p>0.226409681470889</text:p>
          </table:table-cell>
          <table:table-cell table:style-name="Default" table:number-columns-repeated="2"/>
          <table:table-cell table:style-name="Default" table:formula="of:=POWER([.A6];2)" office:value-type="float" office:value="0.307933642852752" calcext:value-type="float">
            <text:p>0.307933642852752</text:p>
          </table:table-cell>
          <table:table-cell table:style-name="Default" table:formula="of:=POWER([.B6];2)" office:value-type="float" office:value="0.0903954315817249" calcext:value-type="float">
            <text:p>0.0903954315817249</text:p>
          </table:table-cell>
          <table:table-cell table:style-name="Default" table:formula="of:=POWER([.C6];2)" office:value-type="float" office:value="0.724906904609061" calcext:value-type="float">
            <text:p>0.724906904609061</text:p>
          </table:table-cell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table:formula="of:=[.K17]+[.A$4]" office:value-type="float" office:value="0.11155505482965" calcext:value-type="float">
            <text:p>0.11155505482965</text:p>
          </table:table-cell>
          <table:table-cell table:style-name="Default" table:formula="of:=[.L17]+[.B$4]" office:value-type="float" office:value="0.443204850358538" calcext:value-type="float">
            <text:p>0.443204850358538</text:p>
          </table:table-cell>
          <table:table-cell table:style-name="Default" table:formula="of:=[.M17]+[.C$4]" office:value-type="float" office:value="0.224529430940802" calcext:value-type="float">
            <text:p>0.224529430940802</text:p>
          </table:table-cell>
          <table:table-cell table:style-name="Default" table:number-columns-repeated="2"/>
          <table:table-cell table:style-name="Default" office:value-type="float" office:value="0.11155505482965" calcext:value-type="float">
            <text:p>0.11155505482965</text:p>
          </table:table-cell>
          <table:table-cell table:style-name="Default" office:value-type="float" office:value="0.443204850358538" calcext:value-type="float">
            <text:p>0.443204850358538</text:p>
          </table:table-cell>
          <table:table-cell table:style-name="Default" office:value-type="float" office:value="0.224529430940802" calcext:value-type="float">
            <text:p>0.224529430940802</text:p>
          </table:table-cell>
          <table:table-cell table:style-name="Default" table:number-columns-repeated="2"/>
          <table:table-cell table:style-name="Default" table:formula="of:=POWER([.A7];2)" office:value-type="float" office:value="0.716391929628211" calcext:value-type="float">
            <text:p>0.716391929628211</text:p>
          </table:table-cell>
          <table:table-cell table:style-name="Default" table:formula="of:=POWER([.B7];2)" office:value-type="float" office:value="0.792524421581125" calcext:value-type="float">
            <text:p>0.792524421581125</text:p>
          </table:table-cell>
          <table:table-cell table:style-name="Default" table:formula="of:=POWER([.C7];2)" office:value-type="float" office:value="0.0355425932200362" calcext:value-type="float">
            <text:p>0.0355425932200362</text:p>
          </table:table-cell>
          <table:table-cell table:number-columns-repeated="16366"/>
        </table:table-row>
        <table:table-row table:style-name="ro1">
          <table:table-cell table:style-name="Default" table:formula="of:=MAX(0; [.F12])" office:value-type="float" office:value="0.354131781302987" calcext:value-type="float">
            <text:p>0.354131781302987</text:p>
          </table:table-cell>
          <table:table-cell table:style-name="Default" table:formula="of:=MAX(0; [.G12])" office:value-type="float" office:value="0.408042772776709" calcext:value-type="float">
            <text:p>0.408042772776709</text:p>
          </table:table-cell>
          <table:table-cell table:style-name="Default" table:formula="of:=MAX(0; [.H12])" office:value-type="float" office:value="0.260854705282266" calcext:value-type="float">
            <text:p>0.260854705282266</text:p>
          </table:table-cell>
          <table:table-cell table:style-name="Default" office:value-type="string" calcext:value-type="string">
            <text:p>y1</text:p>
          </table:table-cell>
          <table:table-cell table:style-name="Default" table:number-columns-repeated="11"/>
          <table:table-cell table:style-name="Default" table:formula="of:=POWER([.A8];2)" office:value-type="float" office:value="0.0280002376185064" calcext:value-type="float">
            <text:p>0.0280002376185064</text:p>
          </table:table-cell>
          <table:table-cell table:style-name="Default" table:formula="of:=POWER([.B8];2)" office:value-type="float" office:value="0.165060537865908" calcext:value-type="float">
            <text:p>0.165060537865908</text:p>
          </table:table-cell>
          <table:table-cell table:style-name="Default" table:formula="of:=POWER([.C8];2)" office:value-type="float" office:value="0.35815051062019" calcext:value-type="float">
            <text:p>0.35815051062019</text:p>
          </table:table-cell>
          <table:table-cell table:number-columns-repeated="16366"/>
        </table:table-row>
        <table:table-row table:style-name="ro1">
          <table:table-cell table:style-name="Default" table:formula="of:=MAX(0; [.F13])" office:value-type="float" office:value="0" calcext:value-type="float">
            <text:p>0</text:p>
          </table:table-cell>
          <table:table-cell table:style-name="Default" table:formula="of:=MAX(0; [.G13])" office:value-type="float" office:value="0.154053395312027" calcext:value-type="float">
            <text:p>0.154053395312027</text:p>
          </table:table-cell>
          <table:table-cell table:style-name="Default" table:formula="of:=MAX(0; [.H13])" office:value-type="float" office:value="0.0055349352293198" calcext:value-type="float">
            <text:p>0.0055349352293198</text:p>
          </table:table-cell>
          <table:table-cell table:style-name="Default" table:number-columns-repeated="2"/>
          <table:table-cell table:style-name="Default" table:formula="of:=[.K19]+[.A$10]" office:value-type="float" office:value="0.585530670744582" calcext:value-type="float">
            <text:p>0.585530670744582</text:p>
          </table:table-cell>
          <table:table-cell table:style-name="Default" table:formula="of:=[.L19]+[.B$10]" office:value-type="float" office:value="0.575707136668601" calcext:value-type="float">
            <text:p>0.575707136668601</text:p>
          </table:table-cell>
          <table:table-cell table:style-name="Default" table:formula="of:=[.M19]+[.C$10]" office:value-type="float" office:value="0.534550508510367" calcext:value-type="float">
            <text:p>0.534550508510367</text:p>
          </table:table-cell>
          <table:table-cell table:style-name="Default" table:number-columns-repeated="2"/>
          <table:table-cell table:style-name="Default" table:number-matrix-columns-spanned="3" table:number-matrix-rows-spanned="6" table:formula="of:=MMULT([.A18:.C23];[.A6:.C8])" office:value-type="float" office:value="0.585530670744582" calcext:value-type="float">
            <text:p>0.585530670744582</text:p>
          </table:table-cell>
          <table:table-cell table:style-name="Default" office:value-type="float" office:value="0.575707136668601" calcext:value-type="float">
            <text:p>0.575707136668601</text:p>
          </table:table-cell>
          <table:table-cell table:style-name="Default" office:value-type="float" office:value="0.534550508510367" calcext:value-type="float">
            <text:p>0.534550508510367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 [.F14])" office:value-type="float" office:value="0.339808351013192" calcext:value-type="float">
            <text:p>0.339808351013192</text:p>
          </table:table-cell>
          <table:table-cell table:style-name="Default" table:formula="of:=MAX(0; [.G14])" office:value-type="float" office:value="0.855946427721818" calcext:value-type="float">
            <text:p>0.855946427721818</text:p>
          </table:table-cell>
          <table:table-cell table:style-name="Default" table:formula="of:=MAX(0; [.H14])" office:value-type="float" office:value="0.460405122139756" calcext:value-type="float">
            <text:p>0.460405122139756</text:p>
          </table:table-cell>
          <table:table-cell table:style-name="Default" table:number-columns-repeated="2"/>
          <table:table-cell table:style-name="Default" table:formula="of:=[.K20]+[.A$10]" office:value-type="float" office:value="0.131316875764079" calcext:value-type="float">
            <text:p>0.131316875764079</text:p>
          </table:table-cell>
          <table:table-cell table:style-name="Default" table:formula="of:=[.L20]+[.B$10]" office:value-type="float" office:value="0.139392962987267" calcext:value-type="float">
            <text:p>0.139392962987267</text:p>
          </table:table-cell>
          <table:table-cell table:style-name="Default" table:formula="of:=[.M20]+[.C$10]" office:value-type="float" office:value="0.0323557107385416" calcext:value-type="float">
            <text:p>0.0323557107385416</text:p>
          </table:table-cell>
          <table:table-cell table:style-name="Default" table:number-columns-repeated="2"/>
          <table:table-cell table:style-name="Default" office:value-type="float" office:value="0.131316875764079" calcext:value-type="float">
            <text:p>0.131316875764079</text:p>
          </table:table-cell>
          <table:table-cell table:style-name="Default" office:value-type="float" office:value="0.139392962987267" calcext:value-type="float">
            <text:p>0.139392962987267</text:p>
          </table:table-cell>
          <table:table-cell table:style-name="Default" office:value-type="float" office:value="0.0323557107385416" calcext:value-type="float">
            <text:p>0.0323557107385416</text:p>
          </table:table-cell>
          <table:table-cell table:style-name="Default" table:number-columns-repeated="2"/>
          <table:table-cell table:style-name="Default" office:value-type="string" calcext:value-type="string">
            <text:p>W3 ^ 2</text:p>
          </table:table-cell>
          <table:table-cell table:style-name="Default" table:number-columns-repeated="2"/>
          <table:table-cell table:number-columns-repeated="16366"/>
        </table:table-row>
        <table:table-row table:style-name="ro1">
          <table:table-cell table:style-name="Default" table:formula="of:=MAX(0; [.F15])" office:value-type="float" office:value="0" calcext:value-type="float">
            <text:p>0</text:p>
          </table:table-cell>
          <table:table-cell table:style-name="Default" table:formula="of:=MAX(0; [.G15])" office:value-type="float" office:value="0" calcext:value-type="float">
            <text:p>0</text:p>
          </table:table-cell>
          <table:table-cell table:style-name="Default" table:formula="of:=MAX(0; [.H15]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K21]+[.A$10]" office:value-type="float" office:value="0.990079039906177" calcext:value-type="float">
            <text:p>0.990079039906177</text:p>
          </table:table-cell>
          <table:table-cell table:style-name="Default" table:formula="of:=[.L21]+[.B$10]" office:value-type="float" office:value="1.05121434541017" calcext:value-type="float">
            <text:p>1.05121434541017</text:p>
          </table:table-cell>
          <table:table-cell table:style-name="Default" table:formula="of:=[.M21]+[.C$10]" office:value-type="float" office:value="0.726219755472715" calcext:value-type="float">
            <text:p>0.726219755472715</text:p>
          </table:table-cell>
          <table:table-cell table:style-name="Default" table:number-columns-repeated="2"/>
          <table:table-cell table:style-name="Default" office:value-type="float" office:value="0.990079039906177" calcext:value-type="float">
            <text:p>0.990079039906177</text:p>
          </table:table-cell>
          <table:table-cell table:style-name="Default" office:value-type="float" office:value="1.05121434541017" calcext:value-type="float">
            <text:p>1.05121434541017</text:p>
          </table:table-cell>
          <table:table-cell table:style-name="Default" office:value-type="float" office:value="0.726219755472715" calcext:value-type="float">
            <text:p>0.726219755472715</text:p>
          </table:table-cell>
          <table:table-cell table:style-name="Default" table:number-columns-repeated="2"/>
          <table:table-cell table:style-name="Default" table:formula="of:=POWER([.A12];2)" office:value-type="float" office:value="0.662866512061647" calcext:value-type="float">
            <text:p>0.662866512061647</text:p>
          </table:table-cell>
          <table:table-cell table:style-name="Default" table:formula="of:=POWER([.B12];2)" office:value-type="float" office:value="0.847645267528101" calcext:value-type="float">
            <text:p>0.847645267528101</text:p>
          </table:table-cell>
          <table:table-cell table:style-name="Default" table:formula="of:=POWER([.C12];2)" office:value-type="float" office:value="0.00654985197320569" calcext:value-type="float">
            <text:p>0.00654985197320569</text:p>
          </table:table-cell>
          <table:table-cell table:number-columns-repeated="16366"/>
        </table:table-row>
        <table:table-row table:style-name="ro1">
          <table:table-cell table:style-name="Default" table:formula="of:=MAX(0; [.F16])" office:value-type="float" office:value="0.189641712992788" calcext:value-type="float">
            <text:p>0.189641712992788</text:p>
          </table:table-cell>
          <table:table-cell table:style-name="Default" table:formula="of:=MAX(0; [.G16])" office:value-type="float" office:value="0.410195260881704" calcext:value-type="float">
            <text:p>0.410195260881704</text:p>
          </table:table-cell>
          <table:table-cell table:style-name="Default" table:formula="of:=MAX(0; [.H16])" office:value-type="float" office:value="0.226409681470889" calcext:value-type="float">
            <text:p>0.226409681470889</text:p>
          </table:table-cell>
          <table:table-cell table:style-name="Default" table:number-columns-repeated="2"/>
          <table:table-cell table:style-name="Default" table:formula="of:=[.K22]+[.A$10]" office:value-type="float" office:value="0" calcext:value-type="float">
            <text:p>0</text:p>
          </table:table-cell>
          <table:table-cell table:style-name="Default" table:formula="of:=[.L22]+[.B$10]" office:value-type="float" office:value="0" calcext:value-type="float">
            <text:p>0</text:p>
          </table:table-cell>
          <table:table-cell table:style-name="Default" table:formula="of:=[.M22]+[.C$10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POWER([.A13];2)" office:value-type="float" office:value="0.420245502227843" calcext:value-type="float">
            <text:p>0.420245502227843</text:p>
          </table:table-cell>
          <table:table-cell table:style-name="Default" table:formula="of:=POWER([.B13];2)" office:value-type="float" office:value="0.0571692564133825" calcext:value-type="float">
            <text:p>0.0571692564133825</text:p>
          </table:table-cell>
          <table:table-cell table:style-name="Default" table:formula="of:=POWER([.C13];2)" office:value-type="float" office:value="0.325357108061656" calcext:value-type="float">
            <text:p>0.325357108061656</text:p>
          </table:table-cell>
          <table:table-cell table:number-columns-repeated="16366"/>
        </table:table-row>
        <table:table-row table:style-name="ro1">
          <table:table-cell table:style-name="Default" table:formula="of:=MAX(0; [.F17])" office:value-type="float" office:value="0.11155505482965" calcext:value-type="float">
            <text:p>0.11155505482965</text:p>
          </table:table-cell>
          <table:table-cell table:style-name="Default" table:formula="of:=MAX(0; [.G17])" office:value-type="float" office:value="0.443204850358538" calcext:value-type="float">
            <text:p>0.443204850358538</text:p>
          </table:table-cell>
          <table:table-cell table:style-name="Default" table:formula="of:=MAX(0; [.H17])" office:value-type="float" office:value="0.224529430940802" calcext:value-type="float">
            <text:p>0.224529430940802</text:p>
          </table:table-cell>
          <table:table-cell table:style-name="Default" table:number-columns-repeated="2"/>
          <table:table-cell table:style-name="Default" table:formula="of:=[.K23]+[.A$10]" office:value-type="float" office:value="0.490310307241643" calcext:value-type="float">
            <text:p>0.490310307241643</text:p>
          </table:table-cell>
          <table:table-cell table:style-name="Default" table:formula="of:=[.L23]+[.B$10]" office:value-type="float" office:value="0.514173853642994" calcext:value-type="float">
            <text:p>0.514173853642994</text:p>
          </table:table-cell>
          <table:table-cell table:style-name="Default" table:formula="of:=[.M23]+[.C$10]" office:value-type="float" office:value="0.374293199948493" calcext:value-type="float">
            <text:p>0.374293199948493</text:p>
          </table:table-cell>
          <table:table-cell table:style-name="Default" table:number-columns-repeated="2"/>
          <table:table-cell table:style-name="Default" office:value-type="float" office:value="0.490310307241643" calcext:value-type="float">
            <text:p>0.490310307241643</text:p>
          </table:table-cell>
          <table:table-cell table:style-name="Default" office:value-type="float" office:value="0.514173853642994" calcext:value-type="float">
            <text:p>0.514173853642994</text:p>
          </table:table-cell>
          <table:table-cell table:style-name="Default" office:value-type="float" office:value="0.374293199948493" calcext:value-type="float">
            <text:p>0.374293199948493</text:p>
          </table:table-cell>
          <table:table-cell table:style-name="Default" table:number-columns-repeated="2"/>
          <table:table-cell table:style-name="Default" table:formula="of:=POWER([.A14];2)" office:value-type="float" office:value="0.0673901009093569" calcext:value-type="float">
            <text:p>0.0673901009093569</text:p>
          </table:table-cell>
          <table:table-cell table:style-name="Default" table:formula="of:=POWER([.B14];2)" office:value-type="float" office:value="0.954565820823561" calcext:value-type="float">
            <text:p>0.954565820823561</text:p>
          </table:table-cell>
          <table:table-cell table:style-name="Default" table:formula="of:=POWER([.C14];2)" office:value-type="float" office:value="0.959139335679552" calcext:value-type="float">
            <text:p>0.959139335679552</text:p>
          </table:table-cell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table:formula="of:=[.K24]+[.A$10]" office:value-type="float" office:value="0.474603308275672" calcext:value-type="float">
            <text:p>0.474603308275672</text:p>
          </table:table-cell>
          <table:table-cell table:style-name="Default" table:formula="of:=[.L24]+[.B$10]" office:value-type="float" office:value="0.519318952263861" calcext:value-type="float">
            <text:p>0.519318952263861</text:p>
          </table:table-cell>
          <table:table-cell table:style-name="Default" table:formula="of:=[.M24]+[.C$10]" office:value-type="float" office:value="0.312907039814698" calcext:value-type="float">
            <text:p>0.312907039814698</text:p>
          </table:table-cell>
          <table:table-cell table:style-name="Default" table:number-columns-repeated="2"/>
          <table:table-cell table:style-name="Default" office:value-type="float" office:value="0.474603308275672" calcext:value-type="float">
            <text:p>0.474603308275672</text:p>
          </table:table-cell>
          <table:table-cell table:style-name="Default" office:value-type="float" office:value="0.519318952263861" calcext:value-type="float">
            <text:p>0.519318952263861</text:p>
          </table:table-cell>
          <table:table-cell table:style-name="Default" office:value-type="float" office:value="0.312907039814698" calcext:value-type="float">
            <text:p>0.312907039814698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[.F19])" office:value-type="float" office:value="0.585530670744582" calcext:value-type="float">
            <text:p>0.585530670744582</text:p>
          </table:table-cell>
          <table:table-cell table:style-name="Default" table:formula="of:=MAX(0;[.G19])" office:value-type="float" office:value="0.575707136668601" calcext:value-type="float">
            <text:p>0.575707136668601</text:p>
          </table:table-cell>
          <table:table-cell table:style-name="Default" table:formula="of:=MAX(0;[.H19])" office:value-type="float" office:value="0.534550508510367" calcext:value-type="float">
            <text:p>0.534550508510367</text:p>
          </table:table-cell>
          <table:table-cell table:style-name="Default" office:value-type="string" calcext:value-type="string">
            <text:p>y2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formula="of:=MAX(0;[.F20])" office:value-type="float" office:value="0.131316875764079" calcext:value-type="float">
            <text:p>0.131316875764079</text:p>
          </table:table-cell>
          <table:table-cell table:style-name="Default" table:formula="of:=MAX(0;[.G20])" office:value-type="float" office:value="0.139392962987267" calcext:value-type="float">
            <text:p>0.139392962987267</text:p>
          </table:table-cell>
          <table:table-cell table:style-name="Default" table:formula="of:=MAX(0;[.H20])" office:value-type="float" office:value="0.0323557107385416" calcext:value-type="float">
            <text:p>0.0323557107385416</text:p>
          </table:table-cell>
          <table:table-cell table:style-name="Default" table:number-columns-repeated="2"/>
          <table:table-cell table:style-name="Default" table:formula="of:=[.K26]+[.A$16]" office:value-type="float" office:value="0.988696336472935" calcext:value-type="float">
            <text:p>0.988696336472935</text:p>
          </table:table-cell>
          <table:table-cell table:style-name="Default" table:formula="of:=[.L26]+[.B$16]" office:value-type="float" office:value="1.19900237795012" calcext:value-type="float">
            <text:p>1.19900237795012</text:p>
          </table:table-cell>
          <table:table-cell table:style-name="Default" table:formula="of:=[.M26]+[.C$16]" office:value-type="float" office:value="0.899287067759793" calcext:value-type="float">
            <text:p>0.899287067759793</text:p>
          </table:table-cell>
          <table:table-cell table:style-name="Default" table:number-columns-repeated="2"/>
          <table:table-cell table:style-name="Default" table:number-matrix-columns-spanned="3" table:number-matrix-rows-spanned="6" table:formula="of:=MMULT([.A25:.C30];[.A12:.C14])" office:value-type="float" office:value="0.988696336472935" calcext:value-type="float">
            <text:p>0.988696336472935</text:p>
          </table:table-cell>
          <table:table-cell table:style-name="Default" office:value-type="float" office:value="1.19900237795012" calcext:value-type="float">
            <text:p>1.19900237795012</text:p>
          </table:table-cell>
          <table:table-cell table:style-name="Default" office:value-type="float" office:value="0.899287067759793" calcext:value-type="float">
            <text:p>0.899287067759793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[.F21])" office:value-type="float" office:value="0.990079039906177" calcext:value-type="float">
            <text:p>0.990079039906177</text:p>
          </table:table-cell>
          <table:table-cell table:style-name="Default" table:formula="of:=MAX(0;[.G21])" office:value-type="float" office:value="1.05121434541017" calcext:value-type="float">
            <text:p>1.05121434541017</text:p>
          </table:table-cell>
          <table:table-cell table:style-name="Default" table:formula="of:=MAX(0;[.H21])" office:value-type="float" office:value="0.726219755472715" calcext:value-type="float">
            <text:p>0.726219755472715</text:p>
          </table:table-cell>
          <table:table-cell table:style-name="Default" table:number-columns-repeated="2"/>
          <table:table-cell table:style-name="Default" table:formula="of:=[.K27]+[.A$16]" office:value-type="float" office:value="0.205676532000087" calcext:value-type="float">
            <text:p>0.205676532000087</text:p>
          </table:table-cell>
          <table:table-cell table:style-name="Default" table:formula="of:=[.L27]+[.B$16]" office:value-type="float" office:value="0.185841491794498" calcext:value-type="float">
            <text:p>0.185841491794498</text:p>
          </table:table-cell>
          <table:table-cell table:style-name="Default" table:formula="of:=[.M27]+[.C$16]" office:value-type="float" office:value="0.121825267080708" calcext:value-type="float">
            <text:p>0.121825267080708</text:p>
          </table:table-cell>
          <table:table-cell table:style-name="Default" table:number-columns-repeated="2"/>
          <table:table-cell table:style-name="Default" office:value-type="float" office:value="0.205676532000087" calcext:value-type="float">
            <text:p>0.205676532000087</text:p>
          </table:table-cell>
          <table:table-cell table:style-name="Default" office:value-type="float" office:value="0.185841491794498" calcext:value-type="float">
            <text:p>0.185841491794498</text:p>
          </table:table-cell>
          <table:table-cell table:style-name="Default" office:value-type="float" office:value="0.121825267080708" calcext:value-type="float">
            <text:p>0.121825267080708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[.F22])" office:value-type="float" office:value="0" calcext:value-type="float">
            <text:p>0</text:p>
          </table:table-cell>
          <table:table-cell table:style-name="Default" table:formula="of:=MAX(0;[.G22])" office:value-type="float" office:value="0" calcext:value-type="float">
            <text:p>0</text:p>
          </table:table-cell>
          <table:table-cell table:style-name="Default" table:formula="of:=MAX(0;[.H22]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K28]+[.A$16]" office:value-type="float" office:value="1.67607644335782" calcext:value-type="float">
            <text:p>1.67607644335782</text:p>
          </table:table-cell>
          <table:table-cell table:style-name="Default" table:formula="of:=[.L28]+[.B$16]" office:value-type="float" office:value="1.87241924904526" calcext:value-type="float">
            <text:p>1.87241924904526</text:p>
          </table:table-cell>
          <table:table-cell table:style-name="Default" table:formula="of:=[.M28]+[.C$16]" office:value-type="float" office:value="1.39096988250619" calcext:value-type="float">
            <text:p>1.39096988250619</text:p>
          </table:table-cell>
          <table:table-cell table:style-name="Default" table:number-columns-repeated="2"/>
          <table:table-cell table:style-name="Default" office:value-type="float" office:value="1.67607644335782" calcext:value-type="float">
            <text:p>1.67607644335782</text:p>
          </table:table-cell>
          <table:table-cell table:style-name="Default" office:value-type="float" office:value="1.87241924904526" calcext:value-type="float">
            <text:p>1.87241924904526</text:p>
          </table:table-cell>
          <table:table-cell table:style-name="Default" office:value-type="float" office:value="1.39096988250619" calcext:value-type="float">
            <text:p>1.39096988250619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[.F23])" office:value-type="float" office:value="0.490310307241643" calcext:value-type="float">
            <text:p>0.490310307241643</text:p>
          </table:table-cell>
          <table:table-cell table:style-name="Default" table:formula="of:=MAX(0;[.G23])" office:value-type="float" office:value="0.514173853642994" calcext:value-type="float">
            <text:p>0.514173853642994</text:p>
          </table:table-cell>
          <table:table-cell table:style-name="Default" table:formula="of:=MAX(0;[.H23])" office:value-type="float" office:value="0.374293199948493" calcext:value-type="float">
            <text:p>0.374293199948493</text:p>
          </table:table-cell>
          <table:table-cell table:style-name="Default" table:number-columns-repeated="2"/>
          <table:table-cell table:style-name="Default" table:formula="of:=[.K29]+[.A$16]" office:value-type="float" office:value="0" calcext:value-type="float">
            <text:p>0</text:p>
          </table:table-cell>
          <table:table-cell table:style-name="Default" table:formula="of:=[.L29]+[.B$16]" office:value-type="float" office:value="0" calcext:value-type="float">
            <text:p>0</text:p>
          </table:table-cell>
          <table:table-cell table:style-name="Default" table:formula="of:=[.M29]+[.C$16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[.F24])" office:value-type="float" office:value="0.474603308275672" calcext:value-type="float">
            <text:p>0.474603308275672</text:p>
          </table:table-cell>
          <table:table-cell table:style-name="Default" table:formula="of:=MAX(0;[.G24])" office:value-type="float" office:value="0.519318952263861" calcext:value-type="float">
            <text:p>0.519318952263861</text:p>
          </table:table-cell>
          <table:table-cell table:style-name="Default" table:formula="of:=MAX(0;[.H24])" office:value-type="float" office:value="0.312907039814698" calcext:value-type="float">
            <text:p>0.312907039814698</text:p>
          </table:table-cell>
          <table:table-cell table:style-name="Default" table:number-columns-repeated="2"/>
          <table:table-cell table:style-name="Default" table:formula="of:=[.K30]+[.A$16]" office:value-type="float" office:value="0.829679200015241" calcext:value-type="float">
            <text:p>0.829679200015241</text:p>
          </table:table-cell>
          <table:table-cell table:style-name="Default" table:formula="of:=[.L30]+[.B$16]" office:value-type="float" office:value="0.940048148662278" calcext:value-type="float">
            <text:p>0.940048148662278</text:p>
          </table:table-cell>
          <table:table-cell table:style-name="Default" table:formula="of:=[.M30]+[.C$16]" office:value-type="float" office:value="0.699533086244667" calcext:value-type="float">
            <text:p>0.699533086244667</text:p>
          </table:table-cell>
          <table:table-cell table:style-name="Default" table:number-columns-repeated="2"/>
          <table:table-cell table:style-name="Default" office:value-type="float" office:value="0.829679200015241" calcext:value-type="float">
            <text:p>0.829679200015241</text:p>
          </table:table-cell>
          <table:table-cell table:style-name="Default" office:value-type="float" office:value="0.940048148662278" calcext:value-type="float">
            <text:p>0.940048148662278</text:p>
          </table:table-cell>
          <table:table-cell table:style-name="Default" office:value-type="float" office:value="0.699533086244667" calcext:value-type="float">
            <text:p>0.699533086244667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table:formula="of:=[.K31]+[.A$16]" office:value-type="float" office:value="0.804290868884704" calcext:value-type="float">
            <text:p>0.804290868884704</text:p>
          </table:table-cell>
          <table:table-cell table:style-name="Default" table:formula="of:=[.L31]+[.B$16]" office:value-type="float" office:value="0.866841846097382" calcext:value-type="float">
            <text:p>0.866841846097382</text:p>
          </table:table-cell>
          <table:table-cell table:style-name="Default" table:formula="of:=[.M31]+[.C$16]" office:value-type="float" office:value="0.641077728565922" calcext:value-type="float">
            <text:p>0.641077728565922</text:p>
          </table:table-cell>
          <table:table-cell table:style-name="Default" table:number-columns-repeated="2"/>
          <table:table-cell table:style-name="Default" office:value-type="float" office:value="0.804290868884704" calcext:value-type="float">
            <text:p>0.804290868884704</text:p>
          </table:table-cell>
          <table:table-cell table:style-name="Default" office:value-type="float" office:value="0.866841846097382" calcext:value-type="float">
            <text:p>0.866841846097382</text:p>
          </table:table-cell>
          <table:table-cell table:style-name="Default" office:value-type="float" office:value="0.641077728565922" calcext:value-type="float">
            <text:p>0.641077728565922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MAX(0;[.F26])" office:value-type="float" office:value="0.988696336472935" calcext:value-type="float">
            <text:p>0.988696336472935</text:p>
          </table:table-cell>
          <table:table-cell table:style-name="Default" table:formula="of:=MAX(0;[.G26])" office:value-type="float" office:value="1.19900237795012" calcext:value-type="float">
            <text:p>1.19900237795012</text:p>
          </table:table-cell>
          <table:table-cell table:style-name="Default" table:formula="of:=MAX(0;[.H26])" office:value-type="float" office:value="0.899287067759793" calcext:value-type="float">
            <text:p>0.899287067759793</text:p>
          </table:table-cell>
          <table:table-cell table:style-name="Default" office:value-type="string" calcext:value-type="string">
            <text:p>y3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formula="of:=MAX(0;[.F27])" office:value-type="float" office:value="0.205676532000087" calcext:value-type="float">
            <text:p>0.205676532000087</text:p>
          </table:table-cell>
          <table:table-cell table:style-name="Default" table:formula="of:=MAX(0;[.G27])" office:value-type="float" office:value="0.185841491794498" calcext:value-type="float">
            <text:p>0.185841491794498</text:p>
          </table:table-cell>
          <table:table-cell table:style-name="Default" table:formula="of:=MAX(0;[.H27])" office:value-type="float" office:value="0.121825267080708" calcext:value-type="float">
            <text:p>0.121825267080708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MAX(0;[.F28])" office:value-type="float" office:value="1.67607644335782" calcext:value-type="float">
            <text:p>1.67607644335782</text:p>
          </table:table-cell>
          <table:table-cell table:style-name="Default" table:formula="of:=MAX(0;[.G28])" office:value-type="float" office:value="1.87241924904526" calcext:value-type="float">
            <text:p>1.87241924904526</text:p>
          </table:table-cell>
          <table:table-cell table:style-name="Default" table:formula="of:=MAX(0;[.H28])" office:value-type="float" office:value="1.39096988250619" calcext:value-type="float">
            <text:p>1.39096988250619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MAX(0;[.F29])" office:value-type="float" office:value="0" calcext:value-type="float">
            <text:p>0</text:p>
          </table:table-cell>
          <table:table-cell table:style-name="Default" table:formula="of:=MAX(0;[.G29])" office:value-type="float" office:value="0" calcext:value-type="float">
            <text:p>0</text:p>
          </table:table-cell>
          <table:table-cell table:style-name="Default" table:formula="of:=MAX(0;[.H29])" office:value-type="float" office:value="0" calcext:value-type="float">
            <text:p>0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MAX(0;[.F30])" office:value-type="float" office:value="0.829679200015241" calcext:value-type="float">
            <text:p>0.829679200015241</text:p>
          </table:table-cell>
          <table:table-cell table:style-name="Default" table:formula="of:=MAX(0;[.G30])" office:value-type="float" office:value="0.940048148662278" calcext:value-type="float">
            <text:p>0.940048148662278</text:p>
          </table:table-cell>
          <table:table-cell table:style-name="Default" table:formula="of:=MAX(0;[.H30])" office:value-type="float" office:value="0.699533086244667" calcext:value-type="float">
            <text:p>0.699533086244667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MAX(0;[.F31])" office:value-type="float" office:value="0.804290868884704" calcext:value-type="float">
            <text:p>0.804290868884704</text:p>
          </table:table-cell>
          <table:table-cell table:style-name="Default" table:formula="of:=MAX(0;[.G31])" office:value-type="float" office:value="0.866841846097382" calcext:value-type="float">
            <text:p>0.866841846097382</text:p>
          </table:table-cell>
          <table:table-cell table:style-name="Default" table:formula="of:=MAX(0;[.H31])" office:value-type="float" office:value="0.641077728565922" calcext:value-type="float">
            <text:p>0.641077728565922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Correct probs</text:p>
          </table:table-cell>
          <table:table-cell table:style-name="Default" table:formula="of:=INDEX([.A46:.C51];1;[.M1]+1)" office:value-type="float" office:value="0.391946999622664" calcext:value-type="float">
            <text:p>0.391946999622664</text:p>
          </table:table-cell>
          <table:table-cell table:style-name="Default"/>
          <table:table-cell table:style-name="Default" office:value-type="string" calcext:value-type="string">
            <text:p>correct logprob</text:p>
          </table:table-cell>
          <table:table-cell table:style-name="Default" table:formula="of:=-LN([.G38])" office:value-type="float" office:value="0.936628653376925" calcext:value-type="float">
            <text:p>0.936628653376925</text:p>
          </table:table-cell>
          <table:table-cell table:style-name="Default"/>
          <table:table-cell table:style-name="Default" office:value-type="string" calcext:value-type="string">
            <text:p>Data Loss</text:p>
          </table:table-cell>
          <table:table-cell table:style-name="Default" table:formula="of:=AVERAGE([.J38:.J43])" office:value-type="float" office:value="1.07034143421722" calcext:value-type="float">
            <text:p>1.07034143421722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EXP([.A32]-MAX([.$A32:.$C37]))" office:value-type="float" office:value="0.413241582062849" calcext:value-type="float">
            <text:p>0.413241582062849</text:p>
          </table:table-cell>
          <table:table-cell table:style-name="Default" table:formula="of:=EXP([.B32]-MAX([.$A32:.$C37]))" office:value-type="float" office:value="0.509963119239582" calcext:value-type="float">
            <text:p>0.509963119239582</text:p>
          </table:table-cell>
          <table:table-cell table:style-name="Default" table:formula="of:=EXP([.C32]-MAX([.$A32:.$C37]))" office:value-type="float" office:value="0.377897538874264" calcext:value-type="float">
            <text:p>0.377897538874264</text:p>
          </table:table-cell>
          <table:table-cell table:style-name="Default" office:value-type="string" calcext:value-type="string">
            <text:p>exp_scores</text:p>
          </table:table-cell>
          <table:table-cell table:style-name="Default" table:number-columns-repeated="2"/>
          <table:table-cell table:style-name="Default" table:formula="of:=INDEX([.A47:.C52];1;[.M2]+1)" office:value-type="float" office:value="0.344836100333512" calcext:value-type="float">
            <text:p>0.344836100333512</text:p>
          </table:table-cell>
          <table:table-cell table:style-name="Default" table:number-columns-repeated="2"/>
          <table:table-cell table:style-name="Default" table:formula="of:=-LN([.G39])" office:value-type="float" office:value="1.06468604633006" calcext:value-type="float">
            <text:p>1.06468604633006</text:p>
          </table:table-cell>
          <table:table-cell table:style-name="Default"/>
          <table:table-cell table:style-name="Default" office:value-type="string" calcext:value-type="string">
            <text:p>reg loss</text:p>
          </table:table-cell>
          <table:table-cell table:style-name="Default" table:formula="of:=0.5*[.Q1]*SUM([.P12:.R13])+0.5*[.Q1]*SUM([.P16:.R18])+0.5*[.Q1]*SUM([.P21:.R23])" office:value-type="float" office:value="0.00493143825795766" calcext:value-type="float">
            <text:p>0.00493143825795766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EXP([.A33]-MAX([.$A33:.$C38]))" office:value-type="float" office:value="0.188861239322658" calcext:value-type="float">
            <text:p>0.188861239322658</text:p>
          </table:table-cell>
          <table:table-cell table:style-name="Default" table:formula="of:=EXP([.B33]-MAX([.$A33:.$C38]))" office:value-type="float" office:value="0.185152076352573" calcext:value-type="float">
            <text:p>0.185152076352573</text:p>
          </table:table-cell>
          <table:table-cell table:style-name="Default" table:formula="of:=EXP([.C33]-MAX([.$A33:.$C38]))" office:value-type="float" office:value="0.173670755511048" calcext:value-type="float">
            <text:p>0.173670755511048</text:p>
          </table:table-cell>
          <table:table-cell table:style-name="Default" table:number-columns-repeated="3"/>
          <table:table-cell table:style-name="Default" table:formula="of:=INDEX([.A48:.C53];1;[.M3]+1)" office:value-type="float" office:value="0.336827567646399" calcext:value-type="float">
            <text:p>0.336827567646399</text:p>
          </table:table-cell>
          <table:table-cell table:style-name="Default" table:number-columns-repeated="2"/>
          <table:table-cell table:style-name="Default" table:formula="of:=-LN([.G40])" office:value-type="float" office:value="1.08818414828193" calcext:value-type="float">
            <text:p>1.08818414828193</text:p>
          </table:table-cell>
          <table:table-cell table:style-name="Default" table:number-columns-repeated="8"/>
          <table:table-cell table:number-columns-repeated="16366"/>
        </table:table-row>
        <table:table-row table:style-name="ro1">
          <table:table-cell table:style-name="Default" table:formula="of:=EXP([.A34]-MAX([.$A34:.$C39]))" office:value-type="float" office:value="0.821730492503159" calcext:value-type="float">
            <text:p>0.821730492503159</text:p>
          </table:table-cell>
          <table:table-cell table:style-name="Default" table:formula="of:=EXP([.B34]-MAX([.$A34:.$C39]))" office:value-type="float" office:value="1" calcext:value-type="float">
            <text:p>1</text:p>
          </table:table-cell>
          <table:table-cell table:style-name="Default" table:formula="of:=EXP([.C34]-MAX([.$A34:.$C39]))" office:value-type="float" office:value="0.617887197477047" calcext:value-type="float">
            <text:p>0.617887197477047</text:p>
          </table:table-cell>
          <table:table-cell table:style-name="Default" table:number-columns-repeated="3"/>
          <table:table-cell table:style-name="Default" table:formula="of:=INDEX([.A49:.C54];1;[.M4]+1)" office:value-type="float" office:value="0.333333333333333" calcext:value-type="float">
            <text:p>0.333333333333333</text:p>
          </table:table-cell>
          <table:table-cell table:style-name="Default" table:number-columns-repeated="2"/>
          <table:table-cell table:style-name="Default" table:formula="of:=-LN([.G41])" office:value-type="float" office:value="1.09861228866811" calcext:value-type="float">
            <text:p>1.09861228866811</text:p>
          </table:table-cell>
          <table:table-cell table:style-name="Default"/>
          <table:table-cell table:style-name="Default" office:value-type="string" calcext:value-type="string">
            <text:p>Loss</text:p>
          </table:table-cell>
          <table:table-cell table:style-name="Default" table:formula="of:=[.M38]+[.M39]" office:value-type="float" office:value="1.07527287247517" calcext:value-type="float">
            <text:p>1.07527287247517</text:p>
          </table:table-cell>
          <table:table-cell table:style-name="Default" table:number-columns-repeated="5"/>
          <table:table-cell table:number-columns-repeated="16366"/>
        </table:table-row>
        <table:table-row table:style-name="ro1">
          <table:table-cell table:style-name="Default" table:formula="of:=EXP([.A35]-MAX([.$A35:.$C40]))" office:value-type="float" office:value="0.390609027603588" calcext:value-type="float">
            <text:p>0.390609027603588</text:p>
          </table:table-cell>
          <table:table-cell table:style-name="Default" table:formula="of:=EXP([.B35]-MAX([.$A35:.$C40]))" office:value-type="float" office:value="0.390609027603588" calcext:value-type="float">
            <text:p>0.390609027603588</text:p>
          </table:table-cell>
          <table:table-cell table:style-name="Default" table:formula="of:=EXP([.C35]-MAX([.$A35:.$C40]))" office:value-type="float" office:value="0.390609027603588" calcext:value-type="float">
            <text:p>0.390609027603588</text:p>
          </table:table-cell>
          <table:table-cell table:style-name="Default" table:number-columns-repeated="3"/>
          <table:table-cell table:style-name="Default" table:formula="of:=INDEX([.A50:.C55];1;[.M5]+1)" office:value-type="float" office:value="0.293177849456054" calcext:value-type="float">
            <text:p>0.293177849456054</text:p>
          </table:table-cell>
          <table:table-cell table:style-name="Default" table:number-columns-repeated="2"/>
          <table:table-cell table:style-name="Default" table:formula="of:=-LN([.G42])" office:value-type="float" office:value="1.2269758593813" calcext:value-type="float">
            <text:p>1.2269758593813</text:p>
          </table:table-cell>
          <table:table-cell table:style-name="Default" table:number-columns-repeated="8"/>
          <table:table-cell table:number-columns-repeated="16366"/>
        </table:table-row>
        <table:table-row table:style-name="ro1">
          <table:table-cell table:style-name="Default" table:formula="of:=EXP([.A36]-MAX([.$A36:.$C41]))" office:value-type="float" office:value="0.843394212343319" calcext:value-type="float">
            <text:p>0.843394212343319</text:p>
          </table:table-cell>
          <table:table-cell table:style-name="Default" table:formula="of:=EXP([.B36]-MAX([.$A36:.$C41]))" office:value-type="float" office:value="0.941809879378383" calcext:value-type="float">
            <text:p>0.941809879378383</text:p>
          </table:table-cell>
          <table:table-cell table:style-name="Default" table:formula="of:=EXP([.C36]-MAX([.$A36:.$C41]))" office:value-type="float" office:value="0.740472403204032" calcext:value-type="float">
            <text:p>0.740472403204032</text:p>
          </table:table-cell>
          <table:table-cell table:style-name="Default" table:number-columns-repeated="3"/>
          <table:table-cell table:style-name="Default" table:formula="of:=INDEX([.A51:.C56];1;[.M6]+1)" office:value-type="float" office:value="0.365327302050293" calcext:value-type="float">
            <text:p>0.365327302050293</text:p>
          </table:table-cell>
          <table:table-cell table:style-name="Default" table:number-columns-repeated="2"/>
          <table:table-cell table:style-name="Default" table:formula="of:=-LN([.G43])" office:value-type="float" office:value="1.00696160926498" calcext:value-type="float">
            <text:p>1.00696160926498</text:p>
          </table:table-cell>
          <table:table-cell table:style-name="Default" table:number-columns-repeated="8"/>
          <table:table-cell table:number-columns-repeated="16366"/>
        </table:table-row>
        <table:table-row table:style-name="ro1">
          <table:table-cell table:style-name="Default" table:formula="of:=EXP([.A37]-MAX([.$A37:.$C42]))" office:value-type="float" office:value="0.822251367236525" calcext:value-type="float">
            <text:p>0.822251367236525</text:p>
          </table:table-cell>
          <table:table-cell table:style-name="Default" table:formula="of:=EXP([.B37]-MAX([.$A37:.$C42]))" office:value-type="float" office:value="0.875326644836125" calcext:value-type="float">
            <text:p>0.875326644836125</text:p>
          </table:table-cell>
          <table:table-cell table:style-name="Default" table:formula="of:=EXP([.C37]-MAX([.$A37:.$C42]))" office:value-type="float" office:value="0.69842863709813" calcext:value-type="float">
            <text:p>0.69842863709813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Default" table:formula="of:=[.A39]/SUM([.$A39:.$C39])" office:value-type="float" office:value="0.317608846793415" calcext:value-type="float">
            <text:p>0.317608846793415</text:p>
          </table:table-cell>
          <table:table-cell table:style-name="Default" table:formula="of:=[.B39]/SUM([.$A39:.$C39])" office:value-type="float" office:value="0.391946999622664" calcext:value-type="float">
            <text:p>0.391946999622664</text:p>
          </table:table-cell>
          <table:table-cell table:style-name="Default" table:formula="of:=[.C39]/SUM([.$A39:.$C39])" office:value-type="float" office:value="0.290444153583921" calcext:value-type="float">
            <text:p>0.290444153583921</text:p>
          </table:table-cell>
          <table:table-cell table:style-name="Default" office:value-type="string" calcext:value-type="string">
            <text:p>probs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formula="of:=[.A40]/SUM([.$A40:.$C40])" office:value-type="float" office:value="0.344836100333512" calcext:value-type="float">
            <text:p>0.344836100333512</text:p>
          </table:table-cell>
          <table:table-cell table:style-name="Default" table:formula="of:=[.B40]/SUM([.$A40:.$C40])" office:value-type="float" office:value="0.33806365036605" calcext:value-type="float">
            <text:p>0.33806365036605</text:p>
          </table:table-cell>
          <table:table-cell table:style-name="Default" table:formula="of:=[.C40]/SUM([.$A40:.$C40])" office:value-type="float" office:value="0.317100249300438" calcext:value-type="float">
            <text:p>0.317100249300438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1]/SUM([.$A41:.$C41])" office:value-type="float" office:value="0.336827567646399" calcext:value-type="float">
            <text:p>0.336827567646399</text:p>
          </table:table-cell>
          <table:table-cell table:style-name="Default" table:formula="of:=[.B41]/SUM([.$A41:.$C41])" office:value-type="float" office:value="0.409900290568935" calcext:value-type="float">
            <text:p>0.409900290568935</text:p>
          </table:table-cell>
          <table:table-cell table:style-name="Default" table:formula="of:=[.C41]/SUM([.$A41:.$C41])" office:value-type="float" office:value="0.253272141784666" calcext:value-type="float">
            <text:p>0.253272141784666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2]/SUM([.$A42:.$C42])" office:value-type="float" office:value="0.333333333333333" calcext:value-type="float">
            <text:p>0.333333333333333</text:p>
          </table:table-cell>
          <table:table-cell table:style-name="Default" table:formula="of:=[.B42]/SUM([.$A42:.$C42])" office:value-type="float" office:value="0.333333333333333" calcext:value-type="float">
            <text:p>0.333333333333333</text:p>
          </table:table-cell>
          <table:table-cell table:style-name="Default" table:formula="of:=[.C42]/SUM([.$A42:.$C42])" office:value-type="float" office:value="0.333333333333333" calcext:value-type="float">
            <text:p>0.333333333333333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3]/SUM([.$A43:.$C43])" office:value-type="float" office:value="0.333928044243892" calcext:value-type="float">
            <text:p>0.333928044243892</text:p>
          </table:table-cell>
          <table:table-cell table:style-name="Default" table:formula="of:=[.B43]/SUM([.$A43:.$C43])" office:value-type="float" office:value="0.372894106300054" calcext:value-type="float">
            <text:p>0.372894106300054</text:p>
          </table:table-cell>
          <table:table-cell table:style-name="Default" table:formula="of:=[.C43]/SUM([.$A43:.$C43])" office:value-type="float" office:value="0.293177849456054" calcext:value-type="float">
            <text:p>0.293177849456054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4]/SUM([.$A44:.$C44])" office:value-type="float" office:value="0.343175745159594" calcext:value-type="float">
            <text:p>0.343175745159594</text:p>
          </table:table-cell>
          <table:table-cell table:style-name="Default" table:formula="of:=[.B44]/SUM([.$A44:.$C44])" office:value-type="float" office:value="0.365327302050293" calcext:value-type="float">
            <text:p>0.365327302050293</text:p>
          </table:table-cell>
          <table:table-cell table:style-name="Default" table:formula="of:=[.C44]/SUM([.$A44:.$C44])" office:value-type="float" office:value="0.291496952790112" calcext:value-type="float">
            <text:p>0.291496952790112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Default" table:formula="of:=[.A46]-[.I1]" office:value-type="float" office:value="0.317608846793415" calcext:value-type="float">
            <text:p>0.317608846793415</text:p>
          </table:table-cell>
          <table:table-cell table:style-name="Default" table:formula="of:=[.B46]-[.J1]" office:value-type="float" office:value="-0.608053000377336" calcext:value-type="float">
            <text:p>-0.608053000377336</text:p>
          </table:table-cell>
          <table:table-cell table:style-name="Default" table:formula="of:=[.C46]-[.K1]" office:value-type="float" office:value="0.290444153583921" calcext:value-type="float">
            <text:p>0.290444153583921</text:p>
          </table:table-cell>
          <table:table-cell table:style-name="Default" office:value-type="string" calcext:value-type="string">
            <text:p>dscore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formula="of:=[.A47]-[.I2]" office:value-type="float" office:value="-0.655163899666488" calcext:value-type="float">
            <text:p>-0.655163899666488</text:p>
          </table:table-cell>
          <table:table-cell table:style-name="Default" table:formula="of:=[.B47]-[.J2]" office:value-type="float" office:value="0.33806365036605" calcext:value-type="float">
            <text:p>0.33806365036605</text:p>
          </table:table-cell>
          <table:table-cell table:style-name="Default" table:formula="of:=[.C47]-[.K2]" office:value-type="float" office:value="0.317100249300438" calcext:value-type="float">
            <text:p>0.317100249300438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8]-[.I3]" office:value-type="float" office:value="-0.663172432353601" calcext:value-type="float">
            <text:p>-0.663172432353601</text:p>
          </table:table-cell>
          <table:table-cell table:style-name="Default" table:formula="of:=[.B48]-[.J3]" office:value-type="float" office:value="0.409900290568935" calcext:value-type="float">
            <text:p>0.409900290568935</text:p>
          </table:table-cell>
          <table:table-cell table:style-name="Default" table:formula="of:=[.C48]-[.K3]" office:value-type="float" office:value="0.253272141784666" calcext:value-type="float">
            <text:p>0.253272141784666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49]-[.I4]" office:value-type="float" office:value="0.333333333333333" calcext:value-type="float">
            <text:p>0.333333333333333</text:p>
          </table:table-cell>
          <table:table-cell table:style-name="Default" table:formula="of:=[.B49]-[.J4]" office:value-type="float" office:value="0.333333333333333" calcext:value-type="float">
            <text:p>0.333333333333333</text:p>
          </table:table-cell>
          <table:table-cell table:style-name="Default" table:formula="of:=[.C49]-[.K4]" office:value-type="float" office:value="-0.666666666666667" calcext:value-type="float">
            <text:p>-0.666666666666667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50]-[.I5]" office:value-type="float" office:value="0.333928044243892" calcext:value-type="float">
            <text:p>0.333928044243892</text:p>
          </table:table-cell>
          <table:table-cell table:style-name="Default" table:formula="of:=[.B50]-[.J5]" office:value-type="float" office:value="0.372894106300054" calcext:value-type="float">
            <text:p>0.372894106300054</text:p>
          </table:table-cell>
          <table:table-cell table:style-name="Default" table:formula="of:=[.C50]-[.K5]" office:value-type="float" office:value="-0.706822150543946" calcext:value-type="float">
            <text:p>-0.706822150543946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[.A51]-[.I6]" office:value-type="float" office:value="0.343175745159594" calcext:value-type="float">
            <text:p>0.343175745159594</text:p>
          </table:table-cell>
          <table:table-cell table:style-name="Default" table:formula="of:=[.B51]-[.J6]" office:value-type="float" office:value="-0.634672697949707" calcext:value-type="float">
            <text:p>-0.634672697949707</text:p>
          </table:table-cell>
          <table:table-cell table:style-name="Default" table:formula="of:=[.C51]-[.K6]" office:value-type="float" office:value="0.291496952790112" calcext:value-type="float">
            <text:p>0.291496952790112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formula="of:=[.F60]+([.$Q$1]*[.A12])" office:value-type="float" office:value="-0.229242608349369" calcext:value-type="float">
            <text:p>-0.229242608349369</text:p>
          </table:table-cell>
          <table:table-cell table:formula="of:=[.G60]+([.$Q$1]*[.B12])" office:value-type="float" office:value="-0.0232697944034872" calcext:value-type="float">
            <text:p>-0.0232697944034872</text:p>
          </table:table-cell>
          <table:table-cell table:formula="of:=[.H60]+([.$Q$1]*[.C12])" office:value-type="float" office:value="0.254328176580951" calcext:value-type="float">
            <text:p>0.254328176580951</text:p>
          </table:table-cell>
          <table:table-cell office:value-type="string" calcext:value-type="string">
            <text:p>dW3</text:p>
          </table:table-cell>
          <table:table-cell table:style-name="Default"/>
          <table:table-cell table:style-name="Default" table:number-matrix-columns-spanned="3" table:number-matrix-rows-spanned="3" table:formula="of:=MMULT(TRANSPOSE([.A25:.C30]); [.A53:.C58])" office:value-type="float" office:value="-0.230056774494614" calcext:value-type="float">
            <text:p>-0.230056774494614</text:p>
          </table:table-cell>
          <table:table-cell table:style-name="Default" office:value-type="float" office:value="-0.0241904709305737" calcext:value-type="float">
            <text:p>-0.0241904709305737</text:p>
          </table:table-cell>
          <table:table-cell table:style-name="Default" office:value-type="float" office:value="0.254247245425187" calcext:value-type="float">
            <text:p>0.254247245425187</text:p>
          </table:table-cell>
          <table:table-cell table:style-name="Default" office:value-type="string" calcext:value-type="string">
            <text:p>dW3 before + reg*W</text:p>
          </table:table-cell>
          <table:table-cell/>
          <table:table-cell table:style-name="Default" table:number-columns-repeated="2"/>
          <table:table-cell table:style-name="Default" table:number-matrix-columns-spanned="3" table:number-matrix-rows-spanned="6" table:formula="of:=MMULT([.A53:.C58]; TRANSPOSE([.A12:.C14]))" office:value-type="float" office:value="-0.277727773148446" calcext:value-type="float">
            <text:p>-0.277727773148446</text:p>
          </table:table-cell>
          <table:table-cell table:style-name="Default" office:value-type="float" office:value="0.226177753723819" calcext:value-type="float">
            <text:p>0.226177753723819</text:p>
          </table:table-cell>
          <table:table-cell table:style-name="Default" office:value-type="float" office:value="-0.227180845657618" calcext:value-type="float">
            <text:p>-0.227180845657618</text:p>
          </table:table-cell>
          <table:table-cell table:style-name="Default" office:value-type="string" calcext:value-type="string">
            <text:p>dZ2 before ReLu</text:p>
          </table:table-cell>
          <table:table-cell table:style-name="Default" table:number-columns-repeated="2"/>
          <table:table-cell table:number-columns-repeated="16366"/>
        </table:table-row>
        <table:table-row table:style-name="ro1">
          <table:table-cell table:formula="of:=[.F61]+([.$Q$1]*[.A13])" office:value-type="float" office:value="-0.255048930601158" calcext:value-type="float">
            <text:p>-0.255048930601158</text:p>
          </table:table-cell>
          <table:table-cell table:formula="of:=[.G61]+([.$Q$1]*[.B13])" office:value-type="float" office:value="-0.00966975221244741" calcext:value-type="float">
            <text:p>-0.00966975221244741</text:p>
          </table:table-cell>
          <table:table-cell table:formula="of:=[.H61]+([.$Q$1]*[.C13])" office:value-type="float" office:value="0.266176448029432" calcext:value-type="float">
            <text:p>0.266176448029432</text:p>
          </table:table-cell>
          <table:table-cell/>
          <table:table-cell table:style-name="Default"/>
          <table:table-cell table:style-name="Default" office:value-type="float" office:value="-0.255697194052409" calcext:value-type="float">
            <text:p>-0.255697194052409</text:p>
          </table:table-cell>
          <table:table-cell table:style-name="Default" office:value-type="float" office:value="-0.0099088531459742" calcext:value-type="float">
            <text:p>-0.0099088531459742</text:p>
          </table:table-cell>
          <table:table-cell table:style-name="Default" office:value-type="float" office:value="0.265606047198383" calcext:value-type="float">
            <text:p>0.26560604719838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float" office:value="-0.196501709472595" calcext:value-type="float">
            <text:p>-0.196501709472595</text:p>
          </table:table-cell>
          <table:table-cell table:style-name="Default" office:value-type="float" office:value="-0.163013230611968" calcext:value-type="float">
            <text:p>-0.163013230611968</text:p>
          </table:table-cell>
          <table:table-cell table:style-name="Default" office:value-type="float" office:value="0.470770826433296" calcext:value-type="float">
            <text:p>0.470770826433296</text:p>
          </table:table-cell>
          <table:table-cell table:style-name="Default" table:number-columns-repeated="3"/>
          <table:table-cell table:number-columns-repeated="16366"/>
        </table:table-row>
        <table:table-row table:style-name="ro1">
          <table:table-cell table:formula="of:=[.F62]+([.$Q$1]*[.A14])" office:value-type="float" office:value="-0.100400545902452" calcext:value-type="float">
            <text:p>-0.100400545902452</text:p>
          </table:table-cell>
          <table:table-cell table:formula="of:=[.G62]+([.$Q$1]*[.B14])" office:value-type="float" office:value="-0.0744638701193658" calcext:value-type="float">
            <text:p>-0.0744638701193658</text:p>
          </table:table-cell>
          <table:table-cell table:formula="of:=[.H62]+([.$Q$1]*[.C14])" office:value-type="float" office:value="0.177080387492241" calcext:value-type="float">
            <text:p>0.177080387492241</text:p>
          </table:table-cell>
          <table:table-cell/>
          <table:table-cell table:style-name="Default"/>
          <table:table-cell table:style-name="Default" office:value-type="float" office:value="-0.10066014193653" calcext:value-type="float">
            <text:p>-0.10066014193653</text:p>
          </table:table-cell>
          <table:table-cell table:style-name="Default" office:value-type="float" office:value="-0.0754408889630037" calcext:value-type="float">
            <text:p>-0.0754408889630037</text:p>
          </table:table-cell>
          <table:table-cell table:style-name="Default" office:value-type="float" office:value="0.176101030899534" calcext:value-type="float">
            <text:p>0.176101030899534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float" office:value="-0.142049359751411" calcext:value-type="float">
            <text:p>-0.142049359751411</text:p>
          </table:table-cell>
          <table:table-cell table:style-name="Default" office:value-type="float" office:value="-0.187436267488531" calcext:value-type="float">
            <text:p>-0.187436267488531</text:p>
          </table:table-cell>
          <table:table-cell table:style-name="Default" office:value-type="float" office:value="0.476367116355176" calcext:value-type="float">
            <text:p>0.476367116355176</text:p>
          </table:table-cell>
          <table:table-cell table:style-name="Default" table:number-columns-repeated="3"/>
          <table:table-cell table:number-columns-repeated="16366"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 table:number-columns-repeated="2"/>
          <table:table-cell table:style-name="Default" office:value-type="float" office:value="0.524326786934585" calcext:value-type="float">
            <text:p>0.524326786934585</text:p>
          </table:table-cell>
          <table:table-cell table:style-name="Default" office:value-type="float" office:value="-0.084479092440229" calcext:value-type="float">
            <text:p>-0.084479092440229</text:p>
          </table:table-cell>
          <table:table-cell table:style-name="Default" office:value-type="float" office:value="-0.240699435899453" calcext:value-type="float">
            <text:p>-0.240699435899453</text:p>
          </table:table-cell>
          <table:table-cell table:style-name="Default" table:number-columns-repeated="3"/>
          <table:table-cell table:number-columns-repeated="16366"/>
        </table:table-row>
        <table:table-row table:style-name="ro1">
          <table:table-cell table:style-name="Default" table:formula="of:=SUM([.A53:.A58])" office:value-type="float" office:value="0.00970963751014531" calcext:value-type="float">
            <text:p>0.00970963751014531</text:p>
          </table:table-cell>
          <table:table-cell table:style-name="Default" table:formula="of:=SUM([.B53:.B58])" office:value-type="float" office:value="0.211465682241329" calcext:value-type="float">
            <text:p>0.211465682241329</text:p>
          </table:table-cell>
          <table:table-cell table:style-name="Default" table:formula="of:=SUM([.C53:.C58])" office:value-type="float" office:value="-0.221175319751474" calcext:value-type="float">
            <text:p>-0.221175319751474</text:p>
          </table:table-cell>
          <table:table-cell table:style-name="Default" office:value-type="string" calcext:value-type="string">
            <text:p>dB3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style-name="Default" office:value-type="float" office:value="0.557983825767599" calcext:value-type="float">
            <text:p>0.557983825767599</text:p>
          </table:table-cell>
          <table:table-cell table:style-name="Default" office:value-type="float" office:value="-0.0975392667202534" calcext:value-type="float">
            <text:p>-0.0975392667202534</text:p>
          </table:table-cell>
          <table:table-cell table:style-name="Default" office:value-type="float" office:value="-0.241219968516852" calcext:value-type="float">
            <text:p>-0.241219968516852</text:p>
          </table:table-cell>
          <table:table-cell table:style-name="Default" table:number-columns-repeated="3"/>
          <table:table-cell table:number-columns-repeated="16366"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 table:number-columns-repeated="2"/>
          <table:table-cell table:style-name="Default" office:value-type="float" office:value="-0.281334996516285" calcext:value-type="float">
            <text:p>-0.281334996516285</text:p>
          </table:table-cell>
          <table:table-cell table:style-name="Default" office:value-type="float" office:value="0.236987562498846" calcext:value-type="float">
            <text:p>0.236987562498846</text:p>
          </table:table-cell>
          <table:table-cell table:style-name="Default" office:value-type="float" office:value="-0.245520660534834" calcext:value-type="float">
            <text:p>-0.245520660534834</text:p>
          </table:table-cell>
          <table:table-cell table:style-name="Default" table:number-columns-repeated="3"/>
          <table:table-cell table:number-columns-repeated="16366"/>
        </table:table-row>
        <table:table-row table:style-name="ro1">
          <table:table-cell table:style-name="Default" table:formula="of:=IF([.A25]&lt;=0; 0; [.M60])" office:value-type="float" office:value="-0.277727773148446" calcext:value-type="float">
            <text:p>-0.277727773148446</text:p>
          </table:table-cell>
          <table:table-cell table:style-name="Default" table:formula="of:=IF([.B25]&lt;=0; 0; [.N60])" office:value-type="float" office:value="0.226177753723819" calcext:value-type="float">
            <text:p>0.226177753723819</text:p>
          </table:table-cell>
          <table:table-cell table:style-name="Default" table:formula="of:=IF([.C25]&lt;=0; 0; [.O60])" office:value-type="float" office:value="-0.227180845657618" calcext:value-type="float">
            <text:p>-0.227180845657618</text:p>
          </table:table-cell>
          <table:table-cell table:style-name="Default" office:value-type="string" calcext:value-type="string">
            <text:p>dZ2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formula="of:=IF([.A26]&lt;=0; 0; [.M61])" office:value-type="float" office:value="-0.196501709472595" calcext:value-type="float">
            <text:p>-0.196501709472595</text:p>
          </table:table-cell>
          <table:table-cell table:style-name="Default" table:formula="of:=IF([.B26]&lt;=0; 0; [.N61])" office:value-type="float" office:value="-0.163013230611968" calcext:value-type="float">
            <text:p>-0.163013230611968</text:p>
          </table:table-cell>
          <table:table-cell table:style-name="Default" table:formula="of:=IF([.C26]&lt;=0; 0; [.O61])" office:value-type="float" office:value="0.470770826433296" calcext:value-type="float">
            <text:p>0.470770826433296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IF([.A27]&lt;=0; 0; [.M62])" office:value-type="float" office:value="-0.142049359751411" calcext:value-type="float">
            <text:p>-0.142049359751411</text:p>
          </table:table-cell>
          <table:table-cell table:style-name="Default" table:formula="of:=IF([.B27]&lt;=0; 0; [.N62])" office:value-type="float" office:value="-0.187436267488531" calcext:value-type="float">
            <text:p>-0.187436267488531</text:p>
          </table:table-cell>
          <table:table-cell table:style-name="Default" table:formula="of:=IF([.C27]&lt;=0; 0; [.O62])" office:value-type="float" office:value="0.476367116355176" calcext:value-type="float">
            <text:p>0.476367116355176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IF([.A28]&lt;=0; 0; [.M63])" office:value-type="float" office:value="0" calcext:value-type="float">
            <text:p>0</text:p>
          </table:table-cell>
          <table:table-cell table:style-name="Default" table:formula="of:=IF([.B28]&lt;=0; 0; [.N63])" office:value-type="float" office:value="0" calcext:value-type="float">
            <text:p>0</text:p>
          </table:table-cell>
          <table:table-cell table:style-name="Default" table:formula="of:=IF([.C28]&lt;=0; 0; [.O63])" office:value-type="float" office:value="0" calcext:value-type="float">
            <text:p>0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IF([.A29]&lt;=0; 0; [.M64])" office:value-type="float" office:value="0.557983825767599" calcext:value-type="float">
            <text:p>0.557983825767599</text:p>
          </table:table-cell>
          <table:table-cell table:style-name="Default" table:formula="of:=IF([.B29]&lt;=0; 0; [.N64])" office:value-type="float" office:value="-0.0975392667202534" calcext:value-type="float">
            <text:p>-0.0975392667202534</text:p>
          </table:table-cell>
          <table:table-cell table:style-name="Default" table:formula="of:=IF([.C29]&lt;=0; 0; [.O64])" office:value-type="float" office:value="-0.241219968516852" calcext:value-type="float">
            <text:p>-0.241219968516852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formula="of:=IF([.A30]&lt;=0; 0; [.M65])" office:value-type="float" office:value="-0.281334996516285" calcext:value-type="float">
            <text:p>-0.281334996516285</text:p>
          </table:table-cell>
          <table:table-cell table:style-name="Default" table:formula="of:=IF([.B30]&lt;=0; 0; [.N65])" office:value-type="float" office:value="0.236987562498846" calcext:value-type="float">
            <text:p>0.236987562498846</text:p>
          </table:table-cell>
          <table:table-cell table:style-name="Default" table:formula="of:=IF([.C30]&lt;=0; 0; [.O65])" office:value-type="float" office:value="-0.245520660534834" calcext:value-type="float">
            <text:p>-0.245520660534834</text:p>
          </table:table-cell>
          <table:table-cell table:style-name="Default" table:number-columns-repeated="15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formula="of:=[.F73]+([.$Q$1]*[.A6])" office:value-type="float" office:value="-0.0716342044528543" calcext:value-type="float">
            <text:p>-0.0716342044528543</text:p>
          </table:table-cell>
          <table:table-cell table:formula="of:=[.G73]+([.$Q$1]*[.B6])" office:value-type="float" office:value="0.0246446270758985" calcext:value-type="float">
            <text:p>0.0246446270758985</text:p>
          </table:table-cell>
          <table:table-cell table:formula="of:=[.H73]+([.$Q$1]*[.C6])" office:value-type="float" office:value="0.00913854259857835" calcext:value-type="float">
            <text:p>0.00913854259857835</text:p>
          </table:table-cell>
          <table:table-cell office:value-type="string" calcext:value-type="string">
            <text:p>dW2</text:p>
          </table:table-cell>
          <table:table-cell table:style-name="Default"/>
          <table:table-cell table:style-name="Default" table:number-matrix-columns-spanned="3" table:number-matrix-rows-spanned="3" table:formula="of:=MMULT(TRANSPOSE([.A18:.C23]); [.A66:.C71])" office:value-type="float" office:value="-0.0721891221430145" calcext:value-type="float">
            <text:p>-0.0721891221430145</text:p>
          </table:table-cell>
          <table:table-cell table:style-name="Default" office:value-type="float" office:value="0.0243439687455936" calcext:value-type="float">
            <text:p>0.0243439687455936</text:p>
          </table:table-cell>
          <table:table-cell table:style-name="Default" office:value-type="float" office:value="0.00828712794953297" calcext:value-type="float">
            <text:p>0.00828712794953297</text:p>
          </table:table-cell>
          <table:table-cell table:style-name="Default" office:value-type="string" calcext:value-type="string">
            <text:p>dW2 before + reg*W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formula="of:=[.F74]+([.$Q$1]*[.A7])" office:value-type="float" office:value="-0.160143522862643" calcext:value-type="float">
            <text:p>-0.160143522862643</text:p>
          </table:table-cell>
          <table:table-cell table:formula="of:=[.G74]+([.$Q$1]*[.B7])" office:value-type="float" office:value="-0.0273438168462302" calcext:value-type="float">
            <text:p>-0.0273438168462302</text:p>
          </table:table-cell>
          <table:table-cell table:formula="of:=[.H74]+([.$Q$1]*[.C7])" office:value-type="float" office:value="0.179994365476046" calcext:value-type="float">
            <text:p>0.179994365476046</text:p>
          </table:table-cell>
          <table:table-cell/>
          <table:table-cell table:style-name="Default"/>
          <table:table-cell table:style-name="Default" office:value-type="float" office:value="-0.160989922253964" calcext:value-type="float">
            <text:p>-0.160989922253964</text:p>
          </table:table-cell>
          <table:table-cell table:style-name="Default" office:value-type="float" office:value="-0.0282340552533893" calcext:value-type="float">
            <text:p>-0.0282340552533893</text:p>
          </table:table-cell>
          <table:table-cell table:style-name="Default" office:value-type="float" office:value="0.179805838042445" calcext:value-type="float">
            <text:p>0.179805838042445</text:p>
          </table:table-cell>
          <table:table-cell table:style-name="Default" table:number-columns-repeated="10"/>
          <table:table-cell table:number-columns-repeated="16366"/>
        </table:table-row>
        <table:table-row table:style-name="ro1">
          <table:table-cell table:formula="of:=[.F75]+([.$Q$1]*[.A8])" office:value-type="float" office:value="-0.0756021871721996" calcext:value-type="float">
            <text:p>-0.0756021871721996</text:p>
          </table:table-cell>
          <table:table-cell table:formula="of:=[.G75]+([.$Q$1]*[.B8])" office:value-type="float" office:value="0.00333377065883214" calcext:value-type="float">
            <text:p>0.00333377065883214</text:p>
          </table:table-cell>
          <table:table-cell table:formula="of:=[.H75]+([.$Q$1]*[.C8])" office:value-type="float" office:value="0.0535236602250501" calcext:value-type="float">
            <text:p>0.0535236602250501</text:p>
          </table:table-cell>
          <table:table-cell/>
          <table:table-cell table:style-name="Default"/>
          <table:table-cell table:style-name="Default" office:value-type="float" office:value="-0.075769519887526" calcext:value-type="float">
            <text:p>-0.075769519887526</text:p>
          </table:table-cell>
          <table:table-cell table:style-name="Default" office:value-type="float" office:value="0.00292749422847233" calcext:value-type="float">
            <text:p>0.00292749422847233</text:p>
          </table:table-cell>
          <table:table-cell table:style-name="Default" office:value-type="float" office:value="0.0529252034508214" calcext:value-type="float">
            <text:p>0.0529252034508214</text:p>
          </table:table-cell>
          <table:table-cell table:style-name="Default" table:number-columns-repeated="10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Default" table:formula="of:=SUM([.A66:.A71])" office:value-type="float" office:value="-0.339630013121138" calcext:value-type="float">
            <text:p>-0.339630013121138</text:p>
          </table:table-cell>
          <table:table-cell table:style-name="Default" table:formula="of:=SUM([.B66:.B71])" office:value-type="float" office:value="0.0151765514019125" calcext:value-type="float">
            <text:p>0.0151765514019125</text:p>
          </table:table-cell>
          <table:table-cell table:style-name="Default" table:formula="of:=SUM([.C66:.C71])" office:value-type="float" office:value="0.233216468079167" calcext:value-type="float">
            <text:p>0.233216468079167</text:p>
          </table:table-cell>
          <table:table-cell table:style-name="Default" office:value-type="string" calcext:value-type="string">
            <text:p>dB2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Default" table:formula="of:==IF([.A18]&lt;=0; 0; [.G79])" office:value-type="float" office:value="-0.279538928557575" calcext:value-type="float">
            <text:p>-0.279538928557575</text:p>
          </table:table-cell>
          <table:table-cell table:style-name="Default" table:formula="of:==IF([.B18]&lt;=0; 0; [.H79])" office:value-type="float" office:value="-0.0765463167308634" calcext:value-type="float">
            <text:p>-0.0765463167308634</text:p>
          </table:table-cell>
          <table:table-cell table:style-name="Default" table:formula="of:==IF([.C18]&lt;=0; 0; [.I79])" office:value-type="float" office:value="-0.0905401680515717" calcext:value-type="float">
            <text:p>-0.0905401680515717</text:p>
          </table:table-cell>
          <table:table-cell table:style-name="Default" office:value-type="string" calcext:value-type="string">
            <text:p>dZ1</text:p>
          </table:table-cell>
          <table:table-cell table:style-name="Default" table:number-columns-repeated="2"/>
          <table:table-cell table:style-name="Default" table:number-matrix-columns-spanned="3" table:number-matrix-rows-spanned="6" table:formula="of:=MMULT([.A66:.C71];TRANSPOSE([.A6:.C8]))" office:value-type="float" office:value="-0.279538928557575" calcext:value-type="float">
            <text:p>-0.279538928557575</text:p>
          </table:table-cell>
          <table:table-cell table:style-name="Default" office:value-type="float" office:value="-0.0765463167308634" calcext:value-type="float">
            <text:p>-0.0765463167308634</text:p>
          </table:table-cell>
          <table:table-cell table:style-name="Default" office:value-type="float" office:value="-0.0905401680515717" calcext:value-type="float">
            <text:p>-0.0905401680515717</text:p>
          </table:table-cell>
          <table:table-cell table:style-name="Default" office:value-type="string" calcext:value-type="string">
            <text:p>dZ1 before ReLu</text:p>
          </table:table-cell>
          <table:table-cell table:style-name="Default" table:number-columns-repeated="8"/>
          <table:table-cell table:number-columns-repeated="16366"/>
        </table:table-row>
        <table:table-row table:style-name="ro1">
          <table:table-cell table:style-name="Default" table:formula="of:==IF([.A19]&lt;=0; 0; [.G80])" office:value-type="float" office:value="0" calcext:value-type="float">
            <text:p>0</text:p>
          </table:table-cell>
          <table:table-cell table:style-name="Default" table:formula="of:==IF([.B19]&lt;=0; 0; [.H80])" office:value-type="float" office:value="-0.222686350335441" calcext:value-type="float">
            <text:p>-0.222686350335441</text:p>
          </table:table-cell>
          <table:table-cell table:style-name="Default" table:formula="of:==IF([.C19]&lt;=0; 0; [.I80])" office:value-type="float" office:value="0.182626392141458" calcext:value-type="float">
            <text:p>0.182626392141458</text:p>
          </table:table-cell>
          <table:table-cell table:style-name="Default" table:number-columns-repeated="3"/>
          <table:table-cell table:style-name="Default" office:value-type="float" office:value="0.242767617502039" calcext:value-type="float">
            <text:p>0.242767617502039</text:p>
          </table:table-cell>
          <table:table-cell table:style-name="Default" office:value-type="float" office:value="-0.222686350335441" calcext:value-type="float">
            <text:p>-0.222686350335441</text:p>
          </table:table-cell>
          <table:table-cell table:style-name="Default" office:value-type="float" office:value="0.182626392141458" calcext:value-type="float">
            <text:p>0.182626392141458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style-name="Default" table:formula="of:==IF([.A20]&lt;=0; 0; [.G81])" office:value-type="float" office:value="0.270405963364626" calcext:value-type="float">
            <text:p>0.270405963364626</text:p>
          </table:table-cell>
          <table:table-cell table:style-name="Default" table:formula="of:==IF([.B20]&lt;=0; 0; [.H81])" office:value-type="float" office:value="-0.197285185945766" calcext:value-type="float">
            <text:p>-0.197285185945766</text:p>
          </table:table-cell>
          <table:table-cell table:style-name="Default" table:formula="of:==IF([.C20]&lt;=0; 0; [.I81])" office:value-type="float" office:value="0.185164685049747" calcext:value-type="float">
            <text:p>0.185164685049747</text:p>
          </table:table-cell>
          <table:table-cell table:style-name="Default" table:number-columns-repeated="3"/>
          <table:table-cell table:style-name="Default" office:value-type="float" office:value="0.270405963364626" calcext:value-type="float">
            <text:p>0.270405963364626</text:p>
          </table:table-cell>
          <table:table-cell table:style-name="Default" office:value-type="float" office:value="-0.197285185945766" calcext:value-type="float">
            <text:p>-0.197285185945766</text:p>
          </table:table-cell>
          <table:table-cell table:style-name="Default" office:value-type="float" office:value="0.185164685049747" calcext:value-type="float">
            <text:p>0.185164685049747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style-name="Default" table:formula="of:==IF([.A21]&lt;=0; 0; [.G82])" office:value-type="float" office:value="0" calcext:value-type="float">
            <text:p>0</text:p>
          </table:table-cell>
          <table:table-cell table:style-name="Default" table:formula="of:==IF([.B21]&lt;=0; 0; [.H82])" office:value-type="float" office:value="0" calcext:value-type="float">
            <text:p>0</text:p>
          </table:table-cell>
          <table:table-cell table:style-name="Default" table:formula="of:==IF([.C21]&lt;=0; 0; [.I82])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style-name="Default" table:formula="of:==IF([.A22]&lt;=0; 0; [.G83])" office:value-type="float" office:value="0.0749308878329304" calcext:value-type="float">
            <text:p>0.0749308878329304</text:p>
          </table:table-cell>
          <table:table-cell table:style-name="Default" table:formula="of:==IF([.B22]&lt;=0; 0; [.H83])" office:value-type="float" office:value="0.339967387458337" calcext:value-type="float">
            <text:p>0.339967387458337</text:p>
          </table:table-cell>
          <table:table-cell table:style-name="Default" table:formula="of:==IF([.C22]&lt;=0; 0; [.I83])" office:value-type="float" office:value="-0.0906186806672497" calcext:value-type="float">
            <text:p>-0.0906186806672497</text:p>
          </table:table-cell>
          <table:table-cell table:style-name="Default" table:number-columns-repeated="3"/>
          <table:table-cell table:style-name="Default" office:value-type="float" office:value="0.0749308878329304" calcext:value-type="float">
            <text:p>0.0749308878329304</text:p>
          </table:table-cell>
          <table:table-cell table:style-name="Default" office:value-type="float" office:value="0.339967387458337" calcext:value-type="float">
            <text:p>0.339967387458337</text:p>
          </table:table-cell>
          <table:table-cell table:style-name="Default" office:value-type="float" office:value="-0.0906186806672497" calcext:value-type="float">
            <text:p>-0.0906186806672497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style-name="Default" table:formula="of:==IF([.A23]&lt;=0; 0; [.G84])" office:value-type="float" office:value="-0.293905368606776" calcext:value-type="float">
            <text:p>-0.293905368606776</text:p>
          </table:table-cell>
          <table:table-cell table:style-name="Default" table:formula="of:==IF([.B23]&lt;=0; 0; [.H84])" office:value-type="float" office:value="-0.0734337196796986" calcext:value-type="float">
            <text:p>-0.0734337196796986</text:p>
          </table:table-cell>
          <table:table-cell table:style-name="Default" table:formula="of:==IF([.C23]&lt;=0; 0; [.I84])" office:value-type="float" office:value="-0.0977275904618806" calcext:value-type="float">
            <text:p>-0.0977275904618806</text:p>
          </table:table-cell>
          <table:table-cell table:style-name="Default" table:number-columns-repeated="3"/>
          <table:table-cell table:style-name="Default" office:value-type="float" office:value="-0.293905368606776" calcext:value-type="float">
            <text:p>-0.293905368606776</text:p>
          </table:table-cell>
          <table:table-cell table:style-name="Default" office:value-type="float" office:value="-0.0734337196796986" calcext:value-type="float">
            <text:p>-0.0734337196796986</text:p>
          </table:table-cell>
          <table:table-cell table:style-name="Default" office:value-type="float" office:value="-0.0977275904618806" calcext:value-type="float">
            <text:p>-0.0977275904618806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formula="of:=[.F86]+([.$Q$1]*[.A1])" office:value-type="float" office:value="0.0668663962582587" calcext:value-type="float">
            <text:p>0.0668663962582587</text:p>
          </table:table-cell>
          <table:table-cell table:formula="of:=[.G86]+([.$Q$1]*[.B1])" office:value-type="float" office:value="-0.242232292881298" calcext:value-type="float">
            <text:p>-0.242232292881298</text:p>
          </table:table-cell>
          <table:table-cell table:formula="of:=[.H86]+([.$Q$1]*[.C1])" office:value-type="float" office:value="0.186654153091977" calcext:value-type="float">
            <text:p>0.186654153091977</text:p>
          </table:table-cell>
          <table:table-cell office:value-type="string" calcext:value-type="string">
            <text:p>dW1</text:p>
          </table:table-cell>
          <table:table-cell table:style-name="Default"/>
          <table:table-cell table:style-name="Default" table:number-matrix-columns-spanned="3" table:number-matrix-rows-spanned="2" table:formula="of:=MMULT(TRANSPOSE([.F1:.G6]); [.A79:.C84])" office:value-type="float" office:value="0.0665668076697265" calcext:value-type="float">
            <text:p>0.0665668076697265</text:p>
          </table:table-cell>
          <table:table-cell table:style-name="Default" office:value-type="float" office:value="-0.243153677430662" calcext:value-type="float">
            <text:p>-0.243153677430662</text:p>
          </table:table-cell>
          <table:table-cell table:style-name="Default" office:value-type="float" office:value="0.186172803646222" calcext:value-type="float">
            <text:p>0.186172803646222</text:p>
          </table:table-cell>
          <table:table-cell table:style-name="Default" office:value-type="string" calcext:value-type="string">
            <text:p>dW1 before + reg*W</text:p>
          </table:table-cell>
          <table:table-cell table:style-name="Default" table:number-columns-repeated="9"/>
          <table:table-cell table:number-columns-repeated="16366"/>
        </table:table-row>
        <table:table-row table:style-name="ro1">
          <table:table-cell table:formula="of:=[.F87]+([.$Q$1]*[.A2])" office:value-type="float" office:value="-0.0635413363116844" calcext:value-type="float">
            <text:p>-0.0635413363116844</text:p>
          </table:table-cell>
          <table:table-cell table:formula="of:=[.G87]+([.$Q$1]*[.B2])" office:value-type="float" office:value="0.1433733580038" calcext:value-type="float">
            <text:p>0.1433733580038</text:p>
          </table:table-cell>
          <table:table-cell table:formula="of:=[.H87]+([.$Q$1]*[.C2])" office:value-type="float" office:value="-0.150812216347175" calcext:value-type="float">
            <text:p>-0.150812216347175</text:p>
          </table:table-cell>
          <table:table-cell/>
          <table:table-cell table:style-name="Default"/>
          <table:table-cell table:style-name="Default" office:value-type="float" office:value="-0.0642514629860956" calcext:value-type="float">
            <text:p>-0.0642514629860956</text:p>
          </table:table-cell>
          <table:table-cell table:style-name="Default" office:value-type="float" office:value="0.142696821828149" calcext:value-type="float">
            <text:p>0.142696821828149</text:p>
          </table:table-cell>
          <table:table-cell table:style-name="Default" office:value-type="float" office:value="-0.151271193863914" calcext:value-type="float">
            <text:p>-0.151271193863914</text:p>
          </table:table-cell>
          <table:table-cell table:style-name="Default" table:number-columns-repeated="10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Default" table:formula="of:=SUM([.A79:.A84])" office:value-type="float" office:value="-0.228107445966794" calcext:value-type="float">
            <text:p>-0.228107445966794</text:p>
          </table:table-cell>
          <table:table-cell table:style-name="Default" table:formula="of:=SUM([.B79:.B84])" office:value-type="float" office:value="-0.229984185233432" calcext:value-type="float">
            <text:p>-0.229984185233432</text:p>
          </table:table-cell>
          <table:table-cell table:style-name="Default" table:formula="of:=SUM([.C79:.C84])" office:value-type="float" office:value="0.0889046380105029" calcext:value-type="float">
            <text:p>0.0889046380105029</text:p>
          </table:table-cell>
          <table:table-cell table:style-name="Default" office:value-type="string" calcext:value-type="string">
            <text:p>dB1</text:p>
          </table:table-cell>
          <table:table-cell table:style-name="Default" table:number-columns-repeated="14"/>
          <table:table-cell table:number-columns-repeated="16366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1">
          <table:table-cell table:style-name="ce2" office:value-type="string" calcext:value-type="string">
            <text:p>EPOCH2</text:p>
          </table:table-cell>
          <table:table-cell table:style-name="Default" table:number-columns-repeated="17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formula="of:=[.A1]+([.$Q$2]*[.A86]*-1)" office:value-type="float" office:value="0.292901948906324" calcext:value-type="float">
            <text:p>0.292901948906324</text:p>
          </table:table-cell>
          <table:table-cell table:formula="of:=[.B1]+([.$Q$2]*[.B86]*-1)" office:value-type="float" office:value="0.945607778651809" calcext:value-type="float">
            <text:p>0.945607778651809</text:p>
          </table:table-cell>
          <table:table-cell table:formula="of:=[.C1]+([.$Q$2]*[.C86]*-1)" office:value-type="float" office:value="0.462684030445227" calcext:value-type="float">
            <text:p>0.462684030445227</text:p>
          </table:table-cell>
          <table:table-cell office:value-type="string" calcext:value-type="string">
            <text:p>w1</text:p>
          </table:table-cell>
          <table:table-cell/>
          <table:table-cell office:value-type="float" office:value="0.111109791978521" calcext:value-type="float">
            <text:p>0.111109791978521</text:p>
          </table:table-cell>
          <table:table-cell office:value-type="float" office:value="0.451813130126501" calcext:value-type="float">
            <text:p>0.451813130126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float" office:value="0.001" calcext:value-type="float">
            <text:p>0.001</text:p>
          </table:table-cell>
          <table:table-cell table:number-columns-repeated="16367"/>
        </table:table-row>
        <table:table-row table:style-name="ro1">
          <table:table-cell table:formula="of:=[.A2]+([.$Q$2]*[.A87]*-1)" office:value-type="float" office:value="0.716480808042356" calcext:value-type="float">
            <text:p>0.716480808042356</text:p>
          </table:table-cell>
          <table:table-cell table:formula="of:=[.B2]+([.$Q$2]*[.B87]*-1)" office:value-type="float" office:value="0.662198839850613" calcext:value-type="float">
            <text:p>0.662198839850613</text:p>
          </table:table-cell>
          <table:table-cell table:formula="of:=[.C2]+([.$Q$2]*[.C87]*-1)" office:value-type="float" office:value="0.474058738373673" calcext:value-type="float">
            <text:p>0.474058738373673</text:p>
          </table:table-cell>
          <table:table-cell table:number-columns-repeated="2"/>
          <table:table-cell office:value-type="float" office:value="0.688599100248087" calcext:value-type="float">
            <text:p>0.688599100248087</text:p>
          </table:table-cell>
          <table:table-cell office:value-type="float" office:value="-0.710104194945701" calcext:value-type="float">
            <text:p>-0.7101041949457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</text:p>
          </table:table-cell>
          <table:table-cell office:value-type="float" office:value="0.1" calcext:value-type="float">
            <text:p>0.1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0.836854142318781" calcext:value-type="float">
            <text:p>0.836854142318781</text:p>
          </table:table-cell>
          <table:table-cell office:value-type="float" office:value="0.125465502028214" calcext:value-type="float">
            <text:p>0.1254655020282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4]+([.A89]*[.$Q$2]*-1)" office:value-type="float" office:value="0.0228107445966794" calcext:value-type="float">
            <text:p>0.0228107445966794</text:p>
          </table:table-cell>
          <table:table-cell table:formula="of:=[.B4]+([.B89]*[.$Q$2]*-1)" office:value-type="float" office:value="0.0229984185233432" calcext:value-type="float">
            <text:p>0.0229984185233432</text:p>
          </table:table-cell>
          <table:table-cell table:formula="of:=[.C4]+([.C89]*[.$Q$2]*-1)" office:value-type="float" office:value="-0.00889046380105029" calcext:value-type="float">
            <text:p>-0.00889046380105029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-0.608405497636609" calcext:value-type="float">
            <text:p>-0.608405497636609</text:p>
          </table:table-cell>
          <table:table-cell office:value-type="float" office:value="-0.84091789389624" calcext:value-type="float">
            <text:p>-0.840917893896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0.360905446324185" calcext:value-type="float">
            <text:p>0.360905446324185</text:p>
          </table:table-cell>
          <table:table-cell office:value-type="float" office:value="0.114794391863328" calcext:value-type="float">
            <text:p>0.114794391863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formula="of:=[.A6]+([.$Q$2]*[.A73]*-1)" office:value-type="float" office:value="0.562081110605503" calcext:value-type="float">
            <text:p>0.562081110605503</text:p>
          </table:table-cell>
          <table:table-cell table:formula="of:=[.B6]+([.$Q$2]*[.B73]*-1)" office:value-type="float" office:value="0.298193867597301" calcext:value-type="float">
            <text:p>0.298193867597301</text:p>
          </table:table-cell>
          <table:table-cell table:formula="of:=[.C6]+([.$Q$2]*[.C73]*-1)" office:value-type="float" office:value="0.850500794785518" calcext:value-type="float">
            <text:p>0.850500794785518</text:p>
          </table:table-cell>
          <table:table-cell office:value-type="string" calcext:value-type="string">
            <text:p>w2</text:p>
          </table:table-cell>
          <table:table-cell/>
          <table:table-cell office:value-type="float" office:value="0.529786158492623" calcext:value-type="float">
            <text:p>0.529786158492623</text:p>
          </table:table-cell>
          <table:table-cell office:value-type="float" office:value="-0.0664146754607276" calcext:value-type="float">
            <text:p>-0.0664146754607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formula="of:=[.A7]+([.$Q$2]*[.A74]*-1)" office:value-type="float" office:value="0.862413743607058" calcext:value-type="float">
            <text:p>0.862413743607058</text:p>
          </table:table-cell>
          <table:table-cell table:formula="of:=[.B7]+([.$Q$2]*[.B74]*-1)" office:value-type="float" office:value="0.892972788843697" calcext:value-type="float">
            <text:p>0.892972788843697</text:p>
          </table:table-cell>
          <table:table-cell table:formula="of:=[.C7]+([.$Q$2]*[.C74]*-1)" office:value-type="float" office:value="0.170527997053015" calcext:value-type="float">
            <text:p>0.170527997053015</text:p>
          </table:table-cell>
          <table:table-cell table:number-columns-repeated="16381"/>
        </table:table-row>
        <table:table-row table:style-name="ro1">
          <table:table-cell table:formula="of:=[.A8]+([.$Q$2]*[.A75]*-1)" office:value-type="float" office:value="0.174892934043621" calcext:value-type="float">
            <text:p>0.174892934043621</text:p>
          </table:table-cell>
          <table:table-cell table:formula="of:=[.B8]+([.$Q$2]*[.B75]*-1)" office:value-type="float" office:value="0.405943053293925" calcext:value-type="float">
            <text:p>0.405943053293925</text:p>
          </table:table-cell>
          <table:table-cell table:formula="of:=[.C8]+([.$Q$2]*[.C75]*-1)" office:value-type="float" office:value="0.593104408206169" calcext:value-type="float">
            <text:p>0.59310440820616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10]+([.A77]*[.$Q$2]*-1)" office:value-type="float" office:value="0.0339630013121138" calcext:value-type="float">
            <text:p>0.0339630013121138</text:p>
          </table:table-cell>
          <table:table-cell table:formula="of:=[.B10]+([.B77]*[.$Q$2]*-1)" office:value-type="float" office:value="-0.00151765514019125" calcext:value-type="float">
            <text:p>-0.00151765514019125</text:p>
          </table:table-cell>
          <table:table-cell table:formula="of:=[.C10]+([.C77]*[.$Q$2]*-1)" office:value-type="float" office:value="-0.0233216468079167" calcext:value-type="float">
            <text:p>-0.0233216468079167</text:p>
          </table:table-cell>
          <table:table-cell office:value-type="string" calcext:value-type="string">
            <text:p>b2</text:p>
          </table:table-cell>
          <table:table-cell table:number-columns-repeated="16380"/>
        </table:table-row>
        <table:table-row table:style-name="ro1">
          <table:table-cell table:number-columns-repeated="5"/>
          <table:table-cell office:value-type="string" calcext:value-type="string">
            <text:p>W.X + b</text:p>
          </table:table-cell>
          <table:table-cell table:number-columns-repeated="4"/>
          <table:table-cell office:value-type="string" calcext:value-type="string">
            <text:p>W.X</text:p>
          </table:table-cell>
          <table:table-cell table:number-columns-repeated="4"/>
          <table:table-cell office:value-type="string" calcext:value-type="string">
            <text:p>W1 ^ 2</text:p>
          </table:table-cell>
          <table:table-cell table:number-columns-repeated="16368"/>
        </table:table-row>
        <table:table-row table:style-name="ro1">
          <table:table-cell table:formula="of:=[.A12]+([.$Q$2]*[.A60]*-1)" office:value-type="float" office:value="0.837090406079043" calcext:value-type="float">
            <text:p>0.837090406079043</text:p>
          </table:table-cell>
          <table:table-cell table:formula="of:=[.B12]+([.$Q$2]*[.B60]*-1)" office:value-type="float" office:value="0.923003506526872" calcext:value-type="float">
            <text:p>0.923003506526872</text:p>
          </table:table-cell>
          <table:table-cell table:formula="of:=[.C12]+([.$Q$2]*[.C60]*-1)" office:value-type="float" office:value="0.0554983381053418" calcext:value-type="float">
            <text:p>0.0554983381053418</text:p>
          </table:table-cell>
          <table:table-cell office:value-type="string" calcext:value-type="string">
            <text:p>w3</text:p>
          </table:table-cell>
          <table:table-cell/>
          <table:table-cell table:formula="of:=[.K104]+[.A$96]" office:value-type="float" office:value="0.379070455766946" calcext:value-type="float">
            <text:p>0.379070455766946</text:p>
          </table:table-cell>
          <table:table-cell table:formula="of:=[.L104]+[.B$96]" office:value-type="float" office:value="0.42725483270166" calcext:value-type="float">
            <text:p>0.42725483270166</text:p>
          </table:table-cell>
          <table:table-cell table:formula="of:=[.M104]+[.C$96]" office:value-type="float" office:value="0.256704225021932" calcext:value-type="float">
            <text:p>0.256704225021932</text:p>
          </table:table-cell>
          <table:table-cell table:number-columns-repeated="2"/>
          <table:table-cell table:number-matrix-columns-spanned="3" table:number-matrix-rows-spanned="6" table:formula="of:=MMULT([.F93:.G98];[.A93:.C94] )" office:value-type="float" office:value="0.356259711170266" calcext:value-type="float">
            <text:p>0.356259711170266</text:p>
          </table:table-cell>
          <table:table-cell office:value-type="float" office:value="0.404256414178317" calcext:value-type="float">
            <text:p>0.404256414178317</text:p>
          </table:table-cell>
          <table:table-cell office:value-type="float" office:value="0.265594688822982" calcext:value-type="float">
            <text:p>0.265594688822982</text:p>
          </table:table-cell>
          <table:table-cell table:number-columns-repeated="2"/>
          <table:table-cell table:formula="of:=POWER([.A93];2)" office:value-type="float" office:value="0.0857915516731229" calcext:value-type="float">
            <text:p>0.0857915516731229</text:p>
          </table:table-cell>
          <table:table-cell table:formula="of:=POWER([.B93];2)" office:value-type="float" office:value="0.894174071046808" calcext:value-type="float">
            <text:p>0.894174071046808</text:p>
          </table:table-cell>
          <table:table-cell table:formula="of:=POWER([.C93];2)" office:value-type="float" office:value="0.21407651202904" calcext:value-type="float">
            <text:p>0.21407651202904</text:p>
          </table:table-cell>
          <table:table-cell table:number-columns-repeated="16366"/>
        </table:table-row>
        <table:table-row table:style-name="ro1">
          <table:table-cell table:formula="of:=[.A13]+([.$Q$2]*[.A61]*-1)" office:value-type="float" office:value="0.673768344311105" calcext:value-type="float">
            <text:p>0.673768344311105</text:p>
          </table:table-cell>
          <table:table-cell table:formula="of:=[.B13]+([.$Q$2]*[.B61]*-1)" office:value-type="float" office:value="0.240067908748035" calcext:value-type="float">
            <text:p>0.240067908748035</text:p>
          </table:table-cell>
          <table:table-cell table:formula="of:=[.C13]+([.$Q$2]*[.C61]*-1)" office:value-type="float" office:value="0.54378318624629" calcext:value-type="float">
            <text:p>0.54378318624629</text:p>
          </table:table-cell>
          <table:table-cell table:number-columns-repeated="2"/>
          <table:table-cell table:formula="of:=[.K105]+[.A$96]" office:value-type="float" office:value="-0.284273264314477" calcext:value-type="float">
            <text:p>-0.284273264314477</text:p>
          </table:table-cell>
          <table:table-cell table:formula="of:=[.L105]+[.B$96]" office:value-type="float" office:value="0.203912910024474" calcext:value-type="float">
            <text:p>0.203912910024474</text:p>
          </table:table-cell>
          <table:table-cell table:formula="of:=[.M105]+[.C$96]" office:value-type="float" office:value="-0.0269177555071197" calcext:value-type="float">
            <text:p>-0.0269177555071197</text:p>
          </table:table-cell>
          <table:table-cell table:number-columns-repeated="2"/>
          <table:table-cell office:value-type="float" office:value="-0.307084008911156" calcext:value-type="float">
            <text:p>-0.307084008911156</text:p>
          </table:table-cell>
          <table:table-cell office:value-type="float" office:value="0.180914491501131" calcext:value-type="float">
            <text:p>0.180914491501131</text:p>
          </table:table-cell>
          <table:table-cell office:value-type="float" office:value="-0.0180272917060694" calcext:value-type="float">
            <text:p>-0.0180272917060694</text:p>
          </table:table-cell>
          <table:table-cell table:number-columns-repeated="2"/>
          <table:table-cell table:formula="of:=POWER([.A94];2)" office:value-type="float" office:value="0.513344748293027" calcext:value-type="float">
            <text:p>0.513344748293027</text:p>
          </table:table-cell>
          <table:table-cell table:formula="of:=POWER([.B94];2)" office:value-type="float" office:value="0.438507303499498" calcext:value-type="float">
            <text:p>0.438507303499498</text:p>
          </table:table-cell>
          <table:table-cell table:formula="of:=POWER([.C94];2)" office:value-type="float" office:value="0.224731687428438" calcext:value-type="float">
            <text:p>0.224731687428438</text:p>
          </table:table-cell>
          <table:table-cell table:number-columns-repeated="16366"/>
        </table:table-row>
        <table:table-row table:style-name="ro1">
          <table:table-cell table:formula="of:=[.A14]+([.$Q$2]*[.A62]*-1)" office:value-type="float" office:value="0.269636088668882" calcext:value-type="float">
            <text:p>0.269636088668882</text:p>
          </table:table-cell>
          <table:table-cell table:formula="of:=[.B14]+([.$Q$2]*[.B62]*-1)" office:value-type="float" office:value="0.984465230649848" calcext:value-type="float">
            <text:p>0.984465230649848</text:p>
          </table:table-cell>
          <table:table-cell table:formula="of:=[.C14]+([.$Q$2]*[.C62]*-1)" office:value-type="float" office:value="0.961648553958229" calcext:value-type="float">
            <text:p>0.961648553958229</text:p>
          </table:table-cell>
          <table:table-cell table:number-columns-repeated="2"/>
          <table:table-cell table:formula="of:=[.K106]+[.A$96]" office:value-type="float" office:value="0.357820578106795" calcext:value-type="float">
            <text:p>0.357820578106795</text:p>
          </table:table-cell>
          <table:table-cell table:formula="of:=[.L106]+[.B$96]" office:value-type="float" office:value="0.897417314981328" calcext:value-type="float">
            <text:p>0.897417314981328</text:p>
          </table:table-cell>
          <table:table-cell table:formula="of:=[.M106]+[.C$96]" office:value-type="float" office:value="0.437786601262702" calcext:value-type="float">
            <text:p>0.437786601262702</text:p>
          </table:table-cell>
          <table:table-cell table:number-columns-repeated="2"/>
          <table:table-cell office:value-type="float" office:value="0.335009833510116" calcext:value-type="float">
            <text:p>0.335009833510116</text:p>
          </table:table-cell>
          <table:table-cell office:value-type="float" office:value="0.874418896457985" calcext:value-type="float">
            <text:p>0.874418896457985</text:p>
          </table:table-cell>
          <table:table-cell office:value-type="float" office:value="0.446677065063752" calcext:value-type="float">
            <text:p>0.446677065063752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107]+[.A$96]" office:value-type="float" office:value="-0.757893943502459" calcext:value-type="float">
            <text:p>-0.757893943502459</text:p>
          </table:table-cell>
          <table:table-cell table:formula="of:=[.L107]+[.B$96]" office:value-type="float" office:value="-1.10916940636407" calcext:value-type="float">
            <text:p>-1.10916940636407</text:p>
          </table:table-cell>
          <table:table-cell table:formula="of:=[.M107]+[.C$96]" office:value-type="float" office:value="-0.689034447448888" calcext:value-type="float">
            <text:p>-0.689034447448888</text:p>
          </table:table-cell>
          <table:table-cell table:number-columns-repeated="2"/>
          <table:table-cell office:value-type="float" office:value="-0.780704688099139" calcext:value-type="float">
            <text:p>-0.780704688099139</text:p>
          </table:table-cell>
          <table:table-cell office:value-type="float" office:value="-1.13216782488741" calcext:value-type="float">
            <text:p>-1.13216782488741</text:p>
          </table:table-cell>
          <table:table-cell office:value-type="float" office:value="-0.680143983647838" calcext:value-type="float">
            <text:p>-0.680143983647838</text:p>
          </table:table-cell>
          <table:table-cell table:number-columns-repeated="2"/>
          <table:table-cell office:value-type="string" calcext:value-type="string">
            <text:p>W2 ^ 2</text:p>
          </table:table-cell>
          <table:table-cell table:number-columns-repeated="16368"/>
        </table:table-row>
        <table:table-row table:style-name="ro1">
          <table:table-cell table:formula="of:=[.A16]+([.A64]*[.$Q$2]*-1)" office:value-type="float" office:value="-0.000970963751014531" calcext:value-type="float">
            <text:p>-0.000970963751014531</text:p>
          </table:table-cell>
          <table:table-cell table:formula="of:=[.B16]+([.B64]*[.$Q$2]*-1)" office:value-type="float" office:value="-0.0211465682241329" calcext:value-type="float">
            <text:p>-0.0211465682241329</text:p>
          </table:table-cell>
          <table:table-cell table:formula="of:=[.C16]+([.C64]*[.$Q$2]*-1)" office:value-type="float" office:value="0.0221175319751474" calcext:value-type="float">
            <text:p>0.0221175319751474</text:p>
          </table:table-cell>
          <table:table-cell office:value-type="string" calcext:value-type="string">
            <text:p>b3</text:p>
          </table:table-cell>
          <table:table-cell/>
          <table:table-cell table:formula="of:=[.K108]+[.A$96]" office:value-type="float" office:value="0.210768631836908" calcext:value-type="float">
            <text:p>0.210768631836908</text:p>
          </table:table-cell>
          <table:table-cell table:formula="of:=[.L108]+[.B$96]" office:value-type="float" office:value="0.440290129038548" calcext:value-type="float">
            <text:p>0.440290129038548</text:p>
          </table:table-cell>
          <table:table-cell table:formula="of:=[.M108]+[.C$96]" office:value-type="float" office:value="0.21251400729296" calcext:value-type="float">
            <text:p>0.21251400729296</text:p>
          </table:table-cell>
          <table:table-cell table:number-columns-repeated="2"/>
          <table:table-cell office:value-type="float" office:value="0.187957887240229" calcext:value-type="float">
            <text:p>0.187957887240229</text:p>
          </table:table-cell>
          <table:table-cell office:value-type="float" office:value="0.417291710515205" calcext:value-type="float">
            <text:p>0.417291710515205</text:p>
          </table:table-cell>
          <table:table-cell office:value-type="float" office:value="0.22140447109401" calcext:value-type="float">
            <text:p>0.22140447109401</text:p>
          </table:table-cell>
          <table:table-cell table:number-columns-repeated="2"/>
          <table:table-cell table:formula="of:=POWER([.A98];2)" office:value-type="float" office:value="0.315935174899516" calcext:value-type="float">
            <text:p>0.315935174899516</text:p>
          </table:table-cell>
          <table:table-cell table:formula="of:=POWER([.B98];2)" office:value-type="float" office:value="0.0889195826726368" calcext:value-type="float">
            <text:p>0.0889195826726368</text:p>
          </table:table-cell>
          <table:table-cell table:formula="of:=POWER([.C98];2)" office:value-type="float" office:value="0.723351601930798" calcext:value-type="float">
            <text:p>0.723351601930798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109]+[.A$96]" office:value-type="float" office:value="0.13040130258279" calcext:value-type="float">
            <text:p>0.13040130258279</text:p>
          </table:table-cell>
          <table:table-cell table:formula="of:=[.L109]+[.B$96]" office:value-type="float" office:value="0.479988609976879" calcext:value-type="float">
            <text:p>0.479988609976879</text:p>
          </table:table-cell>
          <table:table-cell table:formula="of:=[.M109]+[.C$96]" office:value-type="float" office:value="0.204748674026001" calcext:value-type="float">
            <text:p>0.204748674026001</text:p>
          </table:table-cell>
          <table:table-cell table:number-columns-repeated="2"/>
          <table:table-cell office:value-type="float" office:value="0.107590557986111" calcext:value-type="float">
            <text:p>0.107590557986111</text:p>
          </table:table-cell>
          <table:table-cell office:value-type="float" office:value="0.456990191453536" calcext:value-type="float">
            <text:p>0.456990191453536</text:p>
          </table:table-cell>
          <table:table-cell office:value-type="float" office:value="0.213639137827051" calcext:value-type="float">
            <text:p>0.213639137827051</text:p>
          </table:table-cell>
          <table:table-cell table:number-columns-repeated="2"/>
          <table:table-cell table:formula="of:=POWER([.A99];2)" office:value-type="float" office:value="0.743757465162341" calcext:value-type="float">
            <text:p>0.743757465162341</text:p>
          </table:table-cell>
          <table:table-cell table:formula="of:=POWER([.B99];2)" office:value-type="float" office:value="0.79740040161529" calcext:value-type="float">
            <text:p>0.79740040161529</text:p>
          </table:table-cell>
          <table:table-cell table:formula="of:=POWER([.C99];2)" office:value-type="float" office:value="0.0290797977789132" calcext:value-type="float">
            <text:p>0.0290797977789132</text:p>
          </table:table-cell>
          <table:table-cell table:number-columns-repeated="16366"/>
        </table:table-row>
        <table:table-row table:style-name="ro1">
          <table:table-cell table:formula="of:=MAX(0; [.F104])" office:value-type="float" office:value="0.379070455766946" calcext:value-type="float">
            <text:p>0.379070455766946</text:p>
          </table:table-cell>
          <table:table-cell table:formula="of:=MAX(0; [.G104])" office:value-type="float" office:value="0.42725483270166" calcext:value-type="float">
            <text:p>0.42725483270166</text:p>
          </table:table-cell>
          <table:table-cell table:formula="of:=MAX(0; [.H104])" office:value-type="float" office:value="0.256704225021932" calcext:value-type="float">
            <text:p>0.256704225021932</text:p>
          </table:table-cell>
          <table:table-cell office:value-type="string" calcext:value-type="string">
            <text:p>y1</text:p>
          </table:table-cell>
          <table:table-cell table:number-columns-repeated="11"/>
          <table:table-cell table:formula="of:=POWER([.A100];2)" office:value-type="float" office:value="0.0305875383783864" calcext:value-type="float">
            <text:p>0.0305875383783864</text:p>
          </table:table-cell>
          <table:table-cell table:formula="of:=POWER([.B100];2)" office:value-type="float" office:value="0.164789762517594" calcext:value-type="float">
            <text:p>0.164789762517594</text:p>
          </table:table-cell>
          <table:table-cell table:formula="of:=POWER([.C100];2)" office:value-type="float" office:value="0.35177283903359" calcext:value-type="float">
            <text:p>0.35177283903359</text:p>
          </table:table-cell>
          <table:table-cell table:number-columns-repeated="16366"/>
        </table:table-row>
        <table:table-row table:style-name="ro1">
          <table:table-cell table:formula="of:=MAX(0; [.F105])" office:value-type="float" office:value="0" calcext:value-type="float">
            <text:p>0</text:p>
          </table:table-cell>
          <table:table-cell table:formula="of:=MAX(0; [.G105])" office:value-type="float" office:value="0.203912910024474" calcext:value-type="float">
            <text:p>0.203912910024474</text:p>
          </table:table-cell>
          <table:table-cell table:formula="of:=MAX(0; [.H105])" office:value-type="float" office:value="0" calcext:value-type="float">
            <text:p>0</text:p>
          </table:table-cell>
          <table:table-cell table:number-columns-repeated="2"/>
          <table:table-cell table:formula="of:=[.K111]+[.A$102]" office:value-type="float" office:value="0.660397538927259" calcext:value-type="float">
            <text:p>0.660397538927259</text:p>
          </table:table-cell>
          <table:table-cell table:formula="of:=[.L111]+[.B$102]" office:value-type="float" office:value="0.597253066560228" calcext:value-type="float">
            <text:p>0.597253066560228</text:p>
          </table:table-cell>
          <table:table-cell table:formula="of:=[.M111]+[.C$102]" office:value-type="float" office:value="0.524189395419071" calcext:value-type="float">
            <text:p>0.524189395419071</text:p>
          </table:table-cell>
          <table:table-cell table:number-columns-repeated="2"/>
          <table:table-cell table:number-matrix-columns-spanned="3" table:number-matrix-rows-spanned="6" table:formula="of:=MMULT([.A110:.C115];[.A98:.C100])" office:value-type="float" office:value="0.626434537615145" calcext:value-type="float">
            <text:p>0.626434537615145</text:p>
          </table:table-cell>
          <table:table-cell office:value-type="float" office:value="0.598770721700419" calcext:value-type="float">
            <text:p>0.598770721700419</text:p>
          </table:table-cell>
          <table:table-cell office:value-type="float" office:value="0.547511042226987" calcext:value-type="float">
            <text:p>0.547511042226987</text:p>
          </table:table-cell>
          <table:table-cell table:number-columns-repeated="16371"/>
        </table:table-row>
        <table:table-row table:style-name="ro1">
          <table:table-cell table:formula="of:=MAX(0; [.F106])" office:value-type="float" office:value="0.357820578106795" calcext:value-type="float">
            <text:p>0.357820578106795</text:p>
          </table:table-cell>
          <table:table-cell table:formula="of:=MAX(0; [.G106])" office:value-type="float" office:value="0.897417314981328" calcext:value-type="float">
            <text:p>0.897417314981328</text:p>
          </table:table-cell>
          <table:table-cell table:formula="of:=MAX(0; [.H106])" office:value-type="float" office:value="0.437786601262702" calcext:value-type="float">
            <text:p>0.437786601262702</text:p>
          </table:table-cell>
          <table:table-cell table:number-columns-repeated="2"/>
          <table:table-cell table:formula="of:=[.K112]+[.A$102]" office:value-type="float" office:value="0.20982029741613" calcext:value-type="float">
            <text:p>0.20982029741613</text:p>
          </table:table-cell>
          <table:table-cell table:formula="of:=[.L112]+[.B$102]" office:value-type="float" office:value="0.180571024805597" calcext:value-type="float">
            <text:p>0.180571024805597</text:p>
          </table:table-cell>
          <table:table-cell table:formula="of:=[.M112]+[.C$102]" office:value-type="float" office:value="0.0114512133118086" calcext:value-type="float">
            <text:p>0.0114512133118086</text:p>
          </table:table-cell>
          <table:table-cell table:number-columns-repeated="2"/>
          <table:table-cell office:value-type="float" office:value="0.175857296104016" calcext:value-type="float">
            <text:p>0.175857296104016</text:p>
          </table:table-cell>
          <table:table-cell office:value-type="float" office:value="0.182088679945789" calcext:value-type="float">
            <text:p>0.182088679945789</text:p>
          </table:table-cell>
          <table:table-cell office:value-type="float" office:value="0.0347728601197253" calcext:value-type="float">
            <text:p>0.0347728601197253</text:p>
          </table:table-cell>
          <table:table-cell table:number-columns-repeated="2"/>
          <table:table-cell office:value-type="string" calcext:value-type="string">
            <text:p>W3 ^ 2</text:p>
          </table:table-cell>
          <table:table-cell table:number-columns-repeated="16368"/>
        </table:table-row>
        <table:table-row table:style-name="ro1">
          <table:table-cell table:formula="of:=MAX(0; [.F107])" office:value-type="float" office:value="0" calcext:value-type="float">
            <text:p>0</text:p>
          </table:table-cell>
          <table:table-cell table:formula="of:=MAX(0; [.G107])" office:value-type="float" office:value="0" calcext:value-type="float">
            <text:p>0</text:p>
          </table:table-cell>
          <table:table-cell table:formula="of:=MAX(0; [.H107])" office:value-type="float" office:value="0" calcext:value-type="float">
            <text:p>0</text:p>
          </table:table-cell>
          <table:table-cell table:number-columns-repeated="2"/>
          <table:table-cell table:formula="of:=[.K113]+[.A$102]" office:value-type="float" office:value="1.08559799862255" calcext:value-type="float">
            <text:p>1.08559799862255</text:p>
          </table:table-cell>
          <table:table-cell table:formula="of:=[.L113]+[.B$102]" office:value-type="float" office:value="1.08426791907463" calcext:value-type="float">
            <text:p>1.08426791907463</text:p>
          </table:table-cell>
          <table:table-cell table:formula="of:=[.M113]+[.C$102]" office:value-type="float" office:value="0.693692979569492" calcext:value-type="float">
            <text:p>0.693692979569492</text:p>
          </table:table-cell>
          <table:table-cell table:number-columns-repeated="2"/>
          <table:table-cell office:value-type="float" office:value="1.05163499731043" calcext:value-type="float">
            <text:p>1.05163499731043</text:p>
          </table:table-cell>
          <table:table-cell office:value-type="float" office:value="1.08578557421482" calcext:value-type="float">
            <text:p>1.08578557421482</text:p>
          </table:table-cell>
          <table:table-cell office:value-type="float" office:value="0.717014626377409" calcext:value-type="float">
            <text:p>0.717014626377409</text:p>
          </table:table-cell>
          <table:table-cell table:number-columns-repeated="2"/>
          <table:table-cell table:formula="of:=POWER([.A104];2)" office:value-type="float" office:value="0.700720347949577" calcext:value-type="float">
            <text:p>0.700720347949577</text:p>
          </table:table-cell>
          <table:table-cell table:formula="of:=POWER([.B104];2)" office:value-type="float" office:value="0.851935473060901" calcext:value-type="float">
            <text:p>0.851935473060901</text:p>
          </table:table-cell>
          <table:table-cell table:formula="of:=POWER([.C104];2)" office:value-type="float" office:value="0.00308006553245484" calcext:value-type="float">
            <text:p>0.00308006553245484</text:p>
          </table:table-cell>
          <table:table-cell table:number-columns-repeated="16366"/>
        </table:table-row>
        <table:table-row table:style-name="ro1">
          <table:table-cell table:formula="of:=MAX(0; [.F108])" office:value-type="float" office:value="0.210768631836908" calcext:value-type="float">
            <text:p>0.210768631836908</text:p>
          </table:table-cell>
          <table:table-cell table:formula="of:=MAX(0; [.G108])" office:value-type="float" office:value="0.440290129038548" calcext:value-type="float">
            <text:p>0.440290129038548</text:p>
          </table:table-cell>
          <table:table-cell table:formula="of:=MAX(0; [.H108])" office:value-type="float" office:value="0.21251400729296" calcext:value-type="float">
            <text:p>0.21251400729296</text:p>
          </table:table-cell>
          <table:table-cell table:number-columns-repeated="2"/>
          <table:table-cell table:formula="of:=[.K114]+[.A$102]" office:value-type="float" office:value="0.0339630013121138" calcext:value-type="float">
            <text:p>0.0339630013121138</text:p>
          </table:table-cell>
          <table:table-cell table:formula="of:=[.L114]+[.B$102]" office:value-type="float" office:value="-0.00151765514019125" calcext:value-type="float">
            <text:p>-0.00151765514019125</text:p>
          </table:table-cell>
          <table:table-cell table:formula="of:=[.M114]+[.C$102]" office:value-type="float" office:value="-0.0233216468079167" calcext:value-type="float">
            <text:p>-0.02332164680791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POWER([.A105];2)" office:value-type="float" office:value="0.453963781795728" calcext:value-type="float">
            <text:p>0.453963781795728</text:p>
          </table:table-cell>
          <table:table-cell table:formula="of:=POWER([.B105];2)" office:value-type="float" office:value="0.0576326008106547" calcext:value-type="float">
            <text:p>0.0576326008106547</text:p>
          </table:table-cell>
          <table:table-cell table:formula="of:=POWER([.C105];2)" office:value-type="float" office:value="0.295700153644167" calcext:value-type="float">
            <text:p>0.295700153644167</text:p>
          </table:table-cell>
          <table:table-cell table:number-columns-repeated="16366"/>
        </table:table-row>
        <table:table-row table:style-name="ro1">
          <table:table-cell table:formula="of:=MAX(0; [.F109])" office:value-type="float" office:value="0.13040130258279" calcext:value-type="float">
            <text:p>0.13040130258279</text:p>
          </table:table-cell>
          <table:table-cell table:formula="of:=MAX(0; [.G109])" office:value-type="float" office:value="0.479988609976879" calcext:value-type="float">
            <text:p>0.479988609976879</text:p>
          </table:table-cell>
          <table:table-cell table:formula="of:=MAX(0; [.H109])" office:value-type="float" office:value="0.204748674026001" calcext:value-type="float">
            <text:p>0.204748674026001</text:p>
          </table:table-cell>
          <table:table-cell table:number-columns-repeated="2"/>
          <table:table-cell table:formula="of:=[.K115]+[.A$102]" office:value-type="float" office:value="0.569311524694007" calcext:value-type="float">
            <text:p>0.569311524694007</text:p>
          </table:table-cell>
          <table:table-cell table:formula="of:=[.L115]+[.B$102]" office:value-type="float" office:value="0.540767947771583" calcext:value-type="float">
            <text:p>0.540767947771583</text:p>
          </table:table-cell>
          <table:table-cell table:formula="of:=[.M115]+[.C$102]" office:value-type="float" office:value="0.357062030443399" calcext:value-type="float">
            <text:p>0.357062030443399</text:p>
          </table:table-cell>
          <table:table-cell table:number-columns-repeated="2"/>
          <table:table-cell office:value-type="float" office:value="0.535348523381894" calcext:value-type="float">
            <text:p>0.535348523381894</text:p>
          </table:table-cell>
          <table:table-cell office:value-type="float" office:value="0.542285602911774" calcext:value-type="float">
            <text:p>0.542285602911774</text:p>
          </table:table-cell>
          <table:table-cell office:value-type="float" office:value="0.380383677251316" calcext:value-type="float">
            <text:p>0.380383677251316</text:p>
          </table:table-cell>
          <table:table-cell table:number-columns-repeated="2"/>
          <table:table-cell table:formula="of:=POWER([.A106];2)" office:value-type="float" office:value="0.0727036203126533" calcext:value-type="float">
            <text:p>0.0727036203126533</text:p>
          </table:table-cell>
          <table:table-cell table:formula="of:=POWER([.B106];2)" office:value-type="float" office:value="0.969171790358458" calcext:value-type="float">
            <text:p>0.969171790358458</text:p>
          </table:table-cell>
          <table:table-cell table:formula="of:=POWER([.C106];2)" office:value-type="float" office:value="0.924767941329953" calcext:value-type="float">
            <text:p>0.924767941329953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116]+[.A$102]" office:value-type="float" office:value="0.557016980653109" calcext:value-type="float">
            <text:p>0.557016980653109</text:p>
          </table:table-cell>
          <table:table-cell table:formula="of:=[.L116]+[.B$102]" office:value-type="float" office:value="0.549100283172957" calcext:value-type="float">
            <text:p>0.549100283172957</text:p>
          </table:table-cell>
          <table:table-cell table:formula="of:=[.M116]+[.C$102]" office:value-type="float" office:value="0.290873602086621" calcext:value-type="float">
            <text:p>0.290873602086621</text:p>
          </table:table-cell>
          <table:table-cell table:number-columns-repeated="2"/>
          <table:table-cell office:value-type="float" office:value="0.523053979340996" calcext:value-type="float">
            <text:p>0.523053979340996</text:p>
          </table:table-cell>
          <table:table-cell office:value-type="float" office:value="0.550617938313148" calcext:value-type="float">
            <text:p>0.550617938313148</text:p>
          </table:table-cell>
          <table:table-cell office:value-type="float" office:value="0.314195248894537" calcext:value-type="float">
            <text:p>0.314195248894537</text:p>
          </table:table-cell>
          <table:table-cell table:number-columns-repeated="16371"/>
        </table:table-row>
        <table:table-row table:style-name="ro1">
          <table:table-cell table:formula="of:=MAX(0;[.F111])" office:value-type="float" office:value="0.660397538927259" calcext:value-type="float">
            <text:p>0.660397538927259</text:p>
          </table:table-cell>
          <table:table-cell table:formula="of:=MAX(0;[.G111])" office:value-type="float" office:value="0.597253066560228" calcext:value-type="float">
            <text:p>0.597253066560228</text:p>
          </table:table-cell>
          <table:table-cell table:formula="of:=MAX(0;[.H111])" office:value-type="float" office:value="0.524189395419071" calcext:value-type="float">
            <text:p>0.524189395419071</text:p>
          </table:table-cell>
          <table:table-cell office:value-type="string" calcext:value-type="string">
            <text:p>y2</text:p>
          </table:table-cell>
          <table:table-cell table:number-columns-repeated="16380"/>
        </table:table-row>
        <table:table-row table:style-name="ro1">
          <table:table-cell table:formula="of:=MAX(0;[.F112])" office:value-type="float" office:value="0.20982029741613" calcext:value-type="float">
            <text:p>0.20982029741613</text:p>
          </table:table-cell>
          <table:table-cell table:formula="of:=MAX(0;[.G112])" office:value-type="float" office:value="0.180571024805597" calcext:value-type="float">
            <text:p>0.180571024805597</text:p>
          </table:table-cell>
          <table:table-cell table:formula="of:=MAX(0;[.H112])" office:value-type="float" office:value="0.0114512133118086" calcext:value-type="float">
            <text:p>0.0114512133118086</text:p>
          </table:table-cell>
          <table:table-cell table:number-columns-repeated="2"/>
          <table:table-cell table:formula="of:=[.K118]+[.A$108]" office:value-type="float" office:value="1.09559206837672" calcext:value-type="float">
            <text:p>1.09559206837672</text:p>
          </table:table-cell>
          <table:table-cell table:formula="of:=[.L118]+[.B$108]" office:value-type="float" office:value="1.24783020465535" calcext:value-type="float">
            <text:p>1.24783020465535</text:p>
          </table:table-cell>
          <table:table-cell table:formula="of:=[.M118]+[.C$108]" office:value-type="float" office:value="0.887630647508944" calcext:value-type="float">
            <text:p>0.887630647508944</text:p>
          </table:table-cell>
          <table:table-cell table:number-columns-repeated="2"/>
          <table:table-cell table:number-matrix-columns-spanned="3" table:number-matrix-rows-spanned="6" table:formula="of:=MMULT([.A117:.C122];[.A104:.C106])" office:value-type="float" office:value="1.09656303212774" calcext:value-type="float">
            <text:p>1.09656303212774</text:p>
          </table:table-cell>
          <table:table-cell office:value-type="float" office:value="1.26897677287948" calcext:value-type="float">
            <text:p>1.26897677287948</text:p>
          </table:table-cell>
          <table:table-cell office:value-type="float" office:value="0.865513115533796" calcext:value-type="float">
            <text:p>0.865513115533796</text:p>
          </table:table-cell>
          <table:table-cell table:number-columns-repeated="16371"/>
        </table:table-row>
        <table:table-row table:style-name="ro1">
          <table:table-cell table:formula="of:=MAX(0;[.F113])" office:value-type="float" office:value="1.08559799862255" calcext:value-type="float">
            <text:p>1.08559799862255</text:p>
          </table:table-cell>
          <table:table-cell table:formula="of:=MAX(0;[.G113])" office:value-type="float" office:value="1.08426791907463" calcext:value-type="float">
            <text:p>1.08426791907463</text:p>
          </table:table-cell>
          <table:table-cell table:formula="of:=MAX(0;[.H113])" office:value-type="float" office:value="0.693692979569492" calcext:value-type="float">
            <text:p>0.693692979569492</text:p>
          </table:table-cell>
          <table:table-cell table:number-columns-repeated="2"/>
          <table:table-cell table:formula="of:=[.K119]+[.A$108]" office:value-type="float" office:value="0.299418294998415" calcext:value-type="float">
            <text:p>0.299418294998415</text:p>
          </table:table-cell>
          <table:table-cell table:formula="of:=[.L119]+[.B$108]" office:value-type="float" office:value="0.227140931691266" calcext:value-type="float">
            <text:p>0.227140931691266</text:p>
          </table:table-cell>
          <table:table-cell table:formula="of:=[.M119]+[.C$108]" office:value-type="float" office:value="0.142965739717425" calcext:value-type="float">
            <text:p>0.142965739717425</text:p>
          </table:table-cell>
          <table:table-cell table:number-columns-repeated="2"/>
          <table:table-cell office:value-type="float" office:value="0.300389258749429" calcext:value-type="float">
            <text:p>0.300389258749429</text:p>
          </table:table-cell>
          <table:table-cell office:value-type="float" office:value="0.248287499915398" calcext:value-type="float">
            <text:p>0.248287499915398</text:p>
          </table:table-cell>
          <table:table-cell office:value-type="float" office:value="0.120848207742277" calcext:value-type="float">
            <text:p>0.120848207742277</text:p>
          </table:table-cell>
          <table:table-cell table:number-columns-repeated="16371"/>
        </table:table-row>
        <table:table-row table:style-name="ro1">
          <table:table-cell table:formula="of:=MAX(0;[.F114])" office:value-type="float" office:value="0.0339630013121138" calcext:value-type="float">
            <text:p>0.0339630013121138</text:p>
          </table:table-cell>
          <table:table-cell table:formula="of:=MAX(0;[.G114])" office:value-type="float" office:value="0" calcext:value-type="float">
            <text:p>0</text:p>
          </table:table-cell>
          <table:table-cell table:formula="of:=MAX(0;[.H114])" office:value-type="float" office:value="0" calcext:value-type="float">
            <text:p>0</text:p>
          </table:table-cell>
          <table:table-cell table:number-columns-repeated="2"/>
          <table:table-cell table:formula="of:=[.K120]+[.A$108]" office:value-type="float" office:value="1.82536276812727" calcext:value-type="float">
            <text:p>1.82536276812727</text:p>
          </table:table-cell>
          <table:table-cell table:formula="of:=[.L120]+[.B$108]" office:value-type="float" office:value="1.92407874216992" calcext:value-type="float">
            <text:p>1.92407874216992</text:p>
          </table:table-cell>
          <table:table-cell table:formula="of:=[.M120]+[.C$108]" office:value-type="float" office:value="1.3390619312222" calcext:value-type="float">
            <text:p>1.3390619312222</text:p>
          </table:table-cell>
          <table:table-cell table:number-columns-repeated="2"/>
          <table:table-cell office:value-type="float" office:value="1.82633373187828" calcext:value-type="float">
            <text:p>1.82633373187828</text:p>
          </table:table-cell>
          <table:table-cell office:value-type="float" office:value="1.94522531039405" calcext:value-type="float">
            <text:p>1.94522531039405</text:p>
          </table:table-cell>
          <table:table-cell office:value-type="float" office:value="1.31694439924705" calcext:value-type="float">
            <text:p>1.31694439924705</text:p>
          </table:table-cell>
          <table:table-cell table:number-columns-repeated="16371"/>
        </table:table-row>
        <table:table-row table:style-name="ro1">
          <table:table-cell table:formula="of:=MAX(0;[.F115])" office:value-type="float" office:value="0.569311524694007" calcext:value-type="float">
            <text:p>0.569311524694007</text:p>
          </table:table-cell>
          <table:table-cell table:formula="of:=MAX(0;[.G115])" office:value-type="float" office:value="0.540767947771583" calcext:value-type="float">
            <text:p>0.540767947771583</text:p>
          </table:table-cell>
          <table:table-cell table:formula="of:=MAX(0;[.H115])" office:value-type="float" office:value="0.357062030443399" calcext:value-type="float">
            <text:p>0.357062030443399</text:p>
          </table:table-cell>
          <table:table-cell table:number-columns-repeated="2"/>
          <table:table-cell table:formula="of:=[.K121]+[.A$108]" office:value-type="float" office:value="0.0274591388090059" calcext:value-type="float">
            <text:p>0.0274591388090059</text:p>
          </table:table-cell>
          <table:table-cell table:formula="of:=[.L121]+[.B$108]" office:value-type="float" office:value="0.0102014010791249" calcext:value-type="float">
            <text:p>0.0102014010791249</text:p>
          </table:table-cell>
          <table:table-cell table:formula="of:=[.M121]+[.C$108]" office:value-type="float" office:value="0.0240024221050393" calcext:value-type="float">
            <text:p>0.0240024221050393</text:p>
          </table:table-cell>
          <table:table-cell table:number-columns-repeated="2"/>
          <table:table-cell office:value-type="float" office:value="0.0284301025600204" calcext:value-type="float">
            <text:p>0.0284301025600204</text:p>
          </table:table-cell>
          <table:table-cell office:value-type="float" office:value="0.0313479693032578" calcext:value-type="float">
            <text:p>0.0313479693032578</text:p>
          </table:table-cell>
          <table:table-cell office:value-type="float" office:value="0.00188489012989186" calcext:value-type="float">
            <text:p>0.00188489012989186</text:p>
          </table:table-cell>
          <table:table-cell table:number-columns-repeated="16371"/>
        </table:table-row>
        <table:table-row table:style-name="ro1">
          <table:table-cell table:formula="of:=MAX(0;[.F116])" office:value-type="float" office:value="0.557016980653109" calcext:value-type="float">
            <text:p>0.557016980653109</text:p>
          </table:table-cell>
          <table:table-cell table:formula="of:=MAX(0;[.G116])" office:value-type="float" office:value="0.549100283172957" calcext:value-type="float">
            <text:p>0.549100283172957</text:p>
          </table:table-cell>
          <table:table-cell table:formula="of:=MAX(0;[.H116])" office:value-type="float" office:value="0.290873602086621" calcext:value-type="float">
            <text:p>0.290873602086621</text:p>
          </table:table-cell>
          <table:table-cell table:number-columns-repeated="2"/>
          <table:table-cell table:formula="of:=[.K122]+[.A$108]" office:value-type="float" office:value="0.936223385768072" calcext:value-type="float">
            <text:p>0.936223385768072</text:p>
          </table:table-cell>
          <table:table-cell table:formula="of:=[.L122]+[.B$108]" office:value-type="float" office:value="0.98566614987085" calcext:value-type="float">
            <text:p>0.98566614987085</text:p>
          </table:table-cell>
          <table:table-cell table:formula="of:=[.M122]+[.C$108]" office:value-type="float" office:value="0.691142078368266" calcext:value-type="float">
            <text:p>0.691142078368266</text:p>
          </table:table-cell>
          <table:table-cell table:number-columns-repeated="2"/>
          <table:table-cell office:value-type="float" office:value="0.937194349519086" calcext:value-type="float">
            <text:p>0.937194349519086</text:p>
          </table:table-cell>
          <table:table-cell office:value-type="float" office:value="1.00681271809498" calcext:value-type="float">
            <text:p>1.00681271809498</text:p>
          </table:table-cell>
          <table:table-cell office:value-type="float" office:value="0.669024546393118" calcext:value-type="float">
            <text:p>0.669024546393118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123]+[.A$108]" office:value-type="float" office:value="0.913699015794687" calcext:value-type="float">
            <text:p>0.913699015794687</text:p>
          </table:table-cell>
          <table:table-cell table:formula="of:=[.L123]+[.B$108]" office:value-type="float" office:value="0.91115836255614" calcext:value-type="float">
            <text:p>0.91115836255614</text:p>
          </table:table-cell>
          <table:table-cell table:formula="of:=[.M123]+[.C$108]" office:value-type="float" office:value="0.631340729081601" calcext:value-type="float">
            <text:p>0.631340729081601</text:p>
          </table:table-cell>
          <table:table-cell table:number-columns-repeated="2"/>
          <table:table-cell office:value-type="float" office:value="0.914669979545701" calcext:value-type="float">
            <text:p>0.914669979545701</text:p>
          </table:table-cell>
          <table:table-cell office:value-type="float" office:value="0.932304930780273" calcext:value-type="float">
            <text:p>0.932304930780273</text:p>
          </table:table-cell>
          <table:table-cell office:value-type="float" office:value="0.609223197106454" calcext:value-type="float">
            <text:p>0.609223197106454</text:p>
          </table:table-cell>
          <table:table-cell table:number-columns-repeated="16371"/>
        </table:table-row>
        <table:table-row table:style-name="ro1">
          <table:table-cell table:formula="of:=MAX(0;[.F118])" office:value-type="float" office:value="1.09559206837672" calcext:value-type="float">
            <text:p>1.09559206837672</text:p>
          </table:table-cell>
          <table:table-cell table:formula="of:=MAX(0;[.G118])" office:value-type="float" office:value="1.24783020465535" calcext:value-type="float">
            <text:p>1.24783020465535</text:p>
          </table:table-cell>
          <table:table-cell table:formula="of:=MAX(0;[.H118])" office:value-type="float" office:value="0.887630647508944" calcext:value-type="float">
            <text:p>0.887630647508944</text:p>
          </table:table-cell>
          <table:table-cell office:value-type="string" calcext:value-type="string">
            <text:p>y3</text:p>
          </table:table-cell>
          <table:table-cell table:number-columns-repeated="16380"/>
        </table:table-row>
        <table:table-row table:style-name="ro1">
          <table:table-cell table:formula="of:=MAX(0;[.F119])" office:value-type="float" office:value="0.299418294998415" calcext:value-type="float">
            <text:p>0.299418294998415</text:p>
          </table:table-cell>
          <table:table-cell table:formula="of:=MAX(0;[.G119])" office:value-type="float" office:value="0.227140931691266" calcext:value-type="float">
            <text:p>0.227140931691266</text:p>
          </table:table-cell>
          <table:table-cell table:formula="of:=MAX(0;[.H119])" office:value-type="float" office:value="0.142965739717425" calcext:value-type="float">
            <text:p>0.142965739717425</text:p>
          </table:table-cell>
          <table:table-cell table:number-columns-repeated="16381"/>
        </table:table-row>
        <table:table-row table:style-name="ro1">
          <table:table-cell table:formula="of:=MAX(0;[.F120])" office:value-type="float" office:value="1.82536276812727" calcext:value-type="float">
            <text:p>1.82536276812727</text:p>
          </table:table-cell>
          <table:table-cell table:formula="of:=MAX(0;[.G120])" office:value-type="float" office:value="1.92407874216992" calcext:value-type="float">
            <text:p>1.92407874216992</text:p>
          </table:table-cell>
          <table:table-cell table:formula="of:=MAX(0;[.H120])" office:value-type="float" office:value="1.3390619312222" calcext:value-type="float">
            <text:p>1.3390619312222</text:p>
          </table:table-cell>
          <table:table-cell table:number-columns-repeated="16381"/>
        </table:table-row>
        <table:table-row table:style-name="ro1">
          <table:table-cell table:formula="of:=MAX(0;[.F121])" office:value-type="float" office:value="0.0274591388090059" calcext:value-type="float">
            <text:p>0.0274591388090059</text:p>
          </table:table-cell>
          <table:table-cell table:formula="of:=MAX(0;[.G121])" office:value-type="float" office:value="0.0102014010791249" calcext:value-type="float">
            <text:p>0.0102014010791249</text:p>
          </table:table-cell>
          <table:table-cell table:formula="of:=MAX(0;[.H121])" office:value-type="float" office:value="0.0240024221050393" calcext:value-type="float">
            <text:p>0.0240024221050393</text:p>
          </table:table-cell>
          <table:table-cell table:number-columns-repeated="16381"/>
        </table:table-row>
        <table:table-row table:style-name="ro1">
          <table:table-cell table:formula="of:=MAX(0;[.F122])" office:value-type="float" office:value="0.936223385768072" calcext:value-type="float">
            <text:p>0.936223385768072</text:p>
          </table:table-cell>
          <table:table-cell table:formula="of:=MAX(0;[.G122])" office:value-type="float" office:value="0.98566614987085" calcext:value-type="float">
            <text:p>0.98566614987085</text:p>
          </table:table-cell>
          <table:table-cell table:formula="of:=MAX(0;[.H122])" office:value-type="float" office:value="0.691142078368266" calcext:value-type="float">
            <text:p>0.691142078368266</text:p>
          </table:table-cell>
          <table:table-cell table:number-columns-repeated="16381"/>
        </table:table-row>
        <table:table-row table:style-name="ro1">
          <table:table-cell table:formula="of:=MAX(0;[.F123])" office:value-type="float" office:value="0.913699015794687" calcext:value-type="float">
            <text:p>0.913699015794687</text:p>
          </table:table-cell>
          <table:table-cell table:formula="of:=MAX(0;[.G123])" office:value-type="float" office:value="0.91115836255614" calcext:value-type="float">
            <text:p>0.91115836255614</text:p>
          </table:table-cell>
          <table:table-cell table:formula="of:=MAX(0;[.H123])" office:value-type="float" office:value="0.631340729081601" calcext:value-type="float">
            <text:p>0.631340729081601</text:p>
          </table:table-cell>
          <table:table-cell table:number-columns-repeated="16381"/>
        </table:table-row>
        <table:table-row table:style-name="ro1">
          <table:table-cell table:number-columns-repeated="5"/>
          <table:table-cell office:value-type="string" calcext:value-type="string">
            <text:p>Correct probs</text:p>
          </table:table-cell>
          <table:table-cell table:formula="of:=INDEX([.A138:.C143];1;[.M93]+1)" office:value-type="float" office:value="0.391187199805095" calcext:value-type="float">
            <text:p>0.391187199805095</text:p>
          </table:table-cell>
          <table:table-cell/>
          <table:table-cell office:value-type="string" calcext:value-type="string">
            <text:p>correct logprob</text:p>
          </table:table-cell>
          <table:table-cell table:formula="of:=-LN([.G130])" office:value-type="float" office:value="0.938569061691421" calcext:value-type="float">
            <text:p>0.938569061691421</text:p>
          </table:table-cell>
          <table:table-cell/>
          <table:table-cell office:value-type="string" calcext:value-type="string">
            <text:p>Data Loss</text:p>
          </table:table-cell>
          <table:table-cell table:formula="of:=AVERAGE([.J130:.J135])" office:value-type="float" office:value="1.05991852374745" calcext:value-type="float">
            <text:p>1.05991852374745</text:p>
          </table:table-cell>
          <table:table-cell table:number-columns-repeated="16371"/>
        </table:table-row>
        <table:table-row table:style-name="ro1">
          <table:table-cell table:formula="of:=EXP([.A124]-MAX([.$A$124:.$C$129]))" office:value-type="float" office:value="0.436709670696443" calcext:value-type="float">
            <text:p>0.436709670696443</text:p>
          </table:table-cell>
          <table:table-cell table:formula="of:=EXP([.B124]-MAX([.$A$124:.$C$129]))" office:value-type="float" office:value="0.508521116398733" calcext:value-type="float">
            <text:p>0.508521116398733</text:p>
          </table:table-cell>
          <table:table-cell table:formula="of:=EXP([.C124]-MAX([.$A$124:.$C$129]))" office:value-type="float" office:value="0.354712351770559" calcext:value-type="float">
            <text:p>0.354712351770559</text:p>
          </table:table-cell>
          <table:table-cell office:value-type="string" calcext:value-type="string">
            <text:p>exp_scores</text:p>
          </table:table-cell>
          <table:table-cell table:number-columns-repeated="2"/>
          <table:table-cell table:formula="of:=INDEX([.A139:.C144];1;[.M94]+1)" office:value-type="float" office:value="0.359009072642308" calcext:value-type="float">
            <text:p>0.359009072642308</text:p>
          </table:table-cell>
          <table:table-cell table:number-columns-repeated="2"/>
          <table:table-cell table:formula="of:=-LN([.G131])" office:value-type="float" office:value="1.02440761882904" calcext:value-type="float">
            <text:p>1.02440761882904</text:p>
          </table:table-cell>
          <table:table-cell/>
          <table:table-cell office:value-type="string" calcext:value-type="string">
            <text:p>reg loss</text:p>
          </table:table-cell>
          <table:table-cell table:formula="of:=0.5*[.Q93]*SUM([.P104:.R105])+0.5*[.Q93]*SUM([.P108:.R110])+0.5*[.Q93]*SUM([.P113:.R115])" office:value-type="float" office:value="0.00497294790637677" calcext:value-type="float">
            <text:p>0.00497294790637677</text:p>
          </table:table-cell>
          <table:table-cell table:number-columns-repeated="16371"/>
        </table:table-row>
        <table:table-row table:style-name="ro1">
          <table:table-cell table:formula="of:=EXP([.A125]-MAX([.$A$124:.$C$129]))" office:value-type="float" office:value="0.196978548473335" calcext:value-type="float">
            <text:p>0.196978548473335</text:p>
          </table:table-cell>
          <table:table-cell table:formula="of:=EXP([.B125]-MAX([.$A$124:.$C$129]))" office:value-type="float" office:value="0.183243793012877" calcext:value-type="float">
            <text:p>0.183243793012877</text:p>
          </table:table-cell>
          <table:table-cell table:formula="of:=EXP([.C125]-MAX([.$A$124:.$C$129]))" office:value-type="float" office:value="0.168450557010675" calcext:value-type="float">
            <text:p>0.168450557010675</text:p>
          </table:table-cell>
          <table:table-cell table:number-columns-repeated="3"/>
          <table:table-cell table:formula="of:=INDEX([.A140:.C145];1;[.M95]+1)" office:value-type="float" office:value="0.367829681332926" calcext:value-type="float">
            <text:p>0.367829681332926</text:p>
          </table:table-cell>
          <table:table-cell table:number-columns-repeated="2"/>
          <table:table-cell table:formula="of:=-LN([.G132])" office:value-type="float" office:value="1.00013527041346" calcext:value-type="float">
            <text:p>1.00013527041346</text:p>
          </table:table-cell>
          <table:table-cell table:number-columns-repeated="16374"/>
        </table:table-row>
        <table:table-row table:style-name="ro1">
          <table:table-cell table:formula="of:=EXP([.A126]-MAX([.$A$124:.$C$129]))" office:value-type="float" office:value="0.905999999000234" calcext:value-type="float">
            <text:p>0.905999999000234</text:p>
          </table:table-cell>
          <table:table-cell table:formula="of:=EXP([.B126]-MAX([.$A$124:.$C$129]))" office:value-type="float" office:value="1" calcext:value-type="float">
            <text:p>1</text:p>
          </table:table-cell>
          <table:table-cell table:formula="of:=EXP([.C126]-MAX([.$A$124:.$C$129]))" office:value-type="float" office:value="0.557096496413375" calcext:value-type="float">
            <text:p>0.557096496413375</text:p>
          </table:table-cell>
          <table:table-cell table:number-columns-repeated="3"/>
          <table:table-cell table:formula="of:=INDEX([.A141:.C146];1;[.M96]+1)" office:value-type="float" office:value="0.334475402437769" calcext:value-type="float">
            <text:p>0.334475402437769</text:p>
          </table:table-cell>
          <table:table-cell table:number-columns-repeated="2"/>
          <table:table-cell table:formula="of:=-LN([.G133])" office:value-type="float" office:value="1.09519193743081" calcext:value-type="float">
            <text:p>1.09519193743081</text:p>
          </table:table-cell>
          <table:table-cell/>
          <table:table-cell office:value-type="string" calcext:value-type="string">
            <text:p>Loss</text:p>
          </table:table-cell>
          <table:table-cell table:formula="of:=[.M130]+[.M131]" office:value-type="float" office:value="1.06489147165383" calcext:value-type="float">
            <text:p>1.06489147165383</text:p>
          </table:table-cell>
          <table:table-cell table:number-columns-repeated="16371"/>
        </table:table-row>
        <table:table-row table:style-name="ro1">
          <table:table-cell table:formula="of:=EXP([.A127]-MAX([.$A$124:.$C$129]))" office:value-type="float" office:value="0.150075076010503" calcext:value-type="float">
            <text:p>0.150075076010503</text:p>
          </table:table-cell>
          <table:table-cell table:formula="of:=EXP([.B127]-MAX([.$A$124:.$C$129]))" office:value-type="float" office:value="0.147507340094069" calcext:value-type="float">
            <text:p>0.147507340094069</text:p>
          </table:table-cell>
          <table:table-cell table:formula="of:=EXP([.C127]-MAX([.$A$124:.$C$129]))" office:value-type="float" office:value="0.149557204571501" calcext:value-type="float">
            <text:p>0.149557204571501</text:p>
          </table:table-cell>
          <table:table-cell table:number-columns-repeated="3"/>
          <table:table-cell table:formula="of:=INDEX([.A142:.C147];1;[.M97]+1)" office:value-type="float" office:value="0.276226880765906" calcext:value-type="float">
            <text:p>0.276226880765906</text:p>
          </table:table-cell>
          <table:table-cell table:number-columns-repeated="2"/>
          <table:table-cell table:formula="of:=-LN([.G134])" office:value-type="float" office:value="1.28653271918752" calcext:value-type="float">
            <text:p>1.28653271918752</text:p>
          </table:table-cell>
          <table:table-cell table:number-columns-repeated="16374"/>
        </table:table-row>
        <table:table-row table:style-name="ro1">
          <table:table-cell table:formula="of:=EXP([.A128]-MAX([.$A$124:.$C$129]))" office:value-type="float" office:value="0.372374445737668" calcext:value-type="float">
            <text:p>0.372374445737668</text:p>
          </table:table-cell>
          <table:table-cell table:formula="of:=EXP([.B128]-MAX([.$A$124:.$C$129]))" office:value-type="float" office:value="0.391248413417448" calcext:value-type="float">
            <text:p>0.391248413417448</text:p>
          </table:table-cell>
          <table:table-cell table:formula="of:=EXP([.C128]-MAX([.$A$124:.$C$129]))" office:value-type="float" office:value="0.291435471780401" calcext:value-type="float">
            <text:p>0.291435471780401</text:p>
          </table:table-cell>
          <table:table-cell table:number-columns-repeated="3"/>
          <table:table-cell table:formula="of:=INDEX([.A143:.C148];1;[.M98]+1)" office:value-type="float" office:value="0.362520398360068" calcext:value-type="float">
            <text:p>0.362520398360068</text:p>
          </table:table-cell>
          <table:table-cell table:number-columns-repeated="2"/>
          <table:table-cell table:formula="of:=-LN([.G135])" office:value-type="float" office:value="1.01467453493246" calcext:value-type="float">
            <text:p>1.01467453493246</text:p>
          </table:table-cell>
          <table:table-cell table:number-columns-repeated="16374"/>
        </table:table-row>
        <table:table-row table:style-name="ro1">
          <table:table-cell table:formula="of:=EXP([.A129]-MAX([.$A$124:.$C$129]))" office:value-type="float" office:value="0.36408070227405" calcext:value-type="float">
            <text:p>0.36408070227405</text:p>
          </table:table-cell>
          <table:table-cell table:formula="of:=EXP([.B129]-MAX([.$A$124:.$C$129]))" office:value-type="float" office:value="0.36315687351992" calcext:value-type="float">
            <text:p>0.36315687351992</text:p>
          </table:table-cell>
          <table:table-cell table:formula="of:=EXP([.C129]-MAX([.$A$124:.$C$129]))" office:value-type="float" office:value="0.274518118955156" calcext:value-type="float">
            <text:p>0.27451811895515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131]/SUM([.$A131:.$C131])" office:value-type="float" office:value="0.335945209940101" calcext:value-type="float">
            <text:p>0.335945209940101</text:p>
          </table:table-cell>
          <table:table-cell table:formula="of:=[.B131]/SUM([.$A131:.$C131])" office:value-type="float" office:value="0.391187199805095" calcext:value-type="float">
            <text:p>0.391187199805095</text:p>
          </table:table-cell>
          <table:table-cell table:formula="of:=[.C131]/SUM([.$A131:.$C131])" office:value-type="float" office:value="0.272867590254804" calcext:value-type="float">
            <text:p>0.272867590254804</text:p>
          </table:table-cell>
          <table:table-cell office:value-type="string" calcext:value-type="string">
            <text:p>probs</text:p>
          </table:table-cell>
          <table:table-cell table:number-columns-repeated="16380"/>
        </table:table-row>
        <table:table-row table:style-name="ro1">
          <table:table-cell table:formula="of:=[.A132]/SUM([.$A132:.$C132])" office:value-type="float" office:value="0.359009072642308" calcext:value-type="float">
            <text:p>0.359009072642308</text:p>
          </table:table-cell>
          <table:table-cell table:formula="of:=[.B132]/SUM([.$A132:.$C132])" office:value-type="float" office:value="0.333976388326964" calcext:value-type="float">
            <text:p>0.333976388326964</text:p>
          </table:table-cell>
          <table:table-cell table:formula="of:=[.C132]/SUM([.$A132:.$C132])" office:value-type="float" office:value="0.307014539030728" calcext:value-type="float">
            <text:p>0.307014539030728</text:p>
          </table:table-cell>
          <table:table-cell table:number-columns-repeated="16381"/>
        </table:table-row>
        <table:table-row table:style-name="ro1">
          <table:table-cell table:formula="of:=[.A133]/SUM([.$A133:.$C133])" office:value-type="float" office:value="0.367829681332926" calcext:value-type="float">
            <text:p>0.367829681332926</text:p>
          </table:table-cell>
          <table:table-cell table:formula="of:=[.B133]/SUM([.$A133:.$C133])" office:value-type="float" office:value="0.405993026201792" calcext:value-type="float">
            <text:p>0.405993026201792</text:p>
          </table:table-cell>
          <table:table-cell table:formula="of:=[.C133]/SUM([.$A133:.$C133])" office:value-type="float" office:value="0.226177292465282" calcext:value-type="float">
            <text:p>0.226177292465282</text:p>
          </table:table-cell>
          <table:table-cell table:number-columns-repeated="16381"/>
        </table:table-row>
        <table:table-row table:style-name="ro1">
          <table:table-cell table:formula="of:=[.A134]/SUM([.$A134:.$C134])" office:value-type="float" office:value="0.335633589757915" calcext:value-type="float">
            <text:p>0.335633589757915</text:p>
          </table:table-cell>
          <table:table-cell table:formula="of:=[.B134]/SUM([.$A134:.$C134])" office:value-type="float" office:value="0.329891007804316" calcext:value-type="float">
            <text:p>0.329891007804316</text:p>
          </table:table-cell>
          <table:table-cell table:formula="of:=[.C134]/SUM([.$A134:.$C134])" office:value-type="float" office:value="0.334475402437769" calcext:value-type="float">
            <text:p>0.334475402437769</text:p>
          </table:table-cell>
          <table:table-cell table:number-columns-repeated="16381"/>
        </table:table-row>
        <table:table-row table:style-name="ro1">
          <table:table-cell table:formula="of:=[.A135]/SUM([.$A135:.$C135])" office:value-type="float" office:value="0.352942045780052" calcext:value-type="float">
            <text:p>0.352942045780052</text:p>
          </table:table-cell>
          <table:table-cell table:formula="of:=[.B135]/SUM([.$A135:.$C135])" office:value-type="float" office:value="0.370831073454042" calcext:value-type="float">
            <text:p>0.370831073454042</text:p>
          </table:table-cell>
          <table:table-cell table:formula="of:=[.C135]/SUM([.$A135:.$C135])" office:value-type="float" office:value="0.276226880765906" calcext:value-type="float">
            <text:p>0.276226880765906</text:p>
          </table:table-cell>
          <table:table-cell table:number-columns-repeated="16381"/>
        </table:table-row>
        <table:table-row table:style-name="ro1">
          <table:table-cell table:formula="of:=[.A136]/SUM([.$A136:.$C136])" office:value-type="float" office:value="0.363442607995584" calcext:value-type="float">
            <text:p>0.363442607995584</text:p>
          </table:table-cell>
          <table:table-cell table:formula="of:=[.B136]/SUM([.$A136:.$C136])" office:value-type="float" office:value="0.362520398360068" calcext:value-type="float">
            <text:p>0.362520398360068</text:p>
          </table:table-cell>
          <table:table-cell table:formula="of:=[.C136]/SUM([.$A136:.$C136])" office:value-type="float" office:value="0.274036993644348" calcext:value-type="float">
            <text:p>0.27403699364434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138]-[.I93]" office:value-type="float" office:value="0.335945209940101" calcext:value-type="float">
            <text:p>0.335945209940101</text:p>
          </table:table-cell>
          <table:table-cell table:formula="of:=[.B138]-[.J93]" office:value-type="float" office:value="-0.608812800194905" calcext:value-type="float">
            <text:p>-0.608812800194905</text:p>
          </table:table-cell>
          <table:table-cell table:formula="of:=[.C138]-[.K93]" office:value-type="float" office:value="0.272867590254804" calcext:value-type="float">
            <text:p>0.272867590254804</text:p>
          </table:table-cell>
          <table:table-cell office:value-type="string" calcext:value-type="string">
            <text:p>dscore</text:p>
          </table:table-cell>
          <table:table-cell table:number-columns-repeated="16380"/>
        </table:table-row>
        <table:table-row table:style-name="ro1">
          <table:table-cell table:formula="of:=[.A139]-[.I94]" office:value-type="float" office:value="-0.640990927357692" calcext:value-type="float">
            <text:p>-0.640990927357692</text:p>
          </table:table-cell>
          <table:table-cell table:formula="of:=[.B139]-[.J94]" office:value-type="float" office:value="0.333976388326964" calcext:value-type="float">
            <text:p>0.333976388326964</text:p>
          </table:table-cell>
          <table:table-cell table:formula="of:=[.C139]-[.K94]" office:value-type="float" office:value="0.307014539030728" calcext:value-type="float">
            <text:p>0.307014539030728</text:p>
          </table:table-cell>
          <table:table-cell table:number-columns-repeated="16381"/>
        </table:table-row>
        <table:table-row table:style-name="ro1">
          <table:table-cell table:formula="of:=[.A140]-[.I95]" office:value-type="float" office:value="-0.632170318667074" calcext:value-type="float">
            <text:p>-0.632170318667074</text:p>
          </table:table-cell>
          <table:table-cell table:formula="of:=[.B140]-[.J95]" office:value-type="float" office:value="0.405993026201792" calcext:value-type="float">
            <text:p>0.405993026201792</text:p>
          </table:table-cell>
          <table:table-cell table:formula="of:=[.C140]-[.K95]" office:value-type="float" office:value="0.226177292465282" calcext:value-type="float">
            <text:p>0.226177292465282</text:p>
          </table:table-cell>
          <table:table-cell table:number-columns-repeated="16381"/>
        </table:table-row>
        <table:table-row table:style-name="ro1">
          <table:table-cell table:formula="of:=[.A141]-[.I96]" office:value-type="float" office:value="0.335633589757915" calcext:value-type="float">
            <text:p>0.335633589757915</text:p>
          </table:table-cell>
          <table:table-cell table:formula="of:=[.B141]-[.J96]" office:value-type="float" office:value="0.329891007804316" calcext:value-type="float">
            <text:p>0.329891007804316</text:p>
          </table:table-cell>
          <table:table-cell table:formula="of:=[.C141]-[.K96]" office:value-type="float" office:value="-0.665524597562231" calcext:value-type="float">
            <text:p>-0.665524597562231</text:p>
          </table:table-cell>
          <table:table-cell table:number-columns-repeated="16381"/>
        </table:table-row>
        <table:table-row table:style-name="ro1">
          <table:table-cell table:formula="of:=[.A142]-[.I97]" office:value-type="float" office:value="0.352942045780052" calcext:value-type="float">
            <text:p>0.352942045780052</text:p>
          </table:table-cell>
          <table:table-cell table:formula="of:=[.B142]-[.J97]" office:value-type="float" office:value="0.370831073454042" calcext:value-type="float">
            <text:p>0.370831073454042</text:p>
          </table:table-cell>
          <table:table-cell table:formula="of:=[.C142]-[.K97]" office:value-type="float" office:value="-0.723773119234094" calcext:value-type="float">
            <text:p>-0.723773119234094</text:p>
          </table:table-cell>
          <table:table-cell table:number-columns-repeated="16381"/>
        </table:table-row>
        <table:table-row table:style-name="ro1">
          <table:table-cell table:formula="of:=[.A143]-[.I98]" office:value-type="float" office:value="0.363442607995584" calcext:value-type="float">
            <text:p>0.363442607995584</text:p>
          </table:table-cell>
          <table:table-cell table:formula="of:=[.B143]-[.J98]" office:value-type="float" office:value="-0.637479601639932" calcext:value-type="float">
            <text:p>-0.637479601639932</text:p>
          </table:table-cell>
          <table:table-cell table:formula="of:=[.C143]-[.K98]" office:value-type="float" office:value="0.274036993644348" calcext:value-type="float">
            <text:p>0.27403699364434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F152]+([.$Q$1]*[.A104])" office:value-type="float" office:value="-0.183304457080469" calcext:value-type="float">
            <text:p>-0.183304457080469</text:p>
          </table:table-cell>
          <table:table-cell table:formula="of:=[.G152]+([.$Q$1]*[.B104])" office:value-type="float" office:value="-0.0230796999519698" calcext:value-type="float">
            <text:p>-0.0230796999519698</text:p>
          </table:table-cell>
          <table:table-cell table:formula="of:=[.H152]+([.$Q$1]*[.C104])" office:value-type="float" office:value="0.20819974928315" calcext:value-type="float">
            <text:p>0.20819974928315</text:p>
          </table:table-cell>
          <table:table-cell office:value-type="string" calcext:value-type="string">
            <text:p>dW3</text:p>
          </table:table-cell>
          <table:table-cell/>
          <table:table-cell table:style-name="Default" table:number-matrix-columns-spanned="3" table:number-matrix-rows-spanned="3" table:formula="of:=MMULT(TRANSPOSE([.A117:.C122]); [.A145:.C150])" office:value-type="float" office:value="-0.184141547486548" calcext:value-type="float">
            <text:p>-0.184141547486548</text:p>
          </table:table-cell>
          <table:table-cell table:style-name="Default" office:value-type="float" office:value="-0.0240027034584967" calcext:value-type="float">
            <text:p>-0.0240027034584967</text:p>
          </table:table-cell>
          <table:table-cell table:style-name="Default" office:value-type="float" office:value="0.208144250945044" calcext:value-type="float">
            <text:p>0.208144250945044</text:p>
          </table:table-cell>
          <table:table-cell office:value-type="string" calcext:value-type="string">
            <text:p>dW3 before + reg*W</text:p>
          </table:table-cell>
          <table:table-cell table:style-name="Default"/>
          <table:table-cell table:number-columns-repeated="16374"/>
        </table:table-row>
        <table:table-row table:style-name="ro1">
          <table:table-cell table:formula="of:=[.F153]+([.$Q$1]*[.A105])" office:value-type="float" office:value="-0.209442124642429" calcext:value-type="float">
            <text:p>-0.209442124642429</text:p>
          </table:table-cell>
          <table:table-cell table:formula="of:=[.G153]+([.$Q$1]*[.B105])" office:value-type="float" office:value="-0.0123702428048741" calcext:value-type="float">
            <text:p>-0.0123702428048741</text:p>
          </table:table-cell>
          <table:table-cell table:formula="of:=[.H153]+([.$Q$1]*[.C105])" office:value-type="float" office:value="0.223269986886609" calcext:value-type="float">
            <text:p>0.223269986886609</text:p>
          </table:table-cell>
          <table:table-cell table:number-columns-repeated="2"/>
          <table:table-cell table:style-name="Default" office:value-type="float" office:value="-0.21011589298674" calcext:value-type="float">
            <text:p>-0.21011589298674</text:p>
          </table:table-cell>
          <table:table-cell table:style-name="Default" office:value-type="float" office:value="-0.0126103107136221" calcext:value-type="float">
            <text:p>-0.0126103107136221</text:p>
          </table:table-cell>
          <table:table-cell table:style-name="Default" office:value-type="float" office:value="0.222726203700362" calcext:value-type="float">
            <text:p>0.222726203700362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formula="of:=[.F154]+([.$Q$1]*[.A106])" office:value-type="float" office:value="-0.0377656191760584" calcext:value-type="float">
            <text:p>-0.0377656191760584</text:p>
          </table:table-cell>
          <table:table-cell table:formula="of:=[.G154]+([.$Q$1]*[.B106])" office:value-type="float" office:value="-0.0857060934794588" calcext:value-type="float">
            <text:p>-0.0857060934794588</text:p>
          </table:table-cell>
          <table:table-cell table:formula="of:=[.H154]+([.$Q$1]*[.C106])" office:value-type="float" office:value="0.125687462528794" calcext:value-type="float">
            <text:p>0.125687462528794</text:p>
          </table:table-cell>
          <table:table-cell table:number-columns-repeated="2"/>
          <table:table-cell table:style-name="Default" office:value-type="float" office:value="-0.0380352552647273" calcext:value-type="float">
            <text:p>-0.0380352552647273</text:p>
          </table:table-cell>
          <table:table-cell table:style-name="Default" office:value-type="float" office:value="-0.0866905587101087" calcext:value-type="float">
            <text:p>-0.0866905587101087</text:p>
          </table:table-cell>
          <table:table-cell table:style-name="Default" office:value-type="float" office:value="0.124725813974836" calcext:value-type="float">
            <text:p>0.124725813974836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formula="of:=SUM([.A145:.A150])" office:value-type="float" office:value="0.114802207448885" calcext:value-type="float">
            <text:p>0.114802207448885</text:p>
          </table:table-cell>
          <table:table-cell table:formula="of:=SUM([.B145:.B150])" office:value-type="float" office:value="0.194399093952277" calcext:value-type="float">
            <text:p>0.194399093952277</text:p>
          </table:table-cell>
          <table:table-cell table:formula="of:=SUM([.C145:.C150])" office:value-type="float" office:value="-0.309201301401163" calcext:value-type="float">
            <text:p>-0.309201301401163</text:p>
          </table:table-cell>
          <table:table-cell office:value-type="string" calcext:value-type="string">
            <text:p>dB3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formula="of:=IF([.A117]&lt;=0; 0; [.G158])" office:value-type="float" office:value="-0.265576139407322" calcext:value-type="float">
            <text:p>-0.265576139407322</text:p>
          </table:table-cell>
          <table:table-cell table:style-name="Default" table:formula="of:=IF([.B117]&lt;=0; 0; [.H158])" office:value-type="float" office:value="0.228573639770867" calcext:value-type="float">
            <text:p>0.228573639770867</text:p>
          </table:table-cell>
          <table:table-cell table:style-name="Default" table:formula="of:=IF([.C117]&lt;=0; 0; [.I158])" office:value-type="float" office:value="-0.246369357760563" calcext:value-type="float">
            <text:p>-0.246369357760563</text:p>
          </table:table-cell>
          <table:table-cell office:value-type="string" calcext:value-type="string">
            <text:p>dZ2</text:p>
          </table:table-cell>
          <table:table-cell table:number-columns-repeated="2"/>
          <table:table-cell table:number-matrix-columns-spanned="3" table:number-matrix-rows-spanned="6" table:formula="of:=MMULT([.A145:.C150]; TRANSPOSE([.A104:.C106]))" office:value-type="float" office:value="-0.265576139407322" calcext:value-type="float">
            <text:p>-0.265576139407322</text:p>
          </table:table-cell>
          <table:table-cell office:value-type="float" office:value="0.228573639770867" calcext:value-type="float">
            <text:p>0.228573639770867</text:p>
          </table:table-cell>
          <table:table-cell office:value-type="float" office:value="-0.246369357760563" calcext:value-type="float">
            <text:p>-0.246369357760563</text:p>
          </table:table-cell>
          <table:table-cell office:value-type="string" calcext:value-type="string">
            <text:p>dZ2 before ReLu</text:p>
          </table:table-cell>
          <table:table-cell table:number-columns-repeated="16374"/>
        </table:table-row>
        <table:table-row table:style-name="ro1">
          <table:table-cell table:style-name="Default" table:formula="of:=IF([.A118]&lt;=0; 0; [.G159])" office:value-type="float" office:value="-0.211267181461482" calcext:value-type="float">
            <text:p>-0.211267181461482</text:p>
          </table:table-cell>
          <table:table-cell table:style-name="Default" table:formula="of:=IF([.B118]&lt;=0; 0; [.H159])" office:value-type="float" office:value="-0.184753038469291" calcext:value-type="float">
            <text:p>-0.184753038469291</text:p>
          </table:table-cell>
          <table:table-cell table:style-name="Default" table:formula="of:=IF([.C118]&lt;=0; 0; [.I159])" office:value-type="float" office:value="0.451193943143992" calcext:value-type="float">
            <text:p>0.451193943143992</text:p>
          </table:table-cell>
          <table:table-cell table:number-columns-repeated="3"/>
          <table:table-cell office:value-type="float" office:value="-0.211267181461482" calcext:value-type="float">
            <text:p>-0.211267181461482</text:p>
          </table:table-cell>
          <table:table-cell office:value-type="float" office:value="-0.184753038469291" calcext:value-type="float">
            <text:p>-0.184753038469291</text:p>
          </table:table-cell>
          <table:table-cell office:value-type="float" office:value="0.451193943143992" calcext:value-type="float">
            <text:p>0.451193943143992</text:p>
          </table:table-cell>
          <table:table-cell table:number-columns-repeated="16375"/>
        </table:table-row>
        <table:table-row table:style-name="ro1">
          <table:table-cell table:style-name="Default" table:formula="of:=IF([.A119]&lt;=0; 0; [.G160])" office:value-type="float" office:value="-0.14189825810544" calcext:value-type="float">
            <text:p>-0.14189825810544</text:p>
          </table:table-cell>
          <table:table-cell table:style-name="Default" table:formula="of:=IF([.B119]&lt;=0; 0; [.H160])" office:value-type="float" office:value="-0.205479043411058" calcext:value-type="float">
            <text:p>-0.205479043411058</text:p>
          </table:table-cell>
          <table:table-cell table:style-name="Default" table:formula="of:=IF([.C119]&lt;=0; 0; [.I160])" office:value-type="float" office:value="0.446733152321452" calcext:value-type="float">
            <text:p>0.446733152321452</text:p>
          </table:table-cell>
          <table:table-cell table:number-columns-repeated="3"/>
          <table:table-cell office:value-type="float" office:value="-0.14189825810544" calcext:value-type="float">
            <text:p>-0.14189825810544</text:p>
          </table:table-cell>
          <table:table-cell office:value-type="float" office:value="-0.205479043411058" calcext:value-type="float">
            <text:p>-0.205479043411058</text:p>
          </table:table-cell>
          <table:table-cell office:value-type="float" office:value="0.446733152321452" calcext:value-type="float">
            <text:p>0.446733152321452</text:p>
          </table:table-cell>
          <table:table-cell table:number-columns-repeated="16375"/>
        </table:table-row>
        <table:table-row table:style-name="ro1">
          <table:table-cell table:style-name="Default" table:formula="of:=IF([.A120]&lt;=0; 0; [.G161])" office:value-type="float" office:value="0.548510705786357" calcext:value-type="float">
            <text:p>0.548510705786357</text:p>
          </table:table-cell>
          <table:table-cell table:style-name="Default" table:formula="of:=IF([.B120]&lt;=0; 0; [.H161])" office:value-type="float" office:value="0" calcext:value-type="float">
            <text:p>0</text:p>
          </table:table-cell>
          <table:table-cell table:style-name="Default" table:formula="of:=IF([.C120]&lt;=0; 0; [.I161])" office:value-type="float" office:value="0" calcext:value-type="float">
            <text:p>0</text:p>
          </table:table-cell>
          <table:table-cell table:number-columns-repeated="3"/>
          <table:table-cell office:value-type="float" office:value="0.548510705786357" calcext:value-type="float">
            <text:p>0.548510705786357</text:p>
          </table:table-cell>
          <table:table-cell office:value-type="float" office:value="-0.0565655537629228" calcext:value-type="float">
            <text:p>-0.0565655537629228</text:p>
          </table:table-cell>
          <table:table-cell office:value-type="float" office:value="-0.224735611413745" calcext:value-type="float">
            <text:p>-0.224735611413745</text:p>
          </table:table-cell>
          <table:table-cell table:number-columns-repeated="16375"/>
        </table:table-row>
        <table:table-row table:style-name="ro1">
          <table:table-cell table:style-name="Default" table:formula="of:=IF([.A121]&lt;=0; 0; [.G162])" office:value-type="float" office:value="0.597554576268785" calcext:value-type="float">
            <text:p>0.597554576268785</text:p>
          </table:table-cell>
          <table:table-cell table:style-name="Default" table:formula="of:=IF([.B121]&lt;=0; 0; [.H162])" office:value-type="float" office:value="-0.0667498347706309" calcext:value-type="float">
            <text:p>-0.0667498347706309</text:p>
          </table:table-cell>
          <table:table-cell table:style-name="Default" table:formula="of:=IF([.C121]&lt;=0; 0; [.I162])" office:value-type="float" office:value="-0.235779162494312" calcext:value-type="float">
            <text:p>-0.235779162494312</text:p>
          </table:table-cell>
          <table:table-cell table:number-columns-repeated="3"/>
          <table:table-cell office:value-type="float" office:value="0.597554576268785" calcext:value-type="float">
            <text:p>0.597554576268785</text:p>
          </table:table-cell>
          <table:table-cell office:value-type="float" office:value="-0.0667498347706309" calcext:value-type="float">
            <text:p>-0.0667498347706309</text:p>
          </table:table-cell>
          <table:table-cell office:value-type="float" office:value="-0.235779162494312" calcext:value-type="float">
            <text:p>-0.235779162494312</text:p>
          </table:table-cell>
          <table:table-cell table:number-columns-repeated="16375"/>
        </table:table-row>
        <table:table-row table:style-name="ro1">
          <table:table-cell table:style-name="Default" table:formula="of:=IF([.A122]&lt;=0; 0; [.G163])" office:value-type="float" office:value="-0.268952989612916" calcext:value-type="float">
            <text:p>-0.268952989612916</text:p>
          </table:table-cell>
          <table:table-cell table:style-name="Default" table:formula="of:=IF([.B122]&lt;=0; 0; [.H163])" office:value-type="float" office:value="0.240854438959343" calcext:value-type="float">
            <text:p>0.240854438959343</text:p>
          </table:table-cell>
          <table:table-cell table:style-name="Default" table:formula="of:=IF([.C122]&lt;=0; 0; [.I163])" office:value-type="float" office:value="-0.266051981118334" calcext:value-type="float">
            <text:p>-0.266051981118334</text:p>
          </table:table-cell>
          <table:table-cell table:number-columns-repeated="3"/>
          <table:table-cell office:value-type="float" office:value="-0.268952989612916" calcext:value-type="float">
            <text:p>-0.268952989612916</text:p>
          </table:table-cell>
          <table:table-cell office:value-type="float" office:value="0.240854438959343" calcext:value-type="float">
            <text:p>0.240854438959343</text:p>
          </table:table-cell>
          <table:table-cell office:value-type="float" office:value="-0.266051981118334" calcext:value-type="float">
            <text:p>-0.26605198111833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165]+([.$Q$1]*[.A98])" office:value-type="float" office:value="-0.0600101635339945" calcext:value-type="float">
            <text:p>-0.0600101635339945</text:p>
          </table:table-cell>
          <table:table-cell table:formula="of:=[.G165]+([.$Q$1]*[.B98])" office:value-type="float" office:value="0.0307580387928734" calcext:value-type="float">
            <text:p>0.0307580387928734</text:p>
          </table:table-cell>
          <table:table-cell table:formula="of:=[.H165]+([.$Q$1]*[.C98])" office:value-type="float" office:value="-0.0170789055025286" calcext:value-type="float">
            <text:p>-0.0170789055025286</text:p>
          </table:table-cell>
          <table:table-cell office:value-type="string" calcext:value-type="string">
            <text:p>dW2</text:p>
          </table:table-cell>
          <table:table-cell/>
          <table:table-cell table:style-name="Default" table:number-matrix-columns-spanned="3" table:number-matrix-rows-spanned="3" table:formula="of:=MMULT(TRANSPOSE([.A110:.C115]); [.A158:.C163])" office:value-type="float" office:value="-0.0605722446446" calcext:value-type="float">
            <text:p>-0.0605722446446</text:p>
          </table:table-cell>
          <table:table-cell table:style-name="Default" office:value-type="float" office:value="0.0304598449252761" calcext:value-type="float">
            <text:p>0.0304598449252761</text:p>
          </table:table-cell>
          <table:table-cell table:style-name="Default" office:value-type="float" office:value="-0.0179294062973141" calcext:value-type="float">
            <text:p>-0.0179294062973141</text:p>
          </table:table-cell>
          <table:table-cell office:value-type="string" calcext:value-type="string">
            <text:p>dW2 before + reg*W</text:p>
          </table:table-cell>
          <table:table-cell table:number-columns-repeated="16375"/>
        </table:table-row>
        <table:table-row table:style-name="ro1">
          <table:table-cell table:formula="of:=[.F166]+([.$Q$1]*[.A99])" office:value-type="float" office:value="-0.149025324962883" calcext:value-type="float">
            <text:p>-0.149025324962883</text:p>
          </table:table-cell>
          <table:table-cell table:formula="of:=[.G166]+([.$Q$1]*[.B99])" office:value-type="float" office:value="-0.0373037221254719" calcext:value-type="float">
            <text:p>-0.0373037221254719</text:p>
          </table:table-cell>
          <table:table-cell table:formula="of:=[.H166]+([.$Q$1]*[.C99])" office:value-type="float" office:value="0.156305206787814" calcext:value-type="float">
            <text:p>0.156305206787814</text:p>
          </table:table-cell>
          <table:table-cell table:number-columns-repeated="2"/>
          <table:table-cell table:style-name="Default" office:value-type="float" office:value="-0.14988773870649" calcext:value-type="float">
            <text:p>-0.14988773870649</text:p>
          </table:table-cell>
          <table:table-cell table:style-name="Default" office:value-type="float" office:value="-0.0381966949143156" calcext:value-type="float">
            <text:p>-0.0381966949143156</text:p>
          </table:table-cell>
          <table:table-cell table:style-name="Default" office:value-type="float" office:value="0.156134678790761" calcext:value-type="float">
            <text:p>0.156134678790761</text:p>
          </table:table-cell>
          <table:table-cell table:number-columns-repeated="16376"/>
        </table:table-row>
        <table:table-row table:style-name="ro1">
          <table:table-cell table:formula="of:=[.F167]+([.$Q$1]*[.A100])" office:value-type="float" office:value="-0.058199830677355" calcext:value-type="float">
            <text:p>-0.058199830677355</text:p>
          </table:table-cell>
          <table:table-cell table:formula="of:=[.G167]+([.$Q$1]*[.B100])" office:value-type="float" office:value="0.00425514220243049" calcext:value-type="float">
            <text:p>0.00425514220243049</text:p>
          </table:table-cell>
          <table:table-cell table:formula="of:=[.H167]+([.$Q$1]*[.C100])" office:value-type="float" office:value="0.0283426727674976" calcext:value-type="float">
            <text:p>0.0283426727674976</text:p>
          </table:table-cell>
          <table:table-cell table:number-columns-repeated="2"/>
          <table:table-cell table:style-name="Default" office:value-type="float" office:value="-0.0583747236113987" calcext:value-type="float">
            <text:p>-0.0583747236113987</text:p>
          </table:table-cell>
          <table:table-cell table:style-name="Default" office:value-type="float" office:value="0.00384919914913656" calcext:value-type="float">
            <text:p>0.00384919914913656</text:p>
          </table:table-cell>
          <table:table-cell table:style-name="Default" office:value-type="float" office:value="0.0277495683592915" calcext:value-type="float">
            <text:p>0.027749568359291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158:.A163])" office:value-type="float" office:value="0.258370713467983" calcext:value-type="float">
            <text:p>0.258370713467983</text:p>
          </table:table-cell>
          <table:table-cell table:formula="of:=SUM([.B158:.B163])" office:value-type="float" office:value="0.0124461620792304" calcext:value-type="float">
            <text:p>0.0124461620792304</text:p>
          </table:table-cell>
          <table:table-cell table:formula="of:=SUM([.C158:.C163])" office:value-type="float" office:value="0.149726594092235" calcext:value-type="float">
            <text:p>0.149726594092235</text:p>
          </table:table-cell>
          <table:table-cell office:value-type="string" calcext:value-type="string">
            <text:p>dB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formula="of:=IF([.A110]&lt;=0; 0; [.G171])" office:value-type="float" office:value="-0.290653408300479" calcext:value-type="float">
            <text:p>-0.290653408300479</text:p>
          </table:table-cell>
          <table:table-cell table:style-name="Default" table:formula="of:=IF([.B110]&lt;=0; 0; [.H171])" office:value-type="float" office:value="-0.0669393451507794" calcext:value-type="float">
            <text:p>-0.0669393451507794</text:p>
          </table:table-cell>
          <table:table-cell table:style-name="Default" table:formula="of:=IF([.C110]&lt;=0; 0; [.I171])" office:value-type="float" office:value="-0.0997822611365453" calcext:value-type="float">
            <text:p>-0.0997822611365453</text:p>
          </table:table-cell>
          <table:table-cell office:value-type="string" calcext:value-type="string">
            <text:p>dZ1</text:p>
          </table:table-cell>
          <table:table-cell table:number-columns-repeated="2"/>
          <table:table-cell table:number-matrix-columns-spanned="3" table:number-matrix-rows-spanned="6" table:formula="of:=MMULT([.A158:.C163];TRANSPOSE([.A98:.C100]))" office:value-type="float" office:value="-0.290653408300479" calcext:value-type="float">
            <text:p>-0.290653408300479</text:p>
          </table:table-cell>
          <table:table-cell office:value-type="float" office:value="-0.0669393451507794" calcext:value-type="float">
            <text:p>-0.0669393451507794</text:p>
          </table:table-cell>
          <table:table-cell office:value-type="float" office:value="-0.0997822611365453" calcext:value-type="float">
            <text:p>-0.0997822611365453</text:p>
          </table:table-cell>
          <table:table-cell office:value-type="string" calcext:value-type="string">
            <text:p>dZ1 before ReLu</text:p>
          </table:table-cell>
          <table:table-cell table:number-columns-repeated="16374"/>
        </table:table-row>
        <table:table-row table:style-name="ro1">
          <table:table-cell table:style-name="Default" table:formula="of:=IF([.A111]&lt;=0; 0; [.G172])" office:value-type="float" office:value="0" calcext:value-type="float">
            <text:p>0</text:p>
          </table:table-cell>
          <table:table-cell table:style-name="Default" table:formula="of:=IF([.B111]&lt;=0; 0; [.H172])" office:value-type="float" office:value="-0.270237957467981" calcext:value-type="float">
            <text:p>-0.270237957467981</text:p>
          </table:table-cell>
          <table:table-cell table:style-name="Default" table:formula="of:=IF([.C111]&lt;=0; 0; [.I172])" office:value-type="float" office:value="0" calcext:value-type="float">
            <text:p>0</text:p>
          </table:table-cell>
          <table:table-cell table:number-columns-repeated="3"/>
          <table:table-cell office:value-type="float" office:value="0.209899292164502" calcext:value-type="float">
            <text:p>0.209899292164502</text:p>
          </table:table-cell>
          <table:table-cell office:value-type="float" office:value="-0.270237957467981" calcext:value-type="float">
            <text:p>-0.270237957467981</text:p>
          </table:table-cell>
          <table:table-cell office:value-type="float" office:value="0.155656766860147" calcext:value-type="float">
            <text:p>0.155656766860147</text:p>
          </table:table-cell>
          <table:table-cell table:number-columns-repeated="16375"/>
        </table:table-row>
        <table:table-row table:style-name="ro1">
          <table:table-cell table:style-name="Default" table:formula="of:=IF([.A112]&lt;=0; 0; [.G173])" office:value-type="float" office:value="0.238915979932606" calcext:value-type="float">
            <text:p>0.238915979932606</text:p>
          </table:table-cell>
          <table:table-cell table:style-name="Default" table:formula="of:=IF([.B112]&lt;=0; 0; [.H173])" office:value-type="float" office:value="-0.229681692745184" calcext:value-type="float">
            <text:p>-0.229681692745184</text:p>
          </table:table-cell>
          <table:table-cell table:style-name="Default" table:formula="of:=IF([.C112]&lt;=0; 0; [.I173])" office:value-type="float" office:value="0.156729608967752" calcext:value-type="float">
            <text:p>0.156729608967752</text:p>
          </table:table-cell>
          <table:table-cell table:number-columns-repeated="3"/>
          <table:table-cell office:value-type="float" office:value="0.238915979932606" calcext:value-type="float">
            <text:p>0.238915979932606</text:p>
          </table:table-cell>
          <table:table-cell office:value-type="float" office:value="-0.229681692745184" calcext:value-type="float">
            <text:p>-0.229681692745184</text:p>
          </table:table-cell>
          <table:table-cell office:value-type="float" office:value="0.156729608967752" calcext:value-type="float">
            <text:p>0.156729608967752</text:p>
          </table:table-cell>
          <table:table-cell table:number-columns-repeated="16375"/>
        </table:table-row>
        <table:table-row table:style-name="ro1">
          <table:table-cell table:style-name="Default" table:formula="of:=IF([.A113]&lt;=0; 0; [.G174])" office:value-type="float" office:value="0" calcext:value-type="float">
            <text:p>0</text:p>
          </table:table-cell>
          <table:table-cell table:style-name="Default" table:formula="of:=IF([.B113]&lt;=0; 0; [.H174])" office:value-type="float" office:value="0" calcext:value-type="float">
            <text:p>0</text:p>
          </table:table-cell>
          <table:table-cell table:style-name="Default" table:formula="of:=IF([.C113]&lt;=0; 0; [.I174])" office:value-type="float" office:value="0" calcext:value-type="float">
            <text:p>0</text:p>
          </table:table-cell>
          <table:table-cell table:number-columns-repeated="3"/>
          <table:table-cell office:value-type="float" office:value="0.308307506687404" calcext:value-type="float">
            <text:p>0.308307506687404</text:p>
          </table:table-cell>
          <table:table-cell office:value-type="float" office:value="0.473043171185762" calcext:value-type="float">
            <text:p>0.473043171185762</text:p>
          </table:table-cell>
          <table:table-cell office:value-type="float" office:value="0.0959306466893134" calcext:value-type="float">
            <text:p>0.0959306466893134</text:p>
          </table:table-cell>
          <table:table-cell table:number-columns-repeated="16375"/>
        </table:table-row>
        <table:table-row table:style-name="ro1">
          <table:table-cell table:style-name="Default" table:formula="of:=IF([.A114]&lt;=0; 0; [.G175])" office:value-type="float" office:value="0.115439383389548" calcext:value-type="float">
            <text:p>0.115439383389548</text:p>
          </table:table-cell>
          <table:table-cell table:style-name="Default" table:formula="of:=IF([.B114]&lt;=0; 0; [.H175])" office:value-type="float" office:value="0.415526544692513" calcext:value-type="float">
            <text:p>0.415526544692513</text:p>
          </table:table-cell>
          <table:table-cell table:style-name="Default" table:formula="of:=IF([.C114]&lt;=0; 0; [.I175])" office:value-type="float" office:value="-0.0624302192773498" calcext:value-type="float">
            <text:p>-0.0624302192773498</text:p>
          </table:table-cell>
          <table:table-cell table:number-columns-repeated="3"/>
          <table:table-cell office:value-type="float" office:value="0.115439383389548" calcext:value-type="float">
            <text:p>0.115439383389548</text:p>
          </table:table-cell>
          <table:table-cell office:value-type="float" office:value="0.415526544692513" calcext:value-type="float">
            <text:p>0.415526544692513</text:p>
          </table:table-cell>
          <table:table-cell office:value-type="float" office:value="-0.0624302192773498" calcext:value-type="float">
            <text:p>-0.0624302192773498</text:p>
          </table:table-cell>
          <table:table-cell table:number-columns-repeated="16375"/>
        </table:table-row>
        <table:table-row table:style-name="ro1">
          <table:table-cell table:style-name="Default" table:formula="of:=IF([.A115]&lt;=0; 0; [.G176])" office:value-type="float" office:value="-0.305629499816438" calcext:value-type="float">
            <text:p>-0.305629499816438</text:p>
          </table:table-cell>
          <table:table-cell table:style-name="Default" table:formula="of:=IF([.B115]&lt;=0; 0; [.H176])" office:value-type="float" office:value="-0.0622416060155722" calcext:value-type="float">
            <text:p>-0.0622416060155722</text:p>
          </table:table-cell>
          <table:table-cell table:style-name="Default" table:formula="of:=IF([.C115]&lt;=0; 0; [.I176])" office:value-type="float" office:value="-0.107061393935923" calcext:value-type="float">
            <text:p>-0.107061393935923</text:p>
          </table:table-cell>
          <table:table-cell table:number-columns-repeated="3"/>
          <table:table-cell office:value-type="float" office:value="-0.305629499816438" calcext:value-type="float">
            <text:p>-0.305629499816438</text:p>
          </table:table-cell>
          <table:table-cell office:value-type="float" office:value="-0.0622416060155722" calcext:value-type="float">
            <text:p>-0.0622416060155722</text:p>
          </table:table-cell>
          <table:table-cell office:value-type="float" office:value="-0.107061393935923" calcext:value-type="float">
            <text:p>-0.10706139393592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178]+([.$Q$1]*[.A93])" office:value-type="float" office:value="0.0476807132433649" calcext:value-type="float">
            <text:p>0.0476807132433649</text:p>
          </table:table-cell>
          <table:table-cell table:formula="of:=[.G178]+([.$Q$1]*[.B93])" office:value-type="float" office:value="-0.267796647567762" calcext:value-type="float">
            <text:p>-0.267796647567762</text:p>
          </table:table-cell>
          <table:table-cell table:formula="of:=[.H178]+([.$Q$1]*[.C93])" office:value-type="float" office:value="0.0412846694724964" calcext:value-type="float">
            <text:p>0.0412846694724964</text:p>
          </table:table-cell>
          <table:table-cell office:value-type="string" calcext:value-type="string">
            <text:p>dW1</text:p>
          </table:table-cell>
          <table:table-cell/>
          <table:table-cell table:style-name="Default" table:number-matrix-columns-spanned="3" table:number-matrix-rows-spanned="2" table:formula="of:=MMULT(TRANSPOSE([.F93:.G98]); [.A171:.C176])" office:value-type="float" office:value="0.0473878112944586" calcext:value-type="float">
            <text:p>0.0473878112944586</text:p>
          </table:table-cell>
          <table:table-cell table:style-name="Default" office:value-type="float" office:value="-0.268742255346414" calcext:value-type="float">
            <text:p>-0.268742255346414</text:p>
          </table:table-cell>
          <table:table-cell table:style-name="Default" office:value-type="float" office:value="0.0408219854420512" calcext:value-type="float">
            <text:p>0.0408219854420512</text:p>
          </table:table-cell>
          <table:table-cell office:value-type="string" calcext:value-type="string">
            <text:p>dW1 before + reg*W</text:p>
          </table:table-cell>
          <table:table-cell table:number-columns-repeated="16375"/>
        </table:table-row>
        <table:table-row table:style-name="ro1">
          <table:table-cell table:formula="of:=[.F179]+([.$Q$1]*[.A94])" office:value-type="float" office:value="-0.0670787541585118" calcext:value-type="float">
            <text:p>-0.0670787541585118</text:p>
          </table:table-cell>
          <table:table-cell table:formula="of:=[.G179]+([.$Q$1]*[.B94])" office:value-type="float" office:value="0.185331975187991" calcext:value-type="float">
            <text:p>0.185331975187991</text:p>
          </table:table-cell>
          <table:table-cell table:formula="of:=[.H179]+([.$Q$1]*[.C94])" office:value-type="float" office:value="-0.0250009092482142" calcext:value-type="float">
            <text:p>-0.0250009092482142</text:p>
          </table:table-cell>
          <table:table-cell table:number-columns-repeated="2"/>
          <table:table-cell table:style-name="Default" office:value-type="float" office:value="-0.0677952349665541" calcext:value-type="float">
            <text:p>-0.0677952349665541</text:p>
          </table:table-cell>
          <table:table-cell table:style-name="Default" office:value-type="float" office:value="0.18466977634814" calcext:value-type="float">
            <text:p>0.18466977634814</text:p>
          </table:table-cell>
          <table:table-cell table:style-name="Default" office:value-type="float" office:value="-0.0254749679865879" calcext:value-type="float">
            <text:p>-0.0254749679865879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171:.A176])" office:value-type="float" office:value="-0.241927544794763" calcext:value-type="float">
            <text:p>-0.241927544794763</text:p>
          </table:table-cell>
          <table:table-cell table:formula="of:=SUM([.B171:.B176])" office:value-type="float" office:value="-0.213574056687003" calcext:value-type="float">
            <text:p>-0.213574056687003</text:p>
          </table:table-cell>
          <table:table-cell table:formula="of:=SUM([.C171:.C176])" office:value-type="float" office:value="-0.112544265382066" calcext:value-type="float">
            <text:p>-0.112544265382066</text:p>
          </table:table-cell>
          <table:table-cell office:value-type="string" calcext:value-type="string">
            <text:p>dB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table:style-name="ce2" office:value-type="string" calcext:value-type="string">
            <text:p>Epoch 3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 table:formula="of:=[.A93]+([.$Q$2]*[.A178]*-1)" office:value-type="float" office:value="0.288133877581988" calcext:value-type="float">
            <text:p>0.288133877581988</text:p>
          </table:table-cell>
          <table:table-cell table:formula="of:=[.B93]+([.$Q$2]*[.B178]*-1)" office:value-type="float" office:value="0.972387443408585" calcext:value-type="float">
            <text:p>0.972387443408585</text:p>
          </table:table-cell>
          <table:table-cell table:formula="of:=[.C93]+([.$Q$2]*[.C178]*-1)" office:value-type="float" office:value="0.458555563497978" calcext:value-type="float">
            <text:p>0.458555563497978</text:p>
          </table:table-cell>
          <table:table-cell office:value-type="string" calcext:value-type="string">
            <text:p>w1</text:p>
          </table:table-cell>
          <table:table-cell/>
          <table:table-cell office:value-type="float" office:value="0.111109791978521" calcext:value-type="float">
            <text:p>0.111109791978521</text:p>
          </table:table-cell>
          <table:table-cell office:value-type="float" office:value="0.451813130126501" calcext:value-type="float">
            <text:p>0.451813130126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float" office:value="0.001" calcext:value-type="float">
            <text:p>0.001</text:p>
          </table:table-cell>
          <table:table-cell table:number-columns-repeated="16367"/>
        </table:table-row>
        <table:table-row table:style-name="ro1">
          <table:table-cell table:formula="of:=[.A94]+([.$Q$2]*[.A179]*-1)" office:value-type="float" office:value="0.723188683458207" calcext:value-type="float">
            <text:p>0.723188683458207</text:p>
          </table:table-cell>
          <table:table-cell table:formula="of:=[.B94]+([.$Q$2]*[.B179]*-1)" office:value-type="float" office:value="0.643665642331814" calcext:value-type="float">
            <text:p>0.643665642331814</text:p>
          </table:table-cell>
          <table:table-cell table:formula="of:=[.C94]+([.$Q$2]*[.C179]*-1)" office:value-type="float" office:value="0.476558829298494" calcext:value-type="float">
            <text:p>0.476558829298494</text:p>
          </table:table-cell>
          <table:table-cell table:number-columns-repeated="2"/>
          <table:table-cell office:value-type="float" office:value="0.688599100248087" calcext:value-type="float">
            <text:p>0.688599100248087</text:p>
          </table:table-cell>
          <table:table-cell office:value-type="float" office:value="-0.710104194945701" calcext:value-type="float">
            <text:p>-0.7101041949457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</text:p>
          </table:table-cell>
          <table:table-cell office:value-type="float" office:value="0.1" calcext:value-type="float">
            <text:p>0.1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0.836854142318781" calcext:value-type="float">
            <text:p>0.836854142318781</text:p>
          </table:table-cell>
          <table:table-cell office:value-type="float" office:value="0.125465502028214" calcext:value-type="float">
            <text:p>0.1254655020282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96]+([.A181]*[.$Q$2]*-1)" office:value-type="float" office:value="0.0470034990761557" calcext:value-type="float">
            <text:p>0.0470034990761557</text:p>
          </table:table-cell>
          <table:table-cell table:formula="of:=[.B96]+([.B181]*[.$Q$2]*-1)" office:value-type="float" office:value="0.0443558241920434" calcext:value-type="float">
            <text:p>0.0443558241920434</text:p>
          </table:table-cell>
          <table:table-cell table:formula="of:=[.C96]+([.C181]*[.$Q$2]*-1)" office:value-type="float" office:value="0.00236396273715635" calcext:value-type="float">
            <text:p>0.00236396273715635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-0.608405497636609" calcext:value-type="float">
            <text:p>-0.608405497636609</text:p>
          </table:table-cell>
          <table:table-cell office:value-type="float" office:value="-0.84091789389624" calcext:value-type="float">
            <text:p>-0.840917893896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0.360905446324185" calcext:value-type="float">
            <text:p>0.360905446324185</text:p>
          </table:table-cell>
          <table:table-cell office:value-type="float" office:value="0.114794391863328" calcext:value-type="float">
            <text:p>0.114794391863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formula="of:=[.A98]+([.$Q$2]*[.A165]*-1)" office:value-type="float" office:value="0.568082126958903" calcext:value-type="float">
            <text:p>0.568082126958903</text:p>
          </table:table-cell>
          <table:table-cell table:formula="of:=[.B98]+([.$Q$2]*[.B165]*-1)" office:value-type="float" office:value="0.295118063718014" calcext:value-type="float">
            <text:p>0.295118063718014</text:p>
          </table:table-cell>
          <table:table-cell table:formula="of:=[.C98]+([.$Q$2]*[.C165]*-1)" office:value-type="float" office:value="0.852208685335771" calcext:value-type="float">
            <text:p>0.852208685335771</text:p>
          </table:table-cell>
          <table:table-cell office:value-type="string" calcext:value-type="string">
            <text:p>w2</text:p>
          </table:table-cell>
          <table:table-cell/>
          <table:table-cell office:value-type="float" office:value="0.529786158492623" calcext:value-type="float">
            <text:p>0.529786158492623</text:p>
          </table:table-cell>
          <table:table-cell office:value-type="float" office:value="-0.0664146754607276" calcext:value-type="float">
            <text:p>-0.0664146754607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formula="of:=[.A99]+([.$Q$2]*[.A166]*-1)" office:value-type="float" office:value="0.877316276103347" calcext:value-type="float">
            <text:p>0.877316276103347</text:p>
          </table:table-cell>
          <table:table-cell table:formula="of:=[.B99]+([.$Q$2]*[.B166]*-1)" office:value-type="float" office:value="0.896703161056244" calcext:value-type="float">
            <text:p>0.896703161056244</text:p>
          </table:table-cell>
          <table:table-cell table:formula="of:=[.C99]+([.$Q$2]*[.C166]*-1)" office:value-type="float" office:value="0.154897476374234" calcext:value-type="float">
            <text:p>0.154897476374234</text:p>
          </table:table-cell>
          <table:table-cell table:number-columns-repeated="16381"/>
        </table:table-row>
        <table:table-row table:style-name="ro1">
          <table:table-cell table:formula="of:=[.A100]+([.$Q$2]*[.A167]*-1)" office:value-type="float" office:value="0.180712917111356" calcext:value-type="float">
            <text:p>0.180712917111356</text:p>
          </table:table-cell>
          <table:table-cell table:formula="of:=[.B100]+([.$Q$2]*[.B167]*-1)" office:value-type="float" office:value="0.405517539073682" calcext:value-type="float">
            <text:p>0.405517539073682</text:p>
          </table:table-cell>
          <table:table-cell table:formula="of:=[.C100]+([.$Q$2]*[.C167]*-1)" office:value-type="float" office:value="0.590270140929419" calcext:value-type="float">
            <text:p>0.59027014092941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102]+([.A169]*[.$Q$2]*-1)" office:value-type="float" office:value="0.00812592996531552" calcext:value-type="float">
            <text:p>0.00812592996531552</text:p>
          </table:table-cell>
          <table:table-cell table:formula="of:=[.B102]+([.B169]*[.$Q$2]*-1)" office:value-type="float" office:value="-0.00276227134811429" calcext:value-type="float">
            <text:p>-0.00276227134811429</text:p>
          </table:table-cell>
          <table:table-cell table:formula="of:=[.C102]+([.C169]*[.$Q$2]*-1)" office:value-type="float" office:value="-0.0382943062171402" calcext:value-type="float">
            <text:p>-0.0382943062171402</text:p>
          </table:table-cell>
          <table:table-cell office:value-type="string" calcext:value-type="string">
            <text:p>b2</text:p>
          </table:table-cell>
          <table:table-cell table:number-columns-repeated="16380"/>
        </table:table-row>
        <table:table-row table:style-name="ro1">
          <table:table-cell table:number-columns-repeated="5"/>
          <table:table-cell office:value-type="string" calcext:value-type="string">
            <text:p>W.X + b</text:p>
          </table:table-cell>
          <table:table-cell table:number-columns-repeated="4"/>
          <table:table-cell office:value-type="string" calcext:value-type="string">
            <text:p>W.X</text:p>
          </table:table-cell>
          <table:table-cell table:number-columns-repeated="4"/>
          <table:table-cell office:value-type="string" calcext:value-type="string">
            <text:p>W1 ^ 2</text:p>
          </table:table-cell>
          <table:table-cell table:number-columns-repeated="16368"/>
        </table:table-row>
        <table:table-row table:style-name="ro1">
          <table:table-cell table:formula="of:=[.A104]+([.$Q$2]*[.A152]*-1)" office:value-type="float" office:value="0.85542085178709" calcext:value-type="float">
            <text:p>0.85542085178709</text:p>
          </table:table-cell>
          <table:table-cell table:formula="of:=[.B104]+([.$Q$2]*[.B152]*-1)" office:value-type="float" office:value="0.925311476522069" calcext:value-type="float">
            <text:p>0.925311476522069</text:p>
          </table:table-cell>
          <table:table-cell table:formula="of:=[.C104]+([.$Q$2]*[.C152]*-1)" office:value-type="float" office:value="0.0346783631770269" calcext:value-type="float">
            <text:p>0.0346783631770269</text:p>
          </table:table-cell>
          <table:table-cell office:value-type="string" calcext:value-type="string">
            <text:p>w3</text:p>
          </table:table-cell>
          <table:table-cell/>
          <table:table-cell table:formula="of:=[.K196]+[.A$96]" office:value-type="float" office:value="0.381571382542094" calcext:value-type="float">
            <text:p>0.381571382542094</text:p>
          </table:table-cell>
          <table:table-cell table:formula="of:=[.L196]+[.B$96]" office:value-type="float" office:value="0.421856773699819" calcext:value-type="float">
            <text:p>0.421856773699819</text:p>
          </table:table-cell>
          <table:table-cell table:formula="of:=[.M196]+[.C$96]" office:value-type="float" office:value="0.257375085824577" calcext:value-type="float">
            <text:p>0.257375085824577</text:p>
          </table:table-cell>
          <table:table-cell table:number-columns-repeated="2"/>
          <table:table-cell table:number-matrix-columns-spanned="3" table:number-matrix-rows-spanned="6" table:formula="of:=MMULT([.F185:.G190];[.A185:.C186] )" office:value-type="float" office:value="0.358760637945415" calcext:value-type="float">
            <text:p>0.358760637945415</text:p>
          </table:table-cell>
          <table:table-cell office:value-type="float" office:value="0.398858355176475" calcext:value-type="float">
            <text:p>0.398858355176475</text:p>
          </table:table-cell>
          <table:table-cell office:value-type="float" office:value="0.266265549625627" calcext:value-type="float">
            <text:p>0.266265549625627</text:p>
          </table:table-cell>
          <table:table-cell table:number-columns-repeated="2"/>
          <table:table-cell table:formula="of:=POWER([.A185];2)" office:value-type="float" office:value="0.0830211314104318" calcext:value-type="float">
            <text:p>0.0830211314104318</text:p>
          </table:table-cell>
          <table:table-cell table:formula="of:=POWER([.B185];2)" office:value-type="float" office:value="0.945537340098684" calcext:value-type="float">
            <text:p>0.945537340098684</text:p>
          </table:table-cell>
          <table:table-cell table:formula="of:=POWER([.C185];2)" office:value-type="float" office:value="0.210273204814948" calcext:value-type="float">
            <text:p>0.210273204814948</text:p>
          </table:table-cell>
          <table:table-cell table:number-columns-repeated="16366"/>
        </table:table-row>
        <table:table-row table:style-name="ro1">
          <table:table-cell table:formula="of:=[.A105]+([.$Q$2]*[.A153]*-1)" office:value-type="float" office:value="0.694712556775348" calcext:value-type="float">
            <text:p>0.694712556775348</text:p>
          </table:table-cell>
          <table:table-cell table:formula="of:=[.B105]+([.$Q$2]*[.B153]*-1)" office:value-type="float" office:value="0.241304933028522" calcext:value-type="float">
            <text:p>0.241304933028522</text:p>
          </table:table-cell>
          <table:table-cell table:formula="of:=[.C105]+([.$Q$2]*[.C153]*-1)" office:value-type="float" office:value="0.521456187557629" calcext:value-type="float">
            <text:p>0.521456187557629</text:p>
          </table:table-cell>
          <table:table-cell table:number-columns-repeated="2"/>
          <table:table-cell table:formula="of:=[.K197]+[.A$96]" office:value-type="float" office:value="-0.292319844410303" calcext:value-type="float">
            <text:p>-0.292319844410303</text:p>
          </table:table-cell>
          <table:table-cell table:formula="of:=[.L197]+[.B$96]" office:value-type="float" office:value="0.235513864384792" calcext:value-type="float">
            <text:p>0.235513864384792</text:p>
          </table:table-cell>
          <table:table-cell table:formula="of:=[.M197]+[.C$96]" office:value-type="float" office:value="-0.0315359391858611" calcext:value-type="float">
            <text:p>-0.0315359391858611</text:p>
          </table:table-cell>
          <table:table-cell table:number-columns-repeated="2"/>
          <table:table-cell office:value-type="float" office:value="-0.315130589006982" calcext:value-type="float">
            <text:p>-0.315130589006982</text:p>
          </table:table-cell>
          <table:table-cell office:value-type="float" office:value="0.212515445861449" calcext:value-type="float">
            <text:p>0.212515445861449</text:p>
          </table:table-cell>
          <table:table-cell office:value-type="float" office:value="-0.0226454753848108" calcext:value-type="float">
            <text:p>-0.0226454753848108</text:p>
          </table:table-cell>
          <table:table-cell table:number-columns-repeated="2"/>
          <table:table-cell table:formula="of:=POWER([.A186];2)" office:value-type="float" office:value="0.523001871882014" calcext:value-type="float">
            <text:p>0.523001871882014</text:p>
          </table:table-cell>
          <table:table-cell table:formula="of:=POWER([.B186];2)" office:value-type="float" office:value="0.414305459118427" calcext:value-type="float">
            <text:p>0.414305459118427</text:p>
          </table:table-cell>
          <table:table-cell table:formula="of:=POWER([.C186];2)" office:value-type="float" office:value="0.227108317782351" calcext:value-type="float">
            <text:p>0.227108317782351</text:p>
          </table:table-cell>
          <table:table-cell table:number-columns-repeated="16366"/>
        </table:table-row>
        <table:table-row table:style-name="ro1">
          <table:table-cell table:formula="of:=[.A106]+([.$Q$2]*[.A154]*-1)" office:value-type="float" office:value="0.273412650586488" calcext:value-type="float">
            <text:p>0.273412650586488</text:p>
          </table:table-cell>
          <table:table-cell table:formula="of:=[.B106]+([.$Q$2]*[.B154]*-1)" office:value-type="float" office:value="0.993035839997793" calcext:value-type="float">
            <text:p>0.993035839997793</text:p>
          </table:table-cell>
          <table:table-cell table:formula="of:=[.C106]+([.$Q$2]*[.C154]*-1)" office:value-type="float" office:value="0.94907980770535" calcext:value-type="float">
            <text:p>0.94907980770535</text:p>
          </table:table-cell>
          <table:table-cell table:number-columns-repeated="2"/>
          <table:table-cell table:formula="of:=[.K198]+[.A$96]" office:value-type="float" office:value="0.354672004824745" calcext:value-type="float">
            <text:p>0.354672004824745</text:p>
          </table:table-cell>
          <table:table-cell table:formula="of:=[.L198]+[.B$96]" office:value-type="float" office:value="0.917502711432061" calcext:value-type="float">
            <text:p>0.917502711432061</text:p>
          </table:table-cell>
          <table:table-cell table:formula="of:=[.M198]+[.C$96]" office:value-type="float" office:value="0.434645351759469" calcext:value-type="float">
            <text:p>0.434645351759469</text:p>
          </table:table-cell>
          <table:table-cell table:number-columns-repeated="2"/>
          <table:table-cell office:value-type="float" office:value="0.331861260228066" calcext:value-type="float">
            <text:p>0.331861260228066</text:p>
          </table:table-cell>
          <table:table-cell office:value-type="float" office:value="0.894504292908717" calcext:value-type="float">
            <text:p>0.894504292908717</text:p>
          </table:table-cell>
          <table:table-cell office:value-type="float" office:value="0.443535815560519" calcext:value-type="float">
            <text:p>0.443535815560519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199]+[.A$96]" office:value-type="float" office:value="-0.760633795162825" calcext:value-type="float">
            <text:p>-0.760633795162825</text:p>
          </table:table-cell>
          <table:table-cell table:formula="of:=[.L199]+[.B$96]" office:value-type="float" office:value="-1.10987740420229" calcext:value-type="float">
            <text:p>-1.10987740420229</text:p>
          </table:table-cell>
          <table:table-cell table:formula="of:=[.M199]+[.C$96]" office:value-type="float" office:value="-0.68862503665642" calcext:value-type="float">
            <text:p>-0.68862503665642</text:p>
          </table:table-cell>
          <table:table-cell table:number-columns-repeated="2"/>
          <table:table-cell office:value-type="float" office:value="-0.783444539759505" calcext:value-type="float">
            <text:p>-0.783444539759505</text:p>
          </table:table-cell>
          <table:table-cell office:value-type="float" office:value="-1.13287582272563" calcext:value-type="float">
            <text:p>-1.13287582272563</text:p>
          </table:table-cell>
          <table:table-cell office:value-type="float" office:value="-0.67973457285537" calcext:value-type="float">
            <text:p>-0.67973457285537</text:p>
          </table:table-cell>
          <table:table-cell table:number-columns-repeated="2"/>
          <table:table-cell office:value-type="string" calcext:value-type="string">
            <text:p>W2 ^ 2</text:p>
          </table:table-cell>
          <table:table-cell table:number-columns-repeated="16368"/>
        </table:table-row>
        <table:table-row table:style-name="ro1">
          <table:table-cell table:formula="of:=[.A108]+([.A156]*[.$Q$2]*-1)" office:value-type="float" office:value="-0.0124511844959031" calcext:value-type="float">
            <text:p>-0.0124511844959031</text:p>
          </table:table-cell>
          <table:table-cell table:formula="of:=[.B108]+([.B156]*[.$Q$2]*-1)" office:value-type="float" office:value="-0.0405864776193606" calcext:value-type="float">
            <text:p>-0.0405864776193606</text:p>
          </table:table-cell>
          <table:table-cell table:formula="of:=[.C108]+([.C156]*[.$Q$2]*-1)" office:value-type="float" office:value="0.0530376621152637" calcext:value-type="float">
            <text:p>0.0530376621152637</text:p>
          </table:table-cell>
          <table:table-cell office:value-type="string" calcext:value-type="string">
            <text:p>b3</text:p>
          </table:table-cell>
          <table:table-cell/>
          <table:table-cell table:formula="of:=[.K200]+[.A$96]" office:value-type="float" office:value="0.20981783540655" calcext:value-type="float">
            <text:p>0.20981783540655</text:p>
          </table:table-cell>
          <table:table-cell table:formula="of:=[.L200]+[.B$96]" office:value-type="float" office:value="0.447827548761551" calcext:value-type="float">
            <text:p>0.447827548761551</text:p>
          </table:table-cell>
          <table:table-cell table:formula="of:=[.M200]+[.C$96]" office:value-type="float" office:value="0.211311017504046" calcext:value-type="float">
            <text:p>0.211311017504046</text:p>
          </table:table-cell>
          <table:table-cell table:number-columns-repeated="2"/>
          <table:table-cell office:value-type="float" office:value="0.187007090809871" calcext:value-type="float">
            <text:p>0.187007090809871</text:p>
          </table:table-cell>
          <table:table-cell office:value-type="float" office:value="0.424829130238208" calcext:value-type="float">
            <text:p>0.424829130238208</text:p>
          </table:table-cell>
          <table:table-cell office:value-type="float" office:value="0.220201481305096" calcext:value-type="float">
            <text:p>0.220201481305096</text:p>
          </table:table-cell>
          <table:table-cell table:number-columns-repeated="2"/>
          <table:table-cell table:formula="of:=POWER([.A190];2)" office:value-type="float" office:value="0.322717302970151" calcext:value-type="float">
            <text:p>0.322717302970151</text:p>
          </table:table-cell>
          <table:table-cell table:formula="of:=POWER([.B190];2)" office:value-type="float" office:value="0.0870946715326697" calcext:value-type="float">
            <text:p>0.0870946715326697</text:p>
          </table:table-cell>
          <table:table-cell table:formula="of:=POWER([.C190];2)" office:value-type="float" office:value="0.726259643361723" calcext:value-type="float">
            <text:p>0.726259643361723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201]+[.A$96]" office:value-type="float" office:value="0.127429743023677" calcext:value-type="float">
            <text:p>0.127429743023677</text:p>
          </table:table-cell>
          <table:table-cell table:formula="of:=[.L201]+[.B$96]" office:value-type="float" office:value="0.495406981992552" calcext:value-type="float">
            <text:p>0.495406981992552</text:p>
          </table:table-cell>
          <table:table-cell table:formula="of:=[.M201]+[.C$96]" office:value-type="float" office:value="0.20239542665416" calcext:value-type="float">
            <text:p>0.20239542665416</text:p>
          </table:table-cell>
          <table:table-cell table:number-columns-repeated="2"/>
          <table:table-cell office:value-type="float" office:value="0.104618998426997" calcext:value-type="float">
            <text:p>0.104618998426997</text:p>
          </table:table-cell>
          <table:table-cell office:value-type="float" office:value="0.472408563469209" calcext:value-type="float">
            <text:p>0.472408563469209</text:p>
          </table:table-cell>
          <table:table-cell office:value-type="float" office:value="0.21128589045521" calcext:value-type="float">
            <text:p>0.21128589045521</text:p>
          </table:table-cell>
          <table:table-cell table:number-columns-repeated="2"/>
          <table:table-cell table:formula="of:=POWER([.A191];2)" office:value-type="float" office:value="0.769683848315843" calcext:value-type="float">
            <text:p>0.769683848315843</text:p>
          </table:table-cell>
          <table:table-cell table:formula="of:=POWER([.B191];2)" office:value-type="float" office:value="0.804076559048261" calcext:value-type="float">
            <text:p>0.804076559048261</text:p>
          </table:table-cell>
          <table:table-cell table:formula="of:=POWER([.C191];2)" office:value-type="float" office:value="0.0239932281871064" calcext:value-type="float">
            <text:p>0.0239932281871064</text:p>
          </table:table-cell>
          <table:table-cell table:number-columns-repeated="16366"/>
        </table:table-row>
        <table:table-row table:style-name="ro1">
          <table:table-cell table:formula="of:=MAX(0; [.F196])" office:value-type="float" office:value="0.381571382542094" calcext:value-type="float">
            <text:p>0.381571382542094</text:p>
          </table:table-cell>
          <table:table-cell table:formula="of:=MAX(0; [.G196])" office:value-type="float" office:value="0.421856773699819" calcext:value-type="float">
            <text:p>0.421856773699819</text:p>
          </table:table-cell>
          <table:table-cell table:formula="of:=MAX(0; [.H196])" office:value-type="float" office:value="0.257375085824577" calcext:value-type="float">
            <text:p>0.257375085824577</text:p>
          </table:table-cell>
          <table:table-cell office:value-type="string" calcext:value-type="string">
            <text:p>y1</text:p>
          </table:table-cell>
          <table:table-cell table:number-columns-repeated="11"/>
          <table:table-cell table:formula="of:=POWER([.A192];2)" office:value-type="float" office:value="0.032657158410896" calcext:value-type="float">
            <text:p>0.032657158410896</text:p>
          </table:table-cell>
          <table:table-cell table:formula="of:=POWER([.B192];2)" office:value-type="float" office:value="0.164444474496375" calcext:value-type="float">
            <text:p>0.164444474496375</text:p>
          </table:table-cell>
          <table:table-cell table:formula="of:=POWER([.C192];2)" office:value-type="float" office:value="0.348418839272837" calcext:value-type="float">
            <text:p>0.348418839272837</text:p>
          </table:table-cell>
          <table:table-cell table:number-columns-repeated="16366"/>
        </table:table-row>
        <table:table-row table:style-name="ro1">
          <table:table-cell table:formula="of:=MAX(0; [.F197])" office:value-type="float" office:value="0" calcext:value-type="float">
            <text:p>0</text:p>
          </table:table-cell>
          <table:table-cell table:formula="of:=MAX(0; [.G197])" office:value-type="float" office:value="0.235513864384792" calcext:value-type="float">
            <text:p>0.235513864384792</text:p>
          </table:table-cell>
          <table:table-cell table:formula="of:=MAX(0; [.H197])" office:value-type="float" office:value="0" calcext:value-type="float">
            <text:p>0</text:p>
          </table:table-cell>
          <table:table-cell table:number-columns-repeated="2"/>
          <table:table-cell table:formula="of:=[.K203]+[.A$102]" office:value-type="float" office:value="0.667339700195718" calcext:value-type="float">
            <text:p>0.667339700195718</text:p>
          </table:table-cell>
          <table:table-cell table:formula="of:=[.L203]+[.B$102]" office:value-type="float" office:value="0.593741366357913" calcext:value-type="float">
            <text:p>0.593741366357913</text:p>
          </table:table-cell>
          <table:table-cell table:formula="of:=[.M203]+[.C$102]" office:value-type="float" office:value="0.519122177288907" calcext:value-type="float">
            <text:p>0.519122177288907</text:p>
          </table:table-cell>
          <table:table-cell table:number-columns-repeated="2"/>
          <table:table-cell table:number-matrix-columns-spanned="3" table:number-matrix-rows-spanned="6" table:formula="of:=MMULT([.A202:.C207];[.A190:.C192])" office:value-type="float" office:value="0.633376698883604" calcext:value-type="float">
            <text:p>0.633376698883604</text:p>
          </table:table-cell>
          <table:table-cell office:value-type="float" office:value="0.595259021498105" calcext:value-type="float">
            <text:p>0.595259021498105</text:p>
          </table:table-cell>
          <table:table-cell office:value-type="float" office:value="0.542443824096824" calcext:value-type="float">
            <text:p>0.542443824096824</text:p>
          </table:table-cell>
          <table:table-cell table:number-columns-repeated="16371"/>
        </table:table-row>
        <table:table-row table:style-name="ro1">
          <table:table-cell table:formula="of:=MAX(0; [.F198])" office:value-type="float" office:value="0.354672004824745" calcext:value-type="float">
            <text:p>0.354672004824745</text:p>
          </table:table-cell>
          <table:table-cell table:formula="of:=MAX(0; [.G198])" office:value-type="float" office:value="0.917502711432061" calcext:value-type="float">
            <text:p>0.917502711432061</text:p>
          </table:table-cell>
          <table:table-cell table:formula="of:=MAX(0; [.H198])" office:value-type="float" office:value="0.434645351759469" calcext:value-type="float">
            <text:p>0.434645351759469</text:p>
          </table:table-cell>
          <table:table-cell table:number-columns-repeated="2"/>
          <table:table-cell table:formula="of:=[.K204]+[.A$102]" office:value-type="float" office:value="0.240583147784888" calcext:value-type="float">
            <text:p>0.240583147784888</text:p>
          </table:table-cell>
          <table:table-cell table:formula="of:=[.L204]+[.B$102]" office:value-type="float" office:value="0.209668371526224" calcext:value-type="float">
            <text:p>0.209668371526224</text:p>
          </table:table-cell>
          <table:table-cell table:formula="of:=[.M204]+[.C$102]" office:value-type="float" office:value="0.0131588564364312" calcext:value-type="float">
            <text:p>0.0131588564364312</text:p>
          </table:table-cell>
          <table:table-cell table:number-columns-repeated="2"/>
          <table:table-cell office:value-type="float" office:value="0.206620146472774" calcext:value-type="float">
            <text:p>0.206620146472774</text:p>
          </table:table-cell>
          <table:table-cell office:value-type="float" office:value="0.211186026666415" calcext:value-type="float">
            <text:p>0.211186026666415</text:p>
          </table:table-cell>
          <table:table-cell office:value-type="float" office:value="0.0364805032443479" calcext:value-type="float">
            <text:p>0.0364805032443479</text:p>
          </table:table-cell>
          <table:table-cell table:number-columns-repeated="2"/>
          <table:table-cell office:value-type="string" calcext:value-type="string">
            <text:p>W3 ^ 2</text:p>
          </table:table-cell>
          <table:table-cell table:number-columns-repeated="16368"/>
        </table:table-row>
        <table:table-row table:style-name="ro1">
          <table:table-cell table:formula="of:=MAX(0; [.F199])" office:value-type="float" office:value="0" calcext:value-type="float">
            <text:p>0</text:p>
          </table:table-cell>
          <table:table-cell table:formula="of:=MAX(0; [.G199])" office:value-type="float" office:value="0" calcext:value-type="float">
            <text:p>0</text:p>
          </table:table-cell>
          <table:table-cell table:formula="of:=MAX(0; [.H199])" office:value-type="float" office:value="0" calcext:value-type="float">
            <text:p>0</text:p>
          </table:table-cell>
          <table:table-cell table:number-columns-repeated="2"/>
          <table:table-cell table:formula="of:=[.K205]+[.A$102]" office:value-type="float" office:value="1.11893191971938" calcext:value-type="float">
            <text:p>1.11893191971938</text:p>
          </table:table-cell>
          <table:table-cell table:formula="of:=[.L205]+[.B$102]" office:value-type="float" office:value="1.10213635521279" calcext:value-type="float">
            <text:p>1.10213635521279</text:p>
          </table:table-cell>
          <table:table-cell table:formula="of:=[.M205]+[.C$102]" office:value-type="float" office:value="0.677609943753904" calcext:value-type="float">
            <text:p>0.677609943753904</text:p>
          </table:table-cell>
          <table:table-cell table:number-columns-repeated="2"/>
          <table:table-cell office:value-type="float" office:value="1.08496891840726" calcext:value-type="float">
            <text:p>1.08496891840726</text:p>
          </table:table-cell>
          <table:table-cell office:value-type="float" office:value="1.10365401035298" calcext:value-type="float">
            <text:p>1.10365401035298</text:p>
          </table:table-cell>
          <table:table-cell office:value-type="float" office:value="0.70093159056182" calcext:value-type="float">
            <text:p>0.70093159056182</text:p>
          </table:table-cell>
          <table:table-cell table:number-columns-repeated="2"/>
          <table:table-cell table:formula="of:=POWER([.A196];2)" office:value-type="float" office:value="0.73174483367215" calcext:value-type="float">
            <text:p>0.73174483367215</text:p>
          </table:table-cell>
          <table:table-cell table:formula="of:=POWER([.B196];2)" office:value-type="float" office:value="0.856201328583451" calcext:value-type="float">
            <text:p>0.856201328583451</text:p>
          </table:table-cell>
          <table:table-cell table:formula="of:=POWER([.C196];2)" office:value-type="float" office:value="0.00120258887263777" calcext:value-type="float">
            <text:p>0.00120258887263777</text:p>
          </table:table-cell>
          <table:table-cell table:number-columns-repeated="16366"/>
        </table:table-row>
        <table:table-row table:style-name="ro1">
          <table:table-cell table:formula="of:=MAX(0; [.F200])" office:value-type="float" office:value="0.20981783540655" calcext:value-type="float">
            <text:p>0.20981783540655</text:p>
          </table:table-cell>
          <table:table-cell table:formula="of:=MAX(0; [.G200])" office:value-type="float" office:value="0.447827548761551" calcext:value-type="float">
            <text:p>0.447827548761551</text:p>
          </table:table-cell>
          <table:table-cell table:formula="of:=MAX(0; [.H200])" office:value-type="float" office:value="0.211311017504046" calcext:value-type="float">
            <text:p>0.211311017504046</text:p>
          </table:table-cell>
          <table:table-cell table:number-columns-repeated="2"/>
          <table:table-cell table:formula="of:=[.K206]+[.A$102]" office:value-type="float" office:value="0.0339630013121138" calcext:value-type="float">
            <text:p>0.0339630013121138</text:p>
          </table:table-cell>
          <table:table-cell table:formula="of:=[.L206]+[.B$102]" office:value-type="float" office:value="-0.00151765514019125" calcext:value-type="float">
            <text:p>-0.00151765514019125</text:p>
          </table:table-cell>
          <table:table-cell table:formula="of:=[.M206]+[.C$102]" office:value-type="float" office:value="-0.0233216468079167" calcext:value-type="float">
            <text:p>-0.02332164680791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POWER([.A197];2)" office:value-type="float" office:value="0.482625536541341" calcext:value-type="float">
            <text:p>0.482625536541341</text:p>
          </table:table-cell>
          <table:table-cell table:formula="of:=POWER([.B197];2)" office:value-type="float" office:value="0.0582280707038996" calcext:value-type="float">
            <text:p>0.0582280707038996</text:p>
          </table:table-cell>
          <table:table-cell table:formula="of:=POWER([.C197];2)" office:value-type="float" office:value="0.271916555542137" calcext:value-type="float">
            <text:p>0.271916555542137</text:p>
          </table:table-cell>
          <table:table-cell table:number-columns-repeated="16366"/>
        </table:table-row>
        <table:table-row table:style-name="ro1">
          <table:table-cell table:formula="of:=MAX(0; [.F201])" office:value-type="float" office:value="0.127429743023677" calcext:value-type="float">
            <text:p>0.127429743023677</text:p>
          </table:table-cell>
          <table:table-cell table:formula="of:=MAX(0; [.G201])" office:value-type="float" office:value="0.495406981992552" calcext:value-type="float">
            <text:p>0.495406981992552</text:p>
          </table:table-cell>
          <table:table-cell table:formula="of:=MAX(0; [.H201])" office:value-type="float" office:value="0.20239542665416" calcext:value-type="float">
            <text:p>0.20239542665416</text:p>
          </table:table-cell>
          <table:table-cell table:number-columns-repeated="2"/>
          <table:table-cell table:formula="of:=[.K207]+[.A$102]" office:value-type="float" office:value="0.584229791330678" calcext:value-type="float">
            <text:p>0.584229791330678</text:p>
          </table:table-cell>
          <table:table-cell table:formula="of:=[.L207]+[.B$102]" office:value-type="float" office:value="0.547662080558443" calcext:value-type="float">
            <text:p>0.547662080558443</text:p>
          </table:table-cell>
          <table:table-cell table:formula="of:=[.M207]+[.C$102]" office:value-type="float" office:value="0.349584876099972" calcext:value-type="float">
            <text:p>0.349584876099972</text:p>
          </table:table-cell>
          <table:table-cell table:number-columns-repeated="2"/>
          <table:table-cell office:value-type="float" office:value="0.550266790018565" calcext:value-type="float">
            <text:p>0.550266790018565</text:p>
          </table:table-cell>
          <table:table-cell office:value-type="float" office:value="0.549179735698634" calcext:value-type="float">
            <text:p>0.549179735698634</text:p>
          </table:table-cell>
          <table:table-cell office:value-type="float" office:value="0.372906522907889" calcext:value-type="float">
            <text:p>0.372906522907889</text:p>
          </table:table-cell>
          <table:table-cell table:number-columns-repeated="2"/>
          <table:table-cell table:formula="of:=POWER([.A198];2)" office:value-type="float" office:value="0.074754477500729" calcext:value-type="float">
            <text:p>0.074754477500729</text:p>
          </table:table-cell>
          <table:table-cell table:formula="of:=POWER([.B198];2)" office:value-type="float" office:value="0.986120179520123" calcext:value-type="float">
            <text:p>0.986120179520123</text:p>
          </table:table-cell>
          <table:table-cell table:formula="of:=POWER([.C198];2)" office:value-type="float" office:value="0.900752481394023" calcext:value-type="float">
            <text:p>0.900752481394023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208]+[.A$102]" office:value-type="float" office:value="0.577557637324805" calcext:value-type="float">
            <text:p>0.577557637324805</text:p>
          </table:table-cell>
          <table:table-cell table:formula="of:=[.L208]+[.B$102]" office:value-type="float" office:value="0.562397065979658" calcext:value-type="float">
            <text:p>0.562397065979658</text:p>
          </table:table-cell>
          <table:table-cell table:formula="of:=[.M208]+[.C$102]" office:value-type="float" office:value="0.281480355270409" calcext:value-type="float">
            <text:p>0.281480355270409</text:p>
          </table:table-cell>
          <table:table-cell table:number-columns-repeated="2"/>
          <table:table-cell office:value-type="float" office:value="0.543594636012691" calcext:value-type="float">
            <text:p>0.543594636012691</text:p>
          </table:table-cell>
          <table:table-cell office:value-type="float" office:value="0.563914721119849" calcext:value-type="float">
            <text:p>0.563914721119849</text:p>
          </table:table-cell>
          <table:table-cell office:value-type="float" office:value="0.304802002078325" calcext:value-type="float">
            <text:p>0.304802002078325</text:p>
          </table:table-cell>
          <table:table-cell table:number-columns-repeated="16371"/>
        </table:table-row>
        <table:table-row table:style-name="ro1">
          <table:table-cell table:formula="of:=MAX(0;[.F203])" office:value-type="float" office:value="0.667339700195718" calcext:value-type="float">
            <text:p>0.667339700195718</text:p>
          </table:table-cell>
          <table:table-cell table:formula="of:=MAX(0;[.G203])" office:value-type="float" office:value="0.593741366357913" calcext:value-type="float">
            <text:p>0.593741366357913</text:p>
          </table:table-cell>
          <table:table-cell table:formula="of:=MAX(0;[.H203])" office:value-type="float" office:value="0.519122177288907" calcext:value-type="float">
            <text:p>0.519122177288907</text:p>
          </table:table-cell>
          <table:table-cell office:value-type="string" calcext:value-type="string">
            <text:p>y2</text:p>
          </table:table-cell>
          <table:table-cell table:number-columns-repeated="16380"/>
        </table:table-row>
        <table:table-row table:style-name="ro1">
          <table:table-cell table:formula="of:=MAX(0;[.F204])" office:value-type="float" office:value="0.240583147784888" calcext:value-type="float">
            <text:p>0.240583147784888</text:p>
          </table:table-cell>
          <table:table-cell table:formula="of:=MAX(0;[.G204])" office:value-type="float" office:value="0.209668371526224" calcext:value-type="float">
            <text:p>0.209668371526224</text:p>
          </table:table-cell>
          <table:table-cell table:formula="of:=MAX(0;[.H204])" office:value-type="float" office:value="0.0131588564364312" calcext:value-type="float">
            <text:p>0.0131588564364312</text:p>
          </table:table-cell>
          <table:table-cell table:number-columns-repeated="2"/>
          <table:table-cell table:formula="of:=[.K210]+[.A$108]" office:value-type="float" office:value="1.12429948417833" calcext:value-type="float">
            <text:p>1.12429948417833</text:p>
          </table:table-cell>
          <table:table-cell table:formula="of:=[.L210]+[.B$108]" office:value-type="float" office:value="1.25513016313659" calcext:value-type="float">
            <text:p>1.25513016313659</text:p>
          </table:table-cell>
          <table:table-cell table:formula="of:=[.M210]+[.C$108]" office:value-type="float" office:value="0.847558265954176" calcext:value-type="float">
            <text:p>0.847558265954176</text:p>
          </table:table-cell>
          <table:table-cell table:number-columns-repeated="2"/>
          <table:table-cell table:number-matrix-columns-spanned="3" table:number-matrix-rows-spanned="6" table:formula="of:=MMULT([.A209:.C214];[.A196:.C198])" office:value-type="float" office:value="1.12527044792935" calcext:value-type="float">
            <text:p>1.12527044792935</text:p>
          </table:table-cell>
          <table:table-cell office:value-type="float" office:value="1.27627673136073" calcext:value-type="float">
            <text:p>1.27627673136073</text:p>
          </table:table-cell>
          <table:table-cell office:value-type="float" office:value="0.825440733979028" calcext:value-type="float">
            <text:p>0.825440733979028</text:p>
          </table:table-cell>
          <table:table-cell table:number-columns-repeated="16371"/>
        </table:table-row>
        <table:table-row table:style-name="ro1">
          <table:table-cell table:formula="of:=MAX(0;[.F205])" office:value-type="float" office:value="1.11893191971938" calcext:value-type="float">
            <text:p>1.11893191971938</text:p>
          </table:table-cell>
          <table:table-cell table:formula="of:=MAX(0;[.G205])" office:value-type="float" office:value="1.10213635521279" calcext:value-type="float">
            <text:p>1.10213635521279</text:p>
          </table:table-cell>
          <table:table-cell table:formula="of:=MAX(0;[.H205])" office:value-type="float" office:value="0.677609943753904" calcext:value-type="float">
            <text:p>0.677609943753904</text:p>
          </table:table-cell>
          <table:table-cell table:number-columns-repeated="2"/>
          <table:table-cell table:formula="of:=[.K211]+[.A$108]" office:value-type="float" office:value="0.354085925727632" calcext:value-type="float">
            <text:p>0.354085925727632</text:p>
          </table:table-cell>
          <table:table-cell table:formula="of:=[.L211]+[.B$108]" office:value-type="float" office:value="0.265129007883126" calcext:value-type="float">
            <text:p>0.265129007883126</text:p>
          </table:table-cell>
          <table:table-cell table:formula="of:=[.M211]+[.C$108]" office:value-type="float" office:value="0.152282236352096" calcext:value-type="float">
            <text:p>0.152282236352096</text:p>
          </table:table-cell>
          <table:table-cell table:number-columns-repeated="2"/>
          <table:table-cell office:value-type="float" office:value="0.355056889478646" calcext:value-type="float">
            <text:p>0.355056889478646</text:p>
          </table:table-cell>
          <table:table-cell office:value-type="float" office:value="0.286275576107258" calcext:value-type="float">
            <text:p>0.286275576107258</text:p>
          </table:table-cell>
          <table:table-cell office:value-type="float" office:value="0.130164704376948" calcext:value-type="float">
            <text:p>0.130164704376948</text:p>
          </table:table-cell>
          <table:table-cell table:number-columns-repeated="16371"/>
        </table:table-row>
        <table:table-row table:style-name="ro1">
          <table:table-cell table:formula="of:=MAX(0;[.F206])" office:value-type="float" office:value="0.0339630013121138" calcext:value-type="float">
            <text:p>0.0339630013121138</text:p>
          </table:table-cell>
          <table:table-cell table:formula="of:=MAX(0;[.G206])" office:value-type="float" office:value="0" calcext:value-type="float">
            <text:p>0</text:p>
          </table:table-cell>
          <table:table-cell table:formula="of:=MAX(0;[.H206])" office:value-type="float" office:value="0" calcext:value-type="float">
            <text:p>0</text:p>
          </table:table-cell>
          <table:table-cell table:number-columns-repeated="2"/>
          <table:table-cell table:formula="of:=[.K212]+[.A$108]" office:value-type="float" office:value="1.90712182813756" calcext:value-type="float">
            <text:p>1.90712182813756</text:p>
          </table:table-cell>
          <table:table-cell table:formula="of:=[.L212]+[.B$108]" office:value-type="float" office:value="1.95305587760851" calcext:value-type="float">
            <text:p>1.95305587760851</text:p>
          </table:table-cell>
          <table:table-cell table:formula="of:=[.M212]+[.C$108]" office:value-type="float" office:value="1.27874199653265" calcext:value-type="float">
            <text:p>1.27874199653265</text:p>
          </table:table-cell>
          <table:table-cell table:number-columns-repeated="2"/>
          <table:table-cell office:value-type="float" office:value="1.90809279188857" calcext:value-type="float">
            <text:p>1.90809279188857</text:p>
          </table:table-cell>
          <table:table-cell office:value-type="float" office:value="1.97420244583265" calcext:value-type="float">
            <text:p>1.97420244583265</text:p>
          </table:table-cell>
          <table:table-cell office:value-type="float" office:value="1.25662446455751" calcext:value-type="float">
            <text:p>1.25662446455751</text:p>
          </table:table-cell>
          <table:table-cell table:number-columns-repeated="16371"/>
        </table:table-row>
        <table:table-row table:style-name="ro1">
          <table:table-cell table:formula="of:=MAX(0;[.F207])" office:value-type="float" office:value="0.584229791330678" calcext:value-type="float">
            <text:p>0.584229791330678</text:p>
          </table:table-cell>
          <table:table-cell table:formula="of:=MAX(0;[.G207])" office:value-type="float" office:value="0.547662080558443" calcext:value-type="float">
            <text:p>0.547662080558443</text:p>
          </table:table-cell>
          <table:table-cell table:formula="of:=MAX(0;[.H207])" office:value-type="float" office:value="0.349584876099972" calcext:value-type="float">
            <text:p>0.349584876099972</text:p>
          </table:table-cell>
          <table:table-cell table:number-columns-repeated="2"/>
          <table:table-cell table:formula="of:=[.K213]+[.A$108]" office:value-type="float" office:value="0.0280816957606399" calcext:value-type="float">
            <text:p>0.0280816957606399</text:p>
          </table:table-cell>
          <table:table-cell table:formula="of:=[.L213]+[.B$108]" office:value-type="float" office:value="0.0102797866671001" calcext:value-type="float">
            <text:p>0.0102797866671001</text:p>
          </table:table-cell>
          <table:table-cell table:formula="of:=[.M213]+[.C$108]" office:value-type="float" office:value="0.0232953132692307" calcext:value-type="float">
            <text:p>0.0232953132692307</text:p>
          </table:table-cell>
          <table:table-cell table:number-columns-repeated="2"/>
          <table:table-cell office:value-type="float" office:value="0.0290526595116544" calcext:value-type="float">
            <text:p>0.0290526595116544</text:p>
          </table:table-cell>
          <table:table-cell office:value-type="float" office:value="0.031426354891233" calcext:value-type="float">
            <text:p>0.031426354891233</text:p>
          </table:table-cell>
          <table:table-cell office:value-type="float" office:value="0.00117778129408332" calcext:value-type="float">
            <text:p>0.00117778129408332</text:p>
          </table:table-cell>
          <table:table-cell table:number-columns-repeated="16371"/>
        </table:table-row>
        <table:table-row table:style-name="ro1">
          <table:table-cell table:formula="of:=MAX(0;[.F208])" office:value-type="float" office:value="0.577557637324805" calcext:value-type="float">
            <text:p>0.577557637324805</text:p>
          </table:table-cell>
          <table:table-cell table:formula="of:=MAX(0;[.G208])" office:value-type="float" office:value="0.562397065979658" calcext:value-type="float">
            <text:p>0.562397065979658</text:p>
          </table:table-cell>
          <table:table-cell table:formula="of:=MAX(0;[.H208])" office:value-type="float" office:value="0.281480355270409" calcext:value-type="float">
            <text:p>0.281480355270409</text:p>
          </table:table-cell>
          <table:table-cell table:number-columns-repeated="2"/>
          <table:table-cell table:formula="of:=[.K214]+[.A$108]" office:value-type="float" office:value="0.974840033801573" calcext:value-type="float">
            <text:p>0.974840033801573</text:p>
          </table:table-cell>
          <table:table-cell table:formula="of:=[.L214]+[.B$108]" office:value-type="float" office:value="0.998751835380114" calcext:value-type="float">
            <text:p>0.998751835380114</text:p>
          </table:table-cell>
          <table:table-cell table:formula="of:=[.M214]+[.C$108]" office:value-type="float" office:value="0.659743392441296" calcext:value-type="float">
            <text:p>0.659743392441296</text:p>
          </table:table-cell>
          <table:table-cell table:number-columns-repeated="2"/>
          <table:table-cell office:value-type="float" office:value="0.975810997552588" calcext:value-type="float">
            <text:p>0.975810997552588</text:p>
          </table:table-cell>
          <table:table-cell office:value-type="float" office:value="1.01989840360425" calcext:value-type="float">
            <text:p>1.01989840360425</text:p>
          </table:table-cell>
          <table:table-cell office:value-type="float" office:value="0.637625860466149" calcext:value-type="float">
            <text:p>0.637625860466149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215]+[.A$108]" office:value-type="float" office:value="0.9607484759777" calcext:value-type="float">
            <text:p>0.9607484759777</text:p>
          </table:table-cell>
          <table:table-cell table:formula="of:=[.L215]+[.B$108]" office:value-type="float" office:value="0.928503409325966" calcext:value-type="float">
            <text:p>0.928503409325966</text:p>
          </table:table-cell>
          <table:table-cell table:formula="of:=[.M215]+[.C$108]" office:value-type="float" office:value="0.602559036850184" calcext:value-type="float">
            <text:p>0.602559036850184</text:p>
          </table:table-cell>
          <table:table-cell table:number-columns-repeated="2"/>
          <table:table-cell office:value-type="float" office:value="0.961719439728715" calcext:value-type="float">
            <text:p>0.961719439728715</text:p>
          </table:table-cell>
          <table:table-cell office:value-type="float" office:value="0.949649977550099" calcext:value-type="float">
            <text:p>0.949649977550099</text:p>
          </table:table-cell>
          <table:table-cell office:value-type="float" office:value="0.580441504875037" calcext:value-type="float">
            <text:p>0.580441504875037</text:p>
          </table:table-cell>
          <table:table-cell table:number-columns-repeated="16371"/>
        </table:table-row>
        <table:table-row table:style-name="ro1">
          <table:table-cell table:formula="of:=MAX(0;[.F210])" office:value-type="float" office:value="1.12429948417833" calcext:value-type="float">
            <text:p>1.12429948417833</text:p>
          </table:table-cell>
          <table:table-cell table:formula="of:=MAX(0;[.G210])" office:value-type="float" office:value="1.25513016313659" calcext:value-type="float">
            <text:p>1.25513016313659</text:p>
          </table:table-cell>
          <table:table-cell table:formula="of:=MAX(0;[.H210])" office:value-type="float" office:value="0.847558265954176" calcext:value-type="float">
            <text:p>0.847558265954176</text:p>
          </table:table-cell>
          <table:table-cell office:value-type="string" calcext:value-type="string">
            <text:p>y3</text:p>
          </table:table-cell>
          <table:table-cell table:number-columns-repeated="16380"/>
        </table:table-row>
        <table:table-row table:style-name="ro1">
          <table:table-cell table:formula="of:=MAX(0;[.F211])" office:value-type="float" office:value="0.354085925727632" calcext:value-type="float">
            <text:p>0.354085925727632</text:p>
          </table:table-cell>
          <table:table-cell table:formula="of:=MAX(0;[.G211])" office:value-type="float" office:value="0.265129007883126" calcext:value-type="float">
            <text:p>0.265129007883126</text:p>
          </table:table-cell>
          <table:table-cell table:formula="of:=MAX(0;[.H211])" office:value-type="float" office:value="0.152282236352096" calcext:value-type="float">
            <text:p>0.152282236352096</text:p>
          </table:table-cell>
          <table:table-cell table:number-columns-repeated="16381"/>
        </table:table-row>
        <table:table-row table:style-name="ro1">
          <table:table-cell table:formula="of:=MAX(0;[.F212])" office:value-type="float" office:value="1.90712182813756" calcext:value-type="float">
            <text:p>1.90712182813756</text:p>
          </table:table-cell>
          <table:table-cell table:formula="of:=MAX(0;[.G212])" office:value-type="float" office:value="1.95305587760851" calcext:value-type="float">
            <text:p>1.95305587760851</text:p>
          </table:table-cell>
          <table:table-cell table:formula="of:=MAX(0;[.H212])" office:value-type="float" office:value="1.27874199653265" calcext:value-type="float">
            <text:p>1.27874199653265</text:p>
          </table:table-cell>
          <table:table-cell table:number-columns-repeated="16381"/>
        </table:table-row>
        <table:table-row table:style-name="ro1">
          <table:table-cell table:formula="of:=MAX(0;[.F213])" office:value-type="float" office:value="0.0280816957606399" calcext:value-type="float">
            <text:p>0.0280816957606399</text:p>
          </table:table-cell>
          <table:table-cell table:formula="of:=MAX(0;[.G213])" office:value-type="float" office:value="0.0102797866671001" calcext:value-type="float">
            <text:p>0.0102797866671001</text:p>
          </table:table-cell>
          <table:table-cell table:formula="of:=MAX(0;[.H213])" office:value-type="float" office:value="0.0232953132692307" calcext:value-type="float">
            <text:p>0.0232953132692307</text:p>
          </table:table-cell>
          <table:table-cell table:number-columns-repeated="16381"/>
        </table:table-row>
        <table:table-row table:style-name="ro1">
          <table:table-cell table:formula="of:=MAX(0;[.F214])" office:value-type="float" office:value="0.974840033801573" calcext:value-type="float">
            <text:p>0.974840033801573</text:p>
          </table:table-cell>
          <table:table-cell table:formula="of:=MAX(0;[.G214])" office:value-type="float" office:value="0.998751835380114" calcext:value-type="float">
            <text:p>0.998751835380114</text:p>
          </table:table-cell>
          <table:table-cell table:formula="of:=MAX(0;[.H214])" office:value-type="float" office:value="0.659743392441296" calcext:value-type="float">
            <text:p>0.659743392441296</text:p>
          </table:table-cell>
          <table:table-cell table:number-columns-repeated="16381"/>
        </table:table-row>
        <table:table-row table:style-name="ro1">
          <table:table-cell table:formula="of:=MAX(0;[.F215])" office:value-type="float" office:value="0.9607484759777" calcext:value-type="float">
            <text:p>0.9607484759777</text:p>
          </table:table-cell>
          <table:table-cell table:formula="of:=MAX(0;[.G215])" office:value-type="float" office:value="0.928503409325966" calcext:value-type="float">
            <text:p>0.928503409325966</text:p>
          </table:table-cell>
          <table:table-cell table:formula="of:=MAX(0;[.H215])" office:value-type="float" office:value="0.602559036850184" calcext:value-type="float">
            <text:p>0.602559036850184</text:p>
          </table:table-cell>
          <table:table-cell table:number-columns-repeated="16381"/>
        </table:table-row>
        <table:table-row table:style-name="ro1">
          <table:table-cell table:number-columns-repeated="5"/>
          <table:table-cell office:value-type="string" calcext:value-type="string">
            <text:p>Correct probs</text:p>
          </table:table-cell>
          <table:table-cell table:formula="of:=INDEX([.A230:.C235];1;[.M185]+1)" office:value-type="float" office:value="0.393293567913434" calcext:value-type="float">
            <text:p>0.393293567913434</text:p>
          </table:table-cell>
          <table:table-cell/>
          <table:table-cell office:value-type="string" calcext:value-type="string">
            <text:p>correct logprob</text:p>
          </table:table-cell>
          <table:table-cell table:formula="of:=-LN([.G222])" office:value-type="float" office:value="0.933198953826504" calcext:value-type="float">
            <text:p>0.933198953826504</text:p>
          </table:table-cell>
          <table:table-cell/>
          <table:table-cell office:value-type="string" calcext:value-type="string">
            <text:p>Data Loss</text:p>
          </table:table-cell>
          <table:table-cell table:formula="of:=AVERAGE([.J222:.J227])" office:value-type="float" office:value="1.05392485478937" calcext:value-type="float">
            <text:p>1.05392485478937</text:p>
          </table:table-cell>
          <table:table-cell table:number-columns-repeated="16371"/>
        </table:table-row>
        <table:table-row table:style-name="ro1">
          <table:table-cell table:formula="of:=EXP([.A216]-MAX([.$A$124:.$C$129]))" office:value-type="float" office:value="0.449428160843238" calcext:value-type="float">
            <text:p>0.449428160843238</text:p>
          </table:table-cell>
          <table:table-cell table:formula="of:=EXP([.B216]-MAX([.$A$124:.$C$129]))" office:value-type="float" office:value="0.512246881856557" calcext:value-type="float">
            <text:p>0.512246881856557</text:p>
          </table:table-cell>
          <table:table-cell table:formula="of:=EXP([.C216]-MAX([.$A$124:.$C$129]))" office:value-type="float" office:value="0.340779214495951" calcext:value-type="float">
            <text:p>0.340779214495951</text:p>
          </table:table-cell>
          <table:table-cell office:value-type="string" calcext:value-type="string">
            <text:p>exp_scores</text:p>
          </table:table-cell>
          <table:table-cell table:number-columns-repeated="2"/>
          <table:table-cell table:formula="of:=INDEX([.A231:.C236];1;[.M186]+1)" office:value-type="float" office:value="0.366013409635899" calcext:value-type="float">
            <text:p>0.366013409635899</text:p>
          </table:table-cell>
          <table:table-cell table:number-columns-repeated="2"/>
          <table:table-cell table:formula="of:=-LN([.G223])" office:value-type="float" office:value="1.00508530790249" calcext:value-type="float">
            <text:p>1.00508530790249</text:p>
          </table:table-cell>
          <table:table-cell/>
          <table:table-cell office:value-type="string" calcext:value-type="string">
            <text:p>reg loss</text:p>
          </table:table-cell>
          <table:table-cell table:formula="of:=0.5*[.Q185]*SUM([.P196:.R197])+0.5*[.Q185]*SUM([.P200:.R202])+0.5*[.Q185]*SUM([.P205:.R207])" office:value-type="float" office:value="0.00502306955151661" calcext:value-type="float">
            <text:p>0.00502306955151661</text:p>
          </table:table-cell>
          <table:table-cell table:number-columns-repeated="16371"/>
        </table:table-row>
        <table:table-row table:style-name="ro1">
          <table:table-cell table:formula="of:=EXP([.A217]-MAX([.$A$124:.$C$129]))" office:value-type="float" office:value="0.208046676866963" calcext:value-type="float">
            <text:p>0.208046676866963</text:p>
          </table:table-cell>
          <table:table-cell table:formula="of:=EXP([.B217]-MAX([.$A$124:.$C$129]))" office:value-type="float" office:value="0.190338781456956" calcext:value-type="float">
            <text:p>0.190338781456956</text:p>
          </table:table-cell>
          <table:table-cell table:formula="of:=EXP([.C217]-MAX([.$A$124:.$C$129]))" office:value-type="float" office:value="0.170027259324657" calcext:value-type="float">
            <text:p>0.170027259324657</text:p>
          </table:table-cell>
          <table:table-cell table:number-columns-repeated="3"/>
          <table:table-cell table:formula="of:=INDEX([.A232:.C237];1;[.M187]+1)" office:value-type="float" office:value="0.387527692948805" calcext:value-type="float">
            <text:p>0.387527692948805</text:p>
          </table:table-cell>
          <table:table-cell table:number-columns-repeated="2"/>
          <table:table-cell table:formula="of:=-LN([.G224])" office:value-type="float" office:value="0.947967967067949" calcext:value-type="float">
            <text:p>0.947967967067949</text:p>
          </table:table-cell>
          <table:table-cell table:number-columns-repeated="16374"/>
        </table:table-row>
        <table:table-row table:style-name="ro1">
          <table:table-cell table:formula="of:=EXP([.A218]-MAX([.$A$124:.$C$129]))" office:value-type="float" office:value="0.983186045244456" calcext:value-type="float">
            <text:p>0.983186045244456</text:p>
          </table:table-cell>
          <table:table-cell table:formula="of:=EXP([.B218]-MAX([.$A$124:.$C$129]))" office:value-type="float" office:value="1.02940105740236" calcext:value-type="float">
            <text:p>1.02940105740236</text:p>
          </table:table-cell>
          <table:table-cell table:formula="of:=EXP([.C218]-MAX([.$A$124:.$C$129]))" office:value-type="float" office:value="0.524485894028906" calcext:value-type="float">
            <text:p>0.524485894028906</text:p>
          </table:table-cell>
          <table:table-cell table:number-columns-repeated="3"/>
          <table:table-cell table:formula="of:=INDEX([.A233:.C238];1;[.M188]+1)" office:value-type="float" office:value="0.33423949397011" calcext:value-type="float">
            <text:p>0.33423949397011</text:p>
          </table:table-cell>
          <table:table-cell table:number-columns-repeated="2"/>
          <table:table-cell table:formula="of:=-LN([.G225])" office:value-type="float" office:value="1.09589749514669" calcext:value-type="float">
            <text:p>1.09589749514669</text:p>
          </table:table-cell>
          <table:table-cell/>
          <table:table-cell office:value-type="string" calcext:value-type="string">
            <text:p>Loss</text:p>
          </table:table-cell>
          <table:table-cell table:formula="of:=[.M222]+[.M223]" office:value-type="float" office:value="1.05894792434089" calcext:value-type="float">
            <text:p>1.05894792434089</text:p>
          </table:table-cell>
          <table:table-cell table:number-columns-repeated="16371"/>
        </table:table-row>
        <table:table-row table:style-name="ro1">
          <table:table-cell table:formula="of:=EXP([.A219]-MAX([.$A$124:.$C$129]))" office:value-type="float" office:value="0.150168535381212" calcext:value-type="float">
            <text:p>0.150168535381212</text:p>
          </table:table-cell>
          <table:table-cell table:formula="of:=EXP([.B219]-MAX([.$A$124:.$C$129]))" office:value-type="float" office:value="0.14751890299683" calcext:value-type="float">
            <text:p>0.14751890299683</text:p>
          </table:table-cell>
          <table:table-cell table:formula="of:=EXP([.C219]-MAX([.$A$124:.$C$129]))" office:value-type="float" office:value="0.149451488731397" calcext:value-type="float">
            <text:p>0.149451488731397</text:p>
          </table:table-cell>
          <table:table-cell table:number-columns-repeated="3"/>
          <table:table-cell table:formula="of:=INDEX([.A234:.C239];1;[.M189]+1)" office:value-type="float" office:value="0.264974578832059" calcext:value-type="float">
            <text:p>0.264974578832059</text:p>
          </table:table-cell>
          <table:table-cell table:number-columns-repeated="2"/>
          <table:table-cell table:formula="of:=-LN([.G226])" office:value-type="float" office:value="1.32812138653302" calcext:value-type="float">
            <text:p>1.32812138653302</text:p>
          </table:table-cell>
          <table:table-cell table:number-columns-repeated="16374"/>
        </table:table-row>
        <table:table-row table:style-name="ro1">
          <table:table-cell table:formula="of:=EXP([.A220]-MAX([.$A$124:.$C$129]))" office:value-type="float" office:value="0.38703555825849" calcext:value-type="float">
            <text:p>0.38703555825849</text:p>
          </table:table-cell>
          <table:table-cell table:formula="of:=EXP([.B220]-MAX([.$A$124:.$C$129]))" office:value-type="float" office:value="0.396401811447687" calcext:value-type="float">
            <text:p>0.396401811447687</text:p>
          </table:table-cell>
          <table:table-cell table:formula="of:=EXP([.C220]-MAX([.$A$124:.$C$129]))" office:value-type="float" office:value="0.282426948920124" calcext:value-type="float">
            <text:p>0.282426948920124</text:p>
          </table:table-cell>
          <table:table-cell table:number-columns-repeated="3"/>
          <table:table-cell table:formula="of:=INDEX([.A235:.C240];1;[.M190]+1)" office:value-type="float" office:value="0.363027017809554" calcext:value-type="float">
            <text:p>0.363027017809554</text:p>
          </table:table-cell>
          <table:table-cell table:number-columns-repeated="2"/>
          <table:table-cell table:formula="of:=-LN([.G227])" office:value-type="float" office:value="1.01327801825958" calcext:value-type="float">
            <text:p>1.01327801825958</text:p>
          </table:table-cell>
          <table:table-cell table:number-columns-repeated="16374"/>
        </table:table-row>
        <table:table-row table:style-name="ro1">
          <table:table-cell table:formula="of:=EXP([.A221]-MAX([.$A$124:.$C$129]))" office:value-type="float" office:value="0.38161987165653" calcext:value-type="float">
            <text:p>0.38161987165653</text:p>
          </table:table-cell>
          <table:table-cell table:formula="of:=EXP([.B221]-MAX([.$A$124:.$C$129]))" office:value-type="float" office:value="0.369510791682187" calcext:value-type="float">
            <text:p>0.369510791682187</text:p>
          </table:table-cell>
          <table:table-cell table:formula="of:=EXP([.C221]-MAX([.$A$124:.$C$129]))" office:value-type="float" office:value="0.266729643345218" calcext:value-type="float">
            <text:p>0.26672964334521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223]/SUM([.$A223:.$C223])" office:value-type="float" office:value="0.345062529728208" calcext:value-type="float">
            <text:p>0.345062529728208</text:p>
          </table:table-cell>
          <table:table-cell table:formula="of:=[.B223]/SUM([.$A223:.$C223])" office:value-type="float" office:value="0.393293567913434" calcext:value-type="float">
            <text:p>0.393293567913434</text:p>
          </table:table-cell>
          <table:table-cell table:formula="of:=[.C223]/SUM([.$A223:.$C223])" office:value-type="float" office:value="0.261643902358358" calcext:value-type="float">
            <text:p>0.261643902358358</text:p>
          </table:table-cell>
          <table:table-cell office:value-type="string" calcext:value-type="string">
            <text:p>probs</text:p>
          </table:table-cell>
          <table:table-cell table:number-columns-repeated="16380"/>
        </table:table-row>
        <table:table-row table:style-name="ro1">
          <table:table-cell table:formula="of:=[.A224]/SUM([.$A224:.$C224])" office:value-type="float" office:value="0.366013409635899" calcext:value-type="float">
            <text:p>0.366013409635899</text:p>
          </table:table-cell>
          <table:table-cell table:formula="of:=[.B224]/SUM([.$A224:.$C224])" office:value-type="float" office:value="0.334860173861616" calcext:value-type="float">
            <text:p>0.334860173861616</text:p>
          </table:table-cell>
          <table:table-cell table:formula="of:=[.C224]/SUM([.$A224:.$C224])" office:value-type="float" office:value="0.299126416502485" calcext:value-type="float">
            <text:p>0.299126416502485</text:p>
          </table:table-cell>
          <table:table-cell table:number-columns-repeated="16381"/>
        </table:table-row>
        <table:table-row table:style-name="ro1">
          <table:table-cell table:formula="of:=[.A225]/SUM([.$A225:.$C225])" office:value-type="float" office:value="0.387527692948805" calcext:value-type="float">
            <text:p>0.387527692948805</text:p>
          </table:table-cell>
          <table:table-cell table:formula="of:=[.B225]/SUM([.$A225:.$C225])" office:value-type="float" office:value="0.405743570938308" calcext:value-type="float">
            <text:p>0.405743570938308</text:p>
          </table:table-cell>
          <table:table-cell table:formula="of:=[.C225]/SUM([.$A225:.$C225])" office:value-type="float" office:value="0.206728736112887" calcext:value-type="float">
            <text:p>0.206728736112887</text:p>
          </table:table-cell>
          <table:table-cell table:number-columns-repeated="16381"/>
        </table:table-row>
        <table:table-row table:style-name="ro1">
          <table:table-cell table:formula="of:=[.A226]/SUM([.$A226:.$C226])" office:value-type="float" office:value="0.335843126770437" calcext:value-type="float">
            <text:p>0.335843126770437</text:p>
          </table:table-cell>
          <table:table-cell table:formula="of:=[.B226]/SUM([.$A226:.$C226])" office:value-type="float" office:value="0.329917379259453" calcext:value-type="float">
            <text:p>0.329917379259453</text:p>
          </table:table-cell>
          <table:table-cell table:formula="of:=[.C226]/SUM([.$A226:.$C226])" office:value-type="float" office:value="0.33423949397011" calcext:value-type="float">
            <text:p>0.33423949397011</text:p>
          </table:table-cell>
          <table:table-cell table:number-columns-repeated="16381"/>
        </table:table-row>
        <table:table-row table:style-name="ro1">
          <table:table-cell table:formula="of:=[.A227]/SUM([.$A227:.$C227])" office:value-type="float" office:value="0.363118974427539" calcext:value-type="float">
            <text:p>0.363118974427539</text:p>
          </table:table-cell>
          <table:table-cell table:formula="of:=[.B227]/SUM([.$A227:.$C227])" office:value-type="float" office:value="0.371906446740402" calcext:value-type="float">
            <text:p>0.371906446740402</text:p>
          </table:table-cell>
          <table:table-cell table:formula="of:=[.C227]/SUM([.$A227:.$C227])" office:value-type="float" office:value="0.264974578832059" calcext:value-type="float">
            <text:p>0.264974578832059</text:p>
          </table:table-cell>
          <table:table-cell table:number-columns-repeated="16381"/>
        </table:table-row>
        <table:table-row table:style-name="ro1">
          <table:table-cell table:formula="of:=[.A228]/SUM([.$A228:.$C228])" office:value-type="float" office:value="0.374923620805886" calcext:value-type="float">
            <text:p>0.374923620805886</text:p>
          </table:table-cell>
          <table:table-cell table:formula="of:=[.B228]/SUM([.$A228:.$C228])" office:value-type="float" office:value="0.363027017809554" calcext:value-type="float">
            <text:p>0.363027017809554</text:p>
          </table:table-cell>
          <table:table-cell table:formula="of:=[.C228]/SUM([.$A228:.$C228])" office:value-type="float" office:value="0.262049361384561" calcext:value-type="float">
            <text:p>0.26204936138456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230]-[.I185]" office:value-type="float" office:value="0.345062529728208" calcext:value-type="float">
            <text:p>0.345062529728208</text:p>
          </table:table-cell>
          <table:table-cell table:formula="of:=[.B230]-[.J185]" office:value-type="float" office:value="-0.606706432086566" calcext:value-type="float">
            <text:p>-0.606706432086566</text:p>
          </table:table-cell>
          <table:table-cell table:formula="of:=[.C230]-[.K185]" office:value-type="float" office:value="0.261643902358358" calcext:value-type="float">
            <text:p>0.261643902358358</text:p>
          </table:table-cell>
          <table:table-cell office:value-type="string" calcext:value-type="string">
            <text:p>dscore</text:p>
          </table:table-cell>
          <table:table-cell table:number-columns-repeated="16380"/>
        </table:table-row>
        <table:table-row table:style-name="ro1">
          <table:table-cell table:formula="of:=[.A231]-[.I186]" office:value-type="float" office:value="-0.633986590364101" calcext:value-type="float">
            <text:p>-0.633986590364101</text:p>
          </table:table-cell>
          <table:table-cell table:formula="of:=[.B231]-[.J186]" office:value-type="float" office:value="0.334860173861616" calcext:value-type="float">
            <text:p>0.334860173861616</text:p>
          </table:table-cell>
          <table:table-cell table:formula="of:=[.C231]-[.K186]" office:value-type="float" office:value="0.299126416502485" calcext:value-type="float">
            <text:p>0.299126416502485</text:p>
          </table:table-cell>
          <table:table-cell table:number-columns-repeated="16381"/>
        </table:table-row>
        <table:table-row table:style-name="ro1">
          <table:table-cell table:formula="of:=[.A232]-[.I187]" office:value-type="float" office:value="-0.612472307051195" calcext:value-type="float">
            <text:p>-0.612472307051195</text:p>
          </table:table-cell>
          <table:table-cell table:formula="of:=[.B232]-[.J187]" office:value-type="float" office:value="0.405743570938308" calcext:value-type="float">
            <text:p>0.405743570938308</text:p>
          </table:table-cell>
          <table:table-cell table:formula="of:=[.C232]-[.K187]" office:value-type="float" office:value="0.206728736112887" calcext:value-type="float">
            <text:p>0.206728736112887</text:p>
          </table:table-cell>
          <table:table-cell table:number-columns-repeated="16381"/>
        </table:table-row>
        <table:table-row table:style-name="ro1">
          <table:table-cell table:formula="of:=[.A233]-[.I188]" office:value-type="float" office:value="0.335843126770437" calcext:value-type="float">
            <text:p>0.335843126770437</text:p>
          </table:table-cell>
          <table:table-cell table:formula="of:=[.B233]-[.J188]" office:value-type="float" office:value="0.329917379259453" calcext:value-type="float">
            <text:p>0.329917379259453</text:p>
          </table:table-cell>
          <table:table-cell table:formula="of:=[.C233]-[.K188]" office:value-type="float" office:value="-0.66576050602989" calcext:value-type="float">
            <text:p>-0.66576050602989</text:p>
          </table:table-cell>
          <table:table-cell table:number-columns-repeated="16381"/>
        </table:table-row>
        <table:table-row table:style-name="ro1">
          <table:table-cell table:formula="of:=[.A234]-[.I189]" office:value-type="float" office:value="0.363118974427539" calcext:value-type="float">
            <text:p>0.363118974427539</text:p>
          </table:table-cell>
          <table:table-cell table:formula="of:=[.B234]-[.J189]" office:value-type="float" office:value="0.371906446740402" calcext:value-type="float">
            <text:p>0.371906446740402</text:p>
          </table:table-cell>
          <table:table-cell table:formula="of:=[.C234]-[.K189]" office:value-type="float" office:value="-0.735025421167941" calcext:value-type="float">
            <text:p>-0.735025421167941</text:p>
          </table:table-cell>
          <table:table-cell table:number-columns-repeated="16381"/>
        </table:table-row>
        <table:table-row table:style-name="ro1">
          <table:table-cell table:formula="of:=[.A235]-[.I190]" office:value-type="float" office:value="0.374923620805886" calcext:value-type="float">
            <text:p>0.374923620805886</text:p>
          </table:table-cell>
          <table:table-cell table:formula="of:=[.B235]-[.J190]" office:value-type="float" office:value="-0.636972982190446" calcext:value-type="float">
            <text:p>-0.636972982190446</text:p>
          </table:table-cell>
          <table:table-cell table:formula="of:=[.C235]-[.K190]" office:value-type="float" office:value="0.262049361384561" calcext:value-type="float">
            <text:p>0.26204936138456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F244]+([.$Q$1]*[.A196])" office:value-type="float" office:value="-0.16662079405448" calcext:value-type="float">
            <text:p>-0.16662079405448</text:p>
          </table:table-cell>
          <table:table-cell table:formula="of:=[.G244]+([.$Q$1]*[.B196])" office:value-type="float" office:value="-0.00879763005501345" calcext:value-type="float">
            <text:p>-0.00879763005501345</text:p>
          </table:table-cell>
          <table:table-cell table:formula="of:=[.H244]+([.$Q$1]*[.C196])" office:value-type="float" office:value="0.177233834800979" calcext:value-type="float">
            <text:p>0.177233834800979</text:p>
          </table:table-cell>
          <table:table-cell office:value-type="string" calcext:value-type="string">
            <text:p>dW3</text:p>
          </table:table-cell>
          <table:table-cell/>
          <table:table-cell table:style-name="Default" table:number-matrix-columns-spanned="3" table:number-matrix-rows-spanned="3" table:formula="of:=MMULT(TRANSPOSE([.A209:.C214]); [.A237:.C242])" office:value-type="float" office:value="-0.167476214906267" calcext:value-type="float">
            <text:p>-0.167476214906267</text:p>
          </table:table-cell>
          <table:table-cell table:style-name="Default" office:value-type="float" office:value="-0.00972294153153552" calcext:value-type="float">
            <text:p>-0.00972294153153552</text:p>
          </table:table-cell>
          <table:table-cell table:style-name="Default" office:value-type="float" office:value="0.177199156437802" calcext:value-type="float">
            <text:p>0.177199156437802</text:p>
          </table:table-cell>
          <table:table-cell office:value-type="string" calcext:value-type="string">
            <text:p>dW3 before + reg*W</text:p>
          </table:table-cell>
          <table:table-cell table:style-name="Default"/>
          <table:table-cell table:number-columns-repeated="16374"/>
        </table:table-row>
        <table:table-row table:style-name="ro1">
          <table:table-cell table:formula="of:=[.F245]+([.$Q$1]*[.A197])" office:value-type="float" office:value="-0.192659884363824" calcext:value-type="float">
            <text:p>-0.192659884363824</text:p>
          </table:table-cell>
          <table:table-cell table:formula="of:=[.G245]+([.$Q$1]*[.B197])" office:value-type="float" office:value="0.0028562488380654" calcext:value-type="float">
            <text:p>0.0028562488380654</text:p>
          </table:table-cell>
          <table:table-cell table:formula="of:=[.H245]+([.$Q$1]*[.C197])" office:value-type="float" office:value="0.19126110920312" calcext:value-type="float">
            <text:p>0.19126110920312</text:p>
          </table:table-cell>
          <table:table-cell table:number-columns-repeated="2"/>
          <table:table-cell table:style-name="Default" office:value-type="float" office:value="-0.193354596920599" calcext:value-type="float">
            <text:p>-0.193354596920599</text:p>
          </table:table-cell>
          <table:table-cell table:style-name="Default" office:value-type="float" office:value="0.00261494390503687" calcext:value-type="float">
            <text:p>0.00261494390503687</text:p>
          </table:table-cell>
          <table:table-cell table:style-name="Default" office:value-type="float" office:value="0.190739653015563" calcext:value-type="float">
            <text:p>0.190739653015563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formula="of:=[.F246]+([.$Q$1]*[.A198])" office:value-type="float" office:value="-0.0114823040045866" calcext:value-type="float">
            <text:p>-0.0114823040045866</text:p>
          </table:table-cell>
          <table:table-cell table:formula="of:=[.G246]+([.$Q$1]*[.B198])" office:value-type="float" office:value="-0.0839019851439203" calcext:value-type="float">
            <text:p>-0.0839019851439203</text:p>
          </table:table-cell>
          <table:table-cell table:formula="of:=[.H246]+([.$Q$1]*[.C198])" office:value-type="float" office:value="0.0975998174467966" calcext:value-type="float">
            <text:p>0.0975998174467966</text:p>
          </table:table-cell>
          <table:table-cell table:number-columns-repeated="2"/>
          <table:table-cell table:style-name="Default" office:value-type="float" office:value="-0.0117557166551731" calcext:value-type="float">
            <text:p>-0.0117557166551731</text:p>
          </table:table-cell>
          <table:table-cell table:style-name="Default" office:value-type="float" office:value="-0.0848950209839181" calcext:value-type="float">
            <text:p>-0.0848950209839181</text:p>
          </table:table-cell>
          <table:table-cell table:style-name="Default" office:value-type="float" office:value="0.0966507376390912" calcext:value-type="float">
            <text:p>0.0966507376390912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formula="of:=SUM([.A237:.A242])" office:value-type="float" office:value="0.172489354316773" calcext:value-type="float">
            <text:p>0.172489354316773</text:p>
          </table:table-cell>
          <table:table-cell table:formula="of:=SUM([.B237:.B242])" office:value-type="float" office:value="0.198748156522767" calcext:value-type="float">
            <text:p>0.198748156522767</text:p>
          </table:table-cell>
          <table:table-cell table:formula="of:=SUM([.C237:.C242])" office:value-type="float" office:value="-0.37123751083954" calcext:value-type="float">
            <text:p>-0.37123751083954</text:p>
          </table:table-cell>
          <table:table-cell office:value-type="string" calcext:value-type="string">
            <text:p>dB3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formula="of:=IF([.A209]&lt;=0; 0; [.G250])" office:value-type="float" office:value="-0.257145359120507" calcext:value-type="float">
            <text:p>-0.257145359120507</text:p>
          </table:table-cell>
          <table:table-cell table:style-name="Default" table:formula="of:=IF([.B209]&lt;=0; 0; [.H250])" office:value-type="float" office:value="0.22975384913372" calcext:value-type="float">
            <text:p>0.22975384913372</text:p>
          </table:table-cell>
          <table:table-cell table:style-name="Default" table:formula="of:=IF([.C209]&lt;=0; 0; [.I250])" office:value-type="float" office:value="-0.259815826010531" calcext:value-type="float">
            <text:p>-0.259815826010531</text:p>
          </table:table-cell>
          <table:table-cell office:value-type="string" calcext:value-type="string">
            <text:p>dZ2</text:p>
          </table:table-cell>
          <table:table-cell table:number-columns-repeated="2"/>
          <table:table-cell table:number-matrix-columns-spanned="3" table:number-matrix-rows-spanned="6" table:formula="of:=MMULT([.A237:.C242]; TRANSPOSE([.A196:.C198]))" office:value-type="float" office:value="-0.257145359120507" calcext:value-type="float">
            <text:p>-0.257145359120507</text:p>
          </table:table-cell>
          <table:table-cell office:value-type="float" office:value="0.22975384913372" calcext:value-type="float">
            <text:p>0.22975384913372</text:p>
          </table:table-cell>
          <table:table-cell office:value-type="float" office:value="-0.259815826010531" calcext:value-type="float">
            <text:p>-0.259815826010531</text:p>
          </table:table-cell>
          <table:table-cell office:value-type="string" calcext:value-type="string">
            <text:p>dZ2 before ReLu</text:p>
          </table:table-cell>
          <table:table-cell table:number-columns-repeated="16374"/>
        </table:table-row>
        <table:table-row table:style-name="ro1">
          <table:table-cell table:style-name="Default" table:formula="of:=IF([.A210]&lt;=0; 0; [.G251])" office:value-type="float" office:value="-0.222102172739208" calcext:value-type="float">
            <text:p>-0.222102172739208</text:p>
          </table:table-cell>
          <table:table-cell table:style-name="Default" table:formula="of:=IF([.B210]&lt;=0; 0; [.H251])" office:value-type="float" office:value="-0.203653712578372" calcext:value-type="float">
            <text:p>-0.203653712578372</text:p>
          </table:table-cell>
          <table:table-cell table:style-name="Default" table:formula="of:=IF([.C210]&lt;=0; 0; [.I251])" office:value-type="float" office:value="0.443083041778507" calcext:value-type="float">
            <text:p>0.443083041778507</text:p>
          </table:table-cell>
          <table:table-cell table:number-columns-repeated="3"/>
          <table:table-cell office:value-type="float" office:value="-0.222102172739208" calcext:value-type="float">
            <text:p>-0.222102172739208</text:p>
          </table:table-cell>
          <table:table-cell office:value-type="float" office:value="-0.203653712578372" calcext:value-type="float">
            <text:p>-0.203653712578372</text:p>
          </table:table-cell>
          <table:table-cell office:value-type="float" office:value="0.443083041778507" calcext:value-type="float">
            <text:p>0.443083041778507</text:p>
          </table:table-cell>
          <table:table-cell table:number-columns-repeated="16375"/>
        </table:table-row>
        <table:table-row table:style-name="ro1">
          <table:table-cell table:style-name="Default" table:formula="of:=IF([.A211]&lt;=0; 0; [.G252])" office:value-type="float" office:value="-0.141313385689424" calcext:value-type="float">
            <text:p>-0.141313385689424</text:p>
          </table:table-cell>
          <table:table-cell table:style-name="Default" table:formula="of:=IF([.B211]&lt;=0; 0; [.H252])" office:value-type="float" office:value="-0.219784298581577" calcext:value-type="float">
            <text:p>-0.219784298581577</text:p>
          </table:table-cell>
          <table:table-cell table:style-name="Default" table:formula="of:=IF([.C211]&lt;=0; 0; [.I252])" office:value-type="float" office:value="0.431662300025927" calcext:value-type="float">
            <text:p>0.431662300025927</text:p>
          </table:table-cell>
          <table:table-cell table:number-columns-repeated="3"/>
          <table:table-cell office:value-type="float" office:value="-0.141313385689424" calcext:value-type="float">
            <text:p>-0.141313385689424</text:p>
          </table:table-cell>
          <table:table-cell office:value-type="float" office:value="-0.219784298581577" calcext:value-type="float">
            <text:p>-0.219784298581577</text:p>
          </table:table-cell>
          <table:table-cell office:value-type="float" office:value="0.431662300025927" calcext:value-type="float">
            <text:p>0.431662300025927</text:p>
          </table:table-cell>
          <table:table-cell table:number-columns-repeated="16375"/>
        </table:table-row>
        <table:table-row table:style-name="ro1">
          <table:table-cell table:style-name="Default" table:formula="of:=IF([.A212]&lt;=0; 0; [.G253])" office:value-type="float" office:value="0.569476066284637" calcext:value-type="float">
            <text:p>0.569476066284637</text:p>
          </table:table-cell>
          <table:table-cell table:style-name="Default" table:formula="of:=IF([.B212]&lt;=0; 0; [.H253])" office:value-type="float" office:value="0" calcext:value-type="float">
            <text:p>0</text:p>
          </table:table-cell>
          <table:table-cell table:style-name="Default" table:formula="of:=IF([.C212]&lt;=0; 0; [.I253])" office:value-type="float" office:value="0" calcext:value-type="float">
            <text:p>0</text:p>
          </table:table-cell>
          <table:table-cell table:number-columns-repeated="3"/>
          <table:table-cell office:value-type="float" office:value="0.569476066284637" calcext:value-type="float">
            <text:p>0.569476066284637</text:p>
          </table:table-cell>
          <table:table-cell office:value-type="float" office:value="-0.034239806919519" calcext:value-type="float">
            <text:p>-0.034239806919519</text:p>
          </table:table-cell>
          <table:table-cell office:value-type="float" office:value="-0.212416311726323" calcext:value-type="float">
            <text:p>-0.212416311726323</text:p>
          </table:table-cell>
          <table:table-cell table:number-columns-repeated="16375"/>
        </table:table-row>
        <table:table-row table:style-name="ro1">
          <table:table-cell table:style-name="Default" table:formula="of:=IF([.A213]&lt;=0; 0; [.G254])" office:value-type="float" office:value="0.629259367266688" calcext:value-type="float">
            <text:p>0.629259367266688</text:p>
          </table:table-cell>
          <table:table-cell table:style-name="Default" table:formula="of:=IF([.B213]&lt;=0; 0; [.H254])" office:value-type="float" office:value="-0.0412773825184089" calcext:value-type="float">
            <text:p>-0.0412773825184089</text:p>
          </table:table-cell>
          <table:table-cell table:style-name="Default" table:formula="of:=IF([.C213]&lt;=0; 0; [.I254])" office:value-type="float" office:value="-0.229000033364683" calcext:value-type="float">
            <text:p>-0.229000033364683</text:p>
          </table:table-cell>
          <table:table-cell table:number-columns-repeated="3"/>
          <table:table-cell office:value-type="float" office:value="0.629259367266688" calcext:value-type="float">
            <text:p>0.629259367266688</text:p>
          </table:table-cell>
          <table:table-cell office:value-type="float" office:value="-0.0412773825184089" calcext:value-type="float">
            <text:p>-0.0412773825184089</text:p>
          </table:table-cell>
          <table:table-cell office:value-type="float" office:value="-0.229000033364683" calcext:value-type="float">
            <text:p>-0.229000033364683</text:p>
          </table:table-cell>
          <table:table-cell table:number-columns-repeated="16375"/>
        </table:table-row>
        <table:table-row table:style-name="ro1">
          <table:table-cell table:style-name="Default" table:formula="of:=IF([.A214]&lt;=0; 0; [.G255])" office:value-type="float" office:value="-0.259593484666035" calcext:value-type="float">
            <text:p>-0.259593484666035</text:p>
          </table:table-cell>
          <table:table-cell table:style-name="Default" table:formula="of:=IF([.B214]&lt;=0; 0; [.H255])" office:value-type="float" office:value="0.243406685336588" calcext:value-type="float">
            <text:p>0.243406685336588</text:p>
          </table:table-cell>
          <table:table-cell table:style-name="Default" table:formula="of:=IF([.C214]&lt;=0; 0; [.I255])" office:value-type="float" office:value="-0.2813223819812" calcext:value-type="float">
            <text:p>-0.2813223819812</text:p>
          </table:table-cell>
          <table:table-cell table:number-columns-repeated="3"/>
          <table:table-cell office:value-type="float" office:value="-0.259593484666035" calcext:value-type="float">
            <text:p>-0.259593484666035</text:p>
          </table:table-cell>
          <table:table-cell office:value-type="float" office:value="0.243406685336588" calcext:value-type="float">
            <text:p>0.243406685336588</text:p>
          </table:table-cell>
          <table:table-cell office:value-type="float" office:value="-0.2813223819812" calcext:value-type="float">
            <text:p>-0.281322381981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257]+([.$Q$1]*[.A190])" office:value-type="float" office:value="-0.0487212225703983" calcext:value-type="float">
            <text:p>-0.0487212225703983</text:p>
          </table:table-cell>
          <table:table-cell table:formula="of:=[.G257]+([.$Q$1]*[.B190])" office:value-type="float" office:value="0.0323677944265369" calcext:value-type="float">
            <text:p>0.0323677944265369</text:p>
          </table:table-cell>
          <table:table-cell table:formula="of:=[.H257]+([.$Q$1]*[.C190])" office:value-type="float" office:value="-0.0290846720456411" calcext:value-type="float">
            <text:p>-0.0290846720456411</text:p>
          </table:table-cell>
          <table:table-cell office:value-type="string" calcext:value-type="string">
            <text:p>dW2</text:p>
          </table:table-cell>
          <table:table-cell/>
          <table:table-cell table:style-name="Default" table:number-matrix-columns-spanned="3" table:number-matrix-rows-spanned="3" table:formula="of:=MMULT(TRANSPOSE([.A202:.C207]); [.A250:.C255])" office:value-type="float" office:value="-0.0492893046973573" calcext:value-type="float">
            <text:p>-0.0492893046973573</text:p>
          </table:table-cell>
          <table:table-cell table:style-name="Default" office:value-type="float" office:value="0.0320726763628189" calcext:value-type="float">
            <text:p>0.0320726763628189</text:p>
          </table:table-cell>
          <table:table-cell table:style-name="Default" office:value-type="float" office:value="-0.0299368807309769" calcext:value-type="float">
            <text:p>-0.0299368807309769</text:p>
          </table:table-cell>
          <table:table-cell office:value-type="string" calcext:value-type="string">
            <text:p>dW2 before + reg*W</text:p>
          </table:table-cell>
          <table:table-cell table:number-columns-repeated="16375"/>
        </table:table-row>
        <table:table-row table:style-name="ro1">
          <table:table-cell table:formula="of:=[.F258]+([.$Q$1]*[.A191])" office:value-type="float" office:value="-0.13636949562116" calcext:value-type="float">
            <text:p>-0.13636949562116</text:p>
          </table:table-cell>
          <table:table-cell table:formula="of:=[.G258]+([.$Q$1]*[.B191])" office:value-type="float" office:value="-0.0496958196758117" calcext:value-type="float">
            <text:p>-0.0496958196758117</text:p>
          </table:table-cell>
          <table:table-cell table:formula="of:=[.H258]+([.$Q$1]*[.C191])" office:value-type="float" office:value="0.149031765636549" calcext:value-type="float">
            <text:p>0.149031765636549</text:p>
          </table:table-cell>
          <table:table-cell table:number-columns-repeated="2"/>
          <table:table-cell table:style-name="Default" office:value-type="float" office:value="-0.137246811897264" calcext:value-type="float">
            <text:p>-0.137246811897264</text:p>
          </table:table-cell>
          <table:table-cell table:style-name="Default" office:value-type="float" office:value="-0.050592522836868" calcext:value-type="float">
            <text:p>-0.050592522836868</text:p>
          </table:table-cell>
          <table:table-cell table:style-name="Default" office:value-type="float" office:value="0.148876868160174" calcext:value-type="float">
            <text:p>0.148876868160174</text:p>
          </table:table-cell>
          <table:table-cell table:number-columns-repeated="16376"/>
        </table:table-row>
        <table:table-row table:style-name="ro1">
          <table:table-cell table:formula="of:=[.F259]+([.$Q$1]*[.A192])" office:value-type="float" office:value="-0.0469943991017683" calcext:value-type="float">
            <text:p>-0.0469943991017683</text:p>
          </table:table-cell>
          <table:table-cell table:formula="of:=[.G259]+([.$Q$1]*[.B192])" office:value-type="float" office:value="0.00455224463949931" calcext:value-type="float">
            <text:p>0.00455224463949931</text:p>
          </table:table-cell>
          <table:table-cell table:formula="of:=[.H259]+([.$Q$1]*[.C192])" office:value-type="float" office:value="0.0160115682717549" calcext:value-type="float">
            <text:p>0.0160115682717549</text:p>
          </table:table-cell>
          <table:table-cell table:number-columns-repeated="2"/>
          <table:table-cell table:style-name="Default" office:value-type="float" office:value="-0.0471751120188796" calcext:value-type="float">
            <text:p>-0.0471751120188796</text:p>
          </table:table-cell>
          <table:table-cell table:style-name="Default" office:value-type="float" office:value="0.00414672710042563" calcext:value-type="float">
            <text:p>0.00414672710042563</text:p>
          </table:table-cell>
          <table:table-cell table:style-name="Default" office:value-type="float" office:value="0.0154212981308255" calcext:value-type="float">
            <text:p>0.015421298130825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250:.A255])" office:value-type="float" office:value="0.318581031336151" calcext:value-type="float">
            <text:p>0.318581031336151</text:p>
          </table:table-cell>
          <table:table-cell table:formula="of:=SUM([.B250:.B255])" office:value-type="float" office:value="0.00844514079195133" calcext:value-type="float">
            <text:p>0.00844514079195133</text:p>
          </table:table-cell>
          <table:table-cell table:formula="of:=SUM([.C250:.C255])" office:value-type="float" office:value="0.10460710044802" calcext:value-type="float">
            <text:p>0.10460710044802</text:p>
          </table:table-cell>
          <table:table-cell office:value-type="string" calcext:value-type="string">
            <text:p>dB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formula="of:=IF([.A202]&lt;=0; 0; [.G263])" office:value-type="float" office:value="-0.299692474972547" calcext:value-type="float">
            <text:p>-0.299692474972547</text:p>
          </table:table-cell>
          <table:table-cell table:style-name="Default" table:formula="of:=IF([.B202]&lt;=0; 0; [.H263])" office:value-type="float" office:value="-0.0598216218689329" calcext:value-type="float">
            <text:p>-0.0598216218689329</text:p>
          </table:table-cell>
          <table:table-cell table:style-name="Default" table:formula="of:=IF([.C202]&lt;=0; 0; [.I263])" office:value-type="float" office:value="-0.106661796709832" calcext:value-type="float">
            <text:p>-0.106661796709832</text:p>
          </table:table-cell>
          <table:table-cell office:value-type="string" calcext:value-type="string">
            <text:p>dZ1</text:p>
          </table:table-cell>
          <table:table-cell table:number-columns-repeated="2"/>
          <table:table-cell table:number-matrix-columns-spanned="3" table:number-matrix-rows-spanned="6" table:formula="of:=MMULT([.A250:.C255];TRANSPOSE([.A190:.C192]))" office:value-type="float" office:value="-0.299692474972547" calcext:value-type="float">
            <text:p>-0.299692474972547</text:p>
          </table:table-cell>
          <table:table-cell office:value-type="float" office:value="-0.0598216218689329" calcext:value-type="float">
            <text:p>-0.0598216218689329</text:p>
          </table:table-cell>
          <table:table-cell office:value-type="float" office:value="-0.106661796709832" calcext:value-type="float">
            <text:p>-0.106661796709832</text:p>
          </table:table-cell>
          <table:table-cell office:value-type="string" calcext:value-type="string">
            <text:p>dZ1 before ReLu</text:p>
          </table:table-cell>
          <table:table-cell table:number-columns-repeated="16374"/>
        </table:table-row>
        <table:table-row table:style-name="ro1">
          <table:table-cell table:style-name="Default" table:formula="of:=IF([.A203]&lt;=0; 0; [.G264])" office:value-type="float" office:value="0" calcext:value-type="float">
            <text:p>0</text:p>
          </table:table-cell>
          <table:table-cell table:style-name="Default" table:formula="of:=IF([.B203]&lt;=0; 0; [.H264])" office:value-type="float" office:value="-0.30883833393618" calcext:value-type="float">
            <text:p>-0.30883833393618</text:p>
          </table:table-cell>
          <table:table-cell table:style-name="Default" table:formula="of:=IF([.C203]&lt;=0; 0; [.I264])" office:value-type="float" office:value="0" calcext:value-type="float">
            <text:p>0</text:p>
          </table:table-cell>
          <table:table-cell table:number-columns-repeated="3"/>
          <table:table-cell office:value-type="float" office:value="0.191325052511639" calcext:value-type="float">
            <text:p>0.191325052511639</text:p>
          </table:table-cell>
          <table:table-cell office:value-type="float" office:value="-0.30883833393618" calcext:value-type="float">
            <text:p>-0.30883833393618</text:p>
          </table:table-cell>
          <table:table-cell office:value-type="float" office:value="0.138816805633562" calcext:value-type="float">
            <text:p>0.138816805633562</text:p>
          </table:table-cell>
          <table:table-cell table:number-columns-repeated="16375"/>
        </table:table-row>
        <table:table-row table:style-name="ro1">
          <table:table-cell table:style-name="Default" table:formula="of:=IF([.A204]&lt;=0; 0; [.G265])" office:value-type="float" office:value="0.222726435870882" calcext:value-type="float">
            <text:p>0.222726435870882</text:p>
          </table:table-cell>
          <table:table-cell table:style-name="Default" table:formula="of:=IF([.B204]&lt;=0; 0; [.H265])" office:value-type="float" office:value="-0.254194407665317" calcext:value-type="float">
            <text:p>-0.254194407665317</text:p>
          </table:table-cell>
          <table:table-cell table:style-name="Default" table:formula="of:=IF([.C204]&lt;=0; 0; [.I265])" office:value-type="float" office:value="0.140133824627567" calcext:value-type="float">
            <text:p>0.140133824627567</text:p>
          </table:table-cell>
          <table:table-cell table:number-columns-repeated="3"/>
          <table:table-cell office:value-type="float" office:value="0.222726435870882" calcext:value-type="float">
            <text:p>0.222726435870882</text:p>
          </table:table-cell>
          <table:table-cell office:value-type="float" office:value="-0.254194407665317" calcext:value-type="float">
            <text:p>-0.254194407665317</text:p>
          </table:table-cell>
          <table:table-cell office:value-type="float" office:value="0.140133824627567" calcext:value-type="float">
            <text:p>0.140133824627567</text:p>
          </table:table-cell>
          <table:table-cell table:number-columns-repeated="16375"/>
        </table:table-row>
        <table:table-row table:style-name="ro1">
          <table:table-cell table:style-name="Default" table:formula="of:=IF([.A205]&lt;=0; 0; [.G266])" office:value-type="float" office:value="0" calcext:value-type="float">
            <text:p>0</text:p>
          </table:table-cell>
          <table:table-cell table:style-name="Default" table:formula="of:=IF([.B205]&lt;=0; 0; [.H266])" office:value-type="float" office:value="0" calcext:value-type="float">
            <text:p>0</text:p>
          </table:table-cell>
          <table:table-cell table:style-name="Default" table:formula="of:=IF([.C205]&lt;=0; 0; [.I266])" office:value-type="float" office:value="0" calcext:value-type="float">
            <text:p>0</text:p>
          </table:table-cell>
          <table:table-cell table:number-columns-repeated="3"/>
          <table:table-cell office:value-type="float" office:value="0.323509174987166" calcext:value-type="float">
            <text:p>0.323509174987166</text:p>
          </table:table-cell>
          <table:table-cell office:value-type="float" office:value="0.49961062180282" calcext:value-type="float">
            <text:p>0.49961062180282</text:p>
          </table:table-cell>
          <table:table-cell office:value-type="float" office:value="0.102911681163397" calcext:value-type="float">
            <text:p>0.102911681163397</text:p>
          </table:table-cell>
          <table:table-cell table:number-columns-repeated="16375"/>
        </table:table-row>
        <table:table-row table:style-name="ro1">
          <table:table-cell table:style-name="Default" table:formula="of:=IF([.A206]&lt;=0; 0; [.G267])" office:value-type="float" office:value="0.150133481185929" calcext:value-type="float">
            <text:p>0.150133481185929</text:p>
          </table:table-cell>
          <table:table-cell table:style-name="Default" table:formula="of:=IF([.B206]&lt;=0; 0; [.H267])" office:value-type="float" office:value="0.479574398151369" calcext:value-type="float">
            <text:p>0.479574398151369</text:p>
          </table:table-cell>
          <table:table-cell table:style-name="Default" table:formula="of:=IF([.C206]&lt;=0; 0; [.I267])" office:value-type="float" office:value="-0.0381952886668714" calcext:value-type="float">
            <text:p>-0.0381952886668714</text:p>
          </table:table-cell>
          <table:table-cell table:number-columns-repeated="3"/>
          <table:table-cell office:value-type="float" office:value="0.150133481185929" calcext:value-type="float">
            <text:p>0.150133481185929</text:p>
          </table:table-cell>
          <table:table-cell office:value-type="float" office:value="0.479574398151369" calcext:value-type="float">
            <text:p>0.479574398151369</text:p>
          </table:table-cell>
          <table:table-cell office:value-type="float" office:value="-0.0381952886668714" calcext:value-type="float">
            <text:p>-0.0381952886668714</text:p>
          </table:table-cell>
          <table:table-cell table:number-columns-repeated="16375"/>
        </table:table-row>
        <table:table-row table:style-name="ro1">
          <table:table-cell table:style-name="Default" table:formula="of:=IF([.A207]&lt;=0; 0; [.G268])" office:value-type="float" office:value="-0.315382086544927" calcext:value-type="float">
            <text:p>-0.315382086544927</text:p>
          </table:table-cell>
          <table:table-cell table:style-name="Default" table:formula="of:=IF([.B207]&lt;=0; 0; [.H268])" office:value-type="float" office:value="-0.0530581721208319" calcext:value-type="float">
            <text:p>-0.0530581721208319</text:p>
          </table:table-cell>
          <table:table-cell table:style-name="Default" table:formula="of:=IF([.C207]&lt;=0; 0; [.I268])" office:value-type="float" office:value="-0.114262417903969" calcext:value-type="float">
            <text:p>-0.114262417903969</text:p>
          </table:table-cell>
          <table:table-cell table:number-columns-repeated="3"/>
          <table:table-cell office:value-type="float" office:value="-0.315382086544927" calcext:value-type="float">
            <text:p>-0.315382086544927</text:p>
          </table:table-cell>
          <table:table-cell office:value-type="float" office:value="-0.0530581721208319" calcext:value-type="float">
            <text:p>-0.0530581721208319</text:p>
          </table:table-cell>
          <table:table-cell office:value-type="float" office:value="-0.114262417903969" calcext:value-type="float">
            <text:p>-0.11426241790396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270]+([.$Q$1]*[.A185])" office:value-type="float" office:value="0.0404778327358866" calcext:value-type="float">
            <text:p>0.0404778327358866</text:p>
          </table:table-cell>
          <table:table-cell table:formula="of:=[.G270]+([.$Q$1]*[.B185])" office:value-type="float" office:value="-0.286092295371891" calcext:value-type="float">
            <text:p>-0.286092295371891</text:p>
          </table:table-cell>
          <table:table-cell table:formula="of:=[.H270]+([.$Q$1]*[.C185])" office:value-type="float" office:value="0.0315594219923454" calcext:value-type="float">
            <text:p>0.0315594219923454</text:p>
          </table:table-cell>
          <table:table-cell office:value-type="string" calcext:value-type="string">
            <text:p>dW1</text:p>
          </table:table-cell>
          <table:table-cell/>
          <table:table-cell table:style-name="Default" table:number-matrix-columns-spanned="3" table:number-matrix-rows-spanned="2" table:formula="of:=MMULT(TRANSPOSE([.F185:.G190]); [.A263:.C268])" office:value-type="float" office:value="0.0401896988583046" calcext:value-type="float">
            <text:p>0.0401896988583046</text:p>
          </table:table-cell>
          <table:table-cell table:style-name="Default" office:value-type="float" office:value="-0.2870646828153" calcext:value-type="float">
            <text:p>-0.2870646828153</text:p>
          </table:table-cell>
          <table:table-cell table:style-name="Default" office:value-type="float" office:value="0.0311008664288475" calcext:value-type="float">
            <text:p>0.0311008664288475</text:p>
          </table:table-cell>
          <table:table-cell office:value-type="string" calcext:value-type="string">
            <text:p>dW1 before + reg*W</text:p>
          </table:table-cell>
          <table:table-cell table:number-columns-repeated="16375"/>
        </table:table-row>
        <table:table-row table:style-name="ro1">
          <table:table-cell table:formula="of:=[.F271]+([.$Q$1]*[.A186])" office:value-type="float" office:value="-0.0685568418226795" calcext:value-type="float">
            <text:p>-0.0685568418226795</text:p>
          </table:table-cell>
          <table:table-cell table:formula="of:=[.G271]+([.$Q$1]*[.B186])" office:value-type="float" office:value="0.219606531605067" calcext:value-type="float">
            <text:p>0.219606531605067</text:p>
          </table:table-cell>
          <table:table-cell table:formula="of:=[.H271]+([.$Q$1]*[.C186])" office:value-type="float" office:value="-0.0269285842811634" calcext:value-type="float">
            <text:p>-0.0269285842811634</text:p>
          </table:table-cell>
          <table:table-cell table:number-columns-repeated="2"/>
          <table:table-cell table:style-name="Default" office:value-type="float" office:value="-0.0692800305061378" calcext:value-type="float">
            <text:p>-0.0692800305061378</text:p>
          </table:table-cell>
          <table:table-cell table:style-name="Default" office:value-type="float" office:value="0.218962865962735" calcext:value-type="float">
            <text:p>0.218962865962735</text:p>
          </table:table-cell>
          <table:table-cell table:style-name="Default" office:value-type="float" office:value="-0.0274051431104618" calcext:value-type="float">
            <text:p>-0.0274051431104618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263:.A268])" office:value-type="float" office:value="-0.242214644460662" calcext:value-type="float">
            <text:p>-0.242214644460662</text:p>
          </table:table-cell>
          <table:table-cell table:formula="of:=SUM([.B263:.B268])" office:value-type="float" office:value="-0.196338137439892" calcext:value-type="float">
            <text:p>-0.196338137439892</text:p>
          </table:table-cell>
          <table:table-cell table:formula="of:=SUM([.C263:.C268])" office:value-type="float" office:value="-0.118985678653105" calcext:value-type="float">
            <text:p>-0.118985678653105</text:p>
          </table:table-cell>
          <table:table-cell office:value-type="string" calcext:value-type="string">
            <text:p>dB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table:style-name="ce2" office:value-type="string" calcext:value-type="string">
            <text:p>Epoch 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formula="of:=[.A185]+([.$Q$2]*[.A270]*-1)" office:value-type="float" office:value="0.284086094308399" calcext:value-type="float">
            <text:p>0.284086094308399</text:p>
          </table:table-cell>
          <table:table-cell table:formula="of:=[.B185]+([.$Q$2]*[.B270]*-1)" office:value-type="float" office:value="1.00099667294577" calcext:value-type="float">
            <text:p>1.00099667294577</text:p>
          </table:table-cell>
          <table:table-cell table:formula="of:=[.C185]+([.$Q$2]*[.C270]*-1)" office:value-type="float" office:value="0.455399621298743" calcext:value-type="float">
            <text:p>0.455399621298743</text:p>
          </table:table-cell>
          <table:table-cell office:value-type="string" calcext:value-type="string">
            <text:p>w1</text:p>
          </table:table-cell>
          <table:table-cell/>
          <table:table-cell office:value-type="float" office:value="0.111109791978521" calcext:value-type="float">
            <text:p>0.111109791978521</text:p>
          </table:table-cell>
          <table:table-cell office:value-type="float" office:value="0.451813130126501" calcext:value-type="float">
            <text:p>0.451813130126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float" office:value="0.001" calcext:value-type="float">
            <text:p>0.001</text:p>
          </table:table-cell>
          <table:table-cell table:number-columns-repeated="16367"/>
        </table:table-row>
        <table:table-row table:style-name="ro1">
          <table:table-cell table:formula="of:=[.A186]+([.$Q$2]*[.A271]*-1)" office:value-type="float" office:value="0.730044367640475" calcext:value-type="float">
            <text:p>0.730044367640475</text:p>
          </table:table-cell>
          <table:table-cell table:formula="of:=[.B186]+([.$Q$2]*[.B271]*-1)" office:value-type="float" office:value="0.621704989171307" calcext:value-type="float">
            <text:p>0.621704989171307</text:p>
          </table:table-cell>
          <table:table-cell table:formula="of:=[.C186]+([.$Q$2]*[.C271]*-1)" office:value-type="float" office:value="0.47925168772661" calcext:value-type="float">
            <text:p>0.47925168772661</text:p>
          </table:table-cell>
          <table:table-cell table:number-columns-repeated="2"/>
          <table:table-cell office:value-type="float" office:value="0.688599100248087" calcext:value-type="float">
            <text:p>0.688599100248087</text:p>
          </table:table-cell>
          <table:table-cell office:value-type="float" office:value="-0.710104194945701" calcext:value-type="float">
            <text:p>-0.7101041949457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</text:p>
          </table:table-cell>
          <table:table-cell office:value-type="float" office:value="0.1" calcext:value-type="float">
            <text:p>0.1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0.836854142318781" calcext:value-type="float">
            <text:p>0.836854142318781</text:p>
          </table:table-cell>
          <table:table-cell office:value-type="float" office:value="0.125465502028214" calcext:value-type="float">
            <text:p>0.1254655020282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188]+([.A273]*[.$Q$2]*-1)" office:value-type="float" office:value="0.0712249635222219" calcext:value-type="float">
            <text:p>0.0712249635222219</text:p>
          </table:table-cell>
          <table:table-cell table:formula="of:=[.B188]+([.B273]*[.$Q$2]*-1)" office:value-type="float" office:value="0.0639896379360327" calcext:value-type="float">
            <text:p>0.0639896379360327</text:p>
          </table:table-cell>
          <table:table-cell table:formula="of:=[.C188]+([.C273]*[.$Q$2]*-1)" office:value-type="float" office:value="0.0142625306024669" calcext:value-type="float">
            <text:p>0.0142625306024669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-0.608405497636609" calcext:value-type="float">
            <text:p>-0.608405497636609</text:p>
          </table:table-cell>
          <table:table-cell office:value-type="float" office:value="-0.84091789389624" calcext:value-type="float">
            <text:p>-0.840917893896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0.360905446324185" calcext:value-type="float">
            <text:p>0.360905446324185</text:p>
          </table:table-cell>
          <table:table-cell office:value-type="float" office:value="0.114794391863328" calcext:value-type="float">
            <text:p>0.114794391863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formula="of:=[.A190]+([.$Q$2]*[.A257]*-1)" office:value-type="float" office:value="0.572954249215943" calcext:value-type="float">
            <text:p>0.572954249215943</text:p>
          </table:table-cell>
          <table:table-cell table:formula="of:=[.B190]+([.$Q$2]*[.B257]*-1)" office:value-type="float" office:value="0.29188128427536" calcext:value-type="float">
            <text:p>0.29188128427536</text:p>
          </table:table-cell>
          <table:table-cell table:formula="of:=[.C190]+([.$Q$2]*[.C257]*-1)" office:value-type="float" office:value="0.855117152540335" calcext:value-type="float">
            <text:p>0.855117152540335</text:p>
          </table:table-cell>
          <table:table-cell office:value-type="string" calcext:value-type="string">
            <text:p>w2</text:p>
          </table:table-cell>
          <table:table-cell/>
          <table:table-cell office:value-type="float" office:value="0.529786158492623" calcext:value-type="float">
            <text:p>0.529786158492623</text:p>
          </table:table-cell>
          <table:table-cell office:value-type="float" office:value="-0.0664146754607276" calcext:value-type="float">
            <text:p>-0.0664146754607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formula="of:=[.A191]+([.$Q$2]*[.A258]*-1)" office:value-type="float" office:value="0.890953225665463" calcext:value-type="float">
            <text:p>0.890953225665463</text:p>
          </table:table-cell>
          <table:table-cell table:formula="of:=[.B191]+([.$Q$2]*[.B258]*-1)" office:value-type="float" office:value="0.901672743023825" calcext:value-type="float">
            <text:p>0.901672743023825</text:p>
          </table:table-cell>
          <table:table-cell table:formula="of:=[.C191]+([.$Q$2]*[.C258]*-1)" office:value-type="float" office:value="0.139994299810579" calcext:value-type="float">
            <text:p>0.139994299810579</text:p>
          </table:table-cell>
          <table:table-cell table:number-columns-repeated="16381"/>
        </table:table-row>
        <table:table-row table:style-name="ro1">
          <table:table-cell table:formula="of:=[.A192]+([.$Q$2]*[.A259]*-1)" office:value-type="float" office:value="0.185412357021533" calcext:value-type="float">
            <text:p>0.185412357021533</text:p>
          </table:table-cell>
          <table:table-cell table:formula="of:=[.B192]+([.$Q$2]*[.B259]*-1)" office:value-type="float" office:value="0.405062314609732" calcext:value-type="float">
            <text:p>0.405062314609732</text:p>
          </table:table-cell>
          <table:table-cell table:formula="of:=[.C192]+([.$Q$2]*[.C259]*-1)" office:value-type="float" office:value="0.588668984102244" calcext:value-type="float">
            <text:p>0.58866898410224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194]+([.A261]*[.$Q$2]*-1)" office:value-type="float" office:value="-0.0237321731682996" calcext:value-type="float">
            <text:p>-0.0237321731682996</text:p>
          </table:table-cell>
          <table:table-cell table:formula="of:=[.B194]+([.B261]*[.$Q$2]*-1)" office:value-type="float" office:value="-0.00360678542730942" calcext:value-type="float">
            <text:p>-0.00360678542730942</text:p>
          </table:table-cell>
          <table:table-cell table:formula="of:=[.C194]+([.C261]*[.$Q$2]*-1)" office:value-type="float" office:value="-0.0487550162619422" calcext:value-type="float">
            <text:p>-0.0487550162619422</text:p>
          </table:table-cell>
          <table:table-cell office:value-type="string" calcext:value-type="string">
            <text:p>b2</text:p>
          </table:table-cell>
          <table:table-cell table:number-columns-repeated="16380"/>
        </table:table-row>
        <table:table-row table:style-name="ro1">
          <table:table-cell table:number-columns-repeated="5"/>
          <table:table-cell office:value-type="string" calcext:value-type="string">
            <text:p>W.X + b</text:p>
          </table:table-cell>
          <table:table-cell table:number-columns-repeated="4"/>
          <table:table-cell office:value-type="string" calcext:value-type="string">
            <text:p>W.X</text:p>
          </table:table-cell>
          <table:table-cell table:number-columns-repeated="4"/>
          <table:table-cell office:value-type="string" calcext:value-type="string">
            <text:p>W1 ^ 2</text:p>
          </table:table-cell>
          <table:table-cell table:number-columns-repeated="16368"/>
        </table:table-row>
        <table:table-row table:style-name="ro1">
          <table:table-cell table:formula="of:=[.A196]+([.$Q$2]*[.A244]*-1)" office:value-type="float" office:value="0.872082931192538" calcext:value-type="float">
            <text:p>0.872082931192538</text:p>
          </table:table-cell>
          <table:table-cell table:formula="of:=[.B196]+([.$Q$2]*[.B244]*-1)" office:value-type="float" office:value="0.92619123952757" calcext:value-type="float">
            <text:p>0.92619123952757</text:p>
          </table:table-cell>
          <table:table-cell table:formula="of:=[.C196]+([.$Q$2]*[.C244]*-1)" office:value-type="float" office:value="0.0169549796969289" calcext:value-type="float">
            <text:p>0.0169549796969289</text:p>
          </table:table-cell>
          <table:table-cell office:value-type="string" calcext:value-type="string">
            <text:p>w3</text:p>
          </table:table-cell>
          <table:table-cell/>
          <table:table-cell table:formula="of:=[.K288]+[.A$96]" office:value-type="float" office:value="0.384219122314141" calcext:value-type="float">
            <text:p>0.384219122314141</text:p>
          </table:table-cell>
          <table:table-cell table:formula="of:=[.L288]+[.B$96]" office:value-type="float" office:value="0.41511342779829" calcext:value-type="float">
            <text:p>0.41511342779829</text:p>
          </table:table-cell>
          <table:table-cell table:formula="of:=[.M288]+[.C$96]" office:value-type="float" office:value="0.258241098538718" calcext:value-type="float">
            <text:p>0.258241098538718</text:p>
          </table:table-cell>
          <table:table-cell table:number-columns-repeated="2"/>
          <table:table-cell table:number-matrix-columns-spanned="3" table:number-matrix-rows-spanned="6" table:formula="of:=MMULT([.F277:.G282];[.A277:.C278] )" office:value-type="float" office:value="0.361408377717462" calcext:value-type="float">
            <text:p>0.361408377717462</text:p>
          </table:table-cell>
          <table:table-cell office:value-type="float" office:value="0.392115009274947" calcext:value-type="float">
            <text:p>0.392115009274947</text:p>
          </table:table-cell>
          <table:table-cell office:value-type="float" office:value="0.267131562339769" calcext:value-type="float">
            <text:p>0.267131562339769</text:p>
          </table:table-cell>
          <table:table-cell table:number-columns-repeated="2"/>
          <table:table-cell table:formula="of:=POWER([.A277];2)" office:value-type="float" office:value="0.0807049089794005" calcext:value-type="float">
            <text:p>0.0807049089794005</text:p>
          </table:table-cell>
          <table:table-cell table:formula="of:=POWER([.B277];2)" office:value-type="float" office:value="1.00199433924851" calcext:value-type="float">
            <text:p>1.00199433924851</text:p>
          </table:table-cell>
          <table:table-cell table:formula="of:=POWER([.C277];2)" office:value-type="float" office:value="0.207388815079039" calcext:value-type="float">
            <text:p>0.207388815079039</text:p>
          </table:table-cell>
          <table:table-cell table:number-columns-repeated="16366"/>
        </table:table-row>
        <table:table-row table:style-name="ro1">
          <table:table-cell table:formula="of:=[.A197]+([.$Q$2]*[.A245]*-1)" office:value-type="float" office:value="0.71397854521173" calcext:value-type="float">
            <text:p>0.71397854521173</text:p>
          </table:table-cell>
          <table:table-cell table:formula="of:=[.B197]+([.$Q$2]*[.B245]*-1)" office:value-type="float" office:value="0.241019308144716" calcext:value-type="float">
            <text:p>0.241019308144716</text:p>
          </table:table-cell>
          <table:table-cell table:formula="of:=[.C197]+([.$Q$2]*[.C245]*-1)" office:value-type="float" office:value="0.502330076637317" calcext:value-type="float">
            <text:p>0.502330076637317</text:p>
          </table:table-cell>
          <table:table-cell table:number-columns-repeated="2"/>
          <table:table-cell table:formula="of:=[.K289]+[.A$96]" office:value-type="float" office:value="-0.299975394427547" calcext:value-type="float">
            <text:p>-0.299975394427547</text:p>
          </table:table-cell>
          <table:table-cell table:formula="of:=[.L289]+[.B$96]" office:value-type="float" office:value="0.270808506035915" calcext:value-type="float">
            <text:p>0.270808506035915</text:p>
          </table:table-cell>
          <table:table-cell table:formula="of:=[.M289]+[.C$96]" office:value-type="float" office:value="-0.0356213282108893" calcext:value-type="float">
            <text:p>-0.0356213282108893</text:p>
          </table:table-cell>
          <table:table-cell table:number-columns-repeated="2"/>
          <table:table-cell office:value-type="float" office:value="-0.322786139024226" calcext:value-type="float">
            <text:p>-0.322786139024226</text:p>
          </table:table-cell>
          <table:table-cell office:value-type="float" office:value="0.247810087512572" calcext:value-type="float">
            <text:p>0.247810087512572</text:p>
          </table:table-cell>
          <table:table-cell office:value-type="float" office:value="-0.026730864409839" calcext:value-type="float">
            <text:p>-0.026730864409839</text:p>
          </table:table-cell>
          <table:table-cell table:number-columns-repeated="2"/>
          <table:table-cell table:formula="of:=POWER([.A278];2)" office:value-type="float" office:value="0.532964778723581" calcext:value-type="float">
            <text:p>0.532964778723581</text:p>
          </table:table-cell>
          <table:table-cell table:formula="of:=POWER([.B278];2)" office:value-type="float" office:value="0.386517093560495" calcext:value-type="float">
            <text:p>0.386517093560495</text:p>
          </table:table-cell>
          <table:table-cell table:formula="of:=POWER([.C278];2)" office:value-type="float" office:value="0.229682180188804" calcext:value-type="float">
            <text:p>0.229682180188804</text:p>
          </table:table-cell>
          <table:table-cell table:number-columns-repeated="16366"/>
        </table:table-row>
        <table:table-row table:style-name="ro1">
          <table:table-cell table:formula="of:=[.A198]+([.$Q$2]*[.A246]*-1)" office:value-type="float" office:value="0.274560880986947" calcext:value-type="float">
            <text:p>0.274560880986947</text:p>
          </table:table-cell>
          <table:table-cell table:formula="of:=[.B198]+([.$Q$2]*[.B246]*-1)" office:value-type="float" office:value="1.00142603851219" calcext:value-type="float">
            <text:p>1.00142603851219</text:p>
          </table:table-cell>
          <table:table-cell table:formula="of:=[.C198]+([.$Q$2]*[.C246]*-1)" office:value-type="float" office:value="0.93931982596067" calcext:value-type="float">
            <text:p>0.93931982596067</text:p>
          </table:table-cell>
          <table:table-cell table:number-columns-repeated="2"/>
          <table:table-cell table:formula="of:=[.K290]+[.A$96]" office:value-type="float" office:value="0.352144752482709" calcext:value-type="float">
            <text:p>0.352144752482709</text:p>
          </table:table-cell>
          <table:table-cell table:formula="of:=[.L290]+[.B$96]" office:value-type="float" office:value="0.938689159305156" calcext:value-type="float">
            <text:p>0.938689159305156</text:p>
          </table:table-cell>
          <table:table-cell table:formula="of:=[.M290]+[.C$96]" office:value-type="float" office:value="0.432342149291695" calcext:value-type="float">
            <text:p>0.432342149291695</text:p>
          </table:table-cell>
          <table:table-cell table:number-columns-repeated="2"/>
          <table:table-cell office:value-type="float" office:value="0.32933400788603" calcext:value-type="float">
            <text:p>0.32933400788603</text:p>
          </table:table-cell>
          <table:table-cell office:value-type="float" office:value="0.915690740781812" calcext:value-type="float">
            <text:p>0.915690740781812</text:p>
          </table:table-cell>
          <table:table-cell office:value-type="float" office:value="0.441232613092745" calcext:value-type="float">
            <text:p>0.441232613092745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291]+[.A$96]" office:value-type="float" office:value="-0.763936169069703" calcext:value-type="float">
            <text:p>-0.763936169069703</text:p>
          </table:table-cell>
          <table:table-cell table:formula="of:=[.L291]+[.B$96]" office:value-type="float" office:value="-1.10881631053154" calcext:value-type="float">
            <text:p>-1.10881631053154</text:p>
          </table:table-cell>
          <table:table-cell table:formula="of:=[.M291]+[.C$96]" office:value-type="float" office:value="-0.688969416910115" calcext:value-type="float">
            <text:p>-0.688969416910115</text:p>
          </table:table-cell>
          <table:table-cell table:number-columns-repeated="2"/>
          <table:table-cell office:value-type="float" office:value="-0.786746913666382" calcext:value-type="float">
            <text:p>-0.786746913666382</text:p>
          </table:table-cell>
          <table:table-cell office:value-type="float" office:value="-1.13181472905488" calcext:value-type="float">
            <text:p>-1.13181472905488</text:p>
          </table:table-cell>
          <table:table-cell office:value-type="float" office:value="-0.680078953109065" calcext:value-type="float">
            <text:p>-0.680078953109065</text:p>
          </table:table-cell>
          <table:table-cell table:number-columns-repeated="2"/>
          <table:table-cell office:value-type="string" calcext:value-type="string">
            <text:p>W2 ^ 2</text:p>
          </table:table-cell>
          <table:table-cell table:number-columns-repeated="16368"/>
        </table:table-row>
        <table:table-row table:style-name="ro1">
          <table:table-cell table:formula="of:=[.A200]+([.A248]*[.$Q$2]*-1)" office:value-type="float" office:value="-0.0297001199275804" calcext:value-type="float">
            <text:p>-0.0297001199275804</text:p>
          </table:table-cell>
          <table:table-cell table:formula="of:=[.B200]+([.B248]*[.$Q$2]*-1)" office:value-type="float" office:value="-0.0604612932716373" calcext:value-type="float">
            <text:p>-0.0604612932716373</text:p>
          </table:table-cell>
          <table:table-cell table:formula="of:=[.C200]+([.C248]*[.$Q$2]*-1)" office:value-type="float" office:value="0.0901614131992178" calcext:value-type="float">
            <text:p>0.0901614131992178</text:p>
          </table:table-cell>
          <table:table-cell office:value-type="string" calcext:value-type="string">
            <text:p>b3</text:p>
          </table:table-cell>
          <table:table-cell/>
          <table:table-cell table:formula="of:=[.K292]+[.A$96]" office:value-type="float" office:value="0.209143962474083" calcext:value-type="float">
            <text:p>0.209143962474083</text:p>
          </table:table-cell>
          <table:table-cell table:formula="of:=[.L292]+[.B$96]" office:value-type="float" office:value="0.455631815692179" calcext:value-type="float">
            <text:p>0.455631815692179</text:p>
          </table:table-cell>
          <table:table-cell table:formula="of:=[.M292]+[.C$96]" office:value-type="float" office:value="0.210481145821687" calcext:value-type="float">
            <text:p>0.210481145821687</text:p>
          </table:table-cell>
          <table:table-cell table:number-columns-repeated="2"/>
          <table:table-cell office:value-type="float" office:value="0.186333217877403" calcext:value-type="float">
            <text:p>0.186333217877403</text:p>
          </table:table-cell>
          <table:table-cell office:value-type="float" office:value="0.432633397168836" calcext:value-type="float">
            <text:p>0.432633397168836</text:p>
          </table:table-cell>
          <table:table-cell office:value-type="float" office:value="0.219371609622738" calcext:value-type="float">
            <text:p>0.219371609622738</text:p>
          </table:table-cell>
          <table:table-cell table:number-columns-repeated="2"/>
          <table:table-cell table:formula="of:=POWER([.A282];2)" office:value-type="float" office:value="0.328276571694605" calcext:value-type="float">
            <text:p>0.328276571694605</text:p>
          </table:table-cell>
          <table:table-cell table:formula="of:=POWER([.B282];2)" office:value-type="float" office:value="0.0851946841102336" calcext:value-type="float">
            <text:p>0.0851946841102336</text:p>
          </table:table-cell>
          <table:table-cell table:formula="of:=POWER([.C282];2)" office:value-type="float" office:value="0.731225344568691" calcext:value-type="float">
            <text:p>0.731225344568691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293]+[.A$96]" office:value-type="float" office:value="0.124829965432725" calcext:value-type="float">
            <text:p>0.124829965432725</text:p>
          </table:table-cell>
          <table:table-cell table:formula="of:=[.L293]+[.B$96]" office:value-type="float" office:value="0.512022265459054" calcext:value-type="float">
            <text:p>0.512022265459054</text:p>
          </table:table-cell>
          <table:table-cell table:formula="of:=[.M293]+[.C$96]" office:value-type="float" office:value="0.200544606841437" calcext:value-type="float">
            <text:p>0.200544606841437</text:p>
          </table:table-cell>
          <table:table-cell table:number-columns-repeated="2"/>
          <table:table-cell office:value-type="float" office:value="0.102019220836045" calcext:value-type="float">
            <text:p>0.102019220836045</text:p>
          </table:table-cell>
          <table:table-cell office:value-type="float" office:value="0.489023846935711" calcext:value-type="float">
            <text:p>0.489023846935711</text:p>
          </table:table-cell>
          <table:table-cell office:value-type="float" office:value="0.209435070642488" calcext:value-type="float">
            <text:p>0.209435070642488</text:p>
          </table:table-cell>
          <table:table-cell table:number-columns-repeated="2"/>
          <table:table-cell table:formula="of:=POWER([.A283];2)" office:value-type="float" office:value="0.793797650323693" calcext:value-type="float">
            <text:p>0.793797650323693</text:p>
          </table:table-cell>
          <table:table-cell table:formula="of:=POWER([.B283];2)" office:value-type="float" office:value="0.813013735512109" calcext:value-type="float">
            <text:p>0.813013735512109</text:p>
          </table:table-cell>
          <table:table-cell table:formula="of:=POWER([.C283];2)" office:value-type="float" office:value="0.0195984039794543" calcext:value-type="float">
            <text:p>0.0195984039794543</text:p>
          </table:table-cell>
          <table:table-cell table:number-columns-repeated="16366"/>
        </table:table-row>
        <table:table-row table:style-name="ro1">
          <table:table-cell table:formula="of:=MAX(0; [.F288])" office:value-type="float" office:value="0.384219122314141" calcext:value-type="float">
            <text:p>0.384219122314141</text:p>
          </table:table-cell>
          <table:table-cell table:formula="of:=MAX(0; [.G288])" office:value-type="float" office:value="0.41511342779829" calcext:value-type="float">
            <text:p>0.41511342779829</text:p>
          </table:table-cell>
          <table:table-cell table:formula="of:=MAX(0; [.H288])" office:value-type="float" office:value="0.258241098538718" calcext:value-type="float">
            <text:p>0.258241098538718</text:p>
          </table:table-cell>
          <table:table-cell office:value-type="string" calcext:value-type="string">
            <text:p>y1</text:p>
          </table:table-cell>
          <table:table-cell table:number-columns-repeated="11"/>
          <table:table-cell table:formula="of:=POWER([.A284];2)" office:value-type="float" office:value="0.0343777421362805" calcext:value-type="float">
            <text:p>0.0343777421362805</text:p>
          </table:table-cell>
          <table:table-cell table:formula="of:=POWER([.B284];2)" office:value-type="float" office:value="0.164075478716993" calcext:value-type="float">
            <text:p>0.164075478716993</text:p>
          </table:table-cell>
          <table:table-cell table:formula="of:=POWER([.C284];2)" office:value-type="float" office:value="0.346531172843968" calcext:value-type="float">
            <text:p>0.346531172843968</text:p>
          </table:table-cell>
          <table:table-cell table:number-columns-repeated="16366"/>
        </table:table-row>
        <table:table-row table:style-name="ro1">
          <table:table-cell table:formula="of:=MAX(0; [.F289])" office:value-type="float" office:value="0" calcext:value-type="float">
            <text:p>0</text:p>
          </table:table-cell>
          <table:table-cell table:formula="of:=MAX(0; [.G289])" office:value-type="float" office:value="0.270808506035915" calcext:value-type="float">
            <text:p>0.270808506035915</text:p>
          </table:table-cell>
          <table:table-cell table:formula="of:=MAX(0; [.H289])" office:value-type="float" office:value="0" calcext:value-type="float">
            <text:p>0</text:p>
          </table:table-cell>
          <table:table-cell table:number-columns-repeated="2"/>
          <table:table-cell table:formula="of:=[.K295]+[.A$102]" office:value-type="float" office:value="0.671830718345849" calcext:value-type="float">
            <text:p>0.671830718345849</text:p>
          </table:table-cell>
          <table:table-cell table:formula="of:=[.L295]+[.B$102]" office:value-type="float" office:value="0.589528915934372" calcext:value-type="float">
            <text:p>0.589528915934372</text:p>
          </table:table-cell>
          <table:table-cell table:formula="of:=[.M295]+[.C$102]" office:value-type="float" office:value="0.515362753813724" calcext:value-type="float">
            <text:p>0.515362753813724</text:p>
          </table:table-cell>
          <table:table-cell table:number-columns-repeated="2"/>
          <table:table-cell table:number-matrix-columns-spanned="3" table:number-matrix-rows-spanned="6" table:formula="of:=MMULT([.A294:.C299];[.A282:.C284])" office:value-type="float" office:value="0.637867717033735" calcext:value-type="float">
            <text:p>0.637867717033735</text:p>
          </table:table-cell>
          <table:table-cell office:value-type="float" office:value="0.591046571074564" calcext:value-type="float">
            <text:p>0.591046571074564</text:p>
          </table:table-cell>
          <table:table-cell office:value-type="float" office:value="0.538684400621641" calcext:value-type="float">
            <text:p>0.538684400621641</text:p>
          </table:table-cell>
          <table:table-cell table:number-columns-repeated="16371"/>
        </table:table-row>
        <table:table-row table:style-name="ro1">
          <table:table-cell table:formula="of:=MAX(0; [.F290])" office:value-type="float" office:value="0.352144752482709" calcext:value-type="float">
            <text:p>0.352144752482709</text:p>
          </table:table-cell>
          <table:table-cell table:formula="of:=MAX(0; [.G290])" office:value-type="float" office:value="0.938689159305156" calcext:value-type="float">
            <text:p>0.938689159305156</text:p>
          </table:table-cell>
          <table:table-cell table:formula="of:=MAX(0; [.H290])" office:value-type="float" office:value="0.432342149291695" calcext:value-type="float">
            <text:p>0.432342149291695</text:p>
          </table:table-cell>
          <table:table-cell table:number-columns-repeated="2"/>
          <table:table-cell table:formula="of:=[.K296]+[.A$102]" office:value-type="float" office:value="0.275240713302457" calcext:value-type="float">
            <text:p>0.275240713302457</text:p>
          </table:table-cell>
          <table:table-cell table:formula="of:=[.L296]+[.B$102]" office:value-type="float" office:value="0.242662993331396" calcext:value-type="float">
            <text:p>0.242662993331396</text:p>
          </table:table-cell>
          <table:table-cell table:formula="of:=[.M296]+[.C$102]" office:value-type="float" office:value="0.0145900003773302" calcext:value-type="float">
            <text:p>0.0145900003773302</text:p>
          </table:table-cell>
          <table:table-cell table:number-columns-repeated="2"/>
          <table:table-cell office:value-type="float" office:value="0.241277711990343" calcext:value-type="float">
            <text:p>0.241277711990343</text:p>
          </table:table-cell>
          <table:table-cell office:value-type="float" office:value="0.244180648471588" calcext:value-type="float">
            <text:p>0.244180648471588</text:p>
          </table:table-cell>
          <table:table-cell office:value-type="float" office:value="0.0379116471852469" calcext:value-type="float">
            <text:p>0.0379116471852469</text:p>
          </table:table-cell>
          <table:table-cell table:number-columns-repeated="2"/>
          <table:table-cell office:value-type="string" calcext:value-type="string">
            <text:p>W3 ^ 2</text:p>
          </table:table-cell>
          <table:table-cell table:number-columns-repeated="16368"/>
        </table:table-row>
        <table:table-row table:style-name="ro1">
          <table:table-cell table:formula="of:=MAX(0; [.F291])" office:value-type="float" office:value="0" calcext:value-type="float">
            <text:p>0</text:p>
          </table:table-cell>
          <table:table-cell table:formula="of:=MAX(0; [.G291])" office:value-type="float" office:value="0" calcext:value-type="float">
            <text:p>0</text:p>
          </table:table-cell>
          <table:table-cell table:formula="of:=MAX(0; [.H291])" office:value-type="float" office:value="0" calcext:value-type="float">
            <text:p>0</text:p>
          </table:table-cell>
          <table:table-cell table:number-columns-repeated="2"/>
          <table:table-cell table:formula="of:=[.K297]+[.A$102]" office:value-type="float" office:value="1.15221554490624" calcext:value-type="float">
            <text:p>1.15221554490624</text:p>
          </table:table-cell>
          <table:table-cell table:formula="of:=[.L297]+[.B$102]" office:value-type="float" office:value="1.12278274827814" calcext:value-type="float">
            <text:p>1.12278274827814</text:p>
          </table:table-cell>
          <table:table-cell table:formula="of:=[.M297]+[.C$102]" office:value-type="float" office:value="0.663720916621948" calcext:value-type="float">
            <text:p>0.663720916621948</text:p>
          </table:table-cell>
          <table:table-cell table:number-columns-repeated="2"/>
          <table:table-cell office:value-type="float" office:value="1.11825254359412" calcext:value-type="float">
            <text:p>1.11825254359412</text:p>
          </table:table-cell>
          <table:table-cell office:value-type="float" office:value="1.12430040341833" calcext:value-type="float">
            <text:p>1.12430040341833</text:p>
          </table:table-cell>
          <table:table-cell office:value-type="float" office:value="0.687042563429865" calcext:value-type="float">
            <text:p>0.687042563429865</text:p>
          </table:table-cell>
          <table:table-cell table:number-columns-repeated="2"/>
          <table:table-cell table:formula="of:=POWER([.A288];2)" office:value-type="float" office:value="0.760528638877369" calcext:value-type="float">
            <text:p>0.760528638877369</text:p>
          </table:table-cell>
          <table:table-cell table:formula="of:=POWER([.B288];2)" office:value-type="float" office:value="0.857830212177617" calcext:value-type="float">
            <text:p>0.857830212177617</text:p>
          </table:table-cell>
          <table:table-cell table:formula="of:=POWER([.C288];2)" office:value-type="float" office:value="0.000287471336523272" calcext:value-type="float">
            <text:p>0.000287471336523272</text:p>
          </table:table-cell>
          <table:table-cell table:number-columns-repeated="16366"/>
        </table:table-row>
        <table:table-row table:style-name="ro1">
          <table:table-cell table:formula="of:=MAX(0; [.F292])" office:value-type="float" office:value="0.209143962474083" calcext:value-type="float">
            <text:p>0.209143962474083</text:p>
          </table:table-cell>
          <table:table-cell table:formula="of:=MAX(0; [.G292])" office:value-type="float" office:value="0.455631815692179" calcext:value-type="float">
            <text:p>0.455631815692179</text:p>
          </table:table-cell>
          <table:table-cell table:formula="of:=MAX(0; [.H292])" office:value-type="float" office:value="0.210481145821687" calcext:value-type="float">
            <text:p>0.210481145821687</text:p>
          </table:table-cell>
          <table:table-cell table:number-columns-repeated="2"/>
          <table:table-cell table:formula="of:=[.K298]+[.A$102]" office:value-type="float" office:value="0.0339630013121138" calcext:value-type="float">
            <text:p>0.0339630013121138</text:p>
          </table:table-cell>
          <table:table-cell table:formula="of:=[.L298]+[.B$102]" office:value-type="float" office:value="-0.00151765514019125" calcext:value-type="float">
            <text:p>-0.00151765514019125</text:p>
          </table:table-cell>
          <table:table-cell table:formula="of:=[.M298]+[.C$102]" office:value-type="float" office:value="-0.0233216468079167" calcext:value-type="float">
            <text:p>-0.02332164680791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POWER([.A289];2)" office:value-type="float" office:value="0.509765363022659" calcext:value-type="float">
            <text:p>0.509765363022659</text:p>
          </table:table-cell>
          <table:table-cell table:formula="of:=POWER([.B289];2)" office:value-type="float" office:value="0.0580903068985574" calcext:value-type="float">
            <text:p>0.0580903068985574</text:p>
          </table:table-cell>
          <table:table-cell table:formula="of:=POWER([.C289];2)" office:value-type="float" office:value="0.252335505894453" calcext:value-type="float">
            <text:p>0.252335505894453</text:p>
          </table:table-cell>
          <table:table-cell table:number-columns-repeated="16366"/>
        </table:table-row>
        <table:table-row table:style-name="ro1">
          <table:table-cell table:formula="of:=MAX(0; [.F293])" office:value-type="float" office:value="0.124829965432725" calcext:value-type="float">
            <text:p>0.124829965432725</text:p>
          </table:table-cell>
          <table:table-cell table:formula="of:=MAX(0; [.G293])" office:value-type="float" office:value="0.512022265459054" calcext:value-type="float">
            <text:p>0.512022265459054</text:p>
          </table:table-cell>
          <table:table-cell table:formula="of:=MAX(0; [.H293])" office:value-type="float" office:value="0.200544606841437" calcext:value-type="float">
            <text:p>0.200544606841437</text:p>
          </table:table-cell>
          <table:table-cell table:number-columns-repeated="2"/>
          <table:table-cell table:formula="of:=[.K299]+[.A$102]" office:value-type="float" office:value="0.59876536457165" calcext:value-type="float">
            <text:p>0.59876536457165</text:p>
          </table:table-cell>
          <table:table-cell table:formula="of:=[.L299]+[.B$102]" office:value-type="float" office:value="0.555616322397516" calcext:value-type="float">
            <text:p>0.555616322397516</text:p>
          </table:table-cell>
          <table:table-cell table:formula="of:=[.M299]+[.C$102]" office:value-type="float" office:value="0.343210522146702" calcext:value-type="float">
            <text:p>0.343210522146702</text:p>
          </table:table-cell>
          <table:table-cell table:number-columns-repeated="2"/>
          <table:table-cell office:value-type="float" office:value="0.564802363259536" calcext:value-type="float">
            <text:p>0.564802363259536</text:p>
          </table:table-cell>
          <table:table-cell office:value-type="float" office:value="0.557133977537707" calcext:value-type="float">
            <text:p>0.557133977537707</text:p>
          </table:table-cell>
          <table:table-cell office:value-type="float" office:value="0.366532168954619" calcext:value-type="float">
            <text:p>0.366532168954619</text:p>
          </table:table-cell>
          <table:table-cell table:number-columns-repeated="2"/>
          <table:table-cell table:formula="of:=POWER([.A290];2)" office:value-type="float" office:value="0.0753836773683283" calcext:value-type="float">
            <text:p>0.0753836773683283</text:p>
          </table:table-cell>
          <table:table-cell table:formula="of:=POWER([.B290];2)" office:value-type="float" office:value="1.00285411061021" calcext:value-type="float">
            <text:p>1.00285411061021</text:p>
          </table:table-cell>
          <table:table-cell table:formula="of:=POWER([.C290];2)" office:value-type="float" office:value="0.882321735442783" calcext:value-type="float">
            <text:p>0.882321735442783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300]+[.A$102]" office:value-type="float" office:value="0.598856197701982" calcext:value-type="float">
            <text:p>0.598856197701982</text:p>
          </table:table-cell>
          <table:table-cell table:formula="of:=[.L300]+[.B$102]" office:value-type="float" office:value="0.577827458701791" calcext:value-type="float">
            <text:p>0.577827458701791</text:p>
          </table:table-cell>
          <table:table-cell table:formula="of:=[.M300]+[.C$102]" office:value-type="float" office:value="0.273157186301523" calcext:value-type="float">
            <text:p>0.273157186301523</text:p>
          </table:table-cell>
          <table:table-cell table:number-columns-repeated="2"/>
          <table:table-cell office:value-type="float" office:value="0.564893196389868" calcext:value-type="float">
            <text:p>0.564893196389868</text:p>
          </table:table-cell>
          <table:table-cell office:value-type="float" office:value="0.579345113841982" calcext:value-type="float">
            <text:p>0.579345113841982</text:p>
          </table:table-cell>
          <table:table-cell office:value-type="float" office:value="0.29647883310944" calcext:value-type="float">
            <text:p>0.29647883310944</text:p>
          </table:table-cell>
          <table:table-cell table:number-columns-repeated="16371"/>
        </table:table-row>
        <table:table-row table:style-name="ro1">
          <table:table-cell table:formula="of:=MAX(0;[.F295])" office:value-type="float" office:value="0.671830718345849" calcext:value-type="float">
            <text:p>0.671830718345849</text:p>
          </table:table-cell>
          <table:table-cell table:formula="of:=MAX(0;[.G295])" office:value-type="float" office:value="0.589528915934372" calcext:value-type="float">
            <text:p>0.589528915934372</text:p>
          </table:table-cell>
          <table:table-cell table:formula="of:=MAX(0;[.H295])" office:value-type="float" office:value="0.515362753813724" calcext:value-type="float">
            <text:p>0.515362753813724</text:p>
          </table:table-cell>
          <table:table-cell office:value-type="string" calcext:value-type="string">
            <text:p>y2</text:p>
          </table:table-cell>
          <table:table-cell table:number-columns-repeated="16380"/>
        </table:table-row>
        <table:table-row table:style-name="ro1">
          <table:table-cell table:formula="of:=MAX(0;[.F296])" office:value-type="float" office:value="0.275240713302457" calcext:value-type="float">
            <text:p>0.275240713302457</text:p>
          </table:table-cell>
          <table:table-cell table:formula="of:=MAX(0;[.G296])" office:value-type="float" office:value="0.242662993331396" calcext:value-type="float">
            <text:p>0.242662993331396</text:p>
          </table:table-cell>
          <table:table-cell table:formula="of:=MAX(0;[.H296])" office:value-type="float" office:value="0.0145900003773302" calcext:value-type="float">
            <text:p>0.0145900003773302</text:p>
          </table:table-cell>
          <table:table-cell table:number-columns-repeated="2"/>
          <table:table-cell table:formula="of:=[.K302]+[.A$108]" office:value-type="float" office:value="1.14733058784325" calcext:value-type="float">
            <text:p>1.14733058784325</text:p>
          </table:table-cell>
          <table:table-cell table:formula="of:=[.L302]+[.B$108]" office:value-type="float" office:value="1.25928268995152" calcext:value-type="float">
            <text:p>1.25928268995152</text:p>
          </table:table-cell>
          <table:table-cell table:formula="of:=[.M302]+[.C$108]" office:value-type="float" office:value="0.813736965904621" calcext:value-type="float">
            <text:p>0.813736965904621</text:p>
          </table:table-cell>
          <table:table-cell table:number-columns-repeated="2"/>
          <table:table-cell table:number-matrix-columns-spanned="3" table:number-matrix-rows-spanned="6" table:formula="of:=MMULT([.A301:.C306];[.A288:.C290])" office:value-type="float" office:value="1.14830155159426" calcext:value-type="float">
            <text:p>1.14830155159426</text:p>
          </table:table-cell>
          <table:table-cell office:value-type="float" office:value="1.28042925817565" calcext:value-type="float">
            <text:p>1.28042925817565</text:p>
          </table:table-cell>
          <table:table-cell office:value-type="float" office:value="0.791619433929474" calcext:value-type="float">
            <text:p>0.791619433929474</text:p>
          </table:table-cell>
          <table:table-cell table:number-columns-repeated="16371"/>
        </table:table-row>
        <table:table-row table:style-name="ro1">
          <table:table-cell table:formula="of:=MAX(0;[.F297])" office:value-type="float" office:value="1.15221554490624" calcext:value-type="float">
            <text:p>1.15221554490624</text:p>
          </table:table-cell>
          <table:table-cell table:formula="of:=MAX(0;[.G297])" office:value-type="float" office:value="1.12278274827814" calcext:value-type="float">
            <text:p>1.12278274827814</text:p>
          </table:table-cell>
          <table:table-cell table:formula="of:=MAX(0;[.H297])" office:value-type="float" office:value="0.663720916621948" calcext:value-type="float">
            <text:p>0.663720916621948</text:p>
          </table:table-cell>
          <table:table-cell table:number-columns-repeated="2"/>
          <table:table-cell table:formula="of:=[.K303]+[.A$108]" office:value-type="float" office:value="0.416323778601991" calcext:value-type="float">
            <text:p>0.416323778601991</text:p>
          </table:table-cell>
          <table:table-cell table:formula="of:=[.L303]+[.B$108]" office:value-type="float" office:value="0.306876242242742" calcext:value-type="float">
            <text:p>0.306876242242742</text:p>
          </table:table-cell>
          <table:table-cell table:formula="of:=[.M303]+[.C$108]" office:value-type="float" office:value="0.16238582933336" calcext:value-type="float">
            <text:p>0.16238582933336</text:p>
          </table:table-cell>
          <table:table-cell table:number-columns-repeated="2"/>
          <table:table-cell office:value-type="float" office:value="0.417294742353006" calcext:value-type="float">
            <text:p>0.417294742353006</text:p>
          </table:table-cell>
          <table:table-cell office:value-type="float" office:value="0.328022810466875" calcext:value-type="float">
            <text:p>0.328022810466875</text:p>
          </table:table-cell>
          <table:table-cell office:value-type="float" office:value="0.140268297358212" calcext:value-type="float">
            <text:p>0.140268297358212</text:p>
          </table:table-cell>
          <table:table-cell table:number-columns-repeated="16371"/>
        </table:table-row>
        <table:table-row table:style-name="ro1">
          <table:table-cell table:formula="of:=MAX(0;[.F298])" office:value-type="float" office:value="0.0339630013121138" calcext:value-type="float">
            <text:p>0.0339630013121138</text:p>
          </table:table-cell>
          <table:table-cell table:formula="of:=MAX(0;[.G298])" office:value-type="float" office:value="0" calcext:value-type="float">
            <text:p>0</text:p>
          </table:table-cell>
          <table:table-cell table:formula="of:=MAX(0;[.H298])" office:value-type="float" office:value="0" calcext:value-type="float">
            <text:p>0</text:p>
          </table:table-cell>
          <table:table-cell table:number-columns-repeated="2"/>
          <table:table-cell table:formula="of:=[.K304]+[.A$108]" office:value-type="float" office:value="1.98773113881806" calcext:value-type="float">
            <text:p>1.98773113881806</text:p>
          </table:table-cell>
          <table:table-cell table:formula="of:=[.L304]+[.B$108]" office:value-type="float" office:value="1.98130510491272" calcext:value-type="float">
            <text:p>1.98130510491272</text:p>
          </table:table-cell>
          <table:table-cell table:formula="of:=[.M304]+[.C$108]" office:value-type="float" office:value="1.22910708302292" calcext:value-type="float">
            <text:p>1.22910708302292</text:p>
          </table:table-cell>
          <table:table-cell table:number-columns-repeated="2"/>
          <table:table-cell office:value-type="float" office:value="1.98870210256908" calcext:value-type="float">
            <text:p>1.98870210256908</text:p>
          </table:table-cell>
          <table:table-cell office:value-type="float" office:value="2.00245167313686" calcext:value-type="float">
            <text:p>2.00245167313686</text:p>
          </table:table-cell>
          <table:table-cell office:value-type="float" office:value="1.20698955104777" calcext:value-type="float">
            <text:p>1.20698955104777</text:p>
          </table:table-cell>
          <table:table-cell table:number-columns-repeated="16371"/>
        </table:table-row>
        <table:table-row table:style-name="ro1">
          <table:table-cell table:formula="of:=MAX(0;[.F299])" office:value-type="float" office:value="0.59876536457165" calcext:value-type="float">
            <text:p>0.59876536457165</text:p>
          </table:table-cell>
          <table:table-cell table:formula="of:=MAX(0;[.G299])" office:value-type="float" office:value="0.555616322397516" calcext:value-type="float">
            <text:p>0.555616322397516</text:p>
          </table:table-cell>
          <table:table-cell table:formula="of:=MAX(0;[.H299])" office:value-type="float" office:value="0.343210522146702" calcext:value-type="float">
            <text:p>0.343210522146702</text:p>
          </table:table-cell>
          <table:table-cell table:number-columns-repeated="2"/>
          <table:table-cell table:formula="of:=[.K305]+[.A$108]" office:value-type="float" office:value="0.0286475899853497" calcext:value-type="float">
            <text:p>0.0286475899853497</text:p>
          </table:table-cell>
          <table:table-cell table:formula="of:=[.L305]+[.B$108]" office:value-type="float" office:value="0.0103096660592103" calcext:value-type="float">
            <text:p>0.0103096660592103</text:p>
          </table:table-cell>
          <table:table-cell table:formula="of:=[.M305]+[.C$108]" office:value-type="float" office:value="0.0226933739728411" calcext:value-type="float">
            <text:p>0.0226933739728411</text:p>
          </table:table-cell>
          <table:table-cell table:number-columns-repeated="2"/>
          <table:table-cell office:value-type="float" office:value="0.0296185537363642" calcext:value-type="float">
            <text:p>0.0296185537363642</text:p>
          </table:table-cell>
          <table:table-cell office:value-type="float" office:value="0.0314562342833432" calcext:value-type="float">
            <text:p>0.0314562342833432</text:p>
          </table:table-cell>
          <table:table-cell office:value-type="float" office:value="0.00057584199769366" calcext:value-type="float">
            <text:p>0.00057584199769366</text:p>
          </table:table-cell>
          <table:table-cell table:number-columns-repeated="16371"/>
        </table:table-row>
        <table:table-row table:style-name="ro1">
          <table:table-cell table:formula="of:=MAX(0;[.F300])" office:value-type="float" office:value="0.598856197701982" calcext:value-type="float">
            <text:p>0.598856197701982</text:p>
          </table:table-cell>
          <table:table-cell table:formula="of:=MAX(0;[.G300])" office:value-type="float" office:value="0.577827458701791" calcext:value-type="float">
            <text:p>0.577827458701791</text:p>
          </table:table-cell>
          <table:table-cell table:formula="of:=MAX(0;[.H300])" office:value-type="float" office:value="0.273157186301523" calcext:value-type="float">
            <text:p>0.273157186301523</text:p>
          </table:table-cell>
          <table:table-cell table:number-columns-repeated="2"/>
          <table:table-cell table:formula="of:=[.K306]+[.A$108]" office:value-type="float" office:value="1.01213240736706" calcext:value-type="float">
            <text:p>1.01213240736706</text:p>
          </table:table-cell>
          <table:table-cell table:formula="of:=[.L306]+[.B$108]" office:value-type="float" office:value="1.01103888216189" calcext:value-type="float">
            <text:p>1.01103888216189</text:p>
          </table:table-cell>
          <table:table-cell table:formula="of:=[.M306]+[.C$108]" office:value-type="float" office:value="0.633756824316283" calcext:value-type="float">
            <text:p>0.633756824316283</text:p>
          </table:table-cell>
          <table:table-cell table:number-columns-repeated="2"/>
          <table:table-cell office:value-type="float" office:value="1.01310337111807" calcext:value-type="float">
            <text:p>1.01310337111807</text:p>
          </table:table-cell>
          <table:table-cell office:value-type="float" office:value="1.03218545038602" calcext:value-type="float">
            <text:p>1.03218545038602</text:p>
          </table:table-cell>
          <table:table-cell office:value-type="float" office:value="0.611639292341136" calcext:value-type="float">
            <text:p>0.611639292341136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307]+[.A$108]" office:value-type="float" office:value="1.00883599056991" calcext:value-type="float">
            <text:p>1.00883599056991</text:p>
          </table:table-cell>
          <table:table-cell table:formula="of:=[.L307]+[.B$108]" office:value-type="float" office:value="0.946323089116628" calcext:value-type="float">
            <text:p>0.946323089116628</text:p>
          </table:table-cell>
          <table:table-cell table:formula="of:=[.M307]+[.C$108]" office:value-type="float" office:value="0.579113198958034" calcext:value-type="float">
            <text:p>0.579113198958034</text:p>
          </table:table-cell>
          <table:table-cell table:number-columns-repeated="2"/>
          <table:table-cell office:value-type="float" office:value="1.00980695432092" calcext:value-type="float">
            <text:p>1.00980695432092</text:p>
          </table:table-cell>
          <table:table-cell office:value-type="float" office:value="0.96746965734076" calcext:value-type="float">
            <text:p>0.96746965734076</text:p>
          </table:table-cell>
          <table:table-cell office:value-type="float" office:value="0.556995666982887" calcext:value-type="float">
            <text:p>0.556995666982887</text:p>
          </table:table-cell>
          <table:table-cell table:number-columns-repeated="16371"/>
        </table:table-row>
        <table:table-row table:style-name="ro1">
          <table:table-cell table:formula="of:=MAX(0;[.F302])" office:value-type="float" office:value="1.14733058784325" calcext:value-type="float">
            <text:p>1.14733058784325</text:p>
          </table:table-cell>
          <table:table-cell table:formula="of:=MAX(0;[.G302])" office:value-type="float" office:value="1.25928268995152" calcext:value-type="float">
            <text:p>1.25928268995152</text:p>
          </table:table-cell>
          <table:table-cell table:formula="of:=MAX(0;[.H302])" office:value-type="float" office:value="0.813736965904621" calcext:value-type="float">
            <text:p>0.813736965904621</text:p>
          </table:table-cell>
          <table:table-cell office:value-type="string" calcext:value-type="string">
            <text:p>y3</text:p>
          </table:table-cell>
          <table:table-cell table:number-columns-repeated="16380"/>
        </table:table-row>
        <table:table-row table:style-name="ro1">
          <table:table-cell table:formula="of:=MAX(0;[.F303])" office:value-type="float" office:value="0.416323778601991" calcext:value-type="float">
            <text:p>0.416323778601991</text:p>
          </table:table-cell>
          <table:table-cell table:formula="of:=MAX(0;[.G303])" office:value-type="float" office:value="0.306876242242742" calcext:value-type="float">
            <text:p>0.306876242242742</text:p>
          </table:table-cell>
          <table:table-cell table:formula="of:=MAX(0;[.H303])" office:value-type="float" office:value="0.16238582933336" calcext:value-type="float">
            <text:p>0.16238582933336</text:p>
          </table:table-cell>
          <table:table-cell table:number-columns-repeated="16381"/>
        </table:table-row>
        <table:table-row table:style-name="ro1">
          <table:table-cell table:formula="of:=MAX(0;[.F304])" office:value-type="float" office:value="1.98773113881806" calcext:value-type="float">
            <text:p>1.98773113881806</text:p>
          </table:table-cell>
          <table:table-cell table:formula="of:=MAX(0;[.G304])" office:value-type="float" office:value="1.98130510491272" calcext:value-type="float">
            <text:p>1.98130510491272</text:p>
          </table:table-cell>
          <table:table-cell table:formula="of:=MAX(0;[.H304])" office:value-type="float" office:value="1.22910708302292" calcext:value-type="float">
            <text:p>1.22910708302292</text:p>
          </table:table-cell>
          <table:table-cell table:number-columns-repeated="16381"/>
        </table:table-row>
        <table:table-row table:style-name="ro1">
          <table:table-cell table:formula="of:=MAX(0;[.F305])" office:value-type="float" office:value="0.0286475899853497" calcext:value-type="float">
            <text:p>0.0286475899853497</text:p>
          </table:table-cell>
          <table:table-cell table:formula="of:=MAX(0;[.G305])" office:value-type="float" office:value="0.0103096660592103" calcext:value-type="float">
            <text:p>0.0103096660592103</text:p>
          </table:table-cell>
          <table:table-cell table:formula="of:=MAX(0;[.H305])" office:value-type="float" office:value="0.0226933739728411" calcext:value-type="float">
            <text:p>0.0226933739728411</text:p>
          </table:table-cell>
          <table:table-cell table:number-columns-repeated="16381"/>
        </table:table-row>
        <table:table-row table:style-name="ro1">
          <table:table-cell table:formula="of:=MAX(0;[.F306])" office:value-type="float" office:value="1.01213240736706" calcext:value-type="float">
            <text:p>1.01213240736706</text:p>
          </table:table-cell>
          <table:table-cell table:formula="of:=MAX(0;[.G306])" office:value-type="float" office:value="1.01103888216189" calcext:value-type="float">
            <text:p>1.01103888216189</text:p>
          </table:table-cell>
          <table:table-cell table:formula="of:=MAX(0;[.H306])" office:value-type="float" office:value="0.633756824316283" calcext:value-type="float">
            <text:p>0.633756824316283</text:p>
          </table:table-cell>
          <table:table-cell table:number-columns-repeated="16381"/>
        </table:table-row>
        <table:table-row table:style-name="ro1">
          <table:table-cell table:formula="of:=MAX(0;[.F307])" office:value-type="float" office:value="1.00883599056991" calcext:value-type="float">
            <text:p>1.00883599056991</text:p>
          </table:table-cell>
          <table:table-cell table:formula="of:=MAX(0;[.G307])" office:value-type="float" office:value="0.946323089116628" calcext:value-type="float">
            <text:p>0.946323089116628</text:p>
          </table:table-cell>
          <table:table-cell table:formula="of:=MAX(0;[.H307])" office:value-type="float" office:value="0.579113198958034" calcext:value-type="float">
            <text:p>0.579113198958034</text:p>
          </table:table-cell>
          <table:table-cell table:number-columns-repeated="16381"/>
        </table:table-row>
        <table:table-row table:style-name="ro1">
          <table:table-cell table:number-columns-repeated="5"/>
          <table:table-cell office:value-type="string" calcext:value-type="string">
            <text:p>Correct probs</text:p>
          </table:table-cell>
          <table:table-cell table:formula="of:=INDEX([.A322:.C327];1;[.M277]+1)" office:value-type="float" office:value="0.394545528082054" calcext:value-type="float">
            <text:p>0.394545528082054</text:p>
          </table:table-cell>
          <table:table-cell/>
          <table:table-cell office:value-type="string" calcext:value-type="string">
            <text:p>correct logprob</text:p>
          </table:table-cell>
          <table:table-cell table:formula="of:=-LN([.G314])" office:value-type="float" office:value="0.930020738302989" calcext:value-type="float">
            <text:p>0.930020738302989</text:p>
          </table:table-cell>
          <table:table-cell/>
          <table:table-cell office:value-type="string" calcext:value-type="string">
            <text:p>Data Loss</text:p>
          </table:table-cell>
          <table:table-cell table:formula="of:=AVERAGE([.J314:.J319])" office:value-type="float" office:value="1.04835873386269" calcext:value-type="float">
            <text:p>1.04835873386269</text:p>
          </table:table-cell>
          <table:table-cell table:number-columns-repeated="16371"/>
        </table:table-row>
        <table:table-row table:style-name="ro1">
          <table:table-cell table:formula="of:=EXP([.A308]-MAX([.$A$124:.$C$129]))" office:value-type="float" office:value="0.459899103246274" calcext:value-type="float">
            <text:p>0.459899103246274</text:p>
          </table:table-cell>
          <table:table-cell table:formula="of:=EXP([.B308]-MAX([.$A$124:.$C$129]))" office:value-type="float" office:value="0.514378423347998" calcext:value-type="float">
            <text:p>0.514378423347998</text:p>
          </table:table-cell>
          <table:table-cell table:formula="of:=EXP([.C308]-MAX([.$A$124:.$C$129]))" office:value-type="float" office:value="0.329446344890143" calcext:value-type="float">
            <text:p>0.329446344890143</text:p>
          </table:table-cell>
          <table:table-cell office:value-type="string" calcext:value-type="string">
            <text:p>exp_scores</text:p>
          </table:table-cell>
          <table:table-cell table:number-columns-repeated="2"/>
          <table:table-cell table:formula="of:=INDEX([.A323:.C328];1;[.M278]+1)" office:value-type="float" office:value="0.374241815515246" calcext:value-type="float">
            <text:p>0.374241815515246</text:p>
          </table:table-cell>
          <table:table-cell table:number-columns-repeated="2"/>
          <table:table-cell table:formula="of:=-LN([.G315])" office:value-type="float" office:value="0.982853124952269" calcext:value-type="float">
            <text:p>0.982853124952269</text:p>
          </table:table-cell>
          <table:table-cell/>
          <table:table-cell office:value-type="string" calcext:value-type="string">
            <text:p>reg loss</text:p>
          </table:table-cell>
          <table:table-cell table:formula="of:=0.5*[.Q277]*SUM([.P288:.R289])+0.5*[.Q277]*SUM([.P292:.R294])+0.5*[.Q277]*SUM([.P297:.R299])" office:value-type="float" office:value="0.00507736996064718" calcext:value-type="float">
            <text:p>0.00507736996064718</text:p>
          </table:table-cell>
          <table:table-cell table:number-columns-repeated="16371"/>
        </table:table-row>
        <table:table-row table:style-name="ro1">
          <table:table-cell table:formula="of:=EXP([.A309]-MAX([.$A$124:.$C$129]))" office:value-type="float" office:value="0.221406486038928" calcext:value-type="float">
            <text:p>0.221406486038928</text:p>
          </table:table-cell>
          <table:table-cell table:formula="of:=EXP([.B309]-MAX([.$A$124:.$C$129]))" office:value-type="float" office:value="0.198453095809594" calcext:value-type="float">
            <text:p>0.198453095809594</text:p>
          </table:table-cell>
          <table:table-cell table:formula="of:=EXP([.C309]-MAX([.$A$124:.$C$129]))" office:value-type="float" office:value="0.17175385326188" calcext:value-type="float">
            <text:p>0.17175385326188</text:p>
          </table:table-cell>
          <table:table-cell table:number-columns-repeated="3"/>
          <table:table-cell table:formula="of:=INDEX([.A324:.C329];1;[.M279]+1)" office:value-type="float" office:value="0.406189528758339" calcext:value-type="float">
            <text:p>0.406189528758339</text:p>
          </table:table-cell>
          <table:table-cell table:number-columns-repeated="2"/>
          <table:table-cell table:formula="of:=-LN([.G316])" office:value-type="float" office:value="0.900935408704956" calcext:value-type="float">
            <text:p>0.900935408704956</text:p>
          </table:table-cell>
          <table:table-cell table:number-columns-repeated="16374"/>
        </table:table-row>
        <table:table-row table:style-name="ro1">
          <table:table-cell table:formula="of:=EXP([.A310]-MAX([.$A$124:.$C$129]))" office:value-type="float" office:value="1.0657218858698" calcext:value-type="float">
            <text:p>1.0657218858698</text:p>
          </table:table-cell>
          <table:table-cell table:formula="of:=EXP([.B310]-MAX([.$A$124:.$C$129]))" office:value-type="float" office:value="1.05889547775328" calcext:value-type="float">
            <text:p>1.05889547775328</text:p>
          </table:table-cell>
          <table:table-cell table:formula="of:=EXP([.C310]-MAX([.$A$124:.$C$129]))" office:value-type="float" office:value="0.499088592381133" calcext:value-type="float">
            <text:p>0.499088592381133</text:p>
          </table:table-cell>
          <table:table-cell table:number-columns-repeated="3"/>
          <table:table-cell table:formula="of:=INDEX([.A325:.C330];1;[.M280]+1)" office:value-type="float" office:value="0.334038752780962" calcext:value-type="float">
            <text:p>0.334038752780962</text:p>
          </table:table-cell>
          <table:table-cell table:number-columns-repeated="2"/>
          <table:table-cell table:formula="of:=-LN([.G317])" office:value-type="float" office:value="1.09649826644566" calcext:value-type="float">
            <text:p>1.09649826644566</text:p>
          </table:table-cell>
          <table:table-cell/>
          <table:table-cell office:value-type="string" calcext:value-type="string">
            <text:p>Loss</text:p>
          </table:table-cell>
          <table:table-cell table:formula="of:=[.M314]+[.M315]" office:value-type="float" office:value="1.05343610382333" calcext:value-type="float">
            <text:p>1.05343610382333</text:p>
          </table:table-cell>
          <table:table-cell table:number-columns-repeated="16371"/>
        </table:table-row>
        <table:table-row table:style-name="ro1">
          <table:table-cell table:formula="of:=EXP([.A311]-MAX([.$A$124:.$C$129]))" office:value-type="float" office:value="0.15025353893736" calcext:value-type="float">
            <text:p>0.15025353893736</text:p>
          </table:table-cell>
          <table:table-cell table:formula="of:=EXP([.B311]-MAX([.$A$124:.$C$129]))" office:value-type="float" office:value="0.147523310837828" calcext:value-type="float">
            <text:p>0.147523310837828</text:p>
          </table:table-cell>
          <table:table-cell table:formula="of:=EXP([.C311]-MAX([.$A$124:.$C$129]))" office:value-type="float" office:value="0.149361555077441" calcext:value-type="float">
            <text:p>0.149361555077441</text:p>
          </table:table-cell>
          <table:table-cell table:number-columns-repeated="3"/>
          <table:table-cell table:formula="of:=INDEX([.A326:.C331];1;[.M281]+1)" office:value-type="float" office:value="0.255217491669893" calcext:value-type="float">
            <text:p>0.255217491669893</text:p>
          </table:table-cell>
          <table:table-cell table:number-columns-repeated="2"/>
          <table:table-cell table:formula="of:=-LN([.G318])" office:value-type="float" office:value="1.36563918883411" calcext:value-type="float">
            <text:p>1.36563918883411</text:p>
          </table:table-cell>
          <table:table-cell table:number-columns-repeated="16374"/>
        </table:table-row>
        <table:table-row table:style-name="ro1">
          <table:table-cell table:formula="of:=EXP([.A312]-MAX([.$A$124:.$C$129]))" office:value-type="float" office:value="0.40174153905799" calcext:value-type="float">
            <text:p>0.40174153905799</text:p>
          </table:table-cell>
          <table:table-cell table:formula="of:=EXP([.B312]-MAX([.$A$124:.$C$129]))" office:value-type="float" office:value="0.401302464672276" calcext:value-type="float">
            <text:p>0.401302464672276</text:p>
          </table:table-cell>
          <table:table-cell table:formula="of:=EXP([.C312]-MAX([.$A$124:.$C$129]))" office:value-type="float" office:value="0.275182182771869" calcext:value-type="float">
            <text:p>0.275182182771869</text:p>
          </table:table-cell>
          <table:table-cell table:number-columns-repeated="3"/>
          <table:table-cell table:formula="of:=INDEX([.A327:.C332];1;[.M282]+1)" office:value-type="float" office:value="0.362690409162625" calcext:value-type="float">
            <text:p>0.362690409162625</text:p>
          </table:table-cell>
          <table:table-cell table:number-columns-repeated="2"/>
          <table:table-cell table:formula="of:=-LN([.G319])" office:value-type="float" office:value="1.01420567593613" calcext:value-type="float">
            <text:p>1.01420567593613</text:p>
          </table:table-cell>
          <table:table-cell table:number-columns-repeated="16374"/>
        </table:table-row>
        <table:table-row table:style-name="ro1">
          <table:table-cell table:formula="of:=EXP([.A313]-MAX([.$A$124:.$C$129]))" office:value-type="float" office:value="0.400419411838938" calcext:value-type="float">
            <text:p>0.400419411838938</text:p>
          </table:table-cell>
          <table:table-cell table:formula="of:=EXP([.B313]-MAX([.$A$124:.$C$129]))" office:value-type="float" office:value="0.376154373116212" calcext:value-type="float">
            <text:p>0.376154373116212</text:p>
          </table:table-cell>
          <table:table-cell table:formula="of:=EXP([.C313]-MAX([.$A$124:.$C$129]))" office:value-type="float" office:value="0.260548685376152" calcext:value-type="float">
            <text:p>0.26054868537615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315]/SUM([.$A315:.$C315])" office:value-type="float" office:value="0.35275805966691" calcext:value-type="float">
            <text:p>0.35275805966691</text:p>
          </table:table-cell>
          <table:table-cell table:formula="of:=[.B315]/SUM([.$A315:.$C315])" office:value-type="float" office:value="0.394545528082054" calcext:value-type="float">
            <text:p>0.394545528082054</text:p>
          </table:table-cell>
          <table:table-cell table:formula="of:=[.C315]/SUM([.$A315:.$C315])" office:value-type="float" office:value="0.252696412251037" calcext:value-type="float">
            <text:p>0.252696412251037</text:p>
          </table:table-cell>
          <table:table-cell office:value-type="string" calcext:value-type="string">
            <text:p>probs</text:p>
          </table:table-cell>
          <table:table-cell table:number-columns-repeated="16380"/>
        </table:table-row>
        <table:table-row table:style-name="ro1">
          <table:table-cell table:formula="of:=[.A316]/SUM([.$A316:.$C316])" office:value-type="float" office:value="0.374241815515246" calcext:value-type="float">
            <text:p>0.374241815515246</text:p>
          </table:table-cell>
          <table:table-cell table:formula="of:=[.B316]/SUM([.$A316:.$C316])" office:value-type="float" office:value="0.335443862549471" calcext:value-type="float">
            <text:p>0.335443862549471</text:p>
          </table:table-cell>
          <table:table-cell table:formula="of:=[.C316]/SUM([.$A316:.$C316])" office:value-type="float" office:value="0.290314321935283" calcext:value-type="float">
            <text:p>0.290314321935283</text:p>
          </table:table-cell>
          <table:table-cell table:number-columns-repeated="16381"/>
        </table:table-row>
        <table:table-row table:style-name="ro1">
          <table:table-cell table:formula="of:=[.A317]/SUM([.$A317:.$C317])" office:value-type="float" office:value="0.406189528758339" calcext:value-type="float">
            <text:p>0.406189528758339</text:p>
          </table:table-cell>
          <table:table-cell table:formula="of:=[.B317]/SUM([.$A317:.$C317])" office:value-type="float" office:value="0.4035877097165" calcext:value-type="float">
            <text:p>0.4035877097165</text:p>
          </table:table-cell>
          <table:table-cell table:formula="of:=[.C317]/SUM([.$A317:.$C317])" office:value-type="float" office:value="0.19022276152516" calcext:value-type="float">
            <text:p>0.19022276152516</text:p>
          </table:table-cell>
          <table:table-cell table:number-columns-repeated="16381"/>
        </table:table-row>
        <table:table-row table:style-name="ro1">
          <table:table-cell table:formula="of:=[.A318]/SUM([.$A318:.$C318])" office:value-type="float" office:value="0.336033624727184" calcext:value-type="float">
            <text:p>0.336033624727184</text:p>
          </table:table-cell>
          <table:table-cell table:formula="of:=[.B318]/SUM([.$A318:.$C318])" office:value-type="float" office:value="0.329927622491853" calcext:value-type="float">
            <text:p>0.329927622491853</text:p>
          </table:table-cell>
          <table:table-cell table:formula="of:=[.C318]/SUM([.$A318:.$C318])" office:value-type="float" office:value="0.334038752780962" calcext:value-type="float">
            <text:p>0.334038752780962</text:p>
          </table:table-cell>
          <table:table-cell table:number-columns-repeated="16381"/>
        </table:table-row>
        <table:table-row table:style-name="ro1">
          <table:table-cell table:formula="of:=[.A319]/SUM([.$A319:.$C319])" office:value-type="float" office:value="0.37259486375607" calcext:value-type="float">
            <text:p>0.37259486375607</text:p>
          </table:table-cell>
          <table:table-cell table:formula="of:=[.B319]/SUM([.$A319:.$C319])" office:value-type="float" office:value="0.372187644574037" calcext:value-type="float">
            <text:p>0.372187644574037</text:p>
          </table:table-cell>
          <table:table-cell table:formula="of:=[.C319]/SUM([.$A319:.$C319])" office:value-type="float" office:value="0.255217491669893" calcext:value-type="float">
            <text:p>0.255217491669893</text:p>
          </table:table-cell>
          <table:table-cell table:number-columns-repeated="16381"/>
        </table:table-row>
        <table:table-row table:style-name="ro1">
          <table:table-cell table:formula="of:=[.A320]/SUM([.$A320:.$C320])" office:value-type="float" office:value="0.386086911906389" calcext:value-type="float">
            <text:p>0.386086911906389</text:p>
          </table:table-cell>
          <table:table-cell table:formula="of:=[.B320]/SUM([.$A320:.$C320])" office:value-type="float" office:value="0.362690409162625" calcext:value-type="float">
            <text:p>0.362690409162625</text:p>
          </table:table-cell>
          <table:table-cell table:formula="of:=[.C320]/SUM([.$A320:.$C320])" office:value-type="float" office:value="0.251222678930986" calcext:value-type="float">
            <text:p>0.25122267893098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322]-[.I277]" office:value-type="float" office:value="0.35275805966691" calcext:value-type="float">
            <text:p>0.35275805966691</text:p>
          </table:table-cell>
          <table:table-cell table:formula="of:=[.B322]-[.J277]" office:value-type="float" office:value="-0.605454471917946" calcext:value-type="float">
            <text:p>-0.605454471917946</text:p>
          </table:table-cell>
          <table:table-cell table:formula="of:=[.C322]-[.K277]" office:value-type="float" office:value="0.252696412251037" calcext:value-type="float">
            <text:p>0.252696412251037</text:p>
          </table:table-cell>
          <table:table-cell office:value-type="string" calcext:value-type="string">
            <text:p>dscore</text:p>
          </table:table-cell>
          <table:table-cell table:number-columns-repeated="16380"/>
        </table:table-row>
        <table:table-row table:style-name="ro1">
          <table:table-cell table:formula="of:=[.A323]-[.I278]" office:value-type="float" office:value="-0.625758184484754" calcext:value-type="float">
            <text:p>-0.625758184484754</text:p>
          </table:table-cell>
          <table:table-cell table:formula="of:=[.B323]-[.J278]" office:value-type="float" office:value="0.335443862549471" calcext:value-type="float">
            <text:p>0.335443862549471</text:p>
          </table:table-cell>
          <table:table-cell table:formula="of:=[.C323]-[.K278]" office:value-type="float" office:value="0.290314321935283" calcext:value-type="float">
            <text:p>0.290314321935283</text:p>
          </table:table-cell>
          <table:table-cell table:number-columns-repeated="16381"/>
        </table:table-row>
        <table:table-row table:style-name="ro1">
          <table:table-cell table:formula="of:=[.A324]-[.I279]" office:value-type="float" office:value="-0.593810471241661" calcext:value-type="float">
            <text:p>-0.593810471241661</text:p>
          </table:table-cell>
          <table:table-cell table:formula="of:=[.B324]-[.J279]" office:value-type="float" office:value="0.4035877097165" calcext:value-type="float">
            <text:p>0.4035877097165</text:p>
          </table:table-cell>
          <table:table-cell table:formula="of:=[.C324]-[.K279]" office:value-type="float" office:value="0.19022276152516" calcext:value-type="float">
            <text:p>0.19022276152516</text:p>
          </table:table-cell>
          <table:table-cell table:number-columns-repeated="16381"/>
        </table:table-row>
        <table:table-row table:style-name="ro1">
          <table:table-cell table:formula="of:=[.A325]-[.I280]" office:value-type="float" office:value="0.336033624727184" calcext:value-type="float">
            <text:p>0.336033624727184</text:p>
          </table:table-cell>
          <table:table-cell table:formula="of:=[.B325]-[.J280]" office:value-type="float" office:value="0.329927622491853" calcext:value-type="float">
            <text:p>0.329927622491853</text:p>
          </table:table-cell>
          <table:table-cell table:formula="of:=[.C325]-[.K280]" office:value-type="float" office:value="-0.665961247219038" calcext:value-type="float">
            <text:p>-0.665961247219038</text:p>
          </table:table-cell>
          <table:table-cell table:number-columns-repeated="16381"/>
        </table:table-row>
        <table:table-row table:style-name="ro1">
          <table:table-cell table:formula="of:=[.A326]-[.I281]" office:value-type="float" office:value="0.37259486375607" calcext:value-type="float">
            <text:p>0.37259486375607</text:p>
          </table:table-cell>
          <table:table-cell table:formula="of:=[.B326]-[.J281]" office:value-type="float" office:value="0.372187644574037" calcext:value-type="float">
            <text:p>0.372187644574037</text:p>
          </table:table-cell>
          <table:table-cell table:formula="of:=[.C326]-[.K281]" office:value-type="float" office:value="-0.744782508330107" calcext:value-type="float">
            <text:p>-0.744782508330107</text:p>
          </table:table-cell>
          <table:table-cell table:number-columns-repeated="16381"/>
        </table:table-row>
        <table:table-row table:style-name="ro1">
          <table:table-cell table:formula="of:=[.A327]-[.I282]" office:value-type="float" office:value="0.386086911906389" calcext:value-type="float">
            <text:p>0.386086911906389</text:p>
          </table:table-cell>
          <table:table-cell table:formula="of:=[.B327]-[.J282]" office:value-type="float" office:value="-0.637309590837375" calcext:value-type="float">
            <text:p>-0.637309590837375</text:p>
          </table:table-cell>
          <table:table-cell table:formula="of:=[.C327]-[.K282]" office:value-type="float" office:value="0.251222678930986" calcext:value-type="float">
            <text:p>0.25122267893098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F336]+([.$Q$1]*[.A288])" office:value-type="float" office:value="-0.152845851266962" calcext:value-type="float">
            <text:p>-0.152845851266962</text:p>
          </table:table-cell>
          <table:table-cell table:formula="of:=[.G336]+([.$Q$1]*[.B288])" office:value-type="float" office:value="0.00391272395484622" calcext:value-type="float">
            <text:p>0.00391272395484622</text:p>
          </table:table-cell>
          <table:table-cell table:formula="of:=[.H336]+([.$Q$1]*[.C288])" office:value-type="float" office:value="0.150748356462533" calcext:value-type="float">
            <text:p>0.150748356462533</text:p>
          </table:table-cell>
          <table:table-cell office:value-type="string" calcext:value-type="string">
            <text:p>dW3</text:p>
          </table:table-cell>
          <table:table-cell/>
          <table:table-cell table:style-name="Default" table:number-matrix-columns-spanned="3" table:number-matrix-rows-spanned="3" table:formula="of:=MMULT(TRANSPOSE([.A301:.C306]); [.A329:.C334])" office:value-type="float" office:value="-0.153717934198154" calcext:value-type="float">
            <text:p>-0.153717934198154</text:p>
          </table:table-cell>
          <table:table-cell table:style-name="Default" office:value-type="float" office:value="0.00298653271531865" calcext:value-type="float">
            <text:p>0.00298653271531865</text:p>
          </table:table-cell>
          <table:table-cell table:style-name="Default" office:value-type="float" office:value="0.150731401482836" calcext:value-type="float">
            <text:p>0.150731401482836</text:p>
          </table:table-cell>
          <table:table-cell office:value-type="string" calcext:value-type="string">
            <text:p>dW3 before + reg*W</text:p>
          </table:table-cell>
          <table:table-cell table:style-name="Default"/>
          <table:table-cell table:number-columns-repeated="16374"/>
        </table:table-row>
        <table:table-row table:style-name="ro1">
          <table:table-cell table:formula="of:=[.F337]+([.$Q$1]*[.A289])" office:value-type="float" office:value="-0.179782044868739" calcext:value-type="float">
            <text:p>-0.179782044868739</text:p>
          </table:table-cell>
          <table:table-cell table:formula="of:=[.G337]+([.$Q$1]*[.B289])" office:value-type="float" office:value="0.0163877795385937" calcext:value-type="float">
            <text:p>0.0163877795385937</text:p>
          </table:table-cell>
          <table:table-cell table:formula="of:=[.H337]+([.$Q$1]*[.C289])" office:value-type="float" office:value="0.164851593260139" calcext:value-type="float">
            <text:p>0.164851593260139</text:p>
          </table:table-cell>
          <table:table-cell table:number-columns-repeated="2"/>
          <table:table-cell table:style-name="Default" office:value-type="float" office:value="-0.180496023413951" calcext:value-type="float">
            <text:p>-0.180496023413951</text:p>
          </table:table-cell>
          <table:table-cell table:style-name="Default" office:value-type="float" office:value="0.016146760230449" calcext:value-type="float">
            <text:p>0.016146760230449</text:p>
          </table:table-cell>
          <table:table-cell table:style-name="Default" office:value-type="float" office:value="0.164349263183502" calcext:value-type="float">
            <text:p>0.164349263183502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formula="of:=[.F338]+([.$Q$1]*[.A290])" office:value-type="float" office:value="0.0121595757840291" calcext:value-type="float">
            <text:p>0.0121595757840291</text:p>
          </table:table-cell>
          <table:table-cell table:formula="of:=[.G338]+([.$Q$1]*[.B290])" office:value-type="float" office:value="-0.0846105060117027" calcext:value-type="float">
            <text:p>-0.0846105060117027</text:p>
          </table:table-cell>
          <table:table-cell table:formula="of:=[.H338]+([.$Q$1]*[.C290])" office:value-type="float" office:value="0.0746662369731334" calcext:value-type="float">
            <text:p>0.0746662369731334</text:p>
          </table:table-cell>
          <table:table-cell table:number-columns-repeated="2"/>
          <table:table-cell table:style-name="Default" office:value-type="float" office:value="0.0118850149030422" calcext:value-type="float">
            <text:p>0.0118850149030422</text:p>
          </table:table-cell>
          <table:table-cell table:style-name="Default" office:value-type="float" office:value="-0.0856119320502149" calcext:value-type="float">
            <text:p>-0.0856119320502149</text:p>
          </table:table-cell>
          <table:table-cell table:style-name="Default" office:value-type="float" office:value="0.0737269171471727" calcext:value-type="float">
            <text:p>0.0737269171471727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formula="of:=SUM([.A329:.A334])" office:value-type="float" office:value="0.227904804330138" calcext:value-type="float">
            <text:p>0.227904804330138</text:p>
          </table:table-cell>
          <table:table-cell table:formula="of:=SUM([.B329:.B334])" office:value-type="float" office:value="0.19838277657654" calcext:value-type="float">
            <text:p>0.19838277657654</text:p>
          </table:table-cell>
          <table:table-cell table:formula="of:=SUM([.C329:.C334])" office:value-type="float" office:value="-0.426287580906679" calcext:value-type="float">
            <text:p>-0.426287580906679</text:p>
          </table:table-cell>
          <table:table-cell office:value-type="string" calcext:value-type="string">
            <text:p>dB3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formula="of:=IF([.A301]&lt;=0; 0; [.G342])" office:value-type="float" office:value="-0.248847882607879" calcext:value-type="float">
            <text:p>-0.248847882607879</text:p>
          </table:table-cell>
          <table:table-cell table:style-name="Default" table:formula="of:=IF([.B301]&lt;=0; 0; [.H342])" office:value-type="float" office:value="0.232872476449944" calcext:value-type="float">
            <text:p>0.232872476449944</text:p>
          </table:table-cell>
          <table:table-cell table:style-name="Default" table:formula="of:=IF([.C301]&lt;=0; 0; [.I342])" office:value-type="float" office:value="-0.272101559698354" calcext:value-type="float">
            <text:p>-0.272101559698354</text:p>
          </table:table-cell>
          <table:table-cell office:value-type="string" calcext:value-type="string">
            <text:p>dZ2</text:p>
          </table:table-cell>
          <table:table-cell table:number-columns-repeated="2"/>
          <table:table-cell table:number-matrix-columns-spanned="3" table:number-matrix-rows-spanned="6" table:formula="of:=MMULT([.A329:.C334]; TRANSPOSE([.A288:.C290]))" office:value-type="float" office:value="-0.248847882607879" calcext:value-type="float">
            <text:p>-0.248847882607879</text:p>
          </table:table-cell>
          <table:table-cell office:value-type="float" office:value="0.232872476449944" calcext:value-type="float">
            <text:p>0.232872476449944</text:p>
          </table:table-cell>
          <table:table-cell office:value-type="float" office:value="-0.272101559698354" calcext:value-type="float">
            <text:p>-0.272101559698354</text:p>
          </table:table-cell>
          <table:table-cell office:value-type="string" calcext:value-type="string">
            <text:p>dZ2 before ReLu</text:p>
          </table:table-cell>
          <table:table-cell table:number-columns-repeated="16374"/>
        </table:table-row>
        <table:table-row table:style-name="ro1">
          <table:table-cell table:style-name="Default" table:formula="of:=IF([.A302]&lt;=0; 0; [.G343])" office:value-type="float" office:value="-0.230105591462434" calcext:value-type="float">
            <text:p>-0.230105591462434</text:p>
          </table:table-cell>
          <table:table-cell table:style-name="Default" table:formula="of:=IF([.B302]&lt;=0; 0; [.H343])" office:value-type="float" office:value="-0.220095854953032" calcext:value-type="float">
            <text:p>-0.220095854953032</text:p>
          </table:table-cell>
          <table:table-cell table:style-name="Default" table:formula="of:=IF([.C302]&lt;=0; 0; [.I343])" office:value-type="float" office:value="0.436811498353357" calcext:value-type="float">
            <text:p>0.436811498353357</text:p>
          </table:table-cell>
          <table:table-cell table:number-columns-repeated="3"/>
          <table:table-cell office:value-type="float" office:value="-0.230105591462434" calcext:value-type="float">
            <text:p>-0.230105591462434</text:p>
          </table:table-cell>
          <table:table-cell office:value-type="float" office:value="-0.220095854953032" calcext:value-type="float">
            <text:p>-0.220095854953032</text:p>
          </table:table-cell>
          <table:table-cell office:value-type="float" office:value="0.436811498353357" calcext:value-type="float">
            <text:p>0.436811498353357</text:p>
          </table:table-cell>
          <table:table-cell table:number-columns-repeated="16375"/>
        </table:table-row>
        <table:table-row table:style-name="ro1">
          <table:table-cell table:style-name="Default" table:formula="of:=IF([.A303]&lt;=0; 0; [.G344])" office:value-type="float" office:value="-0.140827352153278" calcext:value-type="float">
            <text:p>-0.140827352153278</text:p>
          </table:table-cell>
          <table:table-cell table:style-name="Default" table:formula="of:=IF([.B303]&lt;=0; 0; [.H344])" office:value-type="float" office:value="-0.231140891441936" calcext:value-type="float">
            <text:p>-0.231140891441936</text:p>
          </table:table-cell>
          <table:table-cell table:style-name="Default" table:formula="of:=IF([.C303]&lt;=0; 0; [.I344])" office:value-type="float" office:value="0.419806126459788" calcext:value-type="float">
            <text:p>0.419806126459788</text:p>
          </table:table-cell>
          <table:table-cell table:number-columns-repeated="3"/>
          <table:table-cell office:value-type="float" office:value="-0.140827352153278" calcext:value-type="float">
            <text:p>-0.140827352153278</text:p>
          </table:table-cell>
          <table:table-cell office:value-type="float" office:value="-0.231140891441936" calcext:value-type="float">
            <text:p>-0.231140891441936</text:p>
          </table:table-cell>
          <table:table-cell office:value-type="float" office:value="0.419806126459788" calcext:value-type="float">
            <text:p>0.419806126459788</text:p>
          </table:table-cell>
          <table:table-cell table:number-columns-repeated="16375"/>
        </table:table-row>
        <table:table-row table:style-name="ro1">
          <table:table-cell table:style-name="Default" table:formula="of:=IF([.A304]&lt;=0; 0; [.G345])" office:value-type="float" office:value="0.58733390263591" calcext:value-type="float">
            <text:p>0.58733390263591</text:p>
          </table:table-cell>
          <table:table-cell table:style-name="Default" table:formula="of:=IF([.B304]&lt;=0; 0; [.H345])" office:value-type="float" office:value="0" calcext:value-type="float">
            <text:p>0</text:p>
          </table:table-cell>
          <table:table-cell table:style-name="Default" table:formula="of:=IF([.C304]&lt;=0; 0; [.I345])" office:value-type="float" office:value="0" calcext:value-type="float">
            <text:p>0</text:p>
          </table:table-cell>
          <table:table-cell table:number-columns-repeated="3"/>
          <table:table-cell office:value-type="float" office:value="0.58733390263591" calcext:value-type="float">
            <text:p>0.58733390263591</text:p>
          </table:table-cell>
          <table:table-cell office:value-type="float" office:value="-0.0150926385172655" calcext:value-type="float">
            <text:p>-0.0150926385172655</text:p>
          </table:table-cell>
          <table:table-cell office:value-type="float" office:value="-0.202890802800244" calcext:value-type="float">
            <text:p>-0.202890802800244</text:p>
          </table:table-cell>
          <table:table-cell table:number-columns-repeated="16375"/>
        </table:table-row>
        <table:table-row table:style-name="ro1">
          <table:table-cell table:style-name="Default" table:formula="of:=IF([.A305]&lt;=0; 0; [.G346])" office:value-type="float" office:value="0.657022784489187" calcext:value-type="float">
            <text:p>0.657022784489187</text:p>
          </table:table-cell>
          <table:table-cell table:style-name="Default" table:formula="of:=IF([.B305]&lt;=0; 0; [.H346])" office:value-type="float" office:value="-0.0183975071144283" calcext:value-type="float">
            <text:p>-0.0183975071144283</text:p>
          </table:table-cell>
          <table:table-cell table:style-name="Default" table:formula="of:=IF([.C305]&lt;=0; 0; [.I346])" office:value-type="float" office:value="-0.22457060357015" calcext:value-type="float">
            <text:p>-0.22457060357015</text:p>
          </table:table-cell>
          <table:table-cell table:number-columns-repeated="3"/>
          <table:table-cell office:value-type="float" office:value="0.657022784489187" calcext:value-type="float">
            <text:p>0.657022784489187</text:p>
          </table:table-cell>
          <table:table-cell office:value-type="float" office:value="-0.0183975071144283" calcext:value-type="float">
            <text:p>-0.0183975071144283</text:p>
          </table:table-cell>
          <table:table-cell office:value-type="float" office:value="-0.22457060357015" calcext:value-type="float">
            <text:p>-0.22457060357015</text:p>
          </table:table-cell>
          <table:table-cell table:number-columns-repeated="16375"/>
        </table:table-row>
        <table:table-row table:style-name="ro1">
          <table:table-cell table:style-name="Default" table:formula="of:=IF([.A306]&lt;=0; 0; [.G347])" office:value-type="float" office:value="-0.249311278649395" calcext:value-type="float">
            <text:p>-0.249311278649395</text:p>
          </table:table-cell>
          <table:table-cell table:style-name="Default" table:formula="of:=IF([.B306]&lt;=0; 0; [.H347])" office:value-type="float" office:value="0.248250562591031" calcext:value-type="float">
            <text:p>0.248250562591031</text:p>
          </table:table-cell>
          <table:table-cell table:style-name="Default" table:formula="of:=IF([.C306]&lt;=0; 0; [.I347])" office:value-type="float" office:value="-0.296235613136719" calcext:value-type="float">
            <text:p>-0.296235613136719</text:p>
          </table:table-cell>
          <table:table-cell table:number-columns-repeated="3"/>
          <table:table-cell office:value-type="float" office:value="-0.249311278649395" calcext:value-type="float">
            <text:p>-0.249311278649395</text:p>
          </table:table-cell>
          <table:table-cell office:value-type="float" office:value="0.248250562591031" calcext:value-type="float">
            <text:p>0.248250562591031</text:p>
          </table:table-cell>
          <table:table-cell office:value-type="float" office:value="-0.296235613136719" calcext:value-type="float">
            <text:p>-0.29623561313671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349]+([.$Q$1]*[.A282])" office:value-type="float" office:value="-0.0383399435748958" calcext:value-type="float">
            <text:p>-0.0383399435748958</text:p>
          </table:table-cell>
          <table:table-cell table:formula="of:=[.G349]+([.$Q$1]*[.B282])" office:value-type="float" office:value="0.0355122694008763" calcext:value-type="float">
            <text:p>0.0355122694008763</text:p>
          </table:table-cell>
          <table:table-cell table:formula="of:=[.H349]+([.$Q$1]*[.C282])" office:value-type="float" office:value="-0.0398056480358195" calcext:value-type="float">
            <text:p>-0.0398056480358195</text:p>
          </table:table-cell>
          <table:table-cell office:value-type="string" calcext:value-type="string">
            <text:p>dW2</text:p>
          </table:table-cell>
          <table:table-cell/>
          <table:table-cell table:style-name="Default" table:number-matrix-columns-spanned="3" table:number-matrix-rows-spanned="3" table:formula="of:=MMULT(TRANSPOSE([.A294:.C299]); [.A342:.C347])" office:value-type="float" office:value="-0.0389128978241117" calcext:value-type="float">
            <text:p>-0.0389128978241117</text:p>
          </table:table-cell>
          <table:table-cell table:style-name="Default" office:value-type="float" office:value="0.0352203881166009" calcext:value-type="float">
            <text:p>0.0352203881166009</text:p>
          </table:table-cell>
          <table:table-cell table:style-name="Default" office:value-type="float" office:value="-0.0406607651883599" calcext:value-type="float">
            <text:p>-0.0406607651883599</text:p>
          </table:table-cell>
          <table:table-cell office:value-type="string" calcext:value-type="string">
            <text:p>dW2 before + reg*W</text:p>
          </table:table-cell>
          <table:table-cell table:number-columns-repeated="16375"/>
        </table:table-row>
        <table:table-row table:style-name="ro1">
          <table:table-cell table:formula="of:=[.F350]+([.$Q$1]*[.A283])" office:value-type="float" office:value="-0.125209246029039" calcext:value-type="float">
            <text:p>-0.125209246029039</text:p>
          </table:table-cell>
          <table:table-cell table:formula="of:=[.G350]+([.$Q$1]*[.B283])" office:value-type="float" office:value="-0.0602757881625786" calcext:value-type="float">
            <text:p>-0.0602757881625786</text:p>
          </table:table-cell>
          <table:table-cell table:formula="of:=[.H350]+([.$Q$1]*[.C283])" office:value-type="float" office:value="0.145545970746569" calcext:value-type="float">
            <text:p>0.145545970746569</text:p>
          </table:table-cell>
          <table:table-cell table:number-columns-repeated="2"/>
          <table:table-cell table:style-name="Default" office:value-type="float" office:value="-0.126100199254705" calcext:value-type="float">
            <text:p>-0.126100199254705</text:p>
          </table:table-cell>
          <table:table-cell table:style-name="Default" office:value-type="float" office:value="-0.0611774609056024" calcext:value-type="float">
            <text:p>-0.0611774609056024</text:p>
          </table:table-cell>
          <table:table-cell table:style-name="Default" office:value-type="float" office:value="0.145405976446758" calcext:value-type="float">
            <text:p>0.145405976446758</text:p>
          </table:table-cell>
          <table:table-cell table:number-columns-repeated="16376"/>
        </table:table-row>
        <table:table-row table:style-name="ro1">
          <table:table-cell table:formula="of:=[.F351]+([.$Q$1]*[.A284])" office:value-type="float" office:value="-0.0366700621733174" calcext:value-type="float">
            <text:p>-0.0366700621733174</text:p>
          </table:table-cell>
          <table:table-cell table:formula="of:=[.G351]+([.$Q$1]*[.B284])" office:value-type="float" office:value="0.00652333975254669" calcext:value-type="float">
            <text:p>0.00652333975254669</text:p>
          </table:table-cell>
          <table:table-cell table:formula="of:=[.H351]+([.$Q$1]*[.C284])" office:value-type="float" office:value="0.00514441376669788" calcext:value-type="float">
            <text:p>0.00514441376669788</text:p>
          </table:table-cell>
          <table:table-cell table:number-columns-repeated="2"/>
          <table:table-cell table:style-name="Default" office:value-type="float" office:value="-0.0368554745303389" calcext:value-type="float">
            <text:p>-0.0368554745303389</text:p>
          </table:table-cell>
          <table:table-cell table:style-name="Default" office:value-type="float" office:value="0.00611827743793696" calcext:value-type="float">
            <text:p>0.00611827743793696</text:p>
          </table:table-cell>
          <table:table-cell table:style-name="Default" office:value-type="float" office:value="0.00455574478259564" calcext:value-type="float">
            <text:p>0.0045557447825956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342:.A347])" office:value-type="float" office:value="0.37526458225211" calcext:value-type="float">
            <text:p>0.37526458225211</text:p>
          </table:table-cell>
          <table:table-cell table:formula="of:=SUM([.B342:.B347])" office:value-type="float" office:value="0.0114887855315788" calcext:value-type="float">
            <text:p>0.0114887855315788</text:p>
          </table:table-cell>
          <table:table-cell table:formula="of:=SUM([.C342:.C347])" office:value-type="float" office:value="0.0637098484079208" calcext:value-type="float">
            <text:p>0.0637098484079208</text:p>
          </table:table-cell>
          <table:table-cell office:value-type="string" calcext:value-type="string">
            <text:p>dB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formula="of:=IF([.A294]&lt;=0; 0; [.G355])" office:value-type="float" office:value="-0.307286045181022" calcext:value-type="float">
            <text:p>-0.307286045181022</text:p>
          </table:table-cell>
          <table:table-cell table:style-name="Default" table:formula="of:=IF([.B294]&lt;=0; 0; [.H355])" office:value-type="float" office:value="-0.0498297264214761" calcext:value-type="float">
            <text:p>-0.0498297264214761</text:p>
          </table:table-cell>
          <table:table-cell table:style-name="Default" table:formula="of:=IF([.C294]&lt;=0; 0; [.I355])" office:value-type="float" office:value="-0.111989356854696" calcext:value-type="float">
            <text:p>-0.111989356854696</text:p>
          </table:table-cell>
          <table:table-cell office:value-type="string" calcext:value-type="string">
            <text:p>dZ1</text:p>
          </table:table-cell>
          <table:table-cell table:number-columns-repeated="2"/>
          <table:table-cell table:number-matrix-columns-spanned="3" table:number-matrix-rows-spanned="6" table:formula="of:=MMULT([.A342:.C347];TRANSPOSE([.A282:.C284]))" office:value-type="float" office:value="-0.307286045181022" calcext:value-type="float">
            <text:p>-0.307286045181022</text:p>
          </table:table-cell>
          <table:table-cell office:value-type="float" office:value="-0.0498297264214761" calcext:value-type="float">
            <text:p>-0.0498297264214761</text:p>
          </table:table-cell>
          <table:table-cell office:value-type="float" office:value="-0.111989356854696" calcext:value-type="float">
            <text:p>-0.111989356854696</text:p>
          </table:table-cell>
          <table:table-cell office:value-type="string" calcext:value-type="string">
            <text:p>dZ1 before ReLu</text:p>
          </table:table-cell>
          <table:table-cell table:number-columns-repeated="16374"/>
        </table:table-row>
        <table:table-row table:style-name="ro1">
          <table:table-cell table:style-name="Default" table:formula="of:=IF([.A295]&lt;=0; 0; [.G356])" office:value-type="float" office:value="0" calcext:value-type="float">
            <text:p>0</text:p>
          </table:table-cell>
          <table:table-cell table:style-name="Default" table:formula="of:=IF([.B295]&lt;=0; 0; [.H356])" office:value-type="float" office:value="-0.342316632359601" calcext:value-type="float">
            <text:p>-0.342316632359601</text:p>
          </table:table-cell>
          <table:table-cell table:style-name="Default" table:formula="of:=IF([.C295]&lt;=0; 0; [.I356])" office:value-type="float" office:value="0" calcext:value-type="float">
            <text:p>0</text:p>
          </table:table-cell>
          <table:table-cell table:number-columns-repeated="3"/>
          <table:table-cell office:value-type="float" office:value="0.177443167464676" calcext:value-type="float">
            <text:p>0.177443167464676</text:p>
          </table:table-cell>
          <table:table-cell office:value-type="float" office:value="-0.342316632359601" calcext:value-type="float">
            <text:p>-0.342316632359601</text:p>
          </table:table-cell>
          <table:table-cell office:value-type="float" office:value="0.125320424459682" calcext:value-type="float">
            <text:p>0.125320424459682</text:p>
          </table:table-cell>
          <table:table-cell table:number-columns-repeated="16375"/>
        </table:table-row>
        <table:table-row table:style-name="ro1">
          <table:table-cell table:style-name="Default" table:formula="of:=IF([.A296]&lt;=0; 0; [.G357])" office:value-type="float" office:value="0.210830089412608" calcext:value-type="float">
            <text:p>0.210830089412608</text:p>
          </table:table-cell>
          <table:table-cell table:style-name="Default" table:formula="of:=IF([.B296]&lt;=0; 0; [.H357])" office:value-type="float" office:value="-0.275113560544382" calcext:value-type="float">
            <text:p>-0.275113560544382</text:p>
          </table:table-cell>
          <table:table-cell table:style-name="Default" table:formula="of:=IF([.C296]&lt;=0; 0; [.I357])" office:value-type="float" office:value="0.127389250198714" calcext:value-type="float">
            <text:p>0.127389250198714</text:p>
          </table:table-cell>
          <table:table-cell table:number-columns-repeated="3"/>
          <table:table-cell office:value-type="float" office:value="0.210830089412608" calcext:value-type="float">
            <text:p>0.210830089412608</text:p>
          </table:table-cell>
          <table:table-cell office:value-type="float" office:value="-0.275113560544382" calcext:value-type="float">
            <text:p>-0.275113560544382</text:p>
          </table:table-cell>
          <table:table-cell office:value-type="float" office:value="0.127389250198714" calcext:value-type="float">
            <text:p>0.127389250198714</text:p>
          </table:table-cell>
          <table:table-cell table:number-columns-repeated="16375"/>
        </table:table-row>
        <table:table-row table:style-name="ro1">
          <table:table-cell table:style-name="Default" table:formula="of:=IF([.A297]&lt;=0; 0; [.G358])" office:value-type="float" office:value="0" calcext:value-type="float">
            <text:p>0</text:p>
          </table:table-cell>
          <table:table-cell table:style-name="Default" table:formula="of:=IF([.B297]&lt;=0; 0; [.H358])" office:value-type="float" office:value="0" calcext:value-type="float">
            <text:p>0</text:p>
          </table:table-cell>
          <table:table-cell table:style-name="Default" table:formula="of:=IF([.C297]&lt;=0; 0; [.I358])" office:value-type="float" office:value="0" calcext:value-type="float">
            <text:p>0</text:p>
          </table:table-cell>
          <table:table-cell table:number-columns-repeated="3"/>
          <table:table-cell office:value-type="float" office:value="0.336515455223827" calcext:value-type="float">
            <text:p>0.336515455223827</text:p>
          </table:table-cell>
          <table:table-cell office:value-type="float" office:value="0.523287035096149" calcext:value-type="float">
            <text:p>0.523287035096149</text:p>
          </table:table-cell>
          <table:table-cell office:value-type="float" office:value="0.10889896324638" calcext:value-type="float">
            <text:p>0.10889896324638</text:p>
          </table:table-cell>
          <table:table-cell table:number-columns-repeated="16375"/>
        </table:table-row>
        <table:table-row table:style-name="ro1">
          <table:table-cell table:style-name="Default" table:formula="of:=IF([.A298]&lt;=0; 0; [.G359])" office:value-type="float" office:value="0.179039933131575" calcext:value-type="float">
            <text:p>0.179039933131575</text:p>
          </table:table-cell>
          <table:table-cell table:style-name="Default" table:formula="of:=IF([.B298]&lt;=0; 0; [.H359])" office:value-type="float" office:value="0.537349434066836" calcext:value-type="float">
            <text:p>0.537349434066836</text:p>
          </table:table-cell>
          <table:table-cell table:style-name="Default" table:formula="of:=IF([.C298]&lt;=0; 0; [.I359])" office:value-type="float" office:value="-0.0178297427886963" calcext:value-type="float">
            <text:p>-0.0178297427886963</text:p>
          </table:table-cell>
          <table:table-cell table:number-columns-repeated="3"/>
          <table:table-cell office:value-type="float" office:value="0.179039933131575" calcext:value-type="float">
            <text:p>0.179039933131575</text:p>
          </table:table-cell>
          <table:table-cell office:value-type="float" office:value="0.537349434066836" calcext:value-type="float">
            <text:p>0.537349434066836</text:p>
          </table:table-cell>
          <table:table-cell office:value-type="float" office:value="-0.0178297427886963" calcext:value-type="float">
            <text:p>-0.0178297427886963</text:p>
          </table:table-cell>
          <table:table-cell table:number-columns-repeated="16375"/>
        </table:table-row>
        <table:table-row table:style-name="ro1">
          <table:table-cell table:style-name="Default" table:formula="of:=IF([.A299]&lt;=0; 0; [.G360])" office:value-type="float" office:value="-0.323700417434992" calcext:value-type="float">
            <text:p>-0.323700417434992</text:p>
          </table:table-cell>
          <table:table-cell table:style-name="Default" table:formula="of:=IF([.B299]&lt;=0; 0; [.H360])" office:value-type="float" office:value="-0.0397552194188292" calcext:value-type="float">
            <text:p>-0.0397552194188292</text:p>
          </table:table-cell>
          <table:table-cell table:style-name="Default" table:formula="of:=IF([.C299]&lt;=0; 0; [.I360])" office:value-type="float" office:value="-0.120053161760243" calcext:value-type="float">
            <text:p>-0.120053161760243</text:p>
          </table:table-cell>
          <table:table-cell table:number-columns-repeated="3"/>
          <table:table-cell office:value-type="float" office:value="-0.323700417434992" calcext:value-type="float">
            <text:p>-0.323700417434992</text:p>
          </table:table-cell>
          <table:table-cell office:value-type="float" office:value="-0.0397552194188292" calcext:value-type="float">
            <text:p>-0.0397552194188292</text:p>
          </table:table-cell>
          <table:table-cell office:value-type="float" office:value="-0.120053161760243" calcext:value-type="float">
            <text:p>-0.12005316176024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362]+([.$Q$1]*[.A277])" office:value-type="float" office:value="0.0357001175080825" calcext:value-type="float">
            <text:p>0.0357001175080825</text:p>
          </table:table-cell>
          <table:table-cell table:formula="of:=[.G362]+([.$Q$1]*[.B277])" office:value-type="float" office:value="-0.297613849298496" calcext:value-type="float">
            <text:p>-0.297613849298496</text:p>
          </table:table-cell>
          <table:table-cell table:formula="of:=[.H362]+([.$Q$1]*[.C277])" office:value-type="float" office:value="0.0245811525301895" calcext:value-type="float">
            <text:p>0.0245811525301895</text:p>
          </table:table-cell>
          <table:table-cell office:value-type="string" calcext:value-type="string">
            <text:p>dW1</text:p>
          </table:table-cell>
          <table:table-cell/>
          <table:table-cell table:style-name="Default" table:number-matrix-columns-spanned="3" table:number-matrix-rows-spanned="2" table:formula="of:=MMULT(TRANSPOSE([.F277:.G282]); [.A355:.C360])" office:value-type="float" office:value="0.0354160314137742" calcext:value-type="float">
            <text:p>0.0354160314137742</text:p>
          </table:table-cell>
          <table:table-cell table:style-name="Default" office:value-type="float" office:value="-0.298614845971442" calcext:value-type="float">
            <text:p>-0.298614845971442</text:p>
          </table:table-cell>
          <table:table-cell table:style-name="Default" office:value-type="float" office:value="0.0241257529088908" calcext:value-type="float">
            <text:p>0.0241257529088908</text:p>
          </table:table-cell>
          <table:table-cell office:value-type="string" calcext:value-type="string">
            <text:p>dW1 before + reg*W</text:p>
          </table:table-cell>
          <table:table-cell table:number-columns-repeated="16375"/>
        </table:table-row>
        <table:table-row table:style-name="ro1">
          <table:table-cell table:formula="of:=[.F363]+([.$Q$1]*[.A278])" office:value-type="float" office:value="-0.0696026841254474" calcext:value-type="float">
            <text:p>-0.0696026841254474</text:p>
          </table:table-cell>
          <table:table-cell table:formula="of:=[.G363]+([.$Q$1]*[.B278])" office:value-type="float" office:value="0.250996227468482" calcext:value-type="float">
            <text:p>0.250996227468482</text:p>
          </table:table-cell>
          <table:table-cell table:formula="of:=[.H363]+([.$Q$1]*[.C278])" office:value-type="float" office:value="-0.0282095166486353" calcext:value-type="float">
            <text:p>-0.0282095166486353</text:p>
          </table:table-cell>
          <table:table-cell table:number-columns-repeated="2"/>
          <table:table-cell table:style-name="Default" office:value-type="float" office:value="-0.0703327284930879" calcext:value-type="float">
            <text:p>-0.0703327284930879</text:p>
          </table:table-cell>
          <table:table-cell table:style-name="Default" office:value-type="float" office:value="0.250374522479311" calcext:value-type="float">
            <text:p>0.250374522479311</text:p>
          </table:table-cell>
          <table:table-cell table:style-name="Default" office:value-type="float" office:value="-0.028688768336362" calcext:value-type="float">
            <text:p>-0.028688768336362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355:.A360])" office:value-type="float" office:value="-0.241116440071832" calcext:value-type="float">
            <text:p>-0.241116440071832</text:p>
          </table:table-cell>
          <table:table-cell table:formula="of:=SUM([.B355:.B360])" office:value-type="float" office:value="-0.169665704677453" calcext:value-type="float">
            <text:p>-0.169665704677453</text:p>
          </table:table-cell>
          <table:table-cell table:formula="of:=SUM([.C355:.C360])" office:value-type="float" office:value="-0.122483011204923" calcext:value-type="float">
            <text:p>-0.122483011204923</text:p>
          </table:table-cell>
          <table:table-cell office:value-type="string" calcext:value-type="string">
            <text:p>dB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table:style-name="ce2" office:value-type="string" calcext:value-type="string">
            <text:p>Epoch 5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formula="of:=[.A277]+([.$Q$2]*[.A362]*-1)" office:value-type="float" office:value="0.280516082557591" calcext:value-type="float">
            <text:p>0.280516082557591</text:p>
          </table:table-cell>
          <table:table-cell table:formula="of:=[.B277]+([.$Q$2]*[.B362]*-1)" office:value-type="float" office:value="1.03075805787562" calcext:value-type="float">
            <text:p>1.03075805787562</text:p>
          </table:table-cell>
          <table:table-cell table:formula="of:=[.C277]+([.$Q$2]*[.C362]*-1)" office:value-type="float" office:value="0.452941506045724" calcext:value-type="float">
            <text:p>0.452941506045724</text:p>
          </table:table-cell>
          <table:table-cell office:value-type="string" calcext:value-type="string">
            <text:p>w1</text:p>
          </table:table-cell>
          <table:table-cell/>
          <table:table-cell office:value-type="float" office:value="0.111109791978521" calcext:value-type="float">
            <text:p>0.111109791978521</text:p>
          </table:table-cell>
          <table:table-cell office:value-type="float" office:value="0.451813130126501" calcext:value-type="float">
            <text:p>0.451813130126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float" office:value="0.001" calcext:value-type="float">
            <text:p>0.001</text:p>
          </table:table-cell>
          <table:table-cell table:number-columns-repeated="16367"/>
        </table:table-row>
        <table:table-row table:style-name="ro1">
          <table:table-cell table:formula="of:=[.A278]+([.$Q$2]*[.A363]*-1)" office:value-type="float" office:value="0.737004636053019" calcext:value-type="float">
            <text:p>0.737004636053019</text:p>
          </table:table-cell>
          <table:table-cell table:formula="of:=[.B278]+([.$Q$2]*[.B363]*-1)" office:value-type="float" office:value="0.596605366424459" calcext:value-type="float">
            <text:p>0.596605366424459</text:p>
          </table:table-cell>
          <table:table-cell table:formula="of:=[.C278]+([.$Q$2]*[.C363]*-1)" office:value-type="float" office:value="0.482072639391474" calcext:value-type="float">
            <text:p>0.482072639391474</text:p>
          </table:table-cell>
          <table:table-cell table:number-columns-repeated="2"/>
          <table:table-cell office:value-type="float" office:value="0.688599100248087" calcext:value-type="float">
            <text:p>0.688599100248087</text:p>
          </table:table-cell>
          <table:table-cell office:value-type="float" office:value="-0.710104194945701" calcext:value-type="float">
            <text:p>-0.7101041949457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</text:p>
          </table:table-cell>
          <table:table-cell office:value-type="float" office:value="0.1" calcext:value-type="float">
            <text:p>0.1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0.836854142318781" calcext:value-type="float">
            <text:p>0.836854142318781</text:p>
          </table:table-cell>
          <table:table-cell office:value-type="float" office:value="0.125465502028214" calcext:value-type="float">
            <text:p>0.1254655020282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formula="of:=[.A280]+([.A365]*[.$Q$2]*-1)" office:value-type="float" office:value="0.0953366075294051" calcext:value-type="float">
            <text:p>0.0953366075294051</text:p>
          </table:table-cell>
          <table:table-cell table:formula="of:=[.B280]+([.B365]*[.$Q$2]*-1)" office:value-type="float" office:value="0.0809562084037779" calcext:value-type="float">
            <text:p>0.0809562084037779</text:p>
          </table:table-cell>
          <table:table-cell table:formula="of:=[.C280]+([.C365]*[.$Q$2]*-1)" office:value-type="float" office:value="0.0265108317229591" calcext:value-type="float">
            <text:p>0.0265108317229591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-0.608405497636609" calcext:value-type="float">
            <text:p>-0.608405497636609</text:p>
          </table:table-cell>
          <table:table-cell office:value-type="float" office:value="-0.84091789389624" calcext:value-type="float">
            <text:p>-0.840917893896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0.360905446324185" calcext:value-type="float">
            <text:p>0.360905446324185</text:p>
          </table:table-cell>
          <table:table-cell office:value-type="float" office:value="0.114794391863328" calcext:value-type="float">
            <text:p>0.114794391863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formula="of:=[.A282]+([.$Q$2]*[.A349]*-1)" office:value-type="float" office:value="0.576788243573432" calcext:value-type="float">
            <text:p>0.576788243573432</text:p>
          </table:table-cell>
          <table:table-cell table:formula="of:=[.B282]+([.$Q$2]*[.B349]*-1)" office:value-type="float" office:value="0.288330057335272" calcext:value-type="float">
            <text:p>0.288330057335272</text:p>
          </table:table-cell>
          <table:table-cell table:formula="of:=[.C282]+([.$Q$2]*[.C349]*-1)" office:value-type="float" office:value="0.859097717343917" calcext:value-type="float">
            <text:p>0.859097717343917</text:p>
          </table:table-cell>
          <table:table-cell office:value-type="string" calcext:value-type="string">
            <text:p>w2</text:p>
          </table:table-cell>
          <table:table-cell/>
          <table:table-cell office:value-type="float" office:value="0.529786158492623" calcext:value-type="float">
            <text:p>0.529786158492623</text:p>
          </table:table-cell>
          <table:table-cell office:value-type="float" office:value="-0.0664146754607276" calcext:value-type="float">
            <text:p>-0.0664146754607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formula="of:=[.A283]+([.$Q$2]*[.A350]*-1)" office:value-type="float" office:value="0.903474150268366" calcext:value-type="float">
            <text:p>0.903474150268366</text:p>
          </table:table-cell>
          <table:table-cell table:formula="of:=[.B283]+([.$Q$2]*[.B350]*-1)" office:value-type="float" office:value="0.907700321840083" calcext:value-type="float">
            <text:p>0.907700321840083</text:p>
          </table:table-cell>
          <table:table-cell table:formula="of:=[.C283]+([.$Q$2]*[.C350]*-1)" office:value-type="float" office:value="0.125439702735922" calcext:value-type="float">
            <text:p>0.125439702735922</text:p>
          </table:table-cell>
          <table:table-cell table:number-columns-repeated="16381"/>
        </table:table-row>
        <table:table-row table:style-name="ro1">
          <table:table-cell table:formula="of:=[.A284]+([.$Q$2]*[.A351]*-1)" office:value-type="float" office:value="0.189079363238865" calcext:value-type="float">
            <text:p>0.189079363238865</text:p>
          </table:table-cell>
          <table:table-cell table:formula="of:=[.B284]+([.$Q$2]*[.B351]*-1)" office:value-type="float" office:value="0.404409980634477" calcext:value-type="float">
            <text:p>0.404409980634477</text:p>
          </table:table-cell>
          <table:table-cell table:formula="of:=[.C284]+([.$Q$2]*[.C351]*-1)" office:value-type="float" office:value="0.588154542725574" calcext:value-type="float">
            <text:p>0.58815454272557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286]+([.A353]*[.$Q$2]*-1)" office:value-type="float" office:value="-0.0612586313935106" calcext:value-type="float">
            <text:p>-0.0612586313935106</text:p>
          </table:table-cell>
          <table:table-cell table:formula="of:=[.B286]+([.B353]*[.$Q$2]*-1)" office:value-type="float" office:value="-0.0047556639804673" calcext:value-type="float">
            <text:p>-0.0047556639804673</text:p>
          </table:table-cell>
          <table:table-cell table:formula="of:=[.C286]+([.C353]*[.$Q$2]*-1)" office:value-type="float" office:value="-0.0551260011027343" calcext:value-type="float">
            <text:p>-0.0551260011027343</text:p>
          </table:table-cell>
          <table:table-cell office:value-type="string" calcext:value-type="string">
            <text:p>b2</text:p>
          </table:table-cell>
          <table:table-cell table:number-columns-repeated="16380"/>
        </table:table-row>
        <table:table-row table:style-name="ro1">
          <table:table-cell table:number-columns-repeated="5"/>
          <table:table-cell office:value-type="string" calcext:value-type="string">
            <text:p>W.X + b</text:p>
          </table:table-cell>
          <table:table-cell table:number-columns-repeated="4"/>
          <table:table-cell office:value-type="string" calcext:value-type="string">
            <text:p>W.X</text:p>
          </table:table-cell>
          <table:table-cell table:number-columns-repeated="4"/>
          <table:table-cell office:value-type="string" calcext:value-type="string">
            <text:p>W1 ^ 2</text:p>
          </table:table-cell>
          <table:table-cell table:number-columns-repeated="16368"/>
        </table:table-row>
        <table:table-row table:style-name="ro1">
          <table:table-cell table:formula="of:=[.A288]+([.$Q$2]*[.A336]*-1)" office:value-type="float" office:value="0.887367516319234" calcext:value-type="float">
            <text:p>0.887367516319234</text:p>
          </table:table-cell>
          <table:table-cell table:formula="of:=[.B288]+([.$Q$2]*[.B336]*-1)" office:value-type="float" office:value="0.925799967132086" calcext:value-type="float">
            <text:p>0.925799967132086</text:p>
          </table:table-cell>
          <table:table-cell table:formula="of:=[.C288]+([.$Q$2]*[.C336]*-1)" office:value-type="float" office:value="0.00188014405067567" calcext:value-type="float">
            <text:p>0.00188014405067567</text:p>
          </table:table-cell>
          <table:table-cell office:value-type="string" calcext:value-type="string">
            <text:p>w3</text:p>
          </table:table-cell>
          <table:table-cell/>
          <table:table-cell table:formula="of:=[.K380]+[.A$96]" office:value-type="float" office:value="0.38696719970914" calcext:value-type="float">
            <text:p>0.38696719970914</text:p>
          </table:table-cell>
          <table:table-cell table:formula="of:=[.L380]+[.B$96]" office:value-type="float" office:value="0.407079869968591" calcext:value-type="float">
            <text:p>0.407079869968591</text:p>
          </table:table-cell>
          <table:table-cell table:formula="of:=[.M380]+[.C$96]" office:value-type="float" office:value="0.259242520865934" calcext:value-type="float">
            <text:p>0.259242520865934</text:p>
          </table:table-cell>
          <table:table-cell table:number-columns-repeated="2"/>
          <table:table-cell table:number-matrix-columns-spanned="3" table:number-matrix-rows-spanned="6" table:formula="of:=MMULT([.F369:.G374];[.A369:.C370] )" office:value-type="float" office:value="0.364156455112461" calcext:value-type="float">
            <text:p>0.364156455112461</text:p>
          </table:table-cell>
          <table:table-cell office:value-type="float" office:value="0.384081451445248" calcext:value-type="float">
            <text:p>0.384081451445248</text:p>
          </table:table-cell>
          <table:table-cell office:value-type="float" office:value="0.268132984666984" calcext:value-type="float">
            <text:p>0.268132984666984</text:p>
          </table:table-cell>
          <table:table-cell table:number-columns-repeated="2"/>
          <table:table-cell table:formula="of:=POWER([.A369];2)" office:value-type="float" office:value="0.078689272573457" calcext:value-type="float">
            <text:p>0.078689272573457</text:p>
          </table:table-cell>
          <table:table-cell table:formula="of:=POWER([.B369];2)" office:value-type="float" office:value="1.06246217387553" calcext:value-type="float">
            <text:p>1.06246217387553</text:p>
          </table:table-cell>
          <table:table-cell table:formula="of:=POWER([.C369];2)" office:value-type="float" office:value="0.205156007898969" calcext:value-type="float">
            <text:p>0.205156007898969</text:p>
          </table:table-cell>
          <table:table-cell table:number-columns-repeated="16366"/>
        </table:table-row>
        <table:table-row table:style-name="ro1">
          <table:table-cell table:formula="of:=[.A289]+([.$Q$2]*[.A337]*-1)" office:value-type="float" office:value="0.731956749698604" calcext:value-type="float">
            <text:p>0.731956749698604</text:p>
          </table:table-cell>
          <table:table-cell table:formula="of:=[.B289]+([.$Q$2]*[.B337]*-1)" office:value-type="float" office:value="0.239380530190856" calcext:value-type="float">
            <text:p>0.239380530190856</text:p>
          </table:table-cell>
          <table:table-cell table:formula="of:=[.C289]+([.$Q$2]*[.C337]*-1)" office:value-type="float" office:value="0.485844917311303" calcext:value-type="float">
            <text:p>0.485844917311303</text:p>
          </table:table-cell>
          <table:table-cell table:number-columns-repeated="2"/>
          <table:table-cell table:formula="of:=[.K381]+[.A$96]" office:value-type="float" office:value="-0.307376217104724" calcext:value-type="float">
            <text:p>-0.307376217104724</text:p>
          </table:table-cell>
          <table:table-cell table:formula="of:=[.L381]+[.B$96]" office:value-type="float" office:value="0.309125516324838" calcext:value-type="float">
            <text:p>0.309125516324838</text:p>
          </table:table-cell>
          <table:table-cell table:formula="of:=[.M381]+[.C$96]" office:value-type="float" office:value="-0.0393171537733829" calcext:value-type="float">
            <text:p>-0.0393171537733829</text:p>
          </table:table-cell>
          <table:table-cell table:number-columns-repeated="2"/>
          <table:table-cell office:value-type="float" office:value="-0.330186961701404" calcext:value-type="float">
            <text:p>-0.330186961701404</text:p>
          </table:table-cell>
          <table:table-cell office:value-type="float" office:value="0.286127097801494" calcext:value-type="float">
            <text:p>0.286127097801494</text:p>
          </table:table-cell>
          <table:table-cell office:value-type="float" office:value="-0.0304266899723326" calcext:value-type="float">
            <text:p>-0.0304266899723326</text:p>
          </table:table-cell>
          <table:table-cell table:number-columns-repeated="2"/>
          <table:table-cell table:formula="of:=POWER([.A370];2)" office:value-type="float" office:value="0.543175833563644" calcext:value-type="float">
            <text:p>0.543175833563644</text:p>
          </table:table-cell>
          <table:table-cell table:formula="of:=POWER([.B370];2)" office:value-type="float" office:value="0.355937963246463" calcext:value-type="float">
            <text:p>0.355937963246463</text:p>
          </table:table-cell>
          <table:table-cell table:formula="of:=POWER([.C370];2)" office:value-type="float" office:value="0.232394029649862" calcext:value-type="float">
            <text:p>0.232394029649862</text:p>
          </table:table-cell>
          <table:table-cell table:number-columns-repeated="16366"/>
        </table:table-row>
        <table:table-row table:style-name="ro1">
          <table:table-cell table:formula="of:=[.A290]+([.$Q$2]*[.A338]*-1)" office:value-type="float" office:value="0.273344923408544" calcext:value-type="float">
            <text:p>0.273344923408544</text:p>
          </table:table-cell>
          <table:table-cell table:formula="of:=[.B290]+([.$Q$2]*[.B338]*-1)" office:value-type="float" office:value="1.00988708911336" calcext:value-type="float">
            <text:p>1.00988708911336</text:p>
          </table:table-cell>
          <table:table-cell table:formula="of:=[.C290]+([.$Q$2]*[.C338]*-1)" office:value-type="float" office:value="0.931853202263357" calcext:value-type="float">
            <text:p>0.931853202263357</text:p>
          </table:table-cell>
          <table:table-cell table:number-columns-repeated="2"/>
          <table:table-cell table:formula="of:=[.K382]+[.A$96]" office:value-type="float" office:value="0.35003044693155" calcext:value-type="float">
            <text:p>0.35003044693155</text:p>
          </table:table-cell>
          <table:table-cell table:formula="of:=[.L382]+[.B$96]" office:value-type="float" office:value="0.960445960796192" calcext:value-type="float">
            <text:p>0.960445960796192</text:p>
          </table:table-cell>
          <table:table-cell table:formula="of:=[.M382]+[.C$96]" office:value-type="float" office:value="0.430638997476739" calcext:value-type="float">
            <text:p>0.430638997476739</text:p>
          </table:table-cell>
          <table:table-cell table:number-columns-repeated="2"/>
          <table:table-cell office:value-type="float" office:value="0.32721970233487" calcext:value-type="float">
            <text:p>0.32721970233487</text:p>
          </table:table-cell>
          <table:table-cell office:value-type="float" office:value="0.937447542272849" calcext:value-type="float">
            <text:p>0.937447542272849</text:p>
          </table:table-cell>
          <table:table-cell office:value-type="float" office:value="0.439529461277789" calcext:value-type="float">
            <text:p>0.439529461277789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383]+[.A$96]" office:value-type="float" office:value="-0.767617168548314" calcext:value-type="float">
            <text:p>-0.767617168548314</text:p>
          </table:table-cell>
          <table:table-cell table:formula="of:=[.L383]+[.B$96]" office:value-type="float" office:value="-1.10581657884227" calcext:value-type="float">
            <text:p>-1.10581657884227</text:p>
          </table:table-cell>
          <table:table-cell table:formula="of:=[.M383]+[.C$96]" office:value-type="float" office:value="-0.689846074809154" calcext:value-type="float">
            <text:p>-0.689846074809154</text:p>
          </table:table-cell>
          <table:table-cell table:number-columns-repeated="2"/>
          <table:table-cell office:value-type="float" office:value="-0.790427913144993" calcext:value-type="float">
            <text:p>-0.790427913144993</text:p>
          </table:table-cell>
          <table:table-cell office:value-type="float" office:value="-1.12881499736561" calcext:value-type="float">
            <text:p>-1.12881499736561</text:p>
          </table:table-cell>
          <table:table-cell office:value-type="float" office:value="-0.680955611008104" calcext:value-type="float">
            <text:p>-0.680955611008104</text:p>
          </table:table-cell>
          <table:table-cell table:number-columns-repeated="2"/>
          <table:table-cell office:value-type="string" calcext:value-type="string">
            <text:p>W2 ^ 2</text:p>
          </table:table-cell>
          <table:table-cell table:number-columns-repeated="16368"/>
        </table:table-row>
        <table:table-row table:style-name="ro1">
          <table:table-cell table:formula="of:=[.A292]+([.A340]*[.$Q$2]*-1)" office:value-type="float" office:value="-0.0524906003605942" calcext:value-type="float">
            <text:p>-0.0524906003605942</text:p>
          </table:table-cell>
          <table:table-cell table:formula="of:=[.B292]+([.B340]*[.$Q$2]*-1)" office:value-type="float" office:value="-0.0802995709292914" calcext:value-type="float">
            <text:p>-0.0802995709292914</text:p>
          </table:table-cell>
          <table:table-cell table:formula="of:=[.C292]+([.C340]*[.$Q$2]*-1)" office:value-type="float" office:value="0.132790171289886" calcext:value-type="float">
            <text:p>0.132790171289886</text:p>
          </table:table-cell>
          <table:table-cell office:value-type="string" calcext:value-type="string">
            <text:p>b3</text:p>
          </table:table-cell>
          <table:table-cell/>
          <table:table-cell table:formula="of:=[.K384]+[.A$96]" office:value-type="float" office:value="0.208654525569398" calcext:value-type="float">
            <text:p>0.208654525569398</text:p>
          </table:table-cell>
          <table:table-cell table:formula="of:=[.L384]+[.B$96]" office:value-type="float" office:value="0.463491565674289" calcext:value-type="float">
            <text:p>0.463491565674289</text:p>
          </table:table-cell>
          <table:table-cell table:formula="of:=[.M384]+[.C$96]" office:value-type="float" office:value="0.209917828070024" calcext:value-type="float">
            <text:p>0.209917828070024</text:p>
          </table:table-cell>
          <table:table-cell table:number-columns-repeated="2"/>
          <table:table-cell office:value-type="float" office:value="0.185843780972719" calcext:value-type="float">
            <text:p>0.185843780972719</text:p>
          </table:table-cell>
          <table:table-cell office:value-type="float" office:value="0.440493147150946" calcext:value-type="float">
            <text:p>0.440493147150946</text:p>
          </table:table-cell>
          <table:table-cell office:value-type="float" office:value="0.218808291871074" calcext:value-type="float">
            <text:p>0.218808291871074</text:p>
          </table:table-cell>
          <table:table-cell table:number-columns-repeated="2"/>
          <table:table-cell table:formula="of:=POWER([.A374];2)" office:value-type="float" office:value="0.332684677924525" calcext:value-type="float">
            <text:p>0.332684677924525</text:p>
          </table:table-cell>
          <table:table-cell table:formula="of:=POWER([.B374];2)" office:value-type="float" office:value="0.0831342219629615" calcext:value-type="float">
            <text:p>0.0831342219629615</text:p>
          </table:table-cell>
          <table:table-cell table:formula="of:=POWER([.C374];2)" office:value-type="float" office:value="0.738048887945529" calcext:value-type="float">
            <text:p>0.738048887945529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385]+[.A$96]" office:value-type="float" office:value="0.122476358653752" calcext:value-type="float">
            <text:p>0.122476358653752</text:p>
          </table:table-cell>
          <table:table-cell table:formula="of:=[.L385]+[.B$96]" office:value-type="float" office:value="0.529456418551378" calcext:value-type="float">
            <text:p>0.529456418551378</text:p>
          </table:table-cell>
          <table:table-cell table:formula="of:=[.M385]+[.C$96]" office:value-type="float" office:value="0.199054978815096" calcext:value-type="float">
            <text:p>0.199054978815096</text:p>
          </table:table-cell>
          <table:table-cell table:number-columns-repeated="2"/>
          <table:table-cell office:value-type="float" office:value="0.0996656140570725" calcext:value-type="float">
            <text:p>0.0996656140570725</text:p>
          </table:table-cell>
          <table:table-cell office:value-type="float" office:value="0.506458000028034" calcext:value-type="float">
            <text:p>0.506458000028034</text:p>
          </table:table-cell>
          <table:table-cell office:value-type="float" office:value="0.207945442616146" calcext:value-type="float">
            <text:p>0.207945442616146</text:p>
          </table:table-cell>
          <table:table-cell table:number-columns-repeated="2"/>
          <table:table-cell table:formula="of:=POWER([.A375];2)" office:value-type="float" office:value="0.816265540203147" calcext:value-type="float">
            <text:p>0.816265540203147</text:p>
          </table:table-cell>
          <table:table-cell table:formula="of:=POWER([.B375];2)" office:value-type="float" office:value="0.823919874268591" calcext:value-type="float">
            <text:p>0.823919874268591</text:p>
          </table:table-cell>
          <table:table-cell table:formula="of:=POWER([.C375];2)" office:value-type="float" office:value="0.0157351190224765" calcext:value-type="float">
            <text:p>0.0157351190224765</text:p>
          </table:table-cell>
          <table:table-cell table:number-columns-repeated="16366"/>
        </table:table-row>
        <table:table-row table:style-name="ro1">
          <table:table-cell table:formula="of:=MAX(0; [.F380])" office:value-type="float" office:value="0.38696719970914" calcext:value-type="float">
            <text:p>0.38696719970914</text:p>
          </table:table-cell>
          <table:table-cell table:formula="of:=MAX(0; [.G380])" office:value-type="float" office:value="0.407079869968591" calcext:value-type="float">
            <text:p>0.407079869968591</text:p>
          </table:table-cell>
          <table:table-cell table:formula="of:=MAX(0; [.H380])" office:value-type="float" office:value="0.259242520865934" calcext:value-type="float">
            <text:p>0.259242520865934</text:p>
          </table:table-cell>
          <table:table-cell office:value-type="string" calcext:value-type="string">
            <text:p>y1</text:p>
          </table:table-cell>
          <table:table-cell table:number-columns-repeated="11"/>
          <table:table-cell table:formula="of:=POWER([.A376];2)" office:value-type="float" office:value="0.0357510056028147" calcext:value-type="float">
            <text:p>0.0357510056028147</text:p>
          </table:table-cell>
          <table:table-cell table:formula="of:=POWER([.B376];2)" office:value-type="float" office:value="0.163547432436778" calcext:value-type="float">
            <text:p>0.163547432436778</text:p>
          </table:table-cell>
          <table:table-cell table:formula="of:=POWER([.C376];2)" office:value-type="float" office:value="0.345925766128729" calcext:value-type="float">
            <text:p>0.345925766128729</text:p>
          </table:table-cell>
          <table:table-cell table:number-columns-repeated="16366"/>
        </table:table-row>
        <table:table-row table:style-name="ro1">
          <table:table-cell table:formula="of:=MAX(0; [.F381])" office:value-type="float" office:value="0" calcext:value-type="float">
            <text:p>0</text:p>
          </table:table-cell>
          <table:table-cell table:formula="of:=MAX(0; [.G381])" office:value-type="float" office:value="0.309125516324838" calcext:value-type="float">
            <text:p>0.309125516324838</text:p>
          </table:table-cell>
          <table:table-cell table:formula="of:=MAX(0; [.H381])" office:value-type="float" office:value="0" calcext:value-type="float">
            <text:p>0</text:p>
          </table:table-cell>
          <table:table-cell table:number-columns-repeated="2"/>
          <table:table-cell table:formula="of:=[.K387]+[.A$102]" office:value-type="float" office:value="0.673964683133877" calcext:value-type="float">
            <text:p>0.673964683133877</text:p>
          </table:table-cell>
          <table:table-cell table:formula="of:=[.L387]+[.B$102]" office:value-type="float" office:value="0.58440341156695" calcext:value-type="float">
            <text:p>0.58440341156695</text:p>
          </table:table-cell>
          <table:table-cell table:formula="of:=[.M387]+[.C$102]" office:value-type="float" office:value="0.51265963534274" calcext:value-type="float">
            <text:p>0.51265963534274</text:p>
          </table:table-cell>
          <table:table-cell table:number-columns-repeated="2"/>
          <table:table-cell table:number-matrix-columns-spanned="3" table:number-matrix-rows-spanned="6" table:formula="of:=MMULT([.A386:.C391];[.A374:.C376])" office:value-type="float" office:value="0.640001681821763" calcext:value-type="float">
            <text:p>0.640001681821763</text:p>
          </table:table-cell>
          <table:table-cell office:value-type="float" office:value="0.585921066707141" calcext:value-type="float">
            <text:p>0.585921066707141</text:p>
          </table:table-cell>
          <table:table-cell office:value-type="float" office:value="0.535981282150656" calcext:value-type="float">
            <text:p>0.535981282150656</text:p>
          </table:table-cell>
          <table:table-cell table:number-columns-repeated="16371"/>
        </table:table-row>
        <table:table-row table:style-name="ro1">
          <table:table-cell table:formula="of:=MAX(0; [.F382])" office:value-type="float" office:value="0.35003044693155" calcext:value-type="float">
            <text:p>0.35003044693155</text:p>
          </table:table-cell>
          <table:table-cell table:formula="of:=MAX(0; [.G382])" office:value-type="float" office:value="0.960445960796192" calcext:value-type="float">
            <text:p>0.960445960796192</text:p>
          </table:table-cell>
          <table:table-cell table:formula="of:=MAX(0; [.H382])" office:value-type="float" office:value="0.430638997476739" calcext:value-type="float">
            <text:p>0.430638997476739</text:p>
          </table:table-cell>
          <table:table-cell table:number-columns-repeated="2"/>
          <table:table-cell table:formula="of:=[.K388]+[.A$102]" office:value-type="float" office:value="0.313249914499967" calcext:value-type="float">
            <text:p>0.313249914499967</text:p>
          </table:table-cell>
          <table:table-cell table:formula="of:=[.L388]+[.B$102]" office:value-type="float" office:value="0.279075675516846" calcext:value-type="float">
            <text:p>0.279075675516846</text:p>
          </table:table-cell>
          <table:table-cell table:formula="of:=[.M388]+[.C$102]" office:value-type="float" office:value="0.0154549660679594" calcext:value-type="float">
            <text:p>0.0154549660679594</text:p>
          </table:table-cell>
          <table:table-cell table:number-columns-repeated="2"/>
          <table:table-cell office:value-type="float" office:value="0.279286913187853" calcext:value-type="float">
            <text:p>0.279286913187853</text:p>
          </table:table-cell>
          <table:table-cell office:value-type="float" office:value="0.280593330657037" calcext:value-type="float">
            <text:p>0.280593330657037</text:p>
          </table:table-cell>
          <table:table-cell office:value-type="float" office:value="0.0387766128758761" calcext:value-type="float">
            <text:p>0.0387766128758761</text:p>
          </table:table-cell>
          <table:table-cell table:number-columns-repeated="2"/>
          <table:table-cell office:value-type="string" calcext:value-type="string">
            <text:p>W3 ^ 2</text:p>
          </table:table-cell>
          <table:table-cell table:number-columns-repeated="16368"/>
        </table:table-row>
        <table:table-row table:style-name="ro1">
          <table:table-cell table:formula="of:=MAX(0; [.F383])" office:value-type="float" office:value="0" calcext:value-type="float">
            <text:p>0</text:p>
          </table:table-cell>
          <table:table-cell table:formula="of:=MAX(0; [.G383])" office:value-type="float" office:value="0" calcext:value-type="float">
            <text:p>0</text:p>
          </table:table-cell>
          <table:table-cell table:formula="of:=MAX(0; [.H383])" office:value-type="float" office:value="0" calcext:value-type="float">
            <text:p>0</text:p>
          </table:table-cell>
          <table:table-cell table:number-columns-repeated="2"/>
          <table:table-cell table:formula="of:=[.K389]+[.A$102]" office:value-type="float" office:value="1.18501949373273" calcext:value-type="float">
            <text:p>1.18501949373273</text:p>
          </table:table-cell>
          <table:table-cell table:formula="of:=[.L389]+[.B$102]" office:value-type="float" office:value="1.1453584600474" calcext:value-type="float">
            <text:p>1.1453584600474</text:p>
          </table:table-cell>
          <table:table-cell table:formula="of:=[.M389]+[.C$102]" office:value-type="float" office:value="0.651149049608771" calcext:value-type="float">
            <text:p>0.651149049608771</text:p>
          </table:table-cell>
          <table:table-cell table:number-columns-repeated="2"/>
          <table:table-cell office:value-type="float" office:value="1.15105649242062" calcext:value-type="float">
            <text:p>1.15105649242062</text:p>
          </table:table-cell>
          <table:table-cell office:value-type="float" office:value="1.14687611518759" calcext:value-type="float">
            <text:p>1.14687611518759</text:p>
          </table:table-cell>
          <table:table-cell office:value-type="float" office:value="0.674470696416688" calcext:value-type="float">
            <text:p>0.674470696416688</text:p>
          </table:table-cell>
          <table:table-cell table:number-columns-repeated="2"/>
          <table:table-cell table:formula="of:=POWER([.A380];2)" office:value-type="float" office:value="0.787421109018566" calcext:value-type="float">
            <text:p>0.787421109018566</text:p>
          </table:table-cell>
          <table:table-cell table:formula="of:=POWER([.B380];2)" office:value-type="float" office:value="0.857105579141771" calcext:value-type="float">
            <text:p>0.857105579141771</text:p>
          </table:table-cell>
          <table:table-cell table:formula="of:=POWER([.C380];2)" office:value-type="float" office:value="0.00000353494165129111" calcext:value-type="float">
            <text:p>3.53494165129111E-06</text:p>
          </table:table-cell>
          <table:table-cell table:number-columns-repeated="16366"/>
        </table:table-row>
        <table:table-row table:style-name="ro1">
          <table:table-cell table:formula="of:=MAX(0; [.F384])" office:value-type="float" office:value="0.208654525569398" calcext:value-type="float">
            <text:p>0.208654525569398</text:p>
          </table:table-cell>
          <table:table-cell table:formula="of:=MAX(0; [.G384])" office:value-type="float" office:value="0.463491565674289" calcext:value-type="float">
            <text:p>0.463491565674289</text:p>
          </table:table-cell>
          <table:table-cell table:formula="of:=MAX(0; [.H384])" office:value-type="float" office:value="0.209917828070024" calcext:value-type="float">
            <text:p>0.209917828070024</text:p>
          </table:table-cell>
          <table:table-cell table:number-columns-repeated="2"/>
          <table:table-cell table:formula="of:=[.K390]+[.A$102]" office:value-type="float" office:value="0.0339630013121138" calcext:value-type="float">
            <text:p>0.0339630013121138</text:p>
          </table:table-cell>
          <table:table-cell table:formula="of:=[.L390]+[.B$102]" office:value-type="float" office:value="-0.00151765514019125" calcext:value-type="float">
            <text:p>-0.00151765514019125</text:p>
          </table:table-cell>
          <table:table-cell table:formula="of:=[.M390]+[.C$102]" office:value-type="float" office:value="-0.0233216468079167" calcext:value-type="float">
            <text:p>-0.02332164680791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POWER([.A381];2)" office:value-type="float" office:value="0.535760683429345" calcext:value-type="float">
            <text:p>0.535760683429345</text:p>
          </table:table-cell>
          <table:table-cell table:formula="of:=POWER([.B381];2)" office:value-type="float" office:value="0.0573030382344554" calcext:value-type="float">
            <text:p>0.0573030382344554</text:p>
          </table:table-cell>
          <table:table-cell table:formula="of:=POWER([.C381];2)" office:value-type="float" office:value="0.236045283677227" calcext:value-type="float">
            <text:p>0.236045283677227</text:p>
          </table:table-cell>
          <table:table-cell table:number-columns-repeated="16366"/>
        </table:table-row>
        <table:table-row table:style-name="ro1">
          <table:table-cell table:formula="of:=MAX(0; [.F385])" office:value-type="float" office:value="0.122476358653752" calcext:value-type="float">
            <text:p>0.122476358653752</text:p>
          </table:table-cell>
          <table:table-cell table:formula="of:=MAX(0; [.G385])" office:value-type="float" office:value="0.529456418551378" calcext:value-type="float">
            <text:p>0.529456418551378</text:p>
          </table:table-cell>
          <table:table-cell table:formula="of:=MAX(0; [.H385])" office:value-type="float" office:value="0.199054978815096" calcext:value-type="float">
            <text:p>0.199054978815096</text:p>
          </table:table-cell>
          <table:table-cell table:number-columns-repeated="2"/>
          <table:table-cell table:formula="of:=[.K391]+[.A$102]" office:value-type="float" office:value="0.612756256347034" calcext:value-type="float">
            <text:p>0.612756256347034</text:p>
          </table:table-cell>
          <table:table-cell table:formula="of:=[.L391]+[.B$102]" office:value-type="float" office:value="0.564248024297844" calcext:value-type="float">
            <text:p>0.564248024297844</text:p>
          </table:table-cell>
          <table:table-cell table:formula="of:=[.M391]+[.C$102]" office:value-type="float" office:value="0.337537348219492" calcext:value-type="float">
            <text:p>0.337537348219492</text:p>
          </table:table-cell>
          <table:table-cell table:number-columns-repeated="2"/>
          <table:table-cell office:value-type="float" office:value="0.57879325503492" calcext:value-type="float">
            <text:p>0.57879325503492</text:p>
          </table:table-cell>
          <table:table-cell office:value-type="float" office:value="0.565765679438035" calcext:value-type="float">
            <text:p>0.565765679438035</text:p>
          </table:table-cell>
          <table:table-cell office:value-type="float" office:value="0.360858995027409" calcext:value-type="float">
            <text:p>0.360858995027409</text:p>
          </table:table-cell>
          <table:table-cell table:number-columns-repeated="2"/>
          <table:table-cell table:formula="of:=POWER([.A382];2)" office:value-type="float" office:value="0.0747174471532226" calcext:value-type="float">
            <text:p>0.0747174471532226</text:p>
          </table:table-cell>
          <table:table-cell table:formula="of:=POWER([.B382];2)" office:value-type="float" office:value="1.01987193275785" calcext:value-type="float">
            <text:p>1.01987193275785</text:p>
          </table:table-cell>
          <table:table-cell table:formula="of:=POWER([.C382];2)" office:value-type="float" office:value="0.868350390568472" calcext:value-type="float">
            <text:p>0.868350390568472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formula="of:=[.K392]+[.A$102]" office:value-type="float" office:value="0.620593301598004" calcext:value-type="float">
            <text:p>0.620593301598004</text:p>
          </table:table-cell>
          <table:table-cell table:formula="of:=[.L392]+[.B$102]" office:value-type="float" office:value="0.594883542019853" calcext:value-type="float">
            <text:p>0.594883542019853</text:p>
          </table:table-cell>
          <table:table-cell table:formula="of:=[.M392]+[.C$102]" office:value-type="float" office:value="0.265387459137069" calcext:value-type="float">
            <text:p>0.265387459137069</text:p>
          </table:table-cell>
          <table:table-cell table:number-columns-repeated="2"/>
          <table:table-cell office:value-type="float" office:value="0.58663030028589" calcext:value-type="float">
            <text:p>0.58663030028589</text:p>
          </table:table-cell>
          <table:table-cell office:value-type="float" office:value="0.596401197160044" calcext:value-type="float">
            <text:p>0.596401197160044</text:p>
          </table:table-cell>
          <table:table-cell office:value-type="float" office:value="0.288709105944986" calcext:value-type="float">
            <text:p>0.288709105944986</text:p>
          </table:table-cell>
          <table:table-cell table:number-columns-repeated="16371"/>
        </table:table-row>
        <table:table-row table:style-name="ro1">
          <table:table-cell table:formula="of:=MAX(0;[.F387])" office:value-type="float" office:value="0.673964683133877" calcext:value-type="float">
            <text:p>0.673964683133877</text:p>
          </table:table-cell>
          <table:table-cell table:formula="of:=MAX(0;[.G387])" office:value-type="float" office:value="0.58440341156695" calcext:value-type="float">
            <text:p>0.58440341156695</text:p>
          </table:table-cell>
          <table:table-cell table:formula="of:=MAX(0;[.H387])" office:value-type="float" office:value="0.51265963534274" calcext:value-type="float">
            <text:p>0.51265963534274</text:p>
          </table:table-cell>
          <table:table-cell office:value-type="string" calcext:value-type="string">
            <text:p>y2</text:p>
          </table:table-cell>
          <table:table-cell table:number-columns-repeated="16380"/>
        </table:table-row>
        <table:table-row table:style-name="ro1">
          <table:table-cell table:formula="of:=MAX(0;[.F388])" office:value-type="float" office:value="0.313249914499967" calcext:value-type="float">
            <text:p>0.313249914499967</text:p>
          </table:table-cell>
          <table:table-cell table:formula="of:=MAX(0;[.G388])" office:value-type="float" office:value="0.279075675516846" calcext:value-type="float">
            <text:p>0.279075675516846</text:p>
          </table:table-cell>
          <table:table-cell table:formula="of:=MAX(0;[.H388])" office:value-type="float" office:value="0.0154549660679594" calcext:value-type="float">
            <text:p>0.0154549660679594</text:p>
          </table:table-cell>
          <table:table-cell table:number-columns-repeated="2"/>
          <table:table-cell table:formula="of:=[.K394]+[.A$108]" office:value-type="float" office:value="1.16497433360911" calcext:value-type="float">
            <text:p>1.16497433360911</text:p>
          </table:table-cell>
          <table:table-cell table:formula="of:=[.L394]+[.B$108]" office:value-type="float" office:value="1.26043305861783" calcext:value-type="float">
            <text:p>1.26043305861783</text:p>
          </table:table-cell>
          <table:table-cell table:formula="of:=[.M394]+[.C$108]" office:value-type="float" office:value="0.785037632698992" calcext:value-type="float">
            <text:p>0.785037632698992</text:p>
          </table:table-cell>
          <table:table-cell table:number-columns-repeated="2"/>
          <table:table-cell table:number-matrix-columns-spanned="3" table:number-matrix-rows-spanned="6" table:formula="of:=MMULT([.A393:.C398];[.A380:.C382])" office:value-type="float" office:value="1.16594529736012" calcext:value-type="float">
            <text:p>1.16594529736012</text:p>
          </table:table-cell>
          <table:table-cell office:value-type="float" office:value="1.28157962684197" calcext:value-type="float">
            <text:p>1.28157962684197</text:p>
          </table:table-cell>
          <table:table-cell office:value-type="float" office:value="0.762920100723844" calcext:value-type="float">
            <text:p>0.762920100723844</text:p>
          </table:table-cell>
          <table:table-cell table:number-columns-repeated="16371"/>
        </table:table-row>
        <table:table-row table:style-name="ro1">
          <table:table-cell table:formula="of:=MAX(0;[.F389])" office:value-type="float" office:value="1.18501949373273" calcext:value-type="float">
            <text:p>1.18501949373273</text:p>
          </table:table-cell>
          <table:table-cell table:formula="of:=MAX(0;[.G389])" office:value-type="float" office:value="1.1453584600474" calcext:value-type="float">
            <text:p>1.1453584600474</text:p>
          </table:table-cell>
          <table:table-cell table:formula="of:=MAX(0;[.H389])" office:value-type="float" office:value="0.651149049608771" calcext:value-type="float">
            <text:p>0.651149049608771</text:p>
          </table:table-cell>
          <table:table-cell table:number-columns-repeated="2"/>
          <table:table-cell table:formula="of:=[.K395]+[.A$108]" office:value-type="float" office:value="0.485492695753414" calcext:value-type="float">
            <text:p>0.485492695753414</text:p>
          </table:table-cell>
          <table:table-cell table:formula="of:=[.L395]+[.B$108]" office:value-type="float" office:value="0.351273246187376" calcext:value-type="float">
            <text:p>0.351273246187376</text:p>
          </table:table-cell>
          <table:table-cell table:formula="of:=[.M395]+[.C$108]" office:value-type="float" office:value="0.172695745054647" calcext:value-type="float">
            <text:p>0.172695745054647</text:p>
          </table:table-cell>
          <table:table-cell table:number-columns-repeated="2"/>
          <table:table-cell office:value-type="float" office:value="0.486463659504428" calcext:value-type="float">
            <text:p>0.486463659504428</text:p>
          </table:table-cell>
          <table:table-cell office:value-type="float" office:value="0.372419814411509" calcext:value-type="float">
            <text:p>0.372419814411509</text:p>
          </table:table-cell>
          <table:table-cell office:value-type="float" office:value="0.150578213079499" calcext:value-type="float">
            <text:p>0.150578213079499</text:p>
          </table:table-cell>
          <table:table-cell table:number-columns-repeated="16371"/>
        </table:table-row>
        <table:table-row table:style-name="ro1">
          <table:table-cell table:formula="of:=MAX(0;[.F390])" office:value-type="float" office:value="0.0339630013121138" calcext:value-type="float">
            <text:p>0.0339630013121138</text:p>
          </table:table-cell>
          <table:table-cell table:formula="of:=MAX(0;[.G390])" office:value-type="float" office:value="0" calcext:value-type="float">
            <text:p>0</text:p>
          </table:table-cell>
          <table:table-cell table:formula="of:=MAX(0;[.H390])" office:value-type="float" office:value="0" calcext:value-type="float">
            <text:p>0</text:p>
          </table:table-cell>
          <table:table-cell table:number-columns-repeated="2"/>
          <table:table-cell table:formula="of:=[.K396]+[.A$108]" office:value-type="float" office:value="2.06691798394143" calcext:value-type="float">
            <text:p>2.06691798394143</text:p>
          </table:table-cell>
          <table:table-cell table:formula="of:=[.L396]+[.B$108]" office:value-type="float" office:value="2.00770797383757" calcext:value-type="float">
            <text:p>2.00770797383757</text:p>
          </table:table-cell>
          <table:table-cell table:formula="of:=[.M396]+[.C$108]" office:value-type="float" office:value="1.18758745266843" calcext:value-type="float">
            <text:p>1.18758745266843</text:p>
          </table:table-cell>
          <table:table-cell table:number-columns-repeated="2"/>
          <table:table-cell office:value-type="float" office:value="2.06788894769244" calcext:value-type="float">
            <text:p>2.06788894769244</text:p>
          </table:table-cell>
          <table:table-cell office:value-type="float" office:value="2.02885454206171" calcext:value-type="float">
            <text:p>2.02885454206171</text:p>
          </table:table-cell>
          <table:table-cell office:value-type="float" office:value="1.16546992069328" calcext:value-type="float">
            <text:p>1.16546992069328</text:p>
          </table:table-cell>
          <table:table-cell table:number-columns-repeated="16371"/>
        </table:table-row>
        <table:table-row table:style-name="ro1">
          <table:table-cell table:formula="of:=MAX(0;[.F391])" office:value-type="float" office:value="0.612756256347034" calcext:value-type="float">
            <text:p>0.612756256347034</text:p>
          </table:table-cell>
          <table:table-cell table:formula="of:=MAX(0;[.G391])" office:value-type="float" office:value="0.564248024297844" calcext:value-type="float">
            <text:p>0.564248024297844</text:p>
          </table:table-cell>
          <table:table-cell table:formula="of:=MAX(0;[.H391])" office:value-type="float" office:value="0.337537348219492" calcext:value-type="float">
            <text:p>0.337537348219492</text:p>
          </table:table-cell>
          <table:table-cell table:number-columns-repeated="2"/>
          <table:table-cell table:formula="of:=[.K397]+[.A$108]" office:value-type="float" office:value="0.0291667003700628" calcext:value-type="float">
            <text:p>0.0291667003700628</text:p>
          </table:table-cell>
          <table:table-cell table:formula="of:=[.L397]+[.B$108]" office:value-type="float" office:value="0.0102963772743291" calcext:value-type="float">
            <text:p>0.0102963772743291</text:p>
          </table:table-cell>
          <table:table-cell table:formula="of:=[.M397]+[.C$108]" office:value-type="float" office:value="0.0221813873100075" calcext:value-type="float">
            <text:p>0.0221813873100075</text:p>
          </table:table-cell>
          <table:table-cell table:number-columns-repeated="2"/>
          <table:table-cell office:value-type="float" office:value="0.0301376641210773" calcext:value-type="float">
            <text:p>0.0301376641210773</text:p>
          </table:table-cell>
          <table:table-cell office:value-type="float" office:value="0.0314429454984619" calcext:value-type="float">
            <text:p>0.0314429454984619</text:p>
          </table:table-cell>
          <table:table-cell office:value-type="float" office:value="0.0000638553348600607" calcext:value-type="float">
            <text:p>6.38553348600607E-05</text:p>
          </table:table-cell>
          <table:table-cell table:number-columns-repeated="16371"/>
        </table:table-row>
        <table:table-row table:style-name="ro1">
          <table:table-cell table:formula="of:=MAX(0;[.F392])" office:value-type="float" office:value="0.620593301598004" calcext:value-type="float">
            <text:p>0.620593301598004</text:p>
          </table:table-cell>
          <table:table-cell table:formula="of:=MAX(0;[.G392])" office:value-type="float" office:value="0.594883542019853" calcext:value-type="float">
            <text:p>0.594883542019853</text:p>
          </table:table-cell>
          <table:table-cell table:formula="of:=MAX(0;[.H392])" office:value-type="float" office:value="0.265387459137069" calcext:value-type="float">
            <text:p>0.265387459137069</text:p>
          </table:table-cell>
          <table:table-cell table:number-columns-repeated="2"/>
          <table:table-cell table:formula="of:=[.K398]+[.A$108]" office:value-type="float" office:value="1.04803830403821" calcext:value-type="float">
            <text:p>1.04803830403821</text:p>
          </table:table-cell>
          <table:table-cell table:formula="of:=[.L398]+[.B$108]" office:value-type="float" office:value="1.02208775503792" calcext:value-type="float">
            <text:p>1.02208775503792</text:p>
          </table:table-cell>
          <table:table-cell table:formula="of:=[.M398]+[.C$108]" office:value-type="float" office:value="0.6119418955349" calcext:value-type="float">
            <text:p>0.6119418955349</text:p>
          </table:table-cell>
          <table:table-cell table:number-columns-repeated="2"/>
          <table:table-cell office:value-type="float" office:value="1.04900926778923" calcext:value-type="float">
            <text:p>1.04900926778923</text:p>
          </table:table-cell>
          <table:table-cell office:value-type="float" office:value="1.04323432326205" calcext:value-type="float">
            <text:p>1.04323432326205</text:p>
          </table:table-cell>
          <table:table-cell office:value-type="float" office:value="0.589824363559752" calcext:value-type="float">
            <text:p>0.589824363559752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formula="of:=[.K399]+[.A$108]" office:value-type="float" office:value="1.05769471148981" calcext:value-type="float">
            <text:p>1.05769471148981</text:p>
          </table:table-cell>
          <table:table-cell table:formula="of:=[.L399]+[.B$108]" office:value-type="float" office:value="0.963813596283342" calcext:value-type="float">
            <text:p>0.963813596283342</text:p>
          </table:table-cell>
          <table:table-cell table:formula="of:=[.M399]+[.C$108]" office:value-type="float" office:value="0.55960763569894" calcext:value-type="float">
            <text:p>0.55960763569894</text:p>
          </table:table-cell>
          <table:table-cell table:number-columns-repeated="2"/>
          <table:table-cell office:value-type="float" office:value="1.05866567524083" calcext:value-type="float">
            <text:p>1.05866567524083</text:p>
          </table:table-cell>
          <table:table-cell office:value-type="float" office:value="0.984960164507475" calcext:value-type="float">
            <text:p>0.984960164507475</text:p>
          </table:table-cell>
          <table:table-cell office:value-type="float" office:value="0.537490103723793" calcext:value-type="float">
            <text:p>0.537490103723793</text:p>
          </table:table-cell>
          <table:table-cell table:number-columns-repeated="16371"/>
        </table:table-row>
        <table:table-row table:style-name="ro1">
          <table:table-cell table:formula="of:=MAX(0;[.F394])" office:value-type="float" office:value="1.16497433360911" calcext:value-type="float">
            <text:p>1.16497433360911</text:p>
          </table:table-cell>
          <table:table-cell table:formula="of:=MAX(0;[.G394])" office:value-type="float" office:value="1.26043305861783" calcext:value-type="float">
            <text:p>1.26043305861783</text:p>
          </table:table-cell>
          <table:table-cell table:formula="of:=MAX(0;[.H394])" office:value-type="float" office:value="0.785037632698992" calcext:value-type="float">
            <text:p>0.785037632698992</text:p>
          </table:table-cell>
          <table:table-cell office:value-type="string" calcext:value-type="string">
            <text:p>y3</text:p>
          </table:table-cell>
          <table:table-cell table:number-columns-repeated="16380"/>
        </table:table-row>
        <table:table-row table:style-name="ro1">
          <table:table-cell table:formula="of:=MAX(0;[.F395])" office:value-type="float" office:value="0.485492695753414" calcext:value-type="float">
            <text:p>0.485492695753414</text:p>
          </table:table-cell>
          <table:table-cell table:formula="of:=MAX(0;[.G395])" office:value-type="float" office:value="0.351273246187376" calcext:value-type="float">
            <text:p>0.351273246187376</text:p>
          </table:table-cell>
          <table:table-cell table:formula="of:=MAX(0;[.H395])" office:value-type="float" office:value="0.172695745054647" calcext:value-type="float">
            <text:p>0.172695745054647</text:p>
          </table:table-cell>
          <table:table-cell table:number-columns-repeated="16381"/>
        </table:table-row>
        <table:table-row table:style-name="ro1">
          <table:table-cell table:formula="of:=MAX(0;[.F396])" office:value-type="float" office:value="2.06691798394143" calcext:value-type="float">
            <text:p>2.06691798394143</text:p>
          </table:table-cell>
          <table:table-cell table:formula="of:=MAX(0;[.G396])" office:value-type="float" office:value="2.00770797383757" calcext:value-type="float">
            <text:p>2.00770797383757</text:p>
          </table:table-cell>
          <table:table-cell table:formula="of:=MAX(0;[.H396])" office:value-type="float" office:value="1.18758745266843" calcext:value-type="float">
            <text:p>1.18758745266843</text:p>
          </table:table-cell>
          <table:table-cell table:number-columns-repeated="16381"/>
        </table:table-row>
        <table:table-row table:style-name="ro1">
          <table:table-cell table:formula="of:=MAX(0;[.F397])" office:value-type="float" office:value="0.0291667003700628" calcext:value-type="float">
            <text:p>0.0291667003700628</text:p>
          </table:table-cell>
          <table:table-cell table:formula="of:=MAX(0;[.G397])" office:value-type="float" office:value="0.0102963772743291" calcext:value-type="float">
            <text:p>0.0102963772743291</text:p>
          </table:table-cell>
          <table:table-cell table:formula="of:=MAX(0;[.H397])" office:value-type="float" office:value="0.0221813873100075" calcext:value-type="float">
            <text:p>0.0221813873100075</text:p>
          </table:table-cell>
          <table:table-cell table:number-columns-repeated="16381"/>
        </table:table-row>
        <table:table-row table:style-name="ro1">
          <table:table-cell table:formula="of:=MAX(0;[.F398])" office:value-type="float" office:value="1.04803830403821" calcext:value-type="float">
            <text:p>1.04803830403821</text:p>
          </table:table-cell>
          <table:table-cell table:formula="of:=MAX(0;[.G398])" office:value-type="float" office:value="1.02208775503792" calcext:value-type="float">
            <text:p>1.02208775503792</text:p>
          </table:table-cell>
          <table:table-cell table:formula="of:=MAX(0;[.H398])" office:value-type="float" office:value="0.6119418955349" calcext:value-type="float">
            <text:p>0.6119418955349</text:p>
          </table:table-cell>
          <table:table-cell table:number-columns-repeated="16381"/>
        </table:table-row>
        <table:table-row table:style-name="ro1">
          <table:table-cell table:formula="of:=MAX(0;[.F399])" office:value-type="float" office:value="1.05769471148981" calcext:value-type="float">
            <text:p>1.05769471148981</text:p>
          </table:table-cell>
          <table:table-cell table:formula="of:=MAX(0;[.G399])" office:value-type="float" office:value="0.963813596283342" calcext:value-type="float">
            <text:p>0.963813596283342</text:p>
          </table:table-cell>
          <table:table-cell table:formula="of:=MAX(0;[.H399])" office:value-type="float" office:value="0.55960763569894" calcext:value-type="float">
            <text:p>0.55960763569894</text:p>
          </table:table-cell>
          <table:table-cell table:number-columns-repeated="16381"/>
        </table:table-row>
        <table:table-row table:style-name="ro1">
          <table:table-cell table:number-columns-repeated="5"/>
          <table:table-cell office:value-type="string" calcext:value-type="string">
            <text:p>Correct probs</text:p>
          </table:table-cell>
          <table:table-cell table:formula="of:=INDEX([.A414:.C419];1;[.M369]+1)" office:value-type="float" office:value="0.395163971675696" calcext:value-type="float">
            <text:p>0.395163971675696</text:p>
          </table:table-cell>
          <table:table-cell/>
          <table:table-cell office:value-type="string" calcext:value-type="string">
            <text:p>correct logprob</text:p>
          </table:table-cell>
          <table:table-cell table:formula="of:=-LN([.G406])" office:value-type="float" office:value="0.928454482052405" calcext:value-type="float">
            <text:p>0.928454482052405</text:p>
          </table:table-cell>
          <table:table-cell/>
          <table:table-cell office:value-type="string" calcext:value-type="string">
            <text:p>Data Loss</text:p>
          </table:table-cell>
          <table:table-cell table:formula="of:=AVERAGE([.J406:.J411])" office:value-type="float" office:value="1.04297357121772" calcext:value-type="float">
            <text:p>1.04297357121772</text:p>
          </table:table-cell>
          <table:table-cell table:number-columns-repeated="16371"/>
        </table:table-row>
        <table:table-row table:style-name="ro1">
          <table:table-cell table:formula="of:=EXP([.A400]-MAX([.$A$124:.$C$129]))" office:value-type="float" office:value="0.468085452668223" calcext:value-type="float">
            <text:p>0.468085452668223</text:p>
          </table:table-cell>
          <table:table-cell table:formula="of:=EXP([.B400]-MAX([.$A$124:.$C$129]))" office:value-type="float" office:value="0.514970488650237" calcext:value-type="float">
            <text:p>0.514970488650237</text:p>
          </table:table-cell>
          <table:table-cell table:formula="of:=EXP([.C400]-MAX([.$A$124:.$C$129]))" office:value-type="float" office:value="0.320125840326513" calcext:value-type="float">
            <text:p>0.320125840326513</text:p>
          </table:table-cell>
          <table:table-cell office:value-type="string" calcext:value-type="string">
            <text:p>exp_scores</text:p>
          </table:table-cell>
          <table:table-cell table:number-columns-repeated="2"/>
          <table:table-cell table:formula="of:=INDEX([.A415:.C420];1;[.M370]+1)" office:value-type="float" office:value="0.383759812087706" calcext:value-type="float">
            <text:p>0.383759812087706</text:p>
          </table:table-cell>
          <table:table-cell table:number-columns-repeated="2"/>
          <table:table-cell table:formula="of:=-LN([.G407])" office:value-type="float" office:value="0.957738411449419" calcext:value-type="float">
            <text:p>0.957738411449419</text:p>
          </table:table-cell>
          <table:table-cell/>
          <table:table-cell office:value-type="string" calcext:value-type="string">
            <text:p>reg loss</text:p>
          </table:table-cell>
          <table:table-cell table:formula="of:=0.5*[.Q369]*SUM([.P380:.R381])+0.5*[.Q369]*SUM([.P384:.R386])+0.5*[.Q369]*SUM([.P389:.R391])" office:value-type="float" office:value="0.00513470340261302" calcext:value-type="float">
            <text:p>0.00513470340261302</text:p>
          </table:table-cell>
          <table:table-cell table:number-columns-repeated="16371"/>
        </table:table-row>
        <table:table-row table:style-name="ro1">
          <table:table-cell table:formula="of:=EXP([.A401]-MAX([.$A$124:.$C$129]))" office:value-type="float" office:value="0.237263000487863" calcext:value-type="float">
            <text:p>0.237263000487863</text:p>
          </table:table-cell>
          <table:table-cell table:formula="of:=EXP([.B401]-MAX([.$A$124:.$C$129]))" office:value-type="float" office:value="0.207462330410421" calcext:value-type="float">
            <text:p>0.207462330410421</text:p>
          </table:table-cell>
          <table:table-cell table:formula="of:=EXP([.C401]-MAX([.$A$124:.$C$129]))" office:value-type="float" office:value="0.17353378069842" calcext:value-type="float">
            <text:p>0.17353378069842</text:p>
          </table:table-cell>
          <table:table-cell table:number-columns-repeated="3"/>
          <table:table-cell table:formula="of:=INDEX([.A416:.C421];1;[.M371]+1)" office:value-type="float" office:value="0.424165650108874" calcext:value-type="float">
            <text:p>0.424165650108874</text:p>
          </table:table-cell>
          <table:table-cell table:number-columns-repeated="2"/>
          <table:table-cell table:formula="of:=-LN([.G408])" office:value-type="float" office:value="0.857631215828346" calcext:value-type="float">
            <text:p>0.857631215828346</text:p>
          </table:table-cell>
          <table:table-cell table:number-columns-repeated="16374"/>
        </table:table-row>
        <table:table-row table:style-name="ro1">
          <table:table-cell table:formula="of:=EXP([.A402]-MAX([.$A$124:.$C$129]))" office:value-type="float" office:value="1.15354434501418" calcext:value-type="float">
            <text:p>1.15354434501418</text:p>
          </table:table-cell>
          <table:table-cell table:formula="of:=EXP([.B402]-MAX([.$A$124:.$C$129]))" office:value-type="float" office:value="1.08722571020613" calcext:value-type="float">
            <text:p>1.08722571020613</text:p>
          </table:table-cell>
          <table:table-cell table:formula="of:=EXP([.C402]-MAX([.$A$124:.$C$129]))" office:value-type="float" office:value="0.478790910449801" calcext:value-type="float">
            <text:p>0.478790910449801</text:p>
          </table:table-cell>
          <table:table-cell table:number-columns-repeated="3"/>
          <table:table-cell table:formula="of:=INDEX([.A417:.C422];1;[.M372]+1)" office:value-type="float" office:value="0.333868067002831" calcext:value-type="float">
            <text:p>0.333868067002831</text:p>
          </table:table-cell>
          <table:table-cell table:number-columns-repeated="2"/>
          <table:table-cell table:formula="of:=-LN([.G409])" office:value-type="float" office:value="1.09700937301559" calcext:value-type="float">
            <text:p>1.09700937301559</text:p>
          </table:table-cell>
          <table:table-cell/>
          <table:table-cell office:value-type="string" calcext:value-type="string">
            <text:p>Loss</text:p>
          </table:table-cell>
          <table:table-cell table:formula="of:=[.M406]+[.M407]" office:value-type="float" office:value="1.04810827462033" calcext:value-type="float">
            <text:p>1.04810827462033</text:p>
          </table:table-cell>
          <table:table-cell table:number-columns-repeated="16371"/>
        </table:table-row>
        <table:table-row table:style-name="ro1">
          <table:table-cell table:formula="of:=EXP([.A403]-MAX([.$A$124:.$C$129]))" office:value-type="float" office:value="0.150331557358096" calcext:value-type="float">
            <text:p>0.150331557358096</text:p>
          </table:table-cell>
          <table:table-cell table:formula="of:=EXP([.B403]-MAX([.$A$124:.$C$129]))" office:value-type="float" office:value="0.147521350445311" calcext:value-type="float">
            <text:p>0.147521350445311</text:p>
          </table:table-cell>
          <table:table-cell table:formula="of:=EXP([.C403]-MAX([.$A$124:.$C$129]))" office:value-type="float" office:value="0.149285103526059" calcext:value-type="float">
            <text:p>0.149285103526059</text:p>
          </table:table-cell>
          <table:table-cell table:number-columns-repeated="3"/>
          <table:table-cell table:formula="of:=INDEX([.A418:.C423];1;[.M373]+1)" office:value-type="float" office:value="0.246688485630525" calcext:value-type="float">
            <text:p>0.246688485630525</text:p>
          </table:table-cell>
          <table:table-cell table:number-columns-repeated="2"/>
          <table:table-cell table:formula="of:=-LN([.G410])" office:value-type="float" office:value="1.39962893010508" calcext:value-type="float">
            <text:p>1.39962893010508</text:p>
          </table:table-cell>
          <table:table-cell table:number-columns-repeated="16374"/>
        </table:table-row>
        <table:table-row table:style-name="ro1">
          <table:table-cell table:formula="of:=EXP([.A404]-MAX([.$A$124:.$C$129]))" office:value-type="float" office:value="0.41642852608831" calcext:value-type="float">
            <text:p>0.41642852608831</text:p>
          </table:table-cell>
          <table:table-cell table:formula="of:=EXP([.B404]-MAX([.$A$124:.$C$129]))" office:value-type="float" office:value="0.405760990072377" calcext:value-type="float">
            <text:p>0.405760990072377</text:p>
          </table:table-cell>
          <table:table-cell table:formula="of:=EXP([.C404]-MAX([.$A$124:.$C$129]))" office:value-type="float" office:value="0.269244107881105" calcext:value-type="float">
            <text:p>0.269244107881105</text:p>
          </table:table-cell>
          <table:table-cell table:number-columns-repeated="3"/>
          <table:table-cell table:formula="of:=INDEX([.A419:.C424];1;[.M374]+1)" office:value-type="float" office:value="0.361541293802118" calcext:value-type="float">
            <text:p>0.361541293802118</text:p>
          </table:table-cell>
          <table:table-cell table:number-columns-repeated="2"/>
          <table:table-cell table:formula="of:=-LN([.G411])" office:value-type="float" office:value="1.01737901485546" calcext:value-type="float">
            <text:p>1.01737901485546</text:p>
          </table:table-cell>
          <table:table-cell table:number-columns-repeated="16374"/>
        </table:table-row>
        <table:table-row table:style-name="ro1">
          <table:table-cell table:formula="of:=EXP([.A405]-MAX([.$A$124:.$C$129]))" office:value-type="float" office:value="0.420469207445337" calcext:value-type="float">
            <text:p>0.420469207445337</text:p>
          </table:table-cell>
          <table:table-cell table:formula="of:=EXP([.B405]-MAX([.$A$124:.$C$129]))" office:value-type="float" office:value="0.38279137695934" calcext:value-type="float">
            <text:p>0.38279137695934</text:p>
          </table:table-cell>
          <table:table-cell table:formula="of:=EXP([.C405]-MAX([.$A$124:.$C$129]))" office:value-type="float" office:value="0.255515780899952" calcext:value-type="float">
            <text:p>0.25551578089995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407]/SUM([.$A407:.$C407])" office:value-type="float" office:value="0.359186614838469" calcext:value-type="float">
            <text:p>0.359186614838469</text:p>
          </table:table-cell>
          <table:table-cell table:formula="of:=[.B407]/SUM([.$A407:.$C407])" office:value-type="float" office:value="0.395163971675696" calcext:value-type="float">
            <text:p>0.395163971675696</text:p>
          </table:table-cell>
          <table:table-cell table:formula="of:=[.C407]/SUM([.$A407:.$C407])" office:value-type="float" office:value="0.245649413485835" calcext:value-type="float">
            <text:p>0.245649413485835</text:p>
          </table:table-cell>
          <table:table-cell office:value-type="string" calcext:value-type="string">
            <text:p>probs</text:p>
          </table:table-cell>
          <table:table-cell table:number-columns-repeated="16380"/>
        </table:table-row>
        <table:table-row table:style-name="ro1">
          <table:table-cell table:formula="of:=[.A408]/SUM([.$A408:.$C408])" office:value-type="float" office:value="0.383759812087706" calcext:value-type="float">
            <text:p>0.383759812087706</text:p>
          </table:table-cell>
          <table:table-cell table:formula="of:=[.B408]/SUM([.$A408:.$C408])" office:value-type="float" office:value="0.335558872516464" calcext:value-type="float">
            <text:p>0.335558872516464</text:p>
          </table:table-cell>
          <table:table-cell table:formula="of:=[.C408]/SUM([.$A408:.$C408])" office:value-type="float" office:value="0.28068131539583" calcext:value-type="float">
            <text:p>0.28068131539583</text:p>
          </table:table-cell>
          <table:table-cell table:number-columns-repeated="16381"/>
        </table:table-row>
        <table:table-row table:style-name="ro1">
          <table:table-cell table:formula="of:=[.A409]/SUM([.$A409:.$C409])" office:value-type="float" office:value="0.424165650108874" calcext:value-type="float">
            <text:p>0.424165650108874</text:p>
          </table:table-cell>
          <table:table-cell table:formula="of:=[.B409]/SUM([.$A409:.$C409])" office:value-type="float" office:value="0.399779862974403" calcext:value-type="float">
            <text:p>0.399779862974403</text:p>
          </table:table-cell>
          <table:table-cell table:formula="of:=[.C409]/SUM([.$A409:.$C409])" office:value-type="float" office:value="0.176054486916724" calcext:value-type="float">
            <text:p>0.176054486916724</text:p>
          </table:table-cell>
          <table:table-cell table:number-columns-repeated="16381"/>
        </table:table-row>
        <table:table-row table:style-name="ro1">
          <table:table-cell table:formula="of:=[.A410]/SUM([.$A410:.$C410])" office:value-type="float" office:value="0.336208404450158" calcext:value-type="float">
            <text:p>0.336208404450158</text:p>
          </table:table-cell>
          <table:table-cell table:formula="of:=[.B410]/SUM([.$A410:.$C410])" office:value-type="float" office:value="0.329923528547011" calcext:value-type="float">
            <text:p>0.329923528547011</text:p>
          </table:table-cell>
          <table:table-cell table:formula="of:=[.C410]/SUM([.$A410:.$C410])" office:value-type="float" office:value="0.333868067002831" calcext:value-type="float">
            <text:p>0.333868067002831</text:p>
          </table:table-cell>
          <table:table-cell table:number-columns-repeated="16381"/>
        </table:table-row>
        <table:table-row table:style-name="ro1">
          <table:table-cell table:formula="of:=[.A411]/SUM([.$A411:.$C411])" office:value-type="float" office:value="0.381542694778079" calcext:value-type="float">
            <text:p>0.381542694778079</text:p>
          </table:table-cell>
          <table:table-cell table:formula="of:=[.B411]/SUM([.$A411:.$C411])" office:value-type="float" office:value="0.371768819591396" calcext:value-type="float">
            <text:p>0.371768819591396</text:p>
          </table:table-cell>
          <table:table-cell table:formula="of:=[.C411]/SUM([.$A411:.$C411])" office:value-type="float" office:value="0.246688485630525" calcext:value-type="float">
            <text:p>0.246688485630525</text:p>
          </table:table-cell>
          <table:table-cell table:number-columns-repeated="16381"/>
        </table:table-row>
        <table:table-row table:style-name="ro1">
          <table:table-cell table:formula="of:=[.A412]/SUM([.$A412:.$C412])" office:value-type="float" office:value="0.397127496630849" calcext:value-type="float">
            <text:p>0.397127496630849</text:p>
          </table:table-cell>
          <table:table-cell table:formula="of:=[.B412]/SUM([.$A412:.$C412])" office:value-type="float" office:value="0.361541293802118" calcext:value-type="float">
            <text:p>0.361541293802118</text:p>
          </table:table-cell>
          <table:table-cell table:formula="of:=[.C412]/SUM([.$A412:.$C412])" office:value-type="float" office:value="0.241331209567032" calcext:value-type="float">
            <text:p>0.24133120956703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A414]-[.I369]" office:value-type="float" office:value="0.359186614838469" calcext:value-type="float">
            <text:p>0.359186614838469</text:p>
          </table:table-cell>
          <table:table-cell table:formula="of:=[.B414]-[.J369]" office:value-type="float" office:value="-0.604836028324304" calcext:value-type="float">
            <text:p>-0.604836028324304</text:p>
          </table:table-cell>
          <table:table-cell table:formula="of:=[.C414]-[.K369]" office:value-type="float" office:value="0.245649413485835" calcext:value-type="float">
            <text:p>0.245649413485835</text:p>
          </table:table-cell>
          <table:table-cell office:value-type="string" calcext:value-type="string">
            <text:p>dscore</text:p>
          </table:table-cell>
          <table:table-cell table:number-columns-repeated="16380"/>
        </table:table-row>
        <table:table-row table:style-name="ro1">
          <table:table-cell table:formula="of:=[.A415]-[.I370]" office:value-type="float" office:value="-0.616240187912294" calcext:value-type="float">
            <text:p>-0.616240187912294</text:p>
          </table:table-cell>
          <table:table-cell table:formula="of:=[.B415]-[.J370]" office:value-type="float" office:value="0.335558872516464" calcext:value-type="float">
            <text:p>0.335558872516464</text:p>
          </table:table-cell>
          <table:table-cell table:formula="of:=[.C415]-[.K370]" office:value-type="float" office:value="0.28068131539583" calcext:value-type="float">
            <text:p>0.28068131539583</text:p>
          </table:table-cell>
          <table:table-cell table:number-columns-repeated="16381"/>
        </table:table-row>
        <table:table-row table:style-name="ro1">
          <table:table-cell table:formula="of:=[.A416]-[.I371]" office:value-type="float" office:value="-0.575834349891127" calcext:value-type="float">
            <text:p>-0.575834349891127</text:p>
          </table:table-cell>
          <table:table-cell table:formula="of:=[.B416]-[.J371]" office:value-type="float" office:value="0.399779862974403" calcext:value-type="float">
            <text:p>0.399779862974403</text:p>
          </table:table-cell>
          <table:table-cell table:formula="of:=[.C416]-[.K371]" office:value-type="float" office:value="0.176054486916724" calcext:value-type="float">
            <text:p>0.176054486916724</text:p>
          </table:table-cell>
          <table:table-cell table:number-columns-repeated="16381"/>
        </table:table-row>
        <table:table-row table:style-name="ro1">
          <table:table-cell table:formula="of:=[.A417]-[.I372]" office:value-type="float" office:value="0.336208404450158" calcext:value-type="float">
            <text:p>0.336208404450158</text:p>
          </table:table-cell>
          <table:table-cell table:formula="of:=[.B417]-[.J372]" office:value-type="float" office:value="0.329923528547011" calcext:value-type="float">
            <text:p>0.329923528547011</text:p>
          </table:table-cell>
          <table:table-cell table:formula="of:=[.C417]-[.K372]" office:value-type="float" office:value="-0.666131932997169" calcext:value-type="float">
            <text:p>-0.666131932997169</text:p>
          </table:table-cell>
          <table:table-cell table:number-columns-repeated="16381"/>
        </table:table-row>
        <table:table-row table:style-name="ro1">
          <table:table-cell table:formula="of:=[.A418]-[.I373]" office:value-type="float" office:value="0.381542694778079" calcext:value-type="float">
            <text:p>0.381542694778079</text:p>
          </table:table-cell>
          <table:table-cell table:formula="of:=[.B418]-[.J373]" office:value-type="float" office:value="0.371768819591396" calcext:value-type="float">
            <text:p>0.371768819591396</text:p>
          </table:table-cell>
          <table:table-cell table:formula="of:=[.C418]-[.K373]" office:value-type="float" office:value="-0.753311514369475" calcext:value-type="float">
            <text:p>-0.753311514369475</text:p>
          </table:table-cell>
          <table:table-cell table:number-columns-repeated="16381"/>
        </table:table-row>
        <table:table-row table:style-name="ro1">
          <table:table-cell table:formula="of:=[.A419]-[.I374]" office:value-type="float" office:value="0.397127496630849" calcext:value-type="float">
            <text:p>0.397127496630849</text:p>
          </table:table-cell>
          <table:table-cell table:formula="of:=[.B419]-[.J374]" office:value-type="float" office:value="-0.638458706197882" calcext:value-type="float">
            <text:p>-0.638458706197882</text:p>
          </table:table-cell>
          <table:table-cell table:formula="of:=[.C419]-[.K374]" office:value-type="float" office:value="0.241331209567032" calcext:value-type="float">
            <text:p>0.24133120956703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formula="of:=[.F428]+([.$Q$1]*[.A380])" office:value-type="float" office:value="-0.140779671325265" calcext:value-type="float">
            <text:p>-0.140779671325265</text:p>
          </table:table-cell>
          <table:table-cell table:formula="of:=[.G428]+([.$Q$1]*[.B380])" office:value-type="float" office:value="0.0149340636805316" calcext:value-type="float">
            <text:p>0.0149340636805316</text:p>
          </table:table-cell>
          <table:table-cell table:formula="of:=[.H428]+([.$Q$1]*[.C380])" office:value-type="float" office:value="0.127660655272235" calcext:value-type="float">
            <text:p>0.127660655272235</text:p>
          </table:table-cell>
          <table:table-cell office:value-type="string" calcext:value-type="string">
            <text:p>dW3</text:p>
          </table:table-cell>
          <table:table-cell/>
          <table:table-cell table:style-name="Default" table:number-matrix-columns-spanned="3" table:number-matrix-rows-spanned="3" table:formula="of:=MMULT(TRANSPOSE([.A393:.C398]); [.A421:.C426])" office:value-type="float" office:value="-0.141667038841584" calcext:value-type="float">
            <text:p>-0.141667038841584</text:p>
          </table:table-cell>
          <table:table-cell table:style-name="Default" office:value-type="float" office:value="0.0140082637133996" calcext:value-type="float">
            <text:p>0.0140082637133996</text:p>
          </table:table-cell>
          <table:table-cell table:style-name="Default" office:value-type="float" office:value="0.127658775128184" calcext:value-type="float">
            <text:p>0.127658775128184</text:p>
          </table:table-cell>
          <table:table-cell office:value-type="string" calcext:value-type="string">
            <text:p>dW3 before + reg*W</text:p>
          </table:table-cell>
          <table:table-cell table:style-name="Default"/>
          <table:table-cell table:number-columns-repeated="16374"/>
        </table:table-row>
        <table:table-row table:style-name="ro1">
          <table:table-cell table:formula="of:=[.F429]+([.$Q$1]*[.A381])" office:value-type="float" office:value="-0.169343227562422" calcext:value-type="float">
            <text:p>-0.169343227562422</text:p>
          </table:table-cell>
          <table:table-cell table:formula="of:=[.G429]+([.$Q$1]*[.B381])" office:value-type="float" office:value="0.0282699547499686" calcext:value-type="float">
            <text:p>0.0282699547499686</text:p>
          </table:table-cell>
          <table:table-cell table:formula="of:=[.H429]+([.$Q$1]*[.C381])" office:value-type="float" office:value="0.142530455009655" calcext:value-type="float">
            <text:p>0.142530455009655</text:p>
          </table:table-cell>
          <table:table-cell table:number-columns-repeated="2"/>
          <table:table-cell table:style-name="Default" office:value-type="float" office:value="-0.170075184312121" calcext:value-type="float">
            <text:p>-0.170075184312121</text:p>
          </table:table-cell>
          <table:table-cell table:style-name="Default" office:value-type="float" office:value="0.0280305742197777" calcext:value-type="float">
            <text:p>0.0280305742197777</text:p>
          </table:table-cell>
          <table:table-cell table:style-name="Default" office:value-type="float" office:value="0.142044610092343" calcext:value-type="float">
            <text:p>0.142044610092343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formula="of:=[.F430]+([.$Q$1]*[.A382])" office:value-type="float" office:value="0.0341134297611402" calcext:value-type="float">
            <text:p>0.0341134297611402</text:p>
          </table:table-cell>
          <table:table-cell table:formula="of:=[.G430]+([.$Q$1]*[.B382])" office:value-type="float" office:value="-0.0875158741029494" calcext:value-type="float">
            <text:p>-0.0875158741029494</text:p>
          </table:table-cell>
          <table:table-cell table:formula="of:=[.H430]+([.$Q$1]*[.C382])" office:value-type="float" office:value="0.0556175295565944" calcext:value-type="float">
            <text:p>0.0556175295565944</text:p>
          </table:table-cell>
          <table:table-cell table:number-columns-repeated="2"/>
          <table:table-cell table:style-name="Default" office:value-type="float" office:value="0.0338400848377317" calcext:value-type="float">
            <text:p>0.0338400848377317</text:p>
          </table:table-cell>
          <table:table-cell table:style-name="Default" office:value-type="float" office:value="-0.0885257611920628" calcext:value-type="float">
            <text:p>-0.0885257611920628</text:p>
          </table:table-cell>
          <table:table-cell table:style-name="Default" office:value-type="float" office:value="0.0546856763543311" calcext:value-type="float">
            <text:p>0.0546856763543311</text:p>
          </table:table-cell>
          <table:table-cell/>
          <table:table-cell table:style-name="Default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formula="of:=SUM([.A421:.A426])" office:value-type="float" office:value="0.281990672894135" calcext:value-type="float">
            <text:p>0.281990672894135</text:p>
          </table:table-cell>
          <table:table-cell table:formula="of:=SUM([.B421:.B426])" office:value-type="float" office:value="0.193736349107088" calcext:value-type="float">
            <text:p>0.193736349107088</text:p>
          </table:table-cell>
          <table:table-cell table:formula="of:=SUM([.C421:.C426])" office:value-type="float" office:value="-0.475727022001223" calcext:value-type="float">
            <text:p>-0.475727022001223</text:p>
          </table:table-cell>
          <table:table-cell office:value-type="string" calcext:value-type="string">
            <text:p>dB3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formula="of:=IF([.A393]&lt;=0; 0; [.G434])" office:value-type="float" office:value="-0.240764784555299" calcext:value-type="float">
            <text:p>-0.240764784555299</text:p>
          </table:table-cell>
          <table:table-cell table:style-name="Default" table:formula="of:=IF([.B393]&lt;=0; 0; [.H434])" office:value-type="float" office:value="0.237470616976202" calcext:value-type="float">
            <text:p>0.237470616976202</text:p>
          </table:table-cell>
          <table:table-cell table:style-name="Default" table:formula="of:=IF([.C393]&lt;=0; 0; [.I434])" office:value-type="float" office:value="-0.283725065722028" calcext:value-type="float">
            <text:p>-0.283725065722028</text:p>
          </table:table-cell>
          <table:table-cell office:value-type="string" calcext:value-type="string">
            <text:p>dZ2</text:p>
          </table:table-cell>
          <table:table-cell table:number-columns-repeated="2"/>
          <table:table-cell table:number-matrix-columns-spanned="3" table:number-matrix-rows-spanned="6" table:formula="of:=MMULT([.A421:.C426]; TRANSPOSE([.A380:.C382]))" office:value-type="float" office:value="-0.240764784555299" calcext:value-type="float">
            <text:p>-0.240764784555299</text:p>
          </table:table-cell>
          <table:table-cell office:value-type="float" office:value="0.237470616976202" calcext:value-type="float">
            <text:p>0.237470616976202</text:p>
          </table:table-cell>
          <table:table-cell office:value-type="float" office:value="-0.283725065722028" calcext:value-type="float">
            <text:p>-0.283725065722028</text:p>
          </table:table-cell>
          <table:table-cell office:value-type="string" calcext:value-type="string">
            <text:p>dZ2 before ReLu</text:p>
          </table:table-cell>
          <table:table-cell table:number-columns-repeated="16374"/>
        </table:table-row>
        <table:table-row table:style-name="ro1">
          <table:table-cell table:style-name="Default" table:formula="of:=IF([.A394]&lt;=0; 0; [.G435])" office:value-type="float" office:value="-0.235643410551931" calcext:value-type="float">
            <text:p>-0.235643410551931</text:p>
          </table:table-cell>
          <table:table-cell table:style-name="Default" table:formula="of:=IF([.B394]&lt;=0; 0; [.H435])" office:value-type="float" office:value="-0.234367313695388" calcext:value-type="float">
            <text:p>-0.234367313695388</text:p>
          </table:table-cell>
          <table:table-cell table:style-name="Default" table:formula="of:=IF([.C394]&lt;=0; 0; [.I435])" office:value-type="float" office:value="0.431984228592754" calcext:value-type="float">
            <text:p>0.431984228592754</text:p>
          </table:table-cell>
          <table:table-cell table:number-columns-repeated="3"/>
          <table:table-cell office:value-type="float" office:value="-0.235643410551931" calcext:value-type="float">
            <text:p>-0.235643410551931</text:p>
          </table:table-cell>
          <table:table-cell office:value-type="float" office:value="-0.234367313695388" calcext:value-type="float">
            <text:p>-0.234367313695388</text:p>
          </table:table-cell>
          <table:table-cell office:value-type="float" office:value="0.431984228592754" calcext:value-type="float">
            <text:p>0.431984228592754</text:p>
          </table:table-cell>
          <table:table-cell table:number-columns-repeated="16375"/>
        </table:table-row>
        <table:table-row table:style-name="ro1">
          <table:table-cell table:style-name="Default" table:formula="of:=IF([.A395]&lt;=0; 0; [.G436])" office:value-type="float" office:value="-0.140529505076247" calcext:value-type="float">
            <text:p>-0.140529505076247</text:p>
          </table:table-cell>
          <table:table-cell table:style-name="Default" table:formula="of:=IF([.B395]&lt;=0; 0; [.H436])" office:value-type="float" office:value="-0.240251145914338" calcext:value-type="float">
            <text:p>-0.240251145914338</text:p>
          </table:table-cell>
          <table:table-cell table:style-name="Default" table:formula="of:=IF([.C395]&lt;=0; 0; [.I436])" office:value-type="float" office:value="0.410388063244538" calcext:value-type="float">
            <text:p>0.410388063244538</text:p>
          </table:table-cell>
          <table:table-cell table:number-columns-repeated="3"/>
          <table:table-cell office:value-type="float" office:value="-0.140529505076247" calcext:value-type="float">
            <text:p>-0.140529505076247</text:p>
          </table:table-cell>
          <table:table-cell office:value-type="float" office:value="-0.240251145914338" calcext:value-type="float">
            <text:p>-0.240251145914338</text:p>
          </table:table-cell>
          <table:table-cell office:value-type="float" office:value="0.410388063244538" calcext:value-type="float">
            <text:p>0.410388063244538</text:p>
          </table:table-cell>
          <table:table-cell table:number-columns-repeated="16375"/>
        </table:table-row>
        <table:table-row table:style-name="ro1">
          <table:table-cell table:style-name="Default" table:formula="of:=IF([.A396]&lt;=0; 0; [.G437])" office:value-type="float" office:value="0.602531184716724" calcext:value-type="float">
            <text:p>0.602531184716724</text:p>
          </table:table-cell>
          <table:table-cell table:style-name="Default" table:formula="of:=IF([.B396]&lt;=0; 0; [.H437])" office:value-type="float" office:value="0" calcext:value-type="float">
            <text:p>0</text:p>
          </table:table-cell>
          <table:table-cell table:style-name="Default" table:formula="of:=IF([.C396]&lt;=0; 0; [.I437])" office:value-type="float" office:value="0" calcext:value-type="float">
            <text:p>0</text:p>
          </table:table-cell>
          <table:table-cell table:number-columns-repeated="3"/>
          <table:table-cell office:value-type="float" office:value="0.602531184716724" calcext:value-type="float">
            <text:p>0.602531184716724</text:p>
          </table:table-cell>
          <table:table-cell office:value-type="float" office:value="0.00143046622328513" calcext:value-type="float">
            <text:p>0.00143046622328513</text:p>
          </table:table-cell>
          <table:table-cell office:value-type="float" office:value="-0.195650802455207" calcext:value-type="float">
            <text:p>-0.195650802455207</text:p>
          </table:table-cell>
          <table:table-cell table:number-columns-repeated="16375"/>
        </table:table-row>
        <table:table-row table:style-name="ro1">
          <table:table-cell table:style-name="Default" table:formula="of:=IF([.A397]&lt;=0; 0; [.G438])" office:value-type="float" office:value="0.681335820231373" calcext:value-type="float">
            <text:p>0.681335820231373</text:p>
          </table:table-cell>
          <table:table-cell table:style-name="Default" table:formula="of:=IF([.B397]&lt;=0; 0; [.H438])" office:value-type="float" office:value="0.00227439747473657" calcext:value-type="float">
            <text:p>0.00227439747473657</text:p>
          </table:table-cell>
          <table:table-cell table:style-name="Default" table:formula="of:=IF([.C397]&lt;=0; 0; [.I438])" office:value-type="float" office:value="-0.222238457245588" calcext:value-type="float">
            <text:p>-0.222238457245588</text:p>
          </table:table-cell>
          <table:table-cell table:number-columns-repeated="3"/>
          <table:table-cell office:value-type="float" office:value="0.681335820231373" calcext:value-type="float">
            <text:p>0.681335820231373</text:p>
          </table:table-cell>
          <table:table-cell office:value-type="float" office:value="0.00227439747473657" calcext:value-type="float">
            <text:p>0.00227439747473657</text:p>
          </table:table-cell>
          <table:table-cell office:value-type="float" office:value="-0.222238457245588" calcext:value-type="float">
            <text:p>-0.222238457245588</text:p>
          </table:table-cell>
          <table:table-cell table:number-columns-repeated="16375"/>
        </table:table-row>
        <table:table-row table:style-name="ro1">
          <table:table-cell table:style-name="Default" table:formula="of:=IF([.A398]&lt;=0; 0; [.G439])" office:value-type="float" office:value="-0.238233271427891" calcext:value-type="float">
            <text:p>-0.238233271427891</text:p>
          </table:table-cell>
          <table:table-cell table:style-name="Default" table:formula="of:=IF([.B398]&lt;=0; 0; [.H439])" office:value-type="float" office:value="0.255095109611974" calcext:value-type="float">
            <text:p>0.255095109611974</text:p>
          </table:table-cell>
          <table:table-cell table:style-name="Default" table:formula="of:=IF([.C398]&lt;=0; 0; [.I439])" office:value-type="float" office:value="-0.311333158730143" calcext:value-type="float">
            <text:p>-0.311333158730143</text:p>
          </table:table-cell>
          <table:table-cell table:number-columns-repeated="3"/>
          <table:table-cell office:value-type="float" office:value="-0.238233271427891" calcext:value-type="float">
            <text:p>-0.238233271427891</text:p>
          </table:table-cell>
          <table:table-cell office:value-type="float" office:value="0.255095109611974" calcext:value-type="float">
            <text:p>0.255095109611974</text:p>
          </table:table-cell>
          <table:table-cell office:value-type="float" office:value="-0.311333158730143" calcext:value-type="float">
            <text:p>-0.31133315873014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441]+([.$Q$1]*[.A374])" office:value-type="float" office:value="-0.0287950329641181" calcext:value-type="float">
            <text:p>-0.0287950329641181</text:p>
          </table:table-cell>
          <table:table-cell table:formula="of:=[.G441]+([.$Q$1]*[.B374])" office:value-type="float" office:value="0.0398041372033072" calcext:value-type="float">
            <text:p>0.0398041372033072</text:p>
          </table:table-cell>
          <table:table-cell table:formula="of:=[.H441]+([.$Q$1]*[.C374])" office:value-type="float" office:value="-0.049786890728834" calcext:value-type="float">
            <text:p>-0.049786890728834</text:p>
          </table:table-cell>
          <table:table-cell office:value-type="string" calcext:value-type="string">
            <text:p>dW2</text:p>
          </table:table-cell>
          <table:table-cell/>
          <table:table-cell table:style-name="Default" table:number-matrix-columns-spanned="3" table:number-matrix-rows-spanned="3" table:formula="of:=MMULT(TRANSPOSE([.A386:.C391]); [.A434:.C439])" office:value-type="float" office:value="-0.0293718212076916" calcext:value-type="float">
            <text:p>-0.0293718212076916</text:p>
          </table:table-cell>
          <table:table-cell table:style-name="Default" office:value-type="float" office:value="0.0395158071459719" calcext:value-type="float">
            <text:p>0.0395158071459719</text:p>
          </table:table-cell>
          <table:table-cell table:style-name="Default" office:value-type="float" office:value="-0.0506459884461779" calcext:value-type="float">
            <text:p>-0.0506459884461779</text:p>
          </table:table-cell>
          <table:table-cell office:value-type="string" calcext:value-type="string">
            <text:p>dW2 before + reg*W</text:p>
          </table:table-cell>
          <table:table-cell table:number-columns-repeated="16375"/>
        </table:table-row>
        <table:table-row table:style-name="ro1">
          <table:table-cell table:formula="of:=[.F442]+([.$Q$1]*[.A375])" office:value-type="float" office:value="-0.115262138119073" calcext:value-type="float">
            <text:p>-0.115262138119073</text:p>
          </table:table-cell>
          <table:table-cell table:formula="of:=[.G442]+([.$Q$1]*[.B375])" office:value-type="float" office:value="-0.0695040441523024" calcext:value-type="float">
            <text:p>-0.0695040441523024</text:p>
          </table:table-cell>
          <table:table-cell table:formula="of:=[.H442]+([.$Q$1]*[.C375])" office:value-type="float" office:value="0.144476592552548" calcext:value-type="float">
            <text:p>0.144476592552548</text:p>
          </table:table-cell>
          <table:table-cell table:number-columns-repeated="2"/>
          <table:table-cell table:style-name="Default" office:value-type="float" office:value="-0.116165612269342" calcext:value-type="float">
            <text:p>-0.116165612269342</text:p>
          </table:table-cell>
          <table:table-cell table:style-name="Default" office:value-type="float" office:value="-0.0704117444741425" calcext:value-type="float">
            <text:p>-0.0704117444741425</text:p>
          </table:table-cell>
          <table:table-cell table:style-name="Default" office:value-type="float" office:value="0.144351152849812" calcext:value-type="float">
            <text:p>0.144351152849812</text:p>
          </table:table-cell>
          <table:table-cell table:number-columns-repeated="16376"/>
        </table:table-row>
        <table:table-row table:style-name="ro1">
          <table:table-cell table:formula="of:=[.F443]+([.$Q$1]*[.A376])" office:value-type="float" office:value="-0.0271418587304091" calcext:value-type="float">
            <text:p>-0.0271418587304091</text:p>
          </table:table-cell>
          <table:table-cell table:formula="of:=[.G443]+([.$Q$1]*[.B376])" office:value-type="float" office:value="0.00976076695565646" calcext:value-type="float">
            <text:p>0.00976076695565646</text:p>
          </table:table-cell>
          <table:table-cell table:formula="of:=[.H443]+([.$Q$1]*[.C376])" office:value-type="float" office:value="-0.00486057216994969" calcext:value-type="float">
            <text:p>-0.00486057216994969</text:p>
          </table:table-cell>
          <table:table-cell table:number-columns-repeated="2"/>
          <table:table-cell table:style-name="Default" office:value-type="float" office:value="-0.027330938093648" calcext:value-type="float">
            <text:p>-0.027330938093648</text:p>
          </table:table-cell>
          <table:table-cell table:style-name="Default" office:value-type="float" office:value="0.00935635697502198" calcext:value-type="float">
            <text:p>0.00935635697502198</text:p>
          </table:table-cell>
          <table:table-cell table:style-name="Default" office:value-type="float" office:value="-0.00544872671267526" calcext:value-type="float">
            <text:p>-0.00544872671267526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434:.A439])" office:value-type="float" office:value="0.428696033336729" calcext:value-type="float">
            <text:p>0.428696033336729</text:p>
          </table:table-cell>
          <table:table-cell table:formula="of:=SUM([.B434:.B439])" office:value-type="float" office:value="0.0202216644531872" calcext:value-type="float">
            <text:p>0.0202216644531872</text:p>
          </table:table-cell>
          <table:table-cell table:formula="of:=SUM([.C434:.C439])" office:value-type="float" office:value="0.0250756101395332" calcext:value-type="float">
            <text:p>0.0250756101395332</text:p>
          </table:table-cell>
          <table:table-cell office:value-type="string" calcext:value-type="string">
            <text:p>dB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formula="of:=IF([.A386]&lt;=0; 0; [.G447])" office:value-type="float" office:value="-0.314147936904843" calcext:value-type="float">
            <text:p>-0.314147936904843</text:p>
          </table:table-cell>
          <table:table-cell table:style-name="Default" table:formula="of:=IF([.B386]&lt;=0; 0; [.H447])" office:value-type="float" office:value="-0.0375629915866843" calcext:value-type="float">
            <text:p>-0.0375629915866843</text:p>
          </table:table-cell>
          <table:table-cell table:style-name="Default" table:formula="of:=IF([.C386]&lt;=0; 0; [.I447])" office:value-type="float" office:value="-0.116362350830978" calcext:value-type="float">
            <text:p>-0.116362350830978</text:p>
          </table:table-cell>
          <table:table-cell office:value-type="string" calcext:value-type="string">
            <text:p>dZ1</text:p>
          </table:table-cell>
          <table:table-cell table:number-columns-repeated="2"/>
          <table:table-cell table:number-matrix-columns-spanned="3" table:number-matrix-rows-spanned="6" table:formula="of:=MMULT([.A434:.C439];TRANSPOSE([.A374:.C376]))" office:value-type="float" office:value="-0.314147936904843" calcext:value-type="float">
            <text:p>-0.314147936904843</text:p>
          </table:table-cell>
          <table:table-cell office:value-type="float" office:value="-0.0375629915866843" calcext:value-type="float">
            <text:p>-0.0375629915866843</text:p>
          </table:table-cell>
          <table:table-cell office:value-type="float" office:value="-0.116362350830978" calcext:value-type="float">
            <text:p>-0.116362350830978</text:p>
          </table:table-cell>
          <table:table-cell office:value-type="string" calcext:value-type="string">
            <text:p>dZ1 before ReLu</text:p>
          </table:table-cell>
          <table:table-cell table:number-columns-repeated="16374"/>
        </table:table-row>
        <table:table-row table:style-name="ro1">
          <table:table-cell table:style-name="Default" table:formula="of:=IF([.A387]&lt;=0; 0; [.G448])" office:value-type="float" office:value="0" calcext:value-type="float">
            <text:p>0</text:p>
          </table:table-cell>
          <table:table-cell table:style-name="Default" table:formula="of:=IF([.B387]&lt;=0; 0; [.H448])" office:value-type="float" office:value="-0.371445042963563" calcext:value-type="float">
            <text:p>-0.371445042963563</text:p>
          </table:table-cell>
          <table:table-cell table:style-name="Default" table:formula="of:=IF([.C387]&lt;=0; 0; [.I448])" office:value-type="float" office:value="0" calcext:value-type="float">
            <text:p>0</text:p>
          </table:table-cell>
          <table:table-cell table:number-columns-repeated="3"/>
          <table:table-cell office:value-type="float" office:value="0.167625174835402" calcext:value-type="float">
            <text:p>0.167625174835402</text:p>
          </table:table-cell>
          <table:table-cell office:value-type="float" office:value="-0.371445042963563" calcext:value-type="float">
            <text:p>-0.371445042963563</text:p>
          </table:table-cell>
          <table:table-cell office:value-type="float" office:value="0.114737699621131" calcext:value-type="float">
            <text:p>0.114737699621131</text:p>
          </table:table-cell>
          <table:table-cell table:number-columns-repeated="16375"/>
        </table:table-row>
        <table:table-row table:style-name="ro1">
          <table:table-cell table:style-name="Default" table:formula="of:=IF([.A388]&lt;=0; 0; [.G449])" office:value-type="float" office:value="0.202236055279056" calcext:value-type="float">
            <text:p>0.202236055279056</text:p>
          </table:table-cell>
          <table:table-cell table:style-name="Default" table:formula="of:=IF([.B388]&lt;=0; 0; [.H449])" office:value-type="float" office:value="-0.293561860995524" calcext:value-type="float">
            <text:p>-0.293561860995524</text:p>
          </table:table-cell>
          <table:table-cell table:style-name="Default" table:formula="of:=IF([.C388]&lt;=0; 0; [.I449])" office:value-type="float" office:value="0.117640413074908" calcext:value-type="float">
            <text:p>0.117640413074908</text:p>
          </table:table-cell>
          <table:table-cell table:number-columns-repeated="3"/>
          <table:table-cell office:value-type="float" office:value="0.202236055279056" calcext:value-type="float">
            <text:p>0.202236055279056</text:p>
          </table:table-cell>
          <table:table-cell office:value-type="float" office:value="-0.293561860995524" calcext:value-type="float">
            <text:p>-0.293561860995524</text:p>
          </table:table-cell>
          <table:table-cell office:value-type="float" office:value="0.117640413074908" calcext:value-type="float">
            <text:p>0.117640413074908</text:p>
          </table:table-cell>
          <table:table-cell table:number-columns-repeated="16375"/>
        </table:table-row>
        <table:table-row table:style-name="ro1">
          <table:table-cell table:style-name="Default" table:formula="of:=IF([.A389]&lt;=0; 0; [.G450])" office:value-type="float" office:value="0" calcext:value-type="float">
            <text:p>0</text:p>
          </table:table-cell>
          <table:table-cell table:style-name="Default" table:formula="of:=IF([.B389]&lt;=0; 0; [.H450])" office:value-type="float" office:value="0" calcext:value-type="float">
            <text:p>0</text:p>
          </table:table-cell>
          <table:table-cell table:style-name="Default" table:formula="of:=IF([.C389]&lt;=0; 0; [.I450])" office:value-type="float" office:value="0" calcext:value-type="float">
            <text:p>0</text:p>
          </table:table-cell>
          <table:table-cell table:number-columns-repeated="3"/>
          <table:table-cell office:value-type="float" office:value="0.347532903730978" calcext:value-type="float">
            <text:p>0.347532903730978</text:p>
          </table:table-cell>
          <table:table-cell office:value-type="float" office:value="0.544371350122134" calcext:value-type="float">
            <text:p>0.544371350122134</text:p>
          </table:table-cell>
          <table:table-cell office:value-type="float" office:value="0.113926212737797" calcext:value-type="float">
            <text:p>0.113926212737797</text:p>
          </table:table-cell>
          <table:table-cell table:number-columns-repeated="16375"/>
        </table:table-row>
        <table:table-row table:style-name="ro1">
          <table:table-cell table:style-name="Default" table:formula="of:=IF([.A390]&lt;=0; 0; [.G451])" office:value-type="float" office:value="0.202717716863493" calcext:value-type="float">
            <text:p>0.202717716863493</text:p>
          </table:table-cell>
          <table:table-cell table:style-name="Default" table:formula="of:=IF([.B390]&lt;=0; 0; [.H451])" office:value-type="float" office:value="0.589756246537375" calcext:value-type="float">
            <text:p>0.589756246537375</text:p>
          </table:table-cell>
          <table:table-cell table:style-name="Default" table:formula="of:=IF([.C390]&lt;=0; 0; [.I451])" office:value-type="float" office:value="-0.000964226117424356" calcext:value-type="float">
            <text:p>-0.000964226117424356</text:p>
          </table:table-cell>
          <table:table-cell table:number-columns-repeated="3"/>
          <table:table-cell office:value-type="float" office:value="0.202717716863493" calcext:value-type="float">
            <text:p>0.202717716863493</text:p>
          </table:table-cell>
          <table:table-cell office:value-type="float" office:value="0.589756246537375" calcext:value-type="float">
            <text:p>0.589756246537375</text:p>
          </table:table-cell>
          <table:table-cell office:value-type="float" office:value="-0.000964226117424356" calcext:value-type="float">
            <text:p>-0.000964226117424356</text:p>
          </table:table-cell>
          <table:table-cell table:number-columns-repeated="16375"/>
        </table:table-row>
        <table:table-row table:style-name="ro1">
          <table:table-cell table:style-name="Default" table:formula="of:=IF([.A391]&lt;=0; 0; [.G452])" office:value-type="float" office:value="-0.331324168605816" calcext:value-type="float">
            <text:p>-0.331324168605816</text:p>
          </table:table-cell>
          <table:table-cell table:style-name="Default" table:formula="of:=IF([.B391]&lt;=0; 0; [.H452])" office:value-type="float" office:value="-0.0227412282572916" calcext:value-type="float">
            <text:p>-0.0227412282572916</text:p>
          </table:table-cell>
          <table:table-cell table:style-name="Default" table:formula="of:=IF([.C391]&lt;=0; 0; [.I452])" office:value-type="float" office:value="-0.124993998534005" calcext:value-type="float">
            <text:p>-0.124993998534005</text:p>
          </table:table-cell>
          <table:table-cell table:number-columns-repeated="3"/>
          <table:table-cell office:value-type="float" office:value="-0.331324168605816" calcext:value-type="float">
            <text:p>-0.331324168605816</text:p>
          </table:table-cell>
          <table:table-cell office:value-type="float" office:value="-0.0227412282572916" calcext:value-type="float">
            <text:p>-0.0227412282572916</text:p>
          </table:table-cell>
          <table:table-cell office:value-type="float" office:value="-0.124993998534005" calcext:value-type="float">
            <text:p>-0.12499399853400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formula="of:=[.F454]+([.$Q$1]*[.A369])" office:value-type="float" office:value="0.0322486543300686" calcext:value-type="float">
            <text:p>0.0322486543300686</text:p>
          </table:table-cell>
          <table:table-cell table:formula="of:=[.G454]+([.$Q$1]*[.B369])" office:value-type="float" office:value="-0.303789786479435" calcext:value-type="float">
            <text:p>-0.303789786479435</text:p>
          </table:table-cell>
          <table:table-cell table:formula="of:=[.H454]+([.$Q$1]*[.C369])" office:value-type="float" office:value="0.0194037271216833" calcext:value-type="float">
            <text:p>0.0194037271216833</text:p>
          </table:table-cell>
          <table:table-cell office:value-type="string" calcext:value-type="string">
            <text:p>dW1</text:p>
          </table:table-cell>
          <table:table-cell/>
          <table:table-cell table:style-name="Default" table:number-matrix-columns-spanned="3" table:number-matrix-rows-spanned="2" table:formula="of:=MMULT(TRANSPOSE([.F369:.G374]); [.A447:.C452])" office:value-type="float" office:value="0.031968138247511" calcext:value-type="float">
            <text:p>0.031968138247511</text:p>
          </table:table-cell>
          <table:table-cell table:style-name="Default" office:value-type="float" office:value="-0.30482054453731" calcext:value-type="float">
            <text:p>-0.30482054453731</text:p>
          </table:table-cell>
          <table:table-cell table:style-name="Default" office:value-type="float" office:value="0.0189507856156376" calcext:value-type="float">
            <text:p>0.0189507856156376</text:p>
          </table:table-cell>
          <table:table-cell office:value-type="string" calcext:value-type="string">
            <text:p>dW1 before + reg*W</text:p>
          </table:table-cell>
          <table:table-cell table:number-columns-repeated="16375"/>
        </table:table-row>
        <table:table-row table:style-name="ro1">
          <table:table-cell table:formula="of:=[.F455]+([.$Q$1]*[.A370])" office:value-type="float" office:value="-0.0705498656983967" calcext:value-type="float">
            <text:p>-0.0705498656983967</text:p>
          </table:table-cell>
          <table:table-cell table:formula="of:=[.G455]+([.$Q$1]*[.B370])" office:value-type="float" office:value="0.279769010457945" calcext:value-type="float">
            <text:p>0.279769010457945</text:p>
          </table:table-cell>
          <table:table-cell table:formula="of:=[.H455]+([.$Q$1]*[.C370])" office:value-type="float" office:value="-0.029141403736775" calcext:value-type="float">
            <text:p>-0.029141403736775</text:p>
          </table:table-cell>
          <table:table-cell table:number-columns-repeated="2"/>
          <table:table-cell table:style-name="Default" office:value-type="float" office:value="-0.0712868703344497" calcext:value-type="float">
            <text:p>-0.0712868703344497</text:p>
          </table:table-cell>
          <table:table-cell table:style-name="Default" office:value-type="float" office:value="0.27917240509152" calcext:value-type="float">
            <text:p>0.27917240509152</text:p>
          </table:table-cell>
          <table:table-cell table:style-name="Default" office:value-type="float" office:value="-0.0296234763761664" calcext:value-type="float">
            <text:p>-0.029623476376166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formula="of:=SUM([.A447:.A452])" office:value-type="float" office:value="-0.240518333368109" calcext:value-type="float">
            <text:p>-0.240518333368109</text:p>
          </table:table-cell>
          <table:table-cell table:formula="of:=SUM([.B447:.B452])" office:value-type="float" office:value="-0.135554877265688" calcext:value-type="float">
            <text:p>-0.135554877265688</text:p>
          </table:table-cell>
          <table:table-cell table:formula="of:=SUM([.C447:.C452])" office:value-type="float" office:value="-0.1246801624075" calcext:value-type="float">
            <text:p>-0.1246801624075</text:p>
          </table:table-cell>
          <table:table-cell office:value-type="string" calcext:value-type="string">
            <text:p>dB1</text:p>
          </table:table-cell>
          <table:table-cell table:number-columns-repeated="16380"/>
        </table:table-row>
        <table:table-row table:style-name="ro2" table:number-rows-repeated="104811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4_2" table:style-name="ta1">
        <table:table-column table:style-name="co3" table:number-columns-repeated="8" table:default-cell-style-name="ce1"/>
        <table:table-column table:style-name="co4" table:number-columns-repeated="16376" table:default-cell-style-name="ce1"/>
        <table:table-row table:style-name="ro1">
          <table:table-cell table:style-name="Default" office:value-type="float" office:value="0.29958858853215" calcext:value-type="float">
            <text:p>0.29958858853215</text:p>
          </table:table-cell>
          <table:table-cell table:style-name="Default" office:value-type="float" office:value="0.921384549363679" calcext:value-type="float">
            <text:p>0.921384549363679</text:p>
          </table:table-cell>
          <table:table-cell table:style-name="Default" office:value-type="float" office:value="0.481349445754425" calcext:value-type="float">
            <text:p>0.481349445754425</text:p>
          </table:table-cell>
          <table:table-cell table:style-name="Default" office:value-type="string" calcext:value-type="string">
            <text:p>w1</text:p>
          </table:table-cell>
          <table:table-cell table:style-name="Default"/>
          <table:table-cell table:style-name="Default" office:value-type="float" office:value="0.111109791978521" calcext:value-type="float">
            <text:p>0.111109791978521</text:p>
          </table:table-cell>
          <table:table-cell table:style-name="Default" office:value-type="float" office:value="0.451813130126501" calcext:value-type="float">
            <text:p>0.451813130126501</text:p>
          </table:table-cell>
          <table:table-cell table:style-name="Default"/>
          <table:table-cell table:number-columns-repeated="16376"/>
        </table:table-row>
        <table:table-row table:style-name="ro1">
          <table:table-cell table:style-name="Default" office:value-type="float" office:value="0.710126674411187" calcext:value-type="float">
            <text:p>0.710126674411187</text:p>
          </table:table-cell>
          <table:table-cell table:style-name="Default" office:value-type="float" office:value="0.676536175650993" calcext:value-type="float">
            <text:p>0.676536175650993</text:p>
          </table:table-cell>
          <table:table-cell table:style-name="Default" office:value-type="float" office:value="0.458977516738955" calcext:value-type="float">
            <text:p>0.458977516738955</text:p>
          </table:table-cell>
          <table:table-cell table:style-name="Default" table:number-columns-repeated="2"/>
          <table:table-cell table:style-name="Default" office:value-type="float" office:value="0.688599100248087" calcext:value-type="float">
            <text:p>0.688599100248087</text:p>
          </table:table-cell>
          <table:table-cell table:style-name="Default" office:value-type="float" office:value="-0.710104194945701" calcext:value-type="float">
            <text:p>-0.710104194945701</text:p>
          </table:table-cell>
          <table:table-cell table:style-name="Default"/>
          <table:table-cell table:number-columns-repeated="16376"/>
        </table:table-row>
        <table:table-row table:style-name="ro1">
          <table:table-cell table:style-name="Default" table:number-columns-repeated="5"/>
          <table:table-cell table:style-name="Default" office:value-type="float" office:value="0.836854142318781" calcext:value-type="float">
            <text:p>0.836854142318781</text:p>
          </table:table-cell>
          <table:table-cell table:style-name="Default" office:value-type="float" office:value="0.125465502028214" calcext:value-type="float">
            <text:p>0.125465502028214</text:p>
          </table:table-cell>
          <table:table-cell table:style-name="Default"/>
          <table:table-cell table:number-columns-repeated="16376"/>
        </table:table-row>
        <table:table-row table:style-name="ro1">
          <table:table-cell table:style-name="Default" office:value-type="float" office:value="0.554917690160218" calcext:value-type="float">
            <text:p>0.554917690160218</text:p>
          </table:table-cell>
          <table:table-cell table:style-name="Default" office:value-type="float" office:value="0.300658330304891" calcext:value-type="float">
            <text:p>0.300658330304891</text:p>
          </table:table-cell>
          <table:table-cell table:style-name="Default" office:value-type="float" office:value="0.851414649045376" calcext:value-type="float">
            <text:p>0.851414649045376</text:p>
          </table:table-cell>
          <table:table-cell table:style-name="Default" office:value-type="string" calcext:value-type="string">
            <text:p>w2</text:p>
          </table:table-cell>
          <table:table-cell table:style-name="Default"/>
          <table:table-cell table:style-name="Default" office:value-type="float" office:value="-0.608405497636609" calcext:value-type="float">
            <text:p>-0.608405497636609</text:p>
          </table:table-cell>
          <table:table-cell table:style-name="Default" office:value-type="float" office:value="-0.84091789389624" calcext:value-type="float">
            <text:p>-0.84091789389624</text:p>
          </table:table-cell>
          <table:table-cell table:style-name="Default"/>
          <table:table-cell table:number-columns-repeated="16376"/>
        </table:table-row>
        <table:table-row table:style-name="ro1">
          <table:table-cell table:style-name="Default" office:value-type="float" office:value="0.846399391320794" calcext:value-type="float">
            <text:p>0.846399391320794</text:p>
          </table:table-cell>
          <table:table-cell table:style-name="Default" office:value-type="float" office:value="0.890238407159074" calcext:value-type="float">
            <text:p>0.890238407159074</text:p>
          </table:table-cell>
          <table:table-cell table:style-name="Default" office:value-type="float" office:value="0.18852743360062" calcext:value-type="float">
            <text:p>0.18852743360062</text:p>
          </table:table-cell>
          <table:table-cell table:style-name="Default" table:number-columns-repeated="2"/>
          <table:table-cell table:style-name="Default" office:value-type="float" office:value="0.360905446324185" calcext:value-type="float">
            <text:p>0.360905446324185</text:p>
          </table:table-cell>
          <table:table-cell table:style-name="Default" office:value-type="float" office:value="0.114794391863328" calcext:value-type="float">
            <text:p>0.114794391863328</text:p>
          </table:table-cell>
          <table:table-cell table:style-name="Default"/>
          <table:table-cell table:number-columns-repeated="16376"/>
        </table:table-row>
        <table:table-row table:style-name="ro1">
          <table:table-cell table:style-name="Default" office:value-type="float" office:value="0.167332715326401" calcext:value-type="float">
            <text:p>0.167332715326401</text:p>
          </table:table-cell>
          <table:table-cell table:style-name="Default" office:value-type="float" office:value="0.406276430359808" calcext:value-type="float">
            <text:p>0.406276430359808</text:p>
          </table:table-cell>
          <table:table-cell table:style-name="Default" office:value-type="float" office:value="0.598456774228674" calcext:value-type="float">
            <text:p>0.598456774228674</text:p>
          </table:table-cell>
          <table:table-cell table:style-name="Default" table:number-columns-repeated="2"/>
          <table:table-cell table:style-name="Default" office:value-type="float" office:value="0.529786158492623" calcext:value-type="float">
            <text:p>0.529786158492623</text:p>
          </table:table-cell>
          <table:table-cell table:style-name="Default" office:value-type="float" office:value="-0.0664146754607276" calcext:value-type="float">
            <text:p>-0.0664146754607276</text:p>
          </table:table-cell>
          <table:table-cell table:style-name="Default"/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Default" office:value-type="float" office:value="0.814166145244106" calcext:value-type="float">
            <text:p>0.814166145244106</text:p>
          </table:table-cell>
          <table:table-cell table:style-name="Default" office:value-type="float" office:value="0.920676527086523" calcext:value-type="float">
            <text:p>0.920676527086523</text:p>
          </table:table-cell>
          <table:table-cell table:style-name="Default" office:value-type="float" office:value="0.0809311557634369" calcext:value-type="float">
            <text:p>0.0809311557634369</text:p>
          </table:table-cell>
          <table:table-cell table:style-name="Default" office:value-type="string" calcext:value-type="string">
            <text:p>w3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Default" office:value-type="float" office:value="0.648263451250989" calcext:value-type="float">
            <text:p>0.648263451250989</text:p>
          </table:table-cell>
          <table:table-cell table:style-name="Default" office:value-type="float" office:value="0.23910093352679" calcext:value-type="float">
            <text:p>0.23910093352679</text:p>
          </table:table-cell>
          <table:table-cell table:style-name="Default" office:value-type="float" office:value="0.570400831049233" calcext:value-type="float">
            <text:p>0.570400831049233</text:p>
          </table:table-cell>
          <table:table-cell table:style-name="Default" table:number-columns-repeated="5"/>
          <table:table-cell table:number-columns-repeated="16376"/>
        </table:table-row>
        <table:table-row table:style-name="ro1">
          <table:table-cell table:style-name="Default" office:value-type="float" office:value="0.259596034078637" calcext:value-type="float">
            <text:p>0.259596034078637</text:p>
          </table:table-cell>
          <table:table-cell table:style-name="Default" office:value-type="float" office:value="0.977018843637911" calcext:value-type="float">
            <text:p>0.977018843637911</text:p>
          </table:table-cell>
          <table:table-cell table:style-name="Default" office:value-type="float" office:value="0.979356592707453" calcext:value-type="float">
            <text:p>0.979356592707453</text:p>
          </table:table-cell>
          <table:table-cell table:style-name="Default" table:number-columns-repeated="5"/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Default" table:formula="of:=MAX(0; [.F12])" office:value-type="float" office:value="0.354131781302987" calcext:value-type="float">
            <text:p>0.354131781302987</text:p>
          </table:table-cell>
          <table:table-cell table:style-name="Default" table:formula="of:=MAX(0; [.G12])" office:value-type="float" office:value="0.408042772776709" calcext:value-type="float">
            <text:p>0.408042772776709</text:p>
          </table:table-cell>
          <table:table-cell table:style-name="Default" table:formula="of:=MAX(0; [.H12])" office:value-type="float" office:value="0.260854705282266" calcext:value-type="float">
            <text:p>0.260854705282266</text:p>
          </table:table-cell>
          <table:table-cell table:style-name="Default" office:value-type="string" calcext:value-type="string">
            <text:p>y1</text:p>
          </table:table-cell>
          <table:table-cell table:style-name="Default"/>
          <table:table-cell table:style-name="Default" table:number-matrix-columns-spanned="3" table:number-matrix-rows-spanned="6" table:formula="of:=MMULT([.F1:.G6];[.A1:.C2] )" office:value-type="float" office:value="0.354131781302987" calcext:value-type="float">
            <text:p>0.354131781302987</text:p>
          </table:table-cell>
          <table:table-cell table:style-name="Default" office:value-type="float" office:value="0.408042772776709" calcext:value-type="float">
            <text:p>0.408042772776709</text:p>
          </table:table-cell>
          <table:table-cell table:style-name="Default" office:value-type="float" office:value="0.260854705282266" calcext:value-type="float">
            <text:p>0.260854705282266</text:p>
          </table:table-cell>
          <table:table-cell table:number-columns-repeated="16376"/>
        </table:table-row>
        <table:table-row table:style-name="ro1">
          <table:table-cell table:style-name="Default" table:formula="of:=MAX(0; [.F13])" office:value-type="float" office:value="0" calcext:value-type="float">
            <text:p>0</text:p>
          </table:table-cell>
          <table:table-cell table:style-name="Default" table:formula="of:=MAX(0; [.G13])" office:value-type="float" office:value="0.154053395312027" calcext:value-type="float">
            <text:p>0.154053395312027</text:p>
          </table:table-cell>
          <table:table-cell table:style-name="Default" table:formula="of:=MAX(0; [.H13])" office:value-type="float" office:value="0.0055349352293198" calcext:value-type="float">
            <text:p>0.0055349352293198</text:p>
          </table:table-cell>
          <table:table-cell table:style-name="Default" table:number-columns-repeated="2"/>
          <table:table-cell table:style-name="Default" office:value-type="float" office:value="-0.297967497934391" calcext:value-type="float">
            <text:p>-0.297967497934391</text:p>
          </table:table-cell>
          <table:table-cell table:style-name="Default" office:value-type="float" office:value="0.154053395312027" calcext:value-type="float">
            <text:p>0.154053395312027</text:p>
          </table:table-cell>
          <table:table-cell table:style-name="Default" office:value-type="float" office:value="0.0055349352293198" calcext:value-type="float">
            <text:p>0.0055349352293198</text:p>
          </table:table-cell>
          <table:table-cell table:number-columns-repeated="16376"/>
        </table:table-row>
        <table:table-row table:style-name="ro1">
          <table:table-cell table:style-name="Default" table:formula="of:=MAX(0; [.F14])" office:value-type="float" office:value="0.339808351013192" calcext:value-type="float">
            <text:p>0.339808351013192</text:p>
          </table:table-cell>
          <table:table-cell table:style-name="Default" table:formula="of:=MAX(0; [.G14])" office:value-type="float" office:value="0.855946427721818" calcext:value-type="float">
            <text:p>0.855946427721818</text:p>
          </table:table-cell>
          <table:table-cell table:style-name="Default" table:formula="of:=MAX(0; [.H14])" office:value-type="float" office:value="0.460405122139756" calcext:value-type="float">
            <text:p>0.460405122139756</text:p>
          </table:table-cell>
          <table:table-cell table:style-name="Default" table:number-columns-repeated="2"/>
          <table:table-cell table:style-name="Default" office:value-type="float" office:value="0.339808351013192" calcext:value-type="float">
            <text:p>0.339808351013192</text:p>
          </table:table-cell>
          <table:table-cell table:style-name="Default" office:value-type="float" office:value="0.855946427721818" calcext:value-type="float">
            <text:p>0.855946427721818</text:p>
          </table:table-cell>
          <table:table-cell table:style-name="Default" office:value-type="float" office:value="0.460405122139756" calcext:value-type="float">
            <text:p>0.460405122139756</text:p>
          </table:table-cell>
          <table:table-cell table:number-columns-repeated="16376"/>
        </table:table-row>
        <table:table-row table:style-name="ro1">
          <table:table-cell table:style-name="Default" table:formula="of:=MAX(0; [.F15])" office:value-type="float" office:value="0" calcext:value-type="float">
            <text:p>0</text:p>
          </table:table-cell>
          <table:table-cell table:style-name="Default" table:formula="of:=MAX(0; [.G15])" office:value-type="float" office:value="0" calcext:value-type="float">
            <text:p>0</text:p>
          </table:table-cell>
          <table:table-cell table:style-name="Default" table:formula="of:=MAX(0; [.H15]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-0.779429571737548" calcext:value-type="float">
            <text:p>-0.779429571737548</text:p>
          </table:table-cell>
          <table:table-cell table:style-name="Default" office:value-type="float" office:value="-1.12948680124334" calcext:value-type="float">
            <text:p>-1.12948680124334</text:p>
          </table:table-cell>
          <table:table-cell table:style-name="Default" office:value-type="float" office:value="-0.678818055803175" calcext:value-type="float">
            <text:p>-0.678818055803175</text:p>
          </table:table-cell>
          <table:table-cell table:number-columns-repeated="16376"/>
        </table:table-row>
        <table:table-row table:style-name="ro1">
          <table:table-cell table:style-name="Default" table:formula="of:=MAX(0; [.F16])" office:value-type="float" office:value="0.189641712992788" calcext:value-type="float">
            <text:p>0.189641712992788</text:p>
          </table:table-cell>
          <table:table-cell table:style-name="Default" table:formula="of:=MAX(0; [.G16])" office:value-type="float" office:value="0.410195260881704" calcext:value-type="float">
            <text:p>0.410195260881704</text:p>
          </table:table-cell>
          <table:table-cell table:style-name="Default" table:formula="of:=MAX(0; [.H16])" office:value-type="float" office:value="0.226409681470889" calcext:value-type="float">
            <text:p>0.226409681470889</text:p>
          </table:table-cell>
          <table:table-cell table:style-name="Default" table:number-columns-repeated="2"/>
          <table:table-cell table:style-name="Default" office:value-type="float" office:value="0.189641712992788" calcext:value-type="float">
            <text:p>0.189641712992788</text:p>
          </table:table-cell>
          <table:table-cell table:style-name="Default" office:value-type="float" office:value="0.410195260881704" calcext:value-type="float">
            <text:p>0.410195260881704</text:p>
          </table:table-cell>
          <table:table-cell table:style-name="Default" office:value-type="float" office:value="0.226409681470889" calcext:value-type="float">
            <text:p>0.226409681470889</text:p>
          </table:table-cell>
          <table:table-cell table:number-columns-repeated="16376"/>
        </table:table-row>
        <table:table-row table:style-name="ro1">
          <table:table-cell table:style-name="Default" table:formula="of:=MAX(0; [.F17])" office:value-type="float" office:value="0.11155505482965" calcext:value-type="float">
            <text:p>0.11155505482965</text:p>
          </table:table-cell>
          <table:table-cell table:style-name="Default" table:formula="of:=MAX(0; [.G17])" office:value-type="float" office:value="0.443204850358538" calcext:value-type="float">
            <text:p>0.443204850358538</text:p>
          </table:table-cell>
          <table:table-cell table:style-name="Default" table:formula="of:=MAX(0; [.H17])" office:value-type="float" office:value="0.224529430940802" calcext:value-type="float">
            <text:p>0.224529430940802</text:p>
          </table:table-cell>
          <table:table-cell table:style-name="Default" table:number-columns-repeated="2"/>
          <table:table-cell table:style-name="Default" office:value-type="float" office:value="0.11155505482965" calcext:value-type="float">
            <text:p>0.11155505482965</text:p>
          </table:table-cell>
          <table:table-cell table:style-name="Default" office:value-type="float" office:value="0.443204850358538" calcext:value-type="float">
            <text:p>0.443204850358538</text:p>
          </table:table-cell>
          <table:table-cell table:style-name="Default" office:value-type="float" office:value="0.224529430940802" calcext:value-type="float">
            <text:p>0.224529430940802</text:p>
          </table:table-cell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Default" table:formula="of:=MAX(0;[.F19])" office:value-type="float" office:value="0.585530670744582" calcext:value-type="float">
            <text:p>0.585530670744582</text:p>
          </table:table-cell>
          <table:table-cell table:style-name="Default" table:formula="of:=MAX(0;[.G19])" office:value-type="float" office:value="0.575707136668601" calcext:value-type="float">
            <text:p>0.575707136668601</text:p>
          </table:table-cell>
          <table:table-cell table:style-name="Default" table:formula="of:=MAX(0;[.H19])" office:value-type="float" office:value="0.534550508510367" calcext:value-type="float">
            <text:p>0.534550508510367</text:p>
          </table:table-cell>
          <table:table-cell table:style-name="Default" office:value-type="string" calcext:value-type="string">
            <text:p>y2</text:p>
          </table:table-cell>
          <table:table-cell table:style-name="Default"/>
          <table:table-cell table:style-name="Default" table:number-matrix-columns-spanned="3" table:number-matrix-rows-spanned="6" table:formula="of:=MMULT([.A12:.C17];[.A4:.C6])" office:value-type="float" office:value="0.585530670744582" calcext:value-type="float">
            <text:p>0.585530670744582</text:p>
          </table:table-cell>
          <table:table-cell table:style-name="Default" office:value-type="float" office:value="0.575707136668601" calcext:value-type="float">
            <text:p>0.575707136668601</text:p>
          </table:table-cell>
          <table:table-cell table:style-name="Default" office:value-type="float" office:value="0.534550508510367" calcext:value-type="float">
            <text:p>0.534550508510367</text:p>
          </table:table-cell>
          <table:table-cell table:number-columns-repeated="16376"/>
        </table:table-row>
        <table:table-row table:style-name="ro1">
          <table:table-cell table:style-name="Default" table:formula="of:=MAX(0;[.F20])" office:value-type="float" office:value="0.131316875764079" calcext:value-type="float">
            <text:p>0.131316875764079</text:p>
          </table:table-cell>
          <table:table-cell table:style-name="Default" table:formula="of:=MAX(0;[.G20])" office:value-type="float" office:value="0.139392962987267" calcext:value-type="float">
            <text:p>0.139392962987267</text:p>
          </table:table-cell>
          <table:table-cell table:style-name="Default" table:formula="of:=MAX(0;[.H20])" office:value-type="float" office:value="0.0323557107385416" calcext:value-type="float">
            <text:p>0.0323557107385416</text:p>
          </table:table-cell>
          <table:table-cell table:style-name="Default" table:number-columns-repeated="2"/>
          <table:table-cell table:style-name="Default" office:value-type="float" office:value="0.131316875764079" calcext:value-type="float">
            <text:p>0.131316875764079</text:p>
          </table:table-cell>
          <table:table-cell table:style-name="Default" office:value-type="float" office:value="0.139392962987267" calcext:value-type="float">
            <text:p>0.139392962987267</text:p>
          </table:table-cell>
          <table:table-cell table:style-name="Default" office:value-type="float" office:value="0.0323557107385416" calcext:value-type="float">
            <text:p>0.0323557107385416</text:p>
          </table:table-cell>
          <table:table-cell table:number-columns-repeated="16376"/>
        </table:table-row>
        <table:table-row table:style-name="ro1">
          <table:table-cell table:style-name="Default" table:formula="of:=MAX(0;[.F21])" office:value-type="float" office:value="0.990079039906177" calcext:value-type="float">
            <text:p>0.990079039906177</text:p>
          </table:table-cell>
          <table:table-cell table:style-name="Default" table:formula="of:=MAX(0;[.G21])" office:value-type="float" office:value="1.05121434541017" calcext:value-type="float">
            <text:p>1.05121434541017</text:p>
          </table:table-cell>
          <table:table-cell table:style-name="Default" table:formula="of:=MAX(0;[.H21])" office:value-type="float" office:value="0.726219755472715" calcext:value-type="float">
            <text:p>0.726219755472715</text:p>
          </table:table-cell>
          <table:table-cell table:style-name="Default" table:number-columns-repeated="2"/>
          <table:table-cell table:style-name="Default" office:value-type="float" office:value="0.990079039906177" calcext:value-type="float">
            <text:p>0.990079039906177</text:p>
          </table:table-cell>
          <table:table-cell table:style-name="Default" office:value-type="float" office:value="1.05121434541017" calcext:value-type="float">
            <text:p>1.05121434541017</text:p>
          </table:table-cell>
          <table:table-cell table:style-name="Default" office:value-type="float" office:value="0.726219755472715" calcext:value-type="float">
            <text:p>0.726219755472715</text:p>
          </table:table-cell>
          <table:table-cell table:number-columns-repeated="16376"/>
        </table:table-row>
        <table:table-row table:style-name="ro1">
          <table:table-cell table:style-name="Default" table:formula="of:=MAX(0;[.F22])" office:value-type="float" office:value="0" calcext:value-type="float">
            <text:p>0</text:p>
          </table:table-cell>
          <table:table-cell table:style-name="Default" table:formula="of:=MAX(0;[.G22])" office:value-type="float" office:value="0" calcext:value-type="float">
            <text:p>0</text:p>
          </table:table-cell>
          <table:table-cell table:style-name="Default" table:formula="of:=MAX(0;[.H22]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Default" table:formula="of:=MAX(0;[.F23])" office:value-type="float" office:value="0.490310307241643" calcext:value-type="float">
            <text:p>0.490310307241643</text:p>
          </table:table-cell>
          <table:table-cell table:style-name="Default" table:formula="of:=MAX(0;[.G23])" office:value-type="float" office:value="0.514173853642994" calcext:value-type="float">
            <text:p>0.514173853642994</text:p>
          </table:table-cell>
          <table:table-cell table:style-name="Default" table:formula="of:=MAX(0;[.H23])" office:value-type="float" office:value="0.374293199948493" calcext:value-type="float">
            <text:p>0.374293199948493</text:p>
          </table:table-cell>
          <table:table-cell table:style-name="Default" table:number-columns-repeated="2"/>
          <table:table-cell table:style-name="Default" office:value-type="float" office:value="0.490310307241643" calcext:value-type="float">
            <text:p>0.490310307241643</text:p>
          </table:table-cell>
          <table:table-cell table:style-name="Default" office:value-type="float" office:value="0.514173853642994" calcext:value-type="float">
            <text:p>0.514173853642994</text:p>
          </table:table-cell>
          <table:table-cell table:style-name="Default" office:value-type="float" office:value="0.374293199948493" calcext:value-type="float">
            <text:p>0.374293199948493</text:p>
          </table:table-cell>
          <table:table-cell table:number-columns-repeated="16376"/>
        </table:table-row>
        <table:table-row table:style-name="ro1">
          <table:table-cell table:style-name="Default" table:formula="of:=MAX(0;[.F24])" office:value-type="float" office:value="0.474603308275672" calcext:value-type="float">
            <text:p>0.474603308275672</text:p>
          </table:table-cell>
          <table:table-cell table:style-name="Default" table:formula="of:=MAX(0;[.G24])" office:value-type="float" office:value="0.519318952263861" calcext:value-type="float">
            <text:p>0.519318952263861</text:p>
          </table:table-cell>
          <table:table-cell table:style-name="Default" table:formula="of:=MAX(0;[.H24])" office:value-type="float" office:value="0.312907039814698" calcext:value-type="float">
            <text:p>0.312907039814698</text:p>
          </table:table-cell>
          <table:table-cell table:style-name="Default" table:number-columns-repeated="2"/>
          <table:table-cell table:style-name="Default" office:value-type="float" office:value="0.474603308275672" calcext:value-type="float">
            <text:p>0.474603308275672</text:p>
          </table:table-cell>
          <table:table-cell table:style-name="Default" office:value-type="float" office:value="0.519318952263861" calcext:value-type="float">
            <text:p>0.519318952263861</text:p>
          </table:table-cell>
          <table:table-cell table:style-name="Default" office:value-type="float" office:value="0.312907039814698" calcext:value-type="float">
            <text:p>0.312907039814698</text:p>
          </table:table-cell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Default" table:formula="of:=MAX(0;[.F26])" office:value-type="float" office:value="0.988696336472935" calcext:value-type="float">
            <text:p>0.988696336472935</text:p>
          </table:table-cell>
          <table:table-cell table:style-name="Default" table:formula="of:=MAX(0;[.G26])" office:value-type="float" office:value="1.19900237795012" calcext:value-type="float">
            <text:p>1.19900237795012</text:p>
          </table:table-cell>
          <table:table-cell table:style-name="Default" table:formula="of:=MAX(0;[.H26])" office:value-type="float" office:value="0.899287067759793" calcext:value-type="float">
            <text:p>0.899287067759793</text:p>
          </table:table-cell>
          <table:table-cell table:style-name="Default" office:value-type="string" calcext:value-type="string">
            <text:p>y3</text:p>
          </table:table-cell>
          <table:table-cell table:style-name="Default"/>
          <table:table-cell table:style-name="Default" table:number-matrix-columns-spanned="3" table:number-matrix-rows-spanned="6" table:formula="of:=MMULT([.A19:.C24];[.A8:.C10])" office:value-type="float" office:value="0.988696336472935" calcext:value-type="float">
            <text:p>0.988696336472935</text:p>
          </table:table-cell>
          <table:table-cell table:style-name="Default" office:value-type="float" office:value="1.19900237795012" calcext:value-type="float">
            <text:p>1.19900237795012</text:p>
          </table:table-cell>
          <table:table-cell table:style-name="Default" office:value-type="float" office:value="0.899287067759793" calcext:value-type="float">
            <text:p>0.899287067759793</text:p>
          </table:table-cell>
          <table:table-cell table:number-columns-repeated="16376"/>
        </table:table-row>
        <table:table-row table:style-name="ro1">
          <table:table-cell table:style-name="Default" table:formula="of:=MAX(0;[.F27])" office:value-type="float" office:value="0.205676532000087" calcext:value-type="float">
            <text:p>0.205676532000087</text:p>
          </table:table-cell>
          <table:table-cell table:style-name="Default" table:formula="of:=MAX(0;[.G27])" office:value-type="float" office:value="0.185841491794498" calcext:value-type="float">
            <text:p>0.185841491794498</text:p>
          </table:table-cell>
          <table:table-cell table:style-name="Default" table:formula="of:=MAX(0;[.H27])" office:value-type="float" office:value="0.121825267080708" calcext:value-type="float">
            <text:p>0.121825267080708</text:p>
          </table:table-cell>
          <table:table-cell table:style-name="Default" table:number-columns-repeated="2"/>
          <table:table-cell table:style-name="Default" office:value-type="float" office:value="0.205676532000087" calcext:value-type="float">
            <text:p>0.205676532000087</text:p>
          </table:table-cell>
          <table:table-cell table:style-name="Default" office:value-type="float" office:value="0.185841491794498" calcext:value-type="float">
            <text:p>0.185841491794498</text:p>
          </table:table-cell>
          <table:table-cell table:style-name="Default" office:value-type="float" office:value="0.121825267080708" calcext:value-type="float">
            <text:p>0.121825267080708</text:p>
          </table:table-cell>
          <table:table-cell table:number-columns-repeated="16376"/>
        </table:table-row>
        <table:table-row table:style-name="ro1">
          <table:table-cell table:style-name="Default" table:formula="of:=MAX(0;[.F28])" office:value-type="float" office:value="1.67607644335782" calcext:value-type="float">
            <text:p>1.67607644335782</text:p>
          </table:table-cell>
          <table:table-cell table:style-name="Default" table:formula="of:=MAX(0;[.G28])" office:value-type="float" office:value="1.87241924904526" calcext:value-type="float">
            <text:p>1.87241924904526</text:p>
          </table:table-cell>
          <table:table-cell table:style-name="Default" table:formula="of:=MAX(0;[.H28])" office:value-type="float" office:value="1.39096988250619" calcext:value-type="float">
            <text:p>1.39096988250619</text:p>
          </table:table-cell>
          <table:table-cell table:style-name="Default" table:number-columns-repeated="2"/>
          <table:table-cell table:style-name="Default" office:value-type="float" office:value="1.67607644335782" calcext:value-type="float">
            <text:p>1.67607644335782</text:p>
          </table:table-cell>
          <table:table-cell table:style-name="Default" office:value-type="float" office:value="1.87241924904526" calcext:value-type="float">
            <text:p>1.87241924904526</text:p>
          </table:table-cell>
          <table:table-cell table:style-name="Default" office:value-type="float" office:value="1.39096988250619" calcext:value-type="float">
            <text:p>1.39096988250619</text:p>
          </table:table-cell>
          <table:table-cell table:number-columns-repeated="16376"/>
        </table:table-row>
        <table:table-row table:style-name="ro1">
          <table:table-cell table:style-name="Default" table:formula="of:=MAX(0;[.F29])" office:value-type="float" office:value="0" calcext:value-type="float">
            <text:p>0</text:p>
          </table:table-cell>
          <table:table-cell table:style-name="Default" table:formula="of:=MAX(0;[.G29])" office:value-type="float" office:value="0" calcext:value-type="float">
            <text:p>0</text:p>
          </table:table-cell>
          <table:table-cell table:style-name="Default" table:formula="of:=MAX(0;[.H29]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Default" table:formula="of:=MAX(0;[.F30])" office:value-type="float" office:value="0.829679200015241" calcext:value-type="float">
            <text:p>0.829679200015241</text:p>
          </table:table-cell>
          <table:table-cell table:style-name="Default" table:formula="of:=MAX(0;[.G30])" office:value-type="float" office:value="0.940048148662278" calcext:value-type="float">
            <text:p>0.940048148662278</text:p>
          </table:table-cell>
          <table:table-cell table:style-name="Default" table:formula="of:=MAX(0;[.H30])" office:value-type="float" office:value="0.699533086244667" calcext:value-type="float">
            <text:p>0.699533086244667</text:p>
          </table:table-cell>
          <table:table-cell table:style-name="Default" table:number-columns-repeated="2"/>
          <table:table-cell table:style-name="Default" office:value-type="float" office:value="0.829679200015241" calcext:value-type="float">
            <text:p>0.829679200015241</text:p>
          </table:table-cell>
          <table:table-cell table:style-name="Default" office:value-type="float" office:value="0.940048148662278" calcext:value-type="float">
            <text:p>0.940048148662278</text:p>
          </table:table-cell>
          <table:table-cell table:style-name="Default" office:value-type="float" office:value="0.699533086244667" calcext:value-type="float">
            <text:p>0.699533086244667</text:p>
          </table:table-cell>
          <table:table-cell table:number-columns-repeated="16376"/>
        </table:table-row>
        <table:table-row table:style-name="ro1">
          <table:table-cell table:style-name="Default" table:formula="of:=MAX(0;[.F31])" office:value-type="float" office:value="0.804290868884704" calcext:value-type="float">
            <text:p>0.804290868884704</text:p>
          </table:table-cell>
          <table:table-cell table:style-name="Default" table:formula="of:=MAX(0;[.G31])" office:value-type="float" office:value="0.866841846097382" calcext:value-type="float">
            <text:p>0.866841846097382</text:p>
          </table:table-cell>
          <table:table-cell table:style-name="Default" table:formula="of:=MAX(0;[.H31])" office:value-type="float" office:value="0.641077728565922" calcext:value-type="float">
            <text:p>0.641077728565922</text:p>
          </table:table-cell>
          <table:table-cell table:style-name="Default" table:number-columns-repeated="2"/>
          <table:table-cell table:style-name="Default" office:value-type="float" office:value="0.804290868884704" calcext:value-type="float">
            <text:p>0.804290868884704</text:p>
          </table:table-cell>
          <table:table-cell table:style-name="Default" office:value-type="float" office:value="0.866841846097382" calcext:value-type="float">
            <text:p>0.866841846097382</text:p>
          </table:table-cell>
          <table:table-cell table:style-name="Default" office:value-type="float" office:value="0.641077728565922" calcext:value-type="float">
            <text:p>0.641077728565922</text:p>
          </table:table-cell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Default" table:formula="of:=EXP([.A26])" office:value-type="float" office:value="2.68772829405983" calcext:value-type="float">
            <text:p>2.68772829405983</text:p>
          </table:table-cell>
          <table:table-cell table:style-name="Default" table:formula="of:=EXP([.B26])" office:value-type="float" office:value="3.31680635250974" calcext:value-type="float">
            <text:p>3.31680635250974</text:p>
          </table:table-cell>
          <table:table-cell table:style-name="Default" table:formula="of:=EXP([.C26])" office:value-type="float" office:value="2.45785020572654" calcext:value-type="float">
            <text:p>2.45785020572654</text:p>
          </table:table-cell>
          <table:table-cell table:style-name="Default" office:value-type="string" calcext:value-type="string">
            <text:p>exp_scores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Default" table:formula="of:=EXP([.A27])" office:value-type="float" office:value="1.22835580593027" calcext:value-type="float">
            <text:p>1.22835580593027</text:p>
          </table:table-cell>
          <table:table-cell table:style-name="Default" table:formula="of:=EXP([.B27])" office:value-type="float" office:value="1.20423136469614" calcext:value-type="float">
            <text:p>1.20423136469614</text:p>
          </table:table-cell>
          <table:table-cell table:style-name="Default" table:formula="of:=EXP([.C27])" office:value-type="float" office:value="1.12955671379362" calcext:value-type="float">
            <text:p>1.12955671379362</text:p>
          </table:table-cell>
          <table:table-cell table:style-name="Default" table:number-columns-repeated="5"/>
          <table:table-cell table:number-columns-repeated="16376"/>
        </table:table-row>
        <table:table-row table:style-name="ro1">
          <table:table-cell table:style-name="Default" table:formula="of:=EXP([.A28])" office:value-type="float" office:value="5.34454515387214" calcext:value-type="float">
            <text:p>5.34454515387214</text:p>
          </table:table-cell>
          <table:table-cell table:style-name="Default" table:formula="of:=EXP([.B28])" office:value-type="float" office:value="6.50401220671703" calcext:value-type="float">
            <text:p>6.50401220671703</text:p>
          </table:table-cell>
          <table:table-cell table:style-name="Default" table:formula="of:=EXP([.C28])" office:value-type="float" office:value="4.01874587476489" calcext:value-type="float">
            <text:p>4.01874587476489</text:p>
          </table:table-cell>
          <table:table-cell table:style-name="Default" table:number-columns-repeated="5"/>
          <table:table-cell table:number-columns-repeated="16376"/>
        </table:table-row>
        <table:table-row table:style-name="ro1">
          <table:table-cell table:style-name="Default" table:formula="of:=EXP([.A29])" office:value-type="float" office:value="1" calcext:value-type="float">
            <text:p>1</text:p>
          </table:table-cell>
          <table:table-cell table:style-name="Default" table:formula="of:=EXP([.B29])" office:value-type="float" office:value="1" calcext:value-type="float">
            <text:p>1</text:p>
          </table:table-cell>
          <table:table-cell table:style-name="Default" table:formula="of:=EXP([.C29])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6376"/>
        </table:table-row>
        <table:table-row table:style-name="ro1">
          <table:table-cell table:style-name="Default" table:formula="of:=EXP([.A30])" office:value-type="float" office:value="2.29258316164037" calcext:value-type="float">
            <text:p>2.29258316164037</text:p>
          </table:table-cell>
          <table:table-cell table:style-name="Default" table:formula="of:=EXP([.B30])" office:value-type="float" office:value="2.56010468097746" calcext:value-type="float">
            <text:p>2.56010468097746</text:p>
          </table:table-cell>
          <table:table-cell table:style-name="Default" table:formula="of:=EXP([.C30])" office:value-type="float" office:value="2.01281267810492" calcext:value-type="float">
            <text:p>2.01281267810492</text:p>
          </table:table-cell>
          <table:table-cell table:style-name="Default" table:number-columns-repeated="5"/>
          <table:table-cell table:number-columns-repeated="16376"/>
        </table:table-row>
        <table:table-row table:style-name="ro1">
          <table:table-cell table:style-name="Default" table:formula="of:=EXP([.A31])" office:value-type="float" office:value="2.23511094998465" calcext:value-type="float">
            <text:p>2.23511094998465</text:p>
          </table:table-cell>
          <table:table-cell table:style-name="Default" table:formula="of:=EXP([.B31])" office:value-type="float" office:value="2.37938451262406" calcext:value-type="float">
            <text:p>2.37938451262406</text:p>
          </table:table-cell>
          <table:table-cell table:style-name="Default" table:formula="of:=EXP([.C31])" office:value-type="float" office:value="1.89852587269926" calcext:value-type="float">
            <text:p>1.89852587269926</text:p>
          </table:table-cell>
          <table:table-cell table:style-name="Default" table:number-columns-repeated="5"/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Default" table:formula="of:=[.A33]/SUM([.$A33:.$C33])" office:value-type="float" office:value="0.317608846793415" calcext:value-type="float">
            <text:p>0.317608846793415</text:p>
          </table:table-cell>
          <table:table-cell table:style-name="Default" table:formula="of:=[.B33]/SUM([.$A33:.$C33])" office:value-type="float" office:value="0.391946999622664" calcext:value-type="float">
            <text:p>0.391946999622664</text:p>
          </table:table-cell>
          <table:table-cell table:style-name="Default" table:formula="of:=[.C33]/SUM([.$A33:.$C33])" office:value-type="float" office:value="0.290444153583921" calcext:value-type="float">
            <text:p>0.290444153583921</text:p>
          </table:table-cell>
          <table:table-cell table:style-name="Default" office:value-type="string" calcext:value-type="string">
            <text:p>probs</text:p>
          </table:table-cell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Default" table:formula="of:=[.A34]/SUM([.$A34:.$C34])" office:value-type="float" office:value="0.344836100333512" calcext:value-type="float">
            <text:p>0.344836100333512</text:p>
          </table:table-cell>
          <table:table-cell table:style-name="Default" table:formula="of:=[.B34]/SUM([.$A34:.$C34])" office:value-type="float" office:value="0.33806365036605" calcext:value-type="float">
            <text:p>0.33806365036605</text:p>
          </table:table-cell>
          <table:table-cell table:style-name="Default" table:formula="of:=[.C34]/SUM([.$A34:.$C34])" office:value-type="float" office:value="0.317100249300438" calcext:value-type="float">
            <text:p>0.317100249300438</text:p>
          </table:table-cell>
          <table:table-cell table:style-name="Default" table:number-columns-repeated="5"/>
          <table:table-cell table:number-columns-repeated="16376"/>
        </table:table-row>
        <table:table-row table:style-name="ro1">
          <table:table-cell table:style-name="Default" table:formula="of:=[.A35]/SUM([.$A35:.$C35])" office:value-type="float" office:value="0.336827567646399" calcext:value-type="float">
            <text:p>0.336827567646399</text:p>
          </table:table-cell>
          <table:table-cell table:style-name="Default" table:formula="of:=[.B35]/SUM([.$A35:.$C35])" office:value-type="float" office:value="0.409900290568935" calcext:value-type="float">
            <text:p>0.409900290568935</text:p>
          </table:table-cell>
          <table:table-cell table:style-name="Default" table:formula="of:=[.C35]/SUM([.$A35:.$C35])" office:value-type="float" office:value="0.253272141784666" calcext:value-type="float">
            <text:p>0.253272141784666</text:p>
          </table:table-cell>
          <table:table-cell table:style-name="Default" table:number-columns-repeated="5"/>
          <table:table-cell table:number-columns-repeated="16376"/>
        </table:table-row>
        <table:table-row table:style-name="ro1">
          <table:table-cell table:style-name="Default" table:formula="of:=[.A36]/SUM([.$A36:.$C36])" office:value-type="float" office:value="0.333333333333333" calcext:value-type="float">
            <text:p>0.333333333333333</text:p>
          </table:table-cell>
          <table:table-cell table:style-name="Default" table:formula="of:=[.B36]/SUM([.$A36:.$C36])" office:value-type="float" office:value="0.333333333333333" calcext:value-type="float">
            <text:p>0.333333333333333</text:p>
          </table:table-cell>
          <table:table-cell table:style-name="Default" table:formula="of:=[.C36]/SUM([.$A36:.$C36])" office:value-type="float" office:value="0.333333333333333" calcext:value-type="float">
            <text:p>0.333333333333333</text:p>
          </table:table-cell>
          <table:table-cell table:style-name="Default" table:number-columns-repeated="5"/>
          <table:table-cell table:number-columns-repeated="16376"/>
        </table:table-row>
        <table:table-row table:style-name="ro1">
          <table:table-cell table:style-name="Default" table:formula="of:=[.A37]/SUM([.$A37:.$C37])" office:value-type="float" office:value="0.333928044243892" calcext:value-type="float">
            <text:p>0.333928044243892</text:p>
          </table:table-cell>
          <table:table-cell table:style-name="Default" table:formula="of:=[.B37]/SUM([.$A37:.$C37])" office:value-type="float" office:value="0.372894106300054" calcext:value-type="float">
            <text:p>0.372894106300054</text:p>
          </table:table-cell>
          <table:table-cell table:style-name="Default" table:formula="of:=[.C37]/SUM([.$A37:.$C37])" office:value-type="float" office:value="0.293177849456054" calcext:value-type="float">
            <text:p>0.293177849456054</text:p>
          </table:table-cell>
          <table:table-cell table:style-name="Default" table:number-columns-repeated="5"/>
          <table:table-cell table:number-columns-repeated="16376"/>
        </table:table-row>
        <table:table-row table:style-name="ro1">
          <table:table-cell table:style-name="Default" table:formula="of:=[.A38]/SUM([.$A38:.$C38])" office:value-type="float" office:value="0.343175745159594" calcext:value-type="float">
            <text:p>0.343175745159594</text:p>
          </table:table-cell>
          <table:table-cell table:style-name="Default" table:formula="of:=[.B38]/SUM([.$A38:.$C38])" office:value-type="float" office:value="0.365327302050293" calcext:value-type="float">
            <text:p>0.365327302050293</text:p>
          </table:table-cell>
          <table:table-cell table:style-name="Default" table:formula="of:=[.C38]/SUM([.$A38:.$C38])" office:value-type="float" office:value="0.291496952790113" calcext:value-type="float">
            <text:p>0.291496952790113</text:p>
          </table:table-cell>
          <table:table-cell table:style-name="Default" table:number-columns-repeated="5"/>
          <table:table-cell table:number-columns-repeated="16376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fo:font-size="10pt" style:font-name-asian="Noto Sans" style:font-family-asian="'Noto Sans'" style:font-size-asian="10pt" style:font-name-complex="Noto Sans" style:font-family-complex="'Noto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Noto Sans" fo:font-family="'Noto Sans'" fo:font-size="10pt" style:font-name-asian="Noto Sans" style:font-family-asian="'Noto Sans'" style:font-size-asian="10pt" style:font-name-complex="Noto Sans" style:font-family-complex="'Noto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15:15:14.9850458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meta:creation-date>2024-04-20T17:00:46Z</meta:creation-date>
    <dc:date>2024-05-27T19:57:23.234230180</dc:date>
    <meta:editing-cycles>12</meta:editing-cycles>
    <meta:editing-duration>PT8H9M11S</meta:editing-duration>
    <meta:document-statistic meta:table-count="5" meta:cell-count="3744" meta:object-count="0"/>
  </office:meta>
</office:document-meta>
</file>